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Arial" style:font-family-asian="Arial" style:font-family-complex="Arial" fo:background-color="transparent" fo:color="#2c3e50"/>
    </style:style>
    <style:style style:name="T2" style:family="text">
      <style:text-properties fo:font-size="12.00pt" fo:font-weight="normal" fo:font-family="Arial" style:font-family-asian="Arial" style:font-family-complex="Arial" fo:background-color="transparent" fo:color="#7f8c8d" fo:font-style="italic"/>
    </style:style>
    <style:style style:name="T3" style:family="text">
      <style:text-properties fo:font-size="11.00pt" fo:font-weight="normal" fo:font-family="Arial" style:font-family-asian="Arial" style:font-family-complex="Arial" fo:background-color="transparent" fo:color="#95a5a6"/>
    </style:style>
    <style:style style:name="T4" style:family="text">
      <style:text-properties fo:font-size="11.00pt" fo:font-weight="normal" fo:font-family="Arial" style:font-family-asian="Arial" style:font-family-complex="Arial" fo:background-color="transparent" style:use-window-font-color="true"/>
    </style:style>
    <style:style style:name="T5" style:family="text">
      <style:text-properties fo:font-size="16.00pt" fo:font-weight="bold" fo:font-family="Arial" style:font-family-asian="Arial" style:font-family-complex="Arial" fo:background-color="transparent" fo:color="#2c3e50"/>
    </style:style>
    <style:style style:name="T6" style:family="text">
      <style:text-properties fo:font-size="11.00pt" fo:font-weight="normal" fo:font-family="Arial" style:font-family-asian="Arial" style:font-family-complex="Arial" fo:background-color="transparent" style:use-window-font-color="true"/>
    </style:style>
    <style:style style:name="T7" style:family="text">
      <style:text-properties fo:font-size="13.00pt" fo:font-weight="bold" fo:font-family="Arial" style:font-family-asian="Arial" style:font-family-complex="Arial" fo:background-color="transparent" fo:color="#34495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bold" fo:font-family="Arial" style:font-family-asian="Arial" style:font-family-complex="Arial" fo:background-color="transparent" fo:color="#ffff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0.00pt" fo:font-weight="bold" fo:font-family="Arial" style:font-family-asian="Arial" style:font-family-complex="Arial" fo:background-color="transparent" fo:color="#ffffff"/>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normal"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normal"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normal"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0.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Arial" style:font-family-asian="Arial" style:font-family-complex="Arial"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0.00pt" fo:font-weight="normal"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normal" fo:font-family="Arial" style:font-family-asian="Arial" style:font-family-complex="Arial"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normal"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0.00pt" fo:font-weight="normal"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0.00pt" fo:font-weight="normal"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normal" fo:font-family="'Cambria Math'" style:font-family-asian="'Cambria Math'" style:font-family-complex="'Cambria Math'" fo:background-color="transparent" style:use-window-font-color="true"/>
    </style:style>
    <style:style style:name="T36" style:family="text">
      <style:text-properties fo:font-size="10.00pt" fo:font-weight="normal"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Arial" style:font-family-asian="Arial" style:font-family-complex="Arial" fo:background-color="transparent" style:use-window-font-color="true"/>
    </style:style>
    <style:style style:name="T39" style:family="text">
      <style:text-properties fo:font-size="16.00pt" fo:font-weight="bold" fo:font-family="Arial" style:font-family-asian="Arial" style:font-family-complex="Arial" fo:background-color="transparent" fo:color="#2c3e50"/>
    </style:style>
    <style:style style:name="T40" style:family="text">
      <style:text-properties fo:font-size="13.00pt" fo:font-weight="bold" fo:font-family="Arial" style:font-family-asian="Arial" style:font-family-complex="Arial" fo:background-color="transparent" fo:color="#34495e"/>
    </style:style>
    <style:style style:name="T41" style:family="text">
      <style:text-properties fo:font-size="11.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bold" fo:font-family="Arial" style:font-family-asian="Arial" style:font-family-complex="Arial" fo:background-color="transparent" fo:color="#ffffff"/>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0.00pt" fo:font-weight="bold" fo:font-family="Arial" style:font-family-asian="Arial" style:font-family-complex="Arial" fo:background-color="transparent" fo:color="#ffffff"/>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bold" fo:font-family="Arial" style:font-family-asian="Arial" style:font-family-complex="Arial" fo:background-color="transparent" fo:color="#ffffff"/>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0.00pt" fo:font-weight="normal"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normal"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normal" fo:font-family="Arial" style:font-family-asian="Arial" style:font-family-complex="Arial"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fo:font-family="Arial" style:font-family-asian="Arial" style:font-family-complex="Arial"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normal" fo:font-family="Arial" style:font-family-asian="Arial" style:font-family-complex="Aria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normal"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normal"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0.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3.00pt" fo:font-weight="bold" fo:font-family="Arial" style:font-family-asian="Arial" style:font-family-complex="Arial" fo:background-color="transparent" fo:color="#34495e"/>
    </style:style>
    <style:style style:name="T68" style:family="text">
      <style:text-properties fo:font-size="12.00pt" fo:font-weight="bold" fo:font-family="Arial" style:font-family-asian="Arial" style:font-family-complex="Arial" fo:background-color="transparent" fo:color="#5d6d7e"/>
    </style:style>
    <style:style style:name="T69" style:family="text">
      <style:text-properties fo:font-size="11.00pt" fo:font-weight="normal" fo:font-family="Arial" style:font-family-asian="Arial" style:font-family-complex="Arial" fo:background-color="transparent" style:use-window-font-color="true"/>
    </style:style>
    <style:style style:name="T70" style:family="text">
      <style:text-properties fo:font-size="12.00pt" fo:font-weight="bold" fo:font-family="Arial" style:font-family-asian="Arial" style:font-family-complex="Arial" fo:background-color="transparent" fo:color="#5d6d7e"/>
    </style:style>
    <style:style style:name="T71" style:family="text">
      <style:text-properties fo:font-size="11.00pt" fo:font-weight="normal" fo:font-family="Arial" style:font-family-asian="Arial" style:font-family-complex="Arial" fo:background-color="transparent" style:use-window-font-color="true"/>
    </style:style>
    <style:style style:name="T72" style:family="text">
      <style:text-properties fo:font-size="16.00pt" fo:font-weight="bold" fo:font-family="Arial" style:font-family-asian="Arial" style:font-family-complex="Arial" fo:background-color="transparent" fo:color="#2c3e50"/>
    </style:style>
    <style:style style:name="T73" style:family="text">
      <style:text-properties fo:font-size="11.00pt" fo:font-weight="normal" fo:font-family="Arial" style:font-family-asian="Arial" style:font-family-complex="Arial" fo:background-color="transparent" style:use-window-font-color="true"/>
    </style:style>
    <style:style style:name="T74" style:family="text">
      <style:text-properties fo:font-size="13.00pt" fo:font-weight="bold" fo:font-family="Arial" style:font-family-asian="Arial" style:font-family-complex="Arial" fo:background-color="transparent" fo:color="#34495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0.00pt" fo:font-weight="bold" fo:font-family="Arial" style:font-family-asian="Arial" style:font-family-complex="Arial" fo:background-color="transparent" fo:color="#ffffff"/>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0.00pt" fo:font-weight="bold" fo:font-family="Arial" style:font-family-asian="Arial" style:font-family-complex="Arial" fo:background-color="transparent" fo:color="#ffffff"/>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0.00pt" fo:font-weight="bold" fo:font-family="Arial" style:font-family-asian="Arial" style:font-family-complex="Arial" fo:background-color="transparent" fo:color="#ffffff"/>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0.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0.00pt" fo:font-weight="normal" fo:font-family="Arial" style:font-family-asian="Arial" style:font-family-complex="Arial"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0.00pt" fo:font-weight="normal" fo:font-family="Arial" style:font-family-asian="Arial" style:font-family-complex="Arial"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0.00pt" fo:font-weight="normal" fo:font-family="Arial" style:font-family-asian="Arial" style:font-family-complex="Arial"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0.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0.00pt" fo:font-weight="normal" fo:font-family="Arial" style:font-family-asian="Arial" style:font-family-complex="Arial"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0.00pt" fo:font-weight="normal" fo:font-family="Arial" style:font-family-asian="Arial" style:font-family-complex="Arial"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0.00pt" fo:font-weight="normal" fo:font-family="Arial" style:font-family-asian="Arial" style:font-family-complex="Arial"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0.00pt" fo:font-weight="normal" fo:font-family="Arial" style:font-family-asian="Arial" style:font-family-complex="Arial"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3.00pt" fo:font-weight="bold" fo:font-family="Arial" style:font-family-asian="Arial" style:font-family-complex="Arial" fo:background-color="transparent" fo:color="#34495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0.00pt" fo:font-weight="bold" fo:font-family="Arial" style:font-family-asian="Arial" style:font-family-complex="Arial" fo:background-color="transparent" fo:color="#ffffff"/>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0.00pt" fo:font-weight="bold" fo:font-family="Arial" style:font-family-asian="Arial" style:font-family-complex="Arial" fo:background-color="transparent" fo:color="#ffffff"/>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0.00pt" fo:font-weight="bold" fo:font-family="Arial" style:font-family-asian="Arial" style:font-family-complex="Arial" fo:background-color="transparent" fo:color="#ffffff"/>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00pt" fo:font-weight="normal" fo:font-family="Arial" style:font-family-asian="Arial" style:font-family-complex="Arial"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0.00pt" fo:font-weight="normal" fo:font-family="Arial" style:font-family-asian="Arial" style:font-family-complex="Arial"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0.00pt" fo:font-weight="normal" fo:font-family="Arial" style:font-family-asian="Arial" style:font-family-complex="Arial"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0.00pt" fo:font-weight="normal" fo:font-family="Arial" style:font-family-asian="Arial" style:font-family-complex="Arial"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0.00pt" fo:font-weight="normal" fo:font-family="Arial" style:font-family-asian="Arial" style:font-family-complex="Arial"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0.00pt" fo:font-weight="normal" fo:font-family="Arial" style:font-family-asian="Arial" style:font-family-complex="Arial"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0.00pt" fo:font-weight="normal" fo:font-family="Arial" style:font-family-asian="Arial" style:font-family-complex="Arial"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0.00pt" fo:font-weight="normal" fo:font-family="Arial" style:font-family-asian="Arial" style:font-family-complex="Arial"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0.00pt" fo:font-weight="normal" fo:font-family="Arial" style:font-family-asian="Arial" style:font-family-complex="Arial"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3.00pt" fo:font-weight="bold" fo:font-family="Arial" style:font-family-asian="Arial" style:font-family-complex="Arial" fo:background-color="transparent" fo:color="#34495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0.00pt" fo:font-weight="bold" fo:font-family="Arial" style:font-family-asian="Arial" style:font-family-complex="Arial" fo:background-color="transparent" fo:color="#ffffff"/>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0.00pt" fo:font-weight="bold" fo:font-family="Arial" style:font-family-asian="Arial" style:font-family-complex="Arial" fo:background-color="transparent" fo:color="#ffffff"/>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0.00pt" fo:font-weight="bold" fo:font-family="Arial" style:font-family-asian="Arial" style:font-family-complex="Arial" fo:background-color="transparent" fo:color="#ffffff"/>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0.00pt" fo:font-weight="normal" fo:font-family="Arial" style:font-family-asian="Arial" style:font-family-complex="Arial"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0.00pt" fo:font-weight="normal" fo:font-family="Arial" style:font-family-asian="Arial" style:font-family-complex="Arial"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0.00pt" fo:font-weight="normal" fo:font-family="Arial" style:font-family-asian="Arial" style:font-family-complex="Arial"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0.00pt" fo:font-weight="normal" fo:font-family="Arial" style:font-family-asian="Arial" style:font-family-complex="Arial"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0.00pt" fo:font-weight="normal" fo:font-family="Arial" style:font-family-asian="Arial" style:font-family-complex="Arial"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0.00pt" fo:font-weight="normal" fo:font-family="Arial" style:font-family-asian="Arial" style:font-family-complex="Arial"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3.00pt" fo:font-weight="bold" fo:font-family="Arial" style:font-family-asian="Arial" style:font-family-complex="Arial" fo:background-color="transparent" fo:color="#34495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0.00pt" fo:font-weight="bold" fo:font-family="Arial" style:font-family-asian="Arial" style:font-family-complex="Arial" fo:background-color="transparent" fo:color="#ffffff"/>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0.00pt" fo:font-weight="bold" fo:font-family="Arial" style:font-family-asian="Arial" style:font-family-complex="Arial" fo:background-color="transparent" fo:color="#ffffff"/>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0.00pt" fo:font-weight="bold" fo:font-family="Arial" style:font-family-asian="Arial" style:font-family-complex="Arial" fo:background-color="transparent" fo:color="#ffffff"/>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0.00pt" fo:font-weight="normal" fo:font-family="Arial" style:font-family-asian="Arial" style:font-family-complex="Arial"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0.00pt" fo:font-weight="normal" fo:font-family="Arial" style:font-family-asian="Arial" style:font-family-complex="Arial"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0.00pt" fo:font-weight="normal" fo:font-family="Arial" style:font-family-asian="Arial" style:font-family-complex="Arial"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0.00pt" fo:font-weight="normal" fo:font-family="Arial" style:font-family-asian="Arial" style:font-family-complex="Arial"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0.00pt" fo:font-weight="normal" fo:font-family="Arial" style:font-family-asian="Arial" style:font-family-complex="Arial"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0.00pt" fo:font-weight="normal" fo:font-family="Arial" style:font-family-asian="Arial" style:font-family-complex="Arial"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3.00pt" fo:font-weight="bold" fo:font-family="Arial" style:font-family-asian="Arial" style:font-family-complex="Arial" fo:background-color="transparent" fo:color="#34495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0.00pt" fo:font-weight="bold" fo:font-family="Arial" style:font-family-asian="Arial" style:font-family-complex="Arial" fo:background-color="transparent" fo:color="#ffffff"/>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0.00pt" fo:font-weight="bold" fo:font-family="Arial" style:font-family-asian="Arial" style:font-family-complex="Arial" fo:background-color="transparent" fo:color="#ffffff"/>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0.00pt" fo:font-weight="bold" fo:font-family="Arial" style:font-family-asian="Arial" style:font-family-complex="Arial" fo:background-color="transparent" fo:color="#ffffff"/>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0.00pt" fo:font-weight="normal" fo:font-family="Arial" style:font-family-asian="Arial" style:font-family-complex="Arial"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0.00pt" fo:font-weight="normal" fo:font-family="Arial" style:font-family-asian="Arial" style:font-family-complex="Arial"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0.00pt" fo:font-weight="normal" fo:font-family="Arial" style:font-family-asian="Arial" style:font-family-complex="Arial"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0.00pt" fo:font-weight="normal" fo:font-family="Arial" style:font-family-asian="Arial" style:font-family-complex="Arial"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0.00pt" fo:font-weight="normal" fo:font-family="Arial" style:font-family-asian="Arial" style:font-family-complex="Arial"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0.00pt" fo:font-weight="normal" fo:font-family="Arial" style:font-family-asian="Arial" style:font-family-complex="Arial"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Arial" style:font-family-asian="Arial" style:font-family-complex="Arial" fo:background-color="transparent" style:use-window-font-color="true"/>
    </style:style>
    <style:style style:name="T187" style:family="text">
      <style:text-properties fo:font-size="16.00pt" fo:font-weight="bold" fo:font-family="Arial" style:font-family-asian="Arial" style:font-family-complex="Arial" fo:background-color="transparent" fo:color="#2c3e50"/>
    </style:style>
    <style:style style:name="T188" style:family="text">
      <style:text-properties fo:font-size="13.00pt" fo:font-weight="bold" fo:font-family="Arial" style:font-family-asian="Arial" style:font-family-complex="Arial" fo:background-color="transparent" fo:color="#34495e"/>
    </style:style>
    <style:style style:name="T189" style:family="text">
      <style:text-properties fo:font-size="11.00pt" fo:font-weight="bold" fo:font-family="Arial" style:font-family-asian="Arial" style:font-family-complex="Arial" fo:background-color="transparent" style:use-window-font-color="true"/>
    </style:style>
    <style:style style:name="T190" style:family="text">
      <style:text-properties fo:font-size="11.00pt" fo:font-weight="normal" fo:font-family="Arial" style:font-family-asian="Arial" style:font-family-complex="Arial" fo:background-color="transparent" style:use-window-font-color="true"/>
    </style:style>
    <style:style style:name="T191" style:family="text">
      <style:text-properties fo:font-size="11.00pt" fo:font-weight="normal" fo:font-family="Arial" style:font-family-asian="Arial" style:font-family-complex="Arial" fo:background-color="transparent" style:use-window-font-color="true" fo:font-style="italic"/>
    </style:style>
    <style:style style:name="T192" style:family="text">
      <style:text-properties fo:font-size="11.00pt" fo:font-weight="normal" fo:font-family="Arial" style:font-family-asian="Arial" style:font-family-complex="Arial" fo:background-color="transparent" style:use-window-font-color="true"/>
    </style:style>
    <style:style style:name="T193" style:family="text">
      <style:text-properties fo:font-size="10.00pt" fo:font-weight="bold" fo:font-family="Arial" style:font-family-asian="Arial" style:font-family-complex="Arial" fo:background-color="transparent" style:use-window-font-color="true"/>
    </style:style>
    <style:style style:name="T194" style:family="text">
      <style:text-properties fo:font-size="10.00pt" fo:font-weight="normal" fo:font-family="Arial" style:font-family-asian="Arial" style:font-family-complex="Arial" fo:background-color="transparent" style:use-window-font-color="true"/>
    </style:style>
    <style:style style:name="T195" style:family="text">
      <style:text-properties fo:font-size="11.00pt" fo:font-weight="normal" fo:font-family="Arial" style:font-family-asian="Arial" style:font-family-complex="Arial" fo:background-color="transparent" style:use-window-font-color="true"/>
    </style:style>
    <style:style style:name="T196" style:family="text">
      <style:text-properties fo:font-size="11.00pt" fo:font-weight="bold" fo:font-family="Arial" style:font-family-asian="Arial" style:font-family-complex="Arial" fo:background-color="transparent" style:use-window-font-color="true"/>
    </style:style>
    <style:style style:name="T197" style:family="text">
      <style:text-properties fo:font-size="11.00pt" fo:font-weight="normal" fo:font-family="Arial" style:font-family-asian="Arial" style:font-family-complex="Arial" fo:background-color="transparent" style:use-window-font-color="true"/>
    </style:style>
    <style:style style:name="T198" style:family="text">
      <style:text-properties fo:font-size="11.00pt" fo:font-weight="normal" fo:font-family="Arial" style:font-family-asian="Arial" style:font-family-complex="Arial" fo:background-color="transparent" style:use-window-font-color="true" fo:font-style="italic"/>
    </style:style>
    <style:style style:name="T199" style:family="text">
      <style:text-properties fo:font-size="11.00pt" fo:font-weight="normal" fo:font-family="Arial" style:font-family-asian="Arial" style:font-family-complex="Arial" fo:background-color="transparent" style:use-window-font-color="true"/>
    </style:style>
    <style:style style:name="T200" style:family="text">
      <style:text-properties fo:font-size="10.00pt" fo:font-weight="bold" fo:font-family="Arial" style:font-family-asian="Arial" style:font-family-complex="Arial" fo:background-color="transparent" style:use-window-font-color="true"/>
    </style:style>
    <style:style style:name="T201" style:family="text">
      <style:text-properties fo:font-size="10.00pt" fo:font-weight="normal" fo:font-family="Arial" style:font-family-asian="Arial" style:font-family-complex="Arial" fo:background-color="transparent" style:use-window-font-color="true"/>
    </style:style>
    <style:style style:name="T202" style:family="text">
      <style:text-properties fo:font-size="11.00pt" fo:font-weight="normal" fo:font-family="Arial" style:font-family-asian="Arial" style:font-family-complex="Arial" fo:background-color="transparent" style:use-window-font-color="true"/>
    </style:style>
    <style:style style:name="T203" style:family="text">
      <style:text-properties fo:font-size="11.00pt" fo:font-weight="bold" fo:font-family="Arial" style:font-family-asian="Arial" style:font-family-complex="Arial" fo:background-color="transparent" style:use-window-font-color="true"/>
    </style:style>
    <style:style style:name="T204" style:family="text">
      <style:text-properties fo:font-size="11.00pt" fo:font-weight="normal" fo:font-family="Arial" style:font-family-asian="Arial" style:font-family-complex="Arial" fo:background-color="transparent" style:use-window-font-color="true"/>
    </style:style>
    <style:style style:name="T205" style:family="text">
      <style:text-properties fo:font-size="11.00pt" fo:font-weight="normal" fo:font-family="Arial" style:font-family-asian="Arial" style:font-family-complex="Arial" fo:background-color="transparent" style:use-window-font-color="true" fo:font-style="italic"/>
    </style:style>
    <style:style style:name="T206" style:family="text">
      <style:text-properties fo:font-size="11.00pt" fo:font-weight="normal" fo:font-family="Arial" style:font-family-asian="Arial" style:font-family-complex="Arial" fo:background-color="transparent" style:use-window-font-color="true"/>
    </style:style>
    <style:style style:name="T207" style:family="text">
      <style:text-properties fo:font-size="10.00pt" fo:font-weight="bold" fo:font-family="Arial" style:font-family-asian="Arial" style:font-family-complex="Arial" fo:background-color="transparent" style:use-window-font-color="true"/>
    </style:style>
    <style:style style:name="T208" style:family="text">
      <style:text-properties fo:font-size="10.00pt" fo:font-weight="normal" fo:font-family="Arial" style:font-family-asian="Arial" style:font-family-complex="Arial" fo:background-color="transparent" style:use-window-font-color="true"/>
    </style:style>
    <style:style style:name="T209" style:family="text">
      <style:text-properties fo:font-size="11.00pt" fo:font-weight="normal" fo:font-family="Arial" style:font-family-asian="Arial" style:font-family-complex="Arial" fo:background-color="transparent" style:use-window-font-color="true"/>
    </style:style>
    <style:style style:name="T210" style:family="text">
      <style:text-properties fo:font-size="11.00pt" fo:font-weight="bold" fo:font-family="Arial" style:font-family-asian="Arial" style:font-family-complex="Arial" fo:background-color="transparent" style:use-window-font-color="true"/>
    </style:style>
    <style:style style:name="T211" style:family="text">
      <style:text-properties fo:font-size="11.00pt" fo:font-weight="normal" fo:font-family="Arial" style:font-family-asian="Arial" style:font-family-complex="Arial" fo:background-color="transparent" style:use-window-font-color="true"/>
    </style:style>
    <style:style style:name="T212" style:family="text">
      <style:text-properties fo:font-size="11.00pt" fo:font-weight="normal" fo:font-family="Arial" style:font-family-asian="Arial" style:font-family-complex="Arial" fo:background-color="transparent" style:use-window-font-color="true" fo:font-style="italic"/>
    </style:style>
    <style:style style:name="T213" style:family="text">
      <style:text-properties fo:font-size="11.00pt" fo:font-weight="normal" fo:font-family="Arial" style:font-family-asian="Arial" style:font-family-complex="Arial" fo:background-color="transparent" style:use-window-font-color="true"/>
    </style:style>
    <style:style style:name="T214" style:family="text">
      <style:text-properties fo:font-size="10.00pt" fo:font-weight="bold" fo:font-family="Arial" style:font-family-asian="Arial" style:font-family-complex="Arial" fo:background-color="transparent" style:use-window-font-color="true"/>
    </style:style>
    <style:style style:name="T215" style:family="text">
      <style:text-properties fo:font-size="10.00pt" fo:font-weight="normal" fo:font-family="Arial" style:font-family-asian="Arial" style:font-family-complex="Arial" fo:background-color="transparent" style:use-window-font-color="true"/>
    </style:style>
    <style:style style:name="T216" style:family="text">
      <style:text-properties fo:font-size="11.00pt" fo:font-weight="normal" fo:font-family="Arial" style:font-family-asian="Arial" style:font-family-complex="Arial" fo:background-color="transparent" style:use-window-font-color="true"/>
    </style:style>
    <style:style style:name="T217" style:family="text">
      <style:text-properties fo:font-size="11.00pt" fo:font-weight="bold" fo:font-family="Arial" style:font-family-asian="Arial" style:font-family-complex="Arial" fo:background-color="transparent" style:use-window-font-color="true"/>
    </style:style>
    <style:style style:name="T218" style:family="text">
      <style:text-properties fo:font-size="11.00pt" fo:font-weight="normal" fo:font-family="Arial" style:font-family-asian="Arial" style:font-family-complex="Arial" fo:background-color="transparent" style:use-window-font-color="true"/>
    </style:style>
    <style:style style:name="T219" style:family="text">
      <style:text-properties fo:font-size="11.00pt" fo:font-weight="normal" fo:font-family="Arial" style:font-family-asian="Arial" style:font-family-complex="Arial" fo:background-color="transparent" style:use-window-font-color="true" fo:font-style="italic"/>
    </style:style>
    <style:style style:name="T220" style:family="text">
      <style:text-properties fo:font-size="11.00pt" fo:font-weight="normal" fo:font-family="Arial" style:font-family-asian="Arial" style:font-family-complex="Arial" fo:background-color="transparent" style:use-window-font-color="true"/>
    </style:style>
    <style:style style:name="T221" style:family="text">
      <style:text-properties fo:font-size="10.00pt" fo:font-weight="bold" fo:font-family="Arial" style:font-family-asian="Arial" style:font-family-complex="Arial" fo:background-color="transparent" style:use-window-font-color="true"/>
    </style:style>
    <style:style style:name="T222" style:family="text">
      <style:text-properties fo:font-size="10.00pt" fo:font-weight="normal" fo:font-family="Arial" style:font-family-asian="Arial" style:font-family-complex="Arial" fo:background-color="transparent" style:use-window-font-color="true"/>
    </style:style>
    <style:style style:name="T223" style:family="text">
      <style:text-properties fo:font-size="11.00pt" fo:font-weight="normal" fo:font-family="Arial" style:font-family-asian="Arial" style:font-family-complex="Arial" fo:background-color="transparent" style:use-window-font-color="true"/>
    </style:style>
    <style:style style:name="T224" style:family="text">
      <style:text-properties fo:font-size="13.00pt" fo:font-weight="bold" fo:font-family="Arial" style:font-family-asian="Arial" style:font-family-complex="Arial" fo:background-color="transparent" fo:color="#34495e"/>
    </style:style>
    <style:style style:name="T225" style:family="text">
      <style:text-properties fo:font-size="11.00pt" fo:font-weight="normal" fo:font-family="Arial" style:font-family-asian="Arial" style:font-family-complex="Arial"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0.00pt" fo:font-weight="bold" fo:font-family="Arial" style:font-family-asian="Arial" style:font-family-complex="Arial" fo:background-color="transparent" fo:color="#ffffff"/>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0.00pt" fo:font-weight="bold" fo:font-family="Arial" style:font-family-asian="Arial" style:font-family-complex="Arial" fo:background-color="transparent" fo:color="#ffffff"/>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0.00pt" fo:font-weight="bold" fo:font-family="Arial" style:font-family-asian="Arial" style:font-family-complex="Arial" fo:background-color="transparent" fo:color="#ffffff"/>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0.00pt" fo:font-weight="bold" fo:font-family="Arial" style:font-family-asian="Arial" style:font-family-complex="Arial" fo:background-color="transparent" fo:color="#ffffff"/>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0.00pt" fo:font-weight="normal" fo:font-family="Arial" style:font-family-asian="Arial" style:font-family-complex="Arial"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0.00pt" fo:font-weight="normal" fo:font-family="Arial" style:font-family-asian="Arial" style:font-family-complex="Arial"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0.00pt" fo:font-weight="normal" fo:font-family="'Cambria Math'" style:font-family-asian="'Cambria Math'" style:font-family-complex="'Cambria Math'" fo:background-color="transparent" style:use-window-font-color="true"/>
    </style:style>
    <style:style style:name="T240" style:family="text">
      <style:text-properties fo:font-size="10.00pt" fo:font-weight="normal" fo:font-family="Arial" style:font-family-asian="Arial" style:font-family-complex="Arial"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0.00pt" fo:font-weight="normal" fo:font-family="Arial" style:font-family-asian="Arial" style:font-family-complex="Arial"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0.00pt" fo:font-weight="normal" fo:font-family="Arial" style:font-family-asian="Arial" style:font-family-complex="Arial"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0.00pt" fo:font-weight="normal" fo:font-family="Arial" style:font-family-asian="Arial" style:font-family-complex="Arial"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0.00pt" fo:font-weight="normal" fo:font-family="'Cambria Math'" style:font-family-asian="'Cambria Math'" style:font-family-complex="'Cambria Math'" fo:background-color="transparent" style:use-window-font-color="true"/>
    </style:style>
    <style:style style:name="T249" style:family="text">
      <style:text-properties fo:font-size="10.00pt" fo:font-weight="normal" fo:font-family="Arial" style:font-family-asian="Arial" style:font-family-complex="Arial"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0.00pt" fo:font-weight="normal" fo:font-family="Arial" style:font-family-asian="Arial" style:font-family-complex="Arial"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0.00pt" fo:font-weight="normal" fo:font-family="Arial" style:font-family-asian="Arial" style:font-family-complex="Arial"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0.00pt" fo:font-weight="normal" fo:font-family="Arial" style:font-family-asian="Arial" style:font-family-complex="Arial"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0.00pt" fo:font-weight="normal" fo:font-family="Arial" style:font-family-asian="Arial" style:font-family-complex="Arial"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0.00pt" fo:font-weight="normal" fo:font-family="Arial" style:font-family-asian="Arial" style:font-family-complex="Arial"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0.00pt" fo:font-weight="normal" fo:font-family="Arial" style:font-family-asian="Arial" style:font-family-complex="Arial"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0.00pt" fo:font-weight="normal" fo:font-family="Arial" style:font-family-asian="Arial" style:font-family-complex="Arial"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0.00pt" fo:font-weight="normal" fo:font-family="Arial" style:font-family-asian="Arial" style:font-family-complex="Arial" fo:background-color="transparent" style:use-window-font-color="true"/>
    </style:style>
    <style:style style:name="T266" style:family="text">
      <style:text-properties fo:font-size="10.00pt" fo:font-weight="normal" fo:font-family="'Cambria Math'" style:font-family-asian="'Cambria Math'" style:font-family-complex="'Cambria Math'" fo:background-color="transparent" style:use-window-font-color="true"/>
    </style:style>
    <style:style style:name="T267" style:family="text">
      <style:text-properties fo:font-size="10.00pt" fo:font-weight="normal" fo:font-family="Arial" style:font-family-asian="Arial" style:font-family-complex="Arial"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0.00pt" fo:font-weight="normal" fo:font-family="Arial" style:font-family-asian="Arial" style:font-family-complex="Arial"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0.00pt" fo:font-weight="normal" fo:font-family="Arial" style:font-family-asian="Arial" style:font-family-complex="Arial"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0.00pt" fo:font-weight="normal" fo:font-family="Arial" style:font-family-asian="Arial" style:font-family-complex="Arial"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0.00pt" fo:font-weight="normal" fo:font-family="'Cambria Math'" style:font-family-asian="'Cambria Math'" style:font-family-complex="'Cambria Math'" fo:background-color="transparent" style:use-window-font-color="true"/>
    </style:style>
    <style:style style:name="T276" style:family="text">
      <style:text-properties fo:font-size="10.00pt" fo:font-weight="normal" fo:font-family="Arial" style:font-family-asian="Arial" style:font-family-complex="Arial"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0.00pt" fo:font-weight="normal" fo:font-family="Arial" style:font-family-asian="Arial" style:font-family-complex="Arial"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Arial" style:font-family-asian="Arial" style:font-family-complex="Arial" fo:background-color="transparent" style:use-window-font-color="true"/>
    </style:style>
    <style:style style:name="T281" style:family="text">
      <style:text-properties fo:font-size="16.00pt" fo:font-weight="bold" fo:font-family="Arial" style:font-family-asian="Arial" style:font-family-complex="Arial" fo:background-color="transparent" fo:color="#2c3e50"/>
    </style:style>
    <style:style style:name="T282" style:family="text">
      <style:text-properties fo:font-size="13.00pt" fo:font-weight="bold" fo:font-family="Arial" style:font-family-asian="Arial" style:font-family-complex="Arial" fo:background-color="transparent" fo:color="#34495e"/>
    </style:style>
    <style:style style:name="T283" style:family="text">
      <style:text-properties fo:font-size="11.00pt" fo:font-weight="normal" fo:font-family="Arial" style:font-family-asian="Arial" style:font-family-complex="Arial"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0.00pt" fo:font-weight="bold" fo:font-family="Arial" style:font-family-asian="Arial" style:font-family-complex="Arial" fo:background-color="transparent" fo:color="#ffffff"/>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0.00pt" fo:font-weight="bold" fo:font-family="Arial" style:font-family-asian="Arial" style:font-family-complex="Arial" fo:background-color="transparent" fo:color="#ffffff"/>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0.00pt" fo:font-weight="bold" fo:font-family="Arial" style:font-family-asian="Arial" style:font-family-complex="Arial" fo:background-color="transparent" fo:color="#ffffff"/>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0.00pt" fo:font-weight="normal" fo:font-family="Arial" style:font-family-asian="Arial" style:font-family-complex="Arial"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0.00pt" fo:font-weight="normal" fo:font-family="Arial" style:font-family-asian="Arial" style:font-family-complex="Arial"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0.00pt" fo:font-weight="normal" fo:font-family="'Cambria Math'" style:font-family-asian="'Cambria Math'" style:font-family-complex="'Cambria Math'" fo:background-color="transparent" style:use-window-font-color="true"/>
    </style:style>
    <style:style style:name="T296" style:family="text">
      <style:text-properties fo:font-size="10.00pt" fo:font-weight="normal" fo:font-family="Arial" style:font-family-asian="Arial" style:font-family-complex="Arial"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0.00pt" fo:font-weight="normal" fo:font-family="Arial" style:font-family-asian="Arial" style:font-family-complex="Arial"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0.00pt" fo:font-weight="normal" fo:font-family="Arial" style:font-family-asian="Arial" style:font-family-complex="Arial"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0.00pt" fo:font-weight="normal" fo:font-family="'Cambria Math'" style:font-family-asian="'Cambria Math'" style:font-family-complex="'Cambria Math'" fo:background-color="transparent" style:use-window-font-color="true"/>
    </style:style>
    <style:style style:name="T303" style:family="text">
      <style:text-properties fo:font-size="10.00pt" fo:font-weight="normal" fo:font-family="Arial" style:font-family-asian="Arial" style:font-family-complex="Arial"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0.00pt" fo:font-weight="normal" fo:font-family="Arial" style:font-family-asian="Arial" style:font-family-complex="Arial"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0.00pt" fo:font-weight="normal" fo:font-family="Arial" style:font-family-asian="Arial" style:font-family-complex="Arial"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0.00pt" fo:font-weight="normal" fo:font-family="'Cambria Math'" style:font-family-asian="'Cambria Math'" style:font-family-complex="'Cambria Math'" fo:background-color="transparent" style:use-window-font-color="true"/>
    </style:style>
    <style:style style:name="T310" style:family="text">
      <style:text-properties fo:font-size="10.00pt" fo:font-weight="normal" fo:font-family="Arial" style:font-family-asian="Arial" style:font-family-complex="Arial"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0.00pt" fo:font-weight="normal" fo:font-family="Arial" style:font-family-asian="Arial" style:font-family-complex="Arial"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0.00pt" fo:font-weight="normal" fo:font-family="Arial" style:font-family-asian="Arial" style:font-family-complex="Arial"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0.00pt" fo:font-weight="normal" fo:font-family="'Cambria Math'" style:font-family-asian="'Cambria Math'" style:font-family-complex="'Cambria Math'" fo:background-color="transparent" style:use-window-font-color="true"/>
    </style:style>
    <style:style style:name="T317" style:family="text">
      <style:text-properties fo:font-size="10.00pt" fo:font-weight="normal" fo:font-family="Arial" style:font-family-asian="Arial" style:font-family-complex="Arial"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0.00pt" fo:font-weight="normal" fo:font-family="Arial" style:font-family-asian="Arial" style:font-family-complex="Arial"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0.00pt" fo:font-weight="normal" fo:font-family="Arial" style:font-family-asian="Arial" style:font-family-complex="Arial" fo:background-color="transparent" style:use-window-font-color="true"/>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0.00pt" fo:font-weight="normal" fo:font-family="'Cambria Math'" style:font-family-asian="'Cambria Math'" style:font-family-complex="'Cambria Math'" fo:background-color="transparent" style:use-window-font-color="true"/>
    </style:style>
    <style:style style:name="T324" style:family="text">
      <style:text-properties fo:font-size="10.00pt" fo:font-weight="normal" fo:font-family="Arial" style:font-family-asian="Arial" style:font-family-complex="Arial"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0.00pt" fo:font-weight="normal" fo:font-family="Arial" style:font-family-asian="Arial" style:font-family-complex="Arial"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0.00pt" fo:font-weight="normal" fo:font-family="Arial" style:font-family-asian="Arial" style:font-family-complex="Arial"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0.00pt" fo:font-weight="normal" fo:font-family="'Cambria Math'" style:font-family-asian="'Cambria Math'" style:font-family-complex="'Cambria Math'" fo:background-color="transparent" style:use-window-font-color="true"/>
    </style:style>
    <style:style style:name="T331" style:family="text">
      <style:text-properties fo:font-size="10.00pt" fo:font-weight="normal" fo:font-family="Arial" style:font-family-asian="Arial" style:font-family-complex="Arial"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0.00pt" fo:font-weight="normal" fo:font-family="Arial" style:font-family-asian="Arial" style:font-family-complex="Arial"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0.00pt" fo:font-weight="normal" fo:font-family="Arial" style:font-family-asian="Arial" style:font-family-complex="Arial"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0.00pt" fo:font-weight="normal" fo:font-family="'Cambria Math'" style:font-family-asian="'Cambria Math'" style:font-family-complex="'Cambria Math'" fo:background-color="transparent" style:use-window-font-color="true"/>
    </style:style>
    <style:style style:name="T338" style:family="text">
      <style:text-properties fo:font-size="10.00pt" fo:font-weight="normal" fo:font-family="Arial" style:font-family-asian="Arial" style:font-family-complex="Arial"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3.00pt" fo:font-weight="bold" fo:font-family="Arial" style:font-family-asian="Arial" style:font-family-complex="Arial" fo:background-color="transparent" fo:color="#34495e"/>
    </style:style>
    <style:style style:name="T341" style:family="text">
      <style:text-properties fo:font-size="12.00pt" fo:font-weight="bold" fo:font-family="Arial" style:font-family-asian="Arial" style:font-family-complex="Arial" fo:background-color="transparent" fo:color="#5d6d7e"/>
    </style:style>
    <style:style style:name="T342" style:family="text">
      <style:text-properties fo:font-size="12.00pt" fo:font-weight="bold" fo:font-family="'Cambria Math'" style:font-family-asian="'Cambria Math'" style:font-family-complex="'Cambria Math'" fo:background-color="transparent" fo:color="#5d6d7e"/>
    </style:style>
    <style:style style:name="T343" style:family="text">
      <style:text-properties fo:font-size="12.00pt" fo:font-weight="bold" fo:font-family="Arial" style:font-family-asian="Arial" style:font-family-complex="Arial" fo:background-color="transparent" fo:color="#5d6d7e"/>
    </style:style>
    <style:style style:name="T344" style:family="text">
      <style:text-properties fo:font-size="11.00pt" fo:font-weight="normal" fo:font-family="Arial" style:font-family-asian="Arial" style:font-family-complex="Arial" fo:background-color="transparent" style:use-window-font-color="true"/>
    </style:style>
    <style:style style:name="T345" style:family="text">
      <style:text-properties fo:font-size="11.00pt" fo:font-weight="normal" fo:font-family="'Cambria Math'" style:font-family-asian="'Cambria Math'" style:font-family-complex="'Cambria Math'" fo:background-color="transparent" style:use-window-font-color="true"/>
    </style:style>
    <style:style style:name="T346" style:family="text">
      <style:text-properties fo:font-size="11.00pt" fo:font-weight="normal" fo:font-family="Arial" style:font-family-asian="Arial" style:font-family-complex="Arial" fo:background-color="transparent" style:use-window-font-color="true"/>
    </style:style>
    <style:style style:name="T347" style:family="text">
      <style:text-properties fo:font-size="11.00pt" fo:font-weight="normal" fo:font-family="Arial" style:font-family-asian="Arial" style:font-family-complex="Arial" fo:background-color="transparent" style:use-window-font-color="true"/>
    </style:style>
    <style:style style:name="T348" style:family="text">
      <style:text-properties fo:font-size="12.00pt" fo:font-weight="bold" fo:font-family="Arial" style:font-family-asian="Arial" style:font-family-complex="Arial" fo:background-color="transparent" fo:color="#5d6d7e"/>
    </style:style>
    <style:style style:name="T349" style:family="text">
      <style:text-properties fo:font-size="12.00pt" fo:font-weight="bold" fo:font-family="'Cambria Math'" style:font-family-asian="'Cambria Math'" style:font-family-complex="'Cambria Math'" fo:background-color="transparent" fo:color="#5d6d7e"/>
    </style:style>
    <style:style style:name="T350" style:family="text">
      <style:text-properties fo:font-size="12.00pt" fo:font-weight="bold" fo:font-family="Arial" style:font-family-asian="Arial" style:font-family-complex="Arial" fo:background-color="transparent" fo:color="#5d6d7e"/>
    </style:style>
    <style:style style:name="T351" style:family="text">
      <style:text-properties fo:font-size="11.00pt" fo:font-weight="normal" fo:font-family="Arial" style:font-family-asian="Arial" style:font-family-complex="Arial" fo:background-color="transparent" style:use-window-font-color="true"/>
    </style:style>
    <style:style style:name="T352" style:family="text">
      <style:text-properties fo:font-size="12.00pt" fo:font-weight="bold" fo:font-family="Arial" style:font-family-asian="Arial" style:font-family-complex="Arial" fo:background-color="transparent" fo:color="#5d6d7e"/>
    </style:style>
    <style:style style:name="T353" style:family="text">
      <style:text-properties fo:font-size="12.00pt" fo:font-weight="bold" fo:font-family="'Cambria Math'" style:font-family-asian="'Cambria Math'" style:font-family-complex="'Cambria Math'" fo:background-color="transparent" fo:color="#5d6d7e"/>
    </style:style>
    <style:style style:name="T354" style:family="text">
      <style:text-properties fo:font-size="12.00pt" fo:font-weight="bold" fo:font-family="Arial" style:font-family-asian="Arial" style:font-family-complex="Arial" fo:background-color="transparent" fo:color="#5d6d7e"/>
    </style:style>
    <style:style style:name="T355" style:family="text">
      <style:text-properties fo:font-size="11.00pt" fo:font-weight="normal" fo:font-family="Arial" style:font-family-asian="Arial" style:font-family-complex="Arial" fo:background-color="transparent" style:use-window-font-color="true"/>
    </style:style>
    <style:style style:name="T356" style:family="text">
      <style:text-properties fo:font-size="11.00pt" fo:font-weight="normal" fo:font-family="'Cambria Math'" style:font-family-asian="'Cambria Math'" style:font-family-complex="'Cambria Math'" fo:background-color="transparent" style:use-window-font-color="true"/>
    </style:style>
    <style:style style:name="T357" style:family="text">
      <style:text-properties fo:font-size="11.00pt" fo:font-weight="normal" fo:font-family="Arial" style:font-family-asian="Arial" style:font-family-complex="Arial" fo:background-color="transparent" style:use-window-font-color="true"/>
    </style:style>
    <style:style style:name="T358" style:family="text">
      <style:text-properties fo:font-size="11.00pt" fo:font-weight="normal" fo:font-family="'Cambria Math'" style:font-family-asian="'Cambria Math'" style:font-family-complex="'Cambria Math'" fo:background-color="transparent" style:use-window-font-color="true"/>
    </style:style>
    <style:style style:name="T359" style:family="text">
      <style:text-properties fo:font-size="11.00pt" fo:font-weight="normal" fo:font-family="Arial" style:font-family-asian="Arial" style:font-family-complex="Arial" fo:background-color="transparent" style:use-window-font-color="true"/>
    </style:style>
    <style:style style:name="T360" style:family="text">
      <style:text-properties fo:font-size="11.00pt" fo:font-weight="normal" fo:font-family="Arial" style:font-family-asian="Arial" style:font-family-complex="Arial" fo:background-color="transparent" style:use-window-font-color="true"/>
    </style:style>
    <style:style style:name="T361" style:family="text">
      <style:text-properties fo:font-size="12.00pt" fo:font-weight="bold" fo:font-family="Arial" style:font-family-asian="Arial" style:font-family-complex="Arial" fo:background-color="transparent" fo:color="#5d6d7e"/>
    </style:style>
    <style:style style:name="T362" style:family="text">
      <style:text-properties fo:font-size="12.00pt" fo:font-weight="bold" fo:font-family="'Cambria Math'" style:font-family-asian="'Cambria Math'" style:font-family-complex="'Cambria Math'" fo:background-color="transparent" fo:color="#5d6d7e"/>
    </style:style>
    <style:style style:name="T363" style:family="text">
      <style:text-properties fo:font-size="12.00pt" fo:font-weight="bold" fo:font-family="Arial" style:font-family-asian="Arial" style:font-family-complex="Arial" fo:background-color="transparent" fo:color="#5d6d7e"/>
    </style:style>
    <style:style style:name="T364" style:family="text">
      <style:text-properties fo:font-size="11.00pt" fo:font-weight="normal" fo:font-family="Arial" style:font-family-asian="Arial" style:font-family-complex="Arial" fo:background-color="transparent" style:use-window-font-color="true"/>
    </style:style>
    <style:style style:name="T365" style:family="text">
      <style:text-properties fo:font-size="13.00pt" fo:font-weight="bold" fo:font-family="Arial" style:font-family-asian="Arial" style:font-family-complex="Arial" fo:background-color="transparent" fo:color="#34495e"/>
    </style:style>
    <style:style style:name="T366" style:family="text">
      <style:text-properties fo:font-size="11.00pt" fo:font-weight="bold" fo:font-family="Arial" style:font-family-asian="Arial" style:font-family-complex="Arial" fo:background-color="transparent" style:use-window-font-color="true"/>
    </style:style>
    <style:style style:name="T367" style:family="text">
      <style:text-properties fo:font-size="11.00pt" fo:font-weight="normal" fo:font-family="Arial" style:font-family-asian="Arial" style:font-family-complex="Arial" fo:background-color="transparent" style:use-window-font-color="true"/>
    </style:style>
    <style:style style:name="T368" style:family="text">
      <style:text-properties fo:font-size="11.00pt" fo:font-weight="bold" fo:font-family="Arial" style:font-family-asian="Arial" style:font-family-complex="Arial" fo:background-color="transparent" style:use-window-font-color="true"/>
    </style:style>
    <style:style style:name="T369" style:family="text">
      <style:text-properties fo:font-size="11.00pt" fo:font-weight="normal" fo:font-family="Arial" style:font-family-asian="Arial" style:font-family-complex="Arial" fo:background-color="transparent" style:use-window-font-color="true"/>
    </style:style>
    <style:style style:name="T370" style:family="text">
      <style:text-properties fo:font-size="11.00pt" fo:font-weight="bold" fo:font-family="Arial" style:font-family-asian="Arial" style:font-family-complex="Arial" fo:background-color="transparent" style:use-window-font-color="true"/>
    </style:style>
    <style:style style:name="T371" style:family="text">
      <style:text-properties fo:font-size="11.00pt" fo:font-weight="normal" fo:font-family="Arial" style:font-family-asian="Arial" style:font-family-complex="Arial" fo:background-color="transparent" style:use-window-font-color="true"/>
    </style:style>
    <style:style style:name="T372" style:family="text">
      <style:text-properties fo:font-size="11.00pt" fo:font-weight="bold" fo:font-family="Arial" style:font-family-asian="Arial" style:font-family-complex="Arial" fo:background-color="transparent" style:use-window-font-color="true"/>
    </style:style>
    <style:style style:name="T373" style:family="text">
      <style:text-properties fo:font-size="11.00pt" fo:font-weight="normal" fo:font-family="Arial" style:font-family-asian="Arial" style:font-family-complex="Arial" fo:background-color="transparent" style:use-window-font-color="true"/>
    </style:style>
    <style:style style:name="T374" style:family="text">
      <style:text-properties fo:font-size="16.00pt" fo:font-weight="bold" fo:font-family="Arial" style:font-family-asian="Arial" style:font-family-complex="Arial" fo:background-color="transparent" fo:color="#2c3e50"/>
    </style:style>
    <style:style style:name="T375" style:family="text">
      <style:text-properties fo:font-size="11.00pt" fo:font-weight="normal" fo:font-family="Arial" style:font-family-asian="Arial" style:font-family-complex="Arial" fo:background-color="transparent" style:use-window-font-color="true"/>
    </style:style>
    <style:style style:name="T376" style:family="text">
      <style:text-properties fo:font-size="11.00pt" fo:font-weight="bold" fo:font-family="Arial" style:font-family-asian="Arial" style:font-family-complex="Arial" fo:background-color="transparent" style:use-window-font-color="true"/>
    </style:style>
    <style:style style:name="T377" style:family="text">
      <style:text-properties fo:font-size="11.00pt" fo:font-weight="normal" fo:font-family="Arial" style:font-family-asian="Arial" style:font-family-complex="Arial" fo:background-color="transparent" style:use-window-font-color="true"/>
    </style:style>
    <style:style style:name="T378" style:family="text">
      <style:text-properties fo:font-size="11.00pt" fo:font-weight="normal" fo:font-family="'Cambria Math'" style:font-family-asian="'Cambria Math'" style:font-family-complex="'Cambria Math'" fo:background-color="transparent" style:use-window-font-color="true"/>
    </style:style>
    <style:style style:name="T379" style:family="text">
      <style:text-properties fo:font-size="11.00pt" fo:font-weight="normal" fo:font-family="Arial" style:font-family-asian="Arial" style:font-family-complex="Arial" fo:background-color="transparent" style:use-window-font-color="true"/>
    </style:style>
    <style:style style:name="T380" style:family="text">
      <style:text-properties fo:font-size="11.00pt" fo:font-weight="normal" fo:font-family="Arial" style:font-family-asian="Arial" style:font-family-complex="Arial" fo:background-color="transparent" style:use-window-font-color="true"/>
    </style:style>
    <style:style style:name="T381" style:family="text">
      <style:text-properties fo:font-size="11.00pt" fo:font-weight="normal" fo:font-family="'Cambria Math'" style:font-family-asian="'Cambria Math'" style:font-family-complex="'Cambria Math'" fo:background-color="transparent" style:use-window-font-color="true"/>
    </style:style>
    <style:style style:name="T382" style:family="text">
      <style:text-properties fo:font-size="11.00pt" fo:font-weight="normal" fo:font-family="Arial" style:font-family-asian="Arial" style:font-family-complex="Arial" fo:background-color="transparent" style:use-window-font-color="true"/>
    </style:style>
    <style:style style:name="T383" style:family="text">
      <style:text-properties fo:font-size="11.00pt" fo:font-weight="bold" fo:font-family="Arial" style:font-family-asian="Arial" style:font-family-complex="Arial" fo:background-color="transparent" style:use-window-font-color="true"/>
    </style:style>
    <style:style style:name="T384" style:family="text">
      <style:text-properties fo:font-size="11.00pt" fo:font-weight="normal" fo:font-family="Arial" style:font-family-asian="Arial" style:font-family-complex="Arial" fo:background-color="transparent" style:use-window-font-color="true"/>
    </style:style>
    <style:style style:name="T385" style:family="text">
      <style:text-properties fo:font-size="11.00pt" fo:font-weight="normal" fo:font-family="'Cambria Math'" style:font-family-asian="'Cambria Math'" style:font-family-complex="'Cambria Math'" fo:background-color="transparent" style:use-window-font-color="true"/>
    </style:style>
    <style:style style:name="T386" style:family="text">
      <style:text-properties fo:font-size="11.00pt" fo:font-weight="normal" fo:font-family="Arial" style:font-family-asian="Arial" style:font-family-complex="Arial" fo:background-color="transparent" style:use-window-font-color="true"/>
    </style:style>
    <style:style style:name="T387" style:family="text">
      <style:text-properties fo:font-size="11.00pt" fo:font-weight="normal" fo:font-family="Arial" style:font-family-asian="Arial" style:font-family-complex="Arial" fo:background-color="transparent" style:use-window-font-color="true"/>
    </style:style>
    <style:style style:name="T388" style:family="text">
      <style:text-properties fo:font-size="11.00pt" fo:font-weight="normal" fo:font-family="'Cambria Math'" style:font-family-asian="'Cambria Math'" style:font-family-complex="'Cambria Math'" fo:background-color="transparent" style:use-window-font-color="true"/>
    </style:style>
    <style:style style:name="T389" style:family="text">
      <style:text-properties fo:font-size="11.00pt" fo:font-weight="normal" fo:font-family="Arial" style:font-family-asian="Arial" style:font-family-complex="Arial" fo:background-color="transparent" style:use-window-font-color="true"/>
    </style:style>
    <style:style style:name="T390" style:family="text">
      <style:text-properties fo:font-size="11.00pt" fo:font-weight="normal" fo:font-family="'Cambria Math'" style:font-family-asian="'Cambria Math'" style:font-family-complex="'Cambria Math'" fo:background-color="transparent" style:use-window-font-color="true"/>
    </style:style>
    <style:style style:name="T391" style:family="text">
      <style:text-properties fo:font-size="11.00pt" fo:font-weight="normal" fo:font-family="Arial" style:font-family-asian="Arial" style:font-family-complex="Arial" fo:background-color="transparent" style:use-window-font-color="true"/>
    </style:style>
    <style:style style:name="T392" style:family="text">
      <style:text-properties fo:font-size="11.00pt" fo:font-weight="normal" fo:font-family="'Cambria Math'" style:font-family-asian="'Cambria Math'" style:font-family-complex="'Cambria Math'" fo:background-color="transparent" style:use-window-font-color="true"/>
    </style:style>
    <style:style style:name="T393" style:family="text">
      <style:text-properties fo:font-size="11.00pt" fo:font-weight="normal" fo:font-family="Arial" style:font-family-asian="Arial" style:font-family-complex="Arial" fo:background-color="transparent" style:use-window-font-color="true"/>
    </style:style>
    <style:style style:name="T394" style:family="text">
      <style:text-properties fo:font-size="11.00pt" fo:font-weight="bold" fo:font-family="Arial" style:font-family-asian="Arial" style:font-family-complex="Arial" fo:background-color="transparent" style:use-window-font-color="true"/>
    </style:style>
    <style:style style:name="T395" style:family="text">
      <style:text-properties fo:font-size="11.00pt" fo:font-weight="normal" fo:font-family="Arial" style:font-family-asian="Arial" style:font-family-complex="Arial" fo:background-color="transparent" style:use-window-font-color="true"/>
    </style:style>
    <style:style style:name="T396" style:family="text">
      <style:text-properties fo:font-size="11.00pt" fo:font-weight="normal" fo:font-family="'Cambria Math'" style:font-family-asian="'Cambria Math'" style:font-family-complex="'Cambria Math'" fo:background-color="transparent" style:use-window-font-color="true"/>
    </style:style>
    <style:style style:name="T397" style:family="text">
      <style:text-properties fo:font-size="11.00pt" fo:font-weight="normal" fo:font-family="Arial" style:font-family-asian="Arial" style:font-family-complex="Arial" fo:background-color="transparent" style:use-window-font-color="true"/>
    </style:style>
    <style:style style:name="T398" style:family="text">
      <style:text-properties fo:font-size="11.00pt" fo:font-weight="normal" fo:font-family="Arial" style:font-family-asian="Arial" style:font-family-complex="Arial" fo:background-color="transparent" style:use-window-font-color="true"/>
    </style:style>
    <style:style style:name="T399" style:family="text">
      <style:text-properties fo:font-size="16.00pt" fo:font-weight="bold" fo:font-family="Arial" style:font-family-asian="Arial" style:font-family-complex="Arial" fo:background-color="transparent" fo:color="#2c3e50"/>
    </style:style>
    <style:style style:name="T400" style:family="text">
      <style:text-properties fo:font-size="13.00pt" fo:font-weight="bold" fo:font-family="Arial" style:font-family-asian="Arial" style:font-family-complex="Arial" fo:background-color="transparent" fo:color="#34495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0.00pt" fo:font-weight="bold" fo:font-family="Arial" style:font-family-asian="Arial" style:font-family-complex="Arial" fo:background-color="transparent" fo:color="#ffffff"/>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0.00pt" fo:font-weight="bold" fo:font-family="Arial" style:font-family-asian="Arial" style:font-family-complex="Arial" fo:background-color="transparent" fo:color="#ffffff"/>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0.00pt" fo:font-weight="bold" fo:font-family="Arial" style:font-family-asian="Arial" style:font-family-complex="Arial" fo:background-color="transparent" fo:color="#ffffff"/>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0.00pt" fo:font-weight="normal" fo:font-family="Arial" style:font-family-asian="Arial" style:font-family-complex="Arial"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0.00pt" fo:font-weight="normal" fo:font-family="Arial" style:font-family-asian="Arial" style:font-family-complex="Arial"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0.00pt" fo:font-weight="normal" fo:font-family="Arial" style:font-family-asian="Arial" style:font-family-complex="Arial"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0.00pt" fo:font-weight="normal" fo:font-family="Arial" style:font-family-asian="Arial" style:font-family-complex="Arial"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0.00pt" fo:font-weight="normal" fo:font-family="Arial" style:font-family-asian="Arial" style:font-family-complex="Arial"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0.00pt" fo:font-weight="normal" fo:font-family="Arial" style:font-family-asian="Arial" style:font-family-complex="Arial"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0.00pt" fo:font-weight="normal" fo:font-family="Arial" style:font-family-asian="Arial" style:font-family-complex="Arial"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0.00pt" fo:font-weight="normal" fo:font-family="Arial" style:font-family-asian="Arial" style:font-family-complex="Arial"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0.00pt" fo:font-weight="normal" fo:font-family="Arial" style:font-family-asian="Arial" style:font-family-complex="Arial" fo:background-color="transparent" style:use-window-font-color="true"/>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3.00pt" fo:font-weight="bold" fo:font-family="Arial" style:font-family-asian="Arial" style:font-family-complex="Arial" fo:background-color="transparent" fo:color="#34495e"/>
    </style:style>
    <style:style style:name="T427" style:family="text">
      <style:text-properties fo:font-size="11.00pt" fo:font-weight="normal" fo:font-family="Arial" style:font-family-asian="Arial" style:font-family-complex="Arial" fo:background-color="transparent" style:use-window-font-color="true"/>
    </style:style>
    <style:style style:name="T428" style:family="text">
      <style:text-properties fo:font-size="11.00pt" fo:font-weight="bold" fo:font-family="Arial" style:font-family-asian="Arial" style:font-family-complex="Arial" fo:background-color="transparent" style:use-window-font-color="true"/>
    </style:style>
    <style:style style:name="T429" style:family="text">
      <style:text-properties fo:font-size="11.00pt" fo:font-weight="normal" fo:font-family="Arial" style:font-family-asian="Arial" style:font-family-complex="Arial" fo:background-color="transparent" style:use-window-font-color="true"/>
    </style:style>
    <style:style style:name="T430" style:family="text">
      <style:text-properties fo:font-size="11.00pt" fo:font-weight="bold" fo:font-family="Arial" style:font-family-asian="Arial" style:font-family-complex="Arial" fo:background-color="transparent" style:use-window-font-color="true"/>
    </style:style>
    <style:style style:name="T431" style:family="text">
      <style:text-properties fo:font-size="11.00pt" fo:font-weight="normal" fo:font-family="Arial" style:font-family-asian="Arial" style:font-family-complex="Arial" fo:background-color="transparent" style:use-window-font-color="true"/>
    </style:style>
    <style:style style:name="T432" style:family="text">
      <style:text-properties fo:font-size="11.00pt" fo:font-weight="bold" fo:font-family="Arial" style:font-family-asian="Arial" style:font-family-complex="Arial" fo:background-color="transparent" style:use-window-font-color="true"/>
    </style:style>
    <style:style style:name="T433" style:family="text">
      <style:text-properties fo:font-size="11.00pt" fo:font-weight="normal" fo:font-family="Arial" style:font-family-asian="Arial" style:font-family-complex="Arial" fo:background-color="transparent" style:use-window-font-color="true"/>
    </style:style>
    <style:style style:name="T434" style:family="text">
      <style:text-properties fo:font-size="11.00pt" fo:font-weight="bold" fo:font-family="Arial" style:font-family-asian="Arial" style:font-family-complex="Arial" fo:background-color="transparent" style:use-window-font-color="true"/>
    </style:style>
    <style:style style:name="T435" style:family="text">
      <style:text-properties fo:font-size="11.00pt" fo:font-weight="normal" fo:font-family="Arial" style:font-family-asian="Arial" style:font-family-complex="Arial" fo:background-color="transparent" style:use-window-font-color="true"/>
    </style:style>
    <style:style style:name="T436" style:family="text">
      <style:text-properties fo:font-size="13.00pt" fo:font-weight="bold" fo:font-family="Arial" style:font-family-asian="Arial" style:font-family-complex="Arial" fo:background-color="transparent" fo:color="#34495e"/>
    </style:style>
    <style:style style:name="T437" style:family="text">
      <style:text-properties fo:font-size="11.00pt" fo:font-weight="normal" fo:font-family="Arial" style:font-family-asian="Arial" style:font-family-complex="Arial" fo:background-color="transparent" style:use-window-font-color="true"/>
    </style:style>
    <style:style style:name="T438" style:family="text">
      <style:text-properties fo:font-size="16.00pt" fo:font-weight="bold" fo:font-family="Arial" style:font-family-asian="Arial" style:font-family-complex="Arial" fo:background-color="transparent" fo:color="#2c3e50"/>
    </style:style>
    <style:style style:name="T439" style:family="text">
      <style:text-properties fo:font-size="13.00pt" fo:font-weight="bold" fo:font-family="Arial" style:font-family-asian="Arial" style:font-family-complex="Arial" fo:background-color="transparent" fo:color="#34495e"/>
    </style:style>
    <style:style style:name="T440" style:family="text">
      <style:text-properties fo:font-size="11.00pt" fo:font-weight="bold" fo:font-family="Arial" style:font-family-asian="Arial" style:font-family-complex="Arial" fo:background-color="transparent" style:use-window-font-color="true"/>
    </style:style>
    <style:style style:name="T441" style:family="text">
      <style:text-properties fo:font-size="11.00pt" fo:font-weight="normal" fo:font-family="Arial" style:font-family-asian="Arial" style:font-family-complex="Arial"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0.00pt" fo:font-weight="bold" fo:font-family="Arial" style:font-family-asian="Arial" style:font-family-complex="Arial" fo:background-color="transparent" fo:color="#ffffff"/>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0.00pt" fo:font-weight="bold" fo:font-family="Arial" style:font-family-asian="Arial" style:font-family-complex="Arial" fo:background-color="transparent" fo:color="#ffffff"/>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0.00pt" fo:font-weight="bold" fo:font-family="Arial" style:font-family-asian="Arial" style:font-family-complex="Arial" fo:background-color="transparent" fo:color="#ffffff"/>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0.00pt" fo:font-weight="bold" fo:font-family="Arial" style:font-family-asian="Arial" style:font-family-complex="Arial" fo:background-color="transparent" fo:color="#ffffff"/>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0.00pt" fo:font-weight="normal" fo:font-family="Arial" style:font-family-asian="Arial" style:font-family-complex="Arial"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0.00pt" fo:font-weight="normal" fo:font-family="Arial" style:font-family-asian="Arial" style:font-family-complex="Arial"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0.00pt" fo:font-weight="normal" fo:font-family="Arial" style:font-family-asian="Arial" style:font-family-complex="Arial"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0.00pt" fo:font-weight="normal" fo:font-family="Arial" style:font-family-asian="Arial" style:font-family-complex="Arial"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0.00pt" fo:font-weight="normal" fo:font-family="Arial" style:font-family-asian="Arial" style:font-family-complex="Arial"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0.00pt" fo:font-weight="normal" fo:font-family="Arial" style:font-family-asian="Arial" style:font-family-complex="Arial"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0.00pt" fo:font-weight="normal" fo:font-family="Arial" style:font-family-asian="Arial" style:font-family-complex="Arial"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0.00pt" fo:font-weight="normal" fo:font-family="Arial" style:font-family-asian="Arial" style:font-family-complex="Arial"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0.00pt" fo:font-weight="normal" fo:font-family="Arial" style:font-family-asian="Arial" style:font-family-complex="Arial"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0.00pt" fo:font-weight="normal" fo:font-family="Arial" style:font-family-asian="Arial" style:font-family-complex="Arial"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0.00pt" fo:font-weight="normal" fo:font-family="Arial" style:font-family-asian="Arial" style:font-family-complex="Arial"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0.00pt" fo:font-weight="normal" fo:font-family="Arial" style:font-family-asian="Arial" style:font-family-complex="Arial"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0.00pt" fo:font-weight="normal" fo:font-family="Arial" style:font-family-asian="Arial" style:font-family-complex="Arial"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0.00pt" fo:font-weight="normal" fo:font-family="Arial" style:font-family-asian="Arial" style:font-family-complex="Arial"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0.00pt" fo:font-weight="normal" fo:font-family="Arial" style:font-family-asian="Arial" style:font-family-complex="Arial"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0.00pt" fo:font-weight="normal" fo:font-family="Arial" style:font-family-asian="Arial" style:font-family-complex="Arial" fo:background-color="transparent"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0.00pt" fo:font-weight="normal" fo:font-family="Arial" style:font-family-asian="Arial" style:font-family-complex="Arial"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0.00pt" fo:font-weight="normal" fo:font-family="Arial" style:font-family-asian="Arial" style:font-family-complex="Arial"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0.00pt" fo:font-weight="normal" fo:font-family="Arial" style:font-family-asian="Arial" style:font-family-complex="Arial"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0.00pt" fo:font-weight="normal" fo:font-family="Arial" style:font-family-asian="Arial" style:font-family-complex="Arial"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0.00pt" fo:font-weight="normal" fo:font-family="Arial" style:font-family-asian="Arial" style:font-family-complex="Arial"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0.00pt" fo:font-weight="normal" fo:font-family="Arial" style:font-family-asian="Arial" style:font-family-complex="Arial"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0.00pt" fo:font-weight="normal" fo:font-family="Arial" style:font-family-asian="Arial" style:font-family-complex="Arial" fo:background-color="transparent" style:use-window-font-color="true"/>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0.00pt" fo:font-weight="normal" fo:font-family="Arial" style:font-family-asian="Arial" style:font-family-complex="Arial"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1.00pt" fo:font-weight="bold" fo:font-family="Arial" style:font-family-asian="Arial" style:font-family-complex="Arial" fo:background-color="transparent" style:use-window-font-color="true"/>
    </style:style>
    <style:style style:name="T500" style:family="text">
      <style:text-properties fo:font-size="11.00pt" fo:font-weight="normal" fo:font-family="Arial" style:font-family-asian="Arial" style:font-family-complex="Arial" fo:background-color="transparent" style:use-window-font-color="true"/>
    </style:style>
    <style:style style:name="T501" style:family="text">
      <style:text-properties fo:font-size="13.00pt" fo:font-weight="bold" fo:font-family="Arial" style:font-family-asian="Arial" style:font-family-complex="Arial" fo:background-color="transparent" fo:color="#34495e"/>
    </style:style>
    <style:style style:name="T502" style:family="text">
      <style:text-properties fo:font-size="11.00pt" fo:font-weight="bold" fo:font-family="Arial" style:font-family-asian="Arial" style:font-family-complex="Arial" fo:background-color="transparent" style:use-window-font-color="true"/>
    </style:style>
    <style:style style:name="T503" style:family="text">
      <style:text-properties fo:font-size="11.00pt" fo:font-weight="normal" fo:font-family="Arial" style:font-family-asian="Arial" style:font-family-complex="Arial" fo:background-color="transparent" style:use-window-font-color="true"/>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0.00pt" fo:font-weight="bold" fo:font-family="Arial" style:font-family-asian="Arial" style:font-family-complex="Arial" fo:background-color="transparent" fo:color="#ffffff"/>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0.00pt" fo:font-weight="bold" fo:font-family="Arial" style:font-family-asian="Arial" style:font-family-complex="Arial" fo:background-color="transparent" fo:color="#ffffff"/>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0.00pt" fo:font-weight="bold" fo:font-family="Arial" style:font-family-asian="Arial" style:font-family-complex="Arial" fo:background-color="transparent" fo:color="#ffffff"/>
    </style:style>
    <style:style style:name="T510" style:family="text">
      <style:text-properties fo:font-size="11.00pt" fo:font-weight="normal" fo:font-family="Calibri" style:font-family-asian="Calibri" style:font-family-complex="Calibri" fo:background-color="transparent" style:use-window-font-color="true"/>
    </style:style>
    <style:style style:name="T511" style:family="text">
      <style:text-properties fo:font-size="10.00pt" fo:font-weight="bold" fo:font-family="Arial" style:font-family-asian="Arial" style:font-family-complex="Arial" fo:background-color="transparent" fo:color="#ffffff"/>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0.00pt" fo:font-weight="normal" fo:font-family="Arial" style:font-family-asian="Arial" style:font-family-complex="Arial" fo:background-color="transparent" style:use-window-font-color="true"/>
    </style:style>
    <style:style style:name="T514" style:family="text">
      <style:text-properties fo:font-size="11.00pt" fo:font-weight="normal" fo:font-family="Calibri" style:font-family-asian="Calibri" style:font-family-complex="Calibri" fo:background-color="transparent" style:use-window-font-color="true"/>
    </style:style>
    <style:style style:name="T515" style:family="text">
      <style:text-properties fo:font-size="10.00pt" fo:font-weight="normal" fo:font-family="Arial" style:font-family-asian="Arial" style:font-family-complex="Arial" fo:background-color="transparent" style:use-window-font-color="true"/>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10.00pt" fo:font-weight="normal" fo:font-family="Arial" style:font-family-asian="Arial" style:font-family-complex="Arial"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0.00pt" fo:font-weight="normal" fo:font-family="Arial" style:font-family-asian="Arial" style:font-family-complex="Arial"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0.00pt" fo:font-weight="normal" fo:font-family="Arial" style:font-family-asian="Arial" style:font-family-complex="Arial" fo:background-color="transparent" style:use-window-font-color="tru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0.00pt" fo:font-weight="normal" fo:font-family="Arial" style:font-family-asian="Arial" style:font-family-complex="Arial" fo:background-color="transparent" style:use-window-font-color="true"/>
    </style:style>
    <style:style style:name="T524" style:family="text">
      <style:text-properties fo:font-size="11.00pt" fo:font-weight="normal" fo:font-family="Calibri" style:font-family-asian="Calibri" style:font-family-complex="Calibri" fo:background-color="transparent" style:use-window-font-color="true"/>
    </style:style>
    <style:style style:name="T525" style:family="text">
      <style:text-properties fo:font-size="10.00pt" fo:font-weight="normal" fo:font-family="Arial" style:font-family-asian="Arial" style:font-family-complex="Arial" fo:background-color="transparent" style:use-window-font-color="true"/>
    </style:style>
    <style:style style:name="T526" style:family="text">
      <style:text-properties fo:font-size="11.00pt" fo:font-weight="normal" fo:font-family="Calibri" style:font-family-asian="Calibri" style:font-family-complex="Calibri" fo:background-color="transparent" style:use-window-font-color="true"/>
    </style:style>
    <style:style style:name="T527" style:family="text">
      <style:text-properties fo:font-size="10.00pt" fo:font-weight="normal" fo:font-family="Arial" style:font-family-asian="Arial" style:font-family-complex="Arial" fo:background-color="transparent" style:use-window-font-color="true"/>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0.00pt" fo:font-weight="normal" fo:font-family="Arial" style:font-family-asian="Arial" style:font-family-complex="Arial" fo:background-color="transparent" style:use-window-font-color="true"/>
    </style:style>
    <style:style style:name="T530" style:family="text">
      <style:text-properties fo:font-size="11.00pt" fo:font-weight="normal" fo:font-family="Calibri" style:font-family-asian="Calibri" style:font-family-complex="Calibri" fo:background-color="transparent" style:use-window-font-color="true"/>
    </style:style>
    <style:style style:name="T531" style:family="text">
      <style:text-properties fo:font-size="10.00pt" fo:font-weight="normal" fo:font-family="Arial" style:font-family-asian="Arial" style:font-family-complex="Arial"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0.00pt" fo:font-weight="normal" fo:font-family="Arial" style:font-family-asian="Arial" style:font-family-complex="Arial"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0.00pt" fo:font-weight="normal" fo:font-family="Arial" style:font-family-asian="Arial" style:font-family-complex="Arial" fo:background-color="transparent" style:use-window-font-color="tru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0.00pt" fo:font-weight="normal" fo:font-family="Arial" style:font-family-asian="Arial" style:font-family-complex="Arial" fo:background-color="transparent"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0.00pt" fo:font-weight="normal" fo:font-family="Arial" style:font-family-asian="Arial" style:font-family-complex="Arial" fo:background-color="transparent" style:use-window-font-color="true"/>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0.00pt" fo:font-weight="normal" fo:font-family="Arial" style:font-family-asian="Arial" style:font-family-complex="Arial"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0.00pt" fo:font-weight="normal" fo:font-family="Arial" style:font-family-asian="Arial" style:font-family-complex="Arial" fo:background-color="transparent" style:use-window-font-color="true"/>
    </style:style>
    <style:style style:name="T544" style:family="text">
      <style:text-properties fo:font-size="11.00pt" fo:font-weight="normal" fo:font-family="Calibri" style:font-family-asian="Calibri" style:font-family-complex="Calibri" fo:background-color="transparent" style:use-window-font-color="true"/>
    </style:style>
    <style:style style:name="T545" style:family="text">
      <style:text-properties fo:font-size="10.00pt" fo:font-weight="normal" fo:font-family="Arial" style:font-family-asian="Arial" style:font-family-complex="Arial" fo:background-color="transparent" style:use-window-font-color="true"/>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0.00pt" fo:font-weight="normal" fo:font-family="Arial" style:font-family-asian="Arial" style:font-family-complex="Arial"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0.00pt" fo:font-weight="normal" fo:font-family="Arial" style:font-family-asian="Arial" style:font-family-complex="Arial" fo:background-color="transparent" style:use-window-font-color="true"/>
    </style:style>
    <style:style style:name="T550" style:family="text">
      <style:text-properties fo:font-size="11.00pt" fo:font-weight="normal" fo:font-family="Calibri" style:font-family-asian="Calibri" style:font-family-complex="Calibri" fo:background-color="transparent" style:use-window-font-color="true"/>
    </style:style>
    <style:style style:name="T551" style:family="text">
      <style:text-properties fo:font-size="10.00pt" fo:font-weight="normal" fo:font-family="Arial" style:font-family-asian="Arial" style:font-family-complex="Arial"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0.00pt" fo:font-weight="normal" fo:font-family="Arial" style:font-family-asian="Arial" style:font-family-complex="Arial"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0.00pt" fo:font-weight="normal" fo:font-family="Arial" style:font-family-asian="Arial" style:font-family-complex="Arial" fo:background-color="transparent" style:use-window-font-color="true"/>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10.00pt" fo:font-weight="normal" fo:font-family="Arial" style:font-family-asian="Arial" style:font-family-complex="Arial" fo:background-color="transparent" style:use-window-font-color="true"/>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10.00pt" fo:font-weight="normal" fo:font-family="Arial" style:font-family-asian="Arial" style:font-family-complex="Arial" fo:background-color="transparent" style:use-window-font-color="true"/>
    </style:style>
    <style:style style:name="T560" style:family="text">
      <style:text-properties fo:font-size="11.00pt" fo:font-weight="normal" fo:font-family="Calibri" style:font-family-asian="Calibri" style:font-family-complex="Calibri" fo:background-color="transparent" style:use-window-font-color="true"/>
    </style:style>
    <style:style style:name="T561" style:family="text">
      <style:text-properties fo:font-size="11.00pt" fo:font-weight="bold" fo:font-family="Arial" style:font-family-asian="Arial" style:font-family-complex="Arial" fo:background-color="transparent" style:use-window-font-color="true"/>
    </style:style>
    <style:style style:name="T562" style:family="text">
      <style:text-properties fo:font-size="11.00pt" fo:font-weight="normal" fo:font-family="Arial" style:font-family-asian="Arial" style:font-family-complex="Arial" fo:background-color="transparent" style:use-window-font-color="true"/>
    </style:style>
    <style:style style:name="T563" style:family="text">
      <style:text-properties fo:font-size="13.00pt" fo:font-weight="bold" fo:font-family="Arial" style:font-family-asian="Arial" style:font-family-complex="Arial" fo:background-color="transparent" fo:color="#34495e"/>
    </style:style>
    <style:style style:name="T564" style:family="text">
      <style:text-properties fo:font-size="11.00pt" fo:font-weight="bold" fo:font-family="Arial" style:font-family-asian="Arial" style:font-family-complex="Arial" fo:background-color="transparent" style:use-window-font-color="true"/>
    </style:style>
    <style:style style:name="T565" style:family="text">
      <style:text-properties fo:font-size="11.00pt" fo:font-weight="normal" fo:font-family="Arial" style:font-family-asian="Arial" style:font-family-complex="Arial" fo:background-color="transparent" style:use-window-font-color="true"/>
    </style:style>
    <style:style style:name="T566" style:family="text">
      <style:text-properties fo:font-size="11.00pt" fo:font-weight="normal" fo:font-family="Calibri" style:font-family-asian="Calibri" style:font-family-complex="Calibri" fo:background-color="transparent" style:use-window-font-color="true"/>
    </style:style>
    <style:style style:name="T567" style:family="text">
      <style:text-properties fo:font-size="10.00pt" fo:font-weight="bold" fo:font-family="Arial" style:font-family-asian="Arial" style:font-family-complex="Arial" fo:background-color="transparent" fo:color="#ffffff"/>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10.00pt" fo:font-weight="bold" fo:font-family="Arial" style:font-family-asian="Arial" style:font-family-complex="Arial" fo:background-color="transparent" fo:color="#ffffff"/>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0.00pt" fo:font-weight="bold" fo:font-family="Arial" style:font-family-asian="Arial" style:font-family-complex="Arial" fo:background-color="transparent" fo:color="#ffffff"/>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0.00pt" fo:font-weight="bold" fo:font-family="Arial" style:font-family-asian="Arial" style:font-family-complex="Arial" fo:background-color="transparent" fo:color="#ffffff"/>
    </style:style>
    <style:style style:name="T574" style:family="text">
      <style:text-properties fo:font-size="11.00pt" fo:font-weight="normal" fo:font-family="Calibri" style:font-family-asian="Calibri" style:font-family-complex="Calibri" fo:background-color="transparent" style:use-window-font-color="true"/>
    </style:style>
    <style:style style:name="T575" style:family="text">
      <style:text-properties fo:font-size="10.00pt" fo:font-weight="normal" fo:font-family="Arial" style:font-family-asian="Arial" style:font-family-complex="Arial" fo:background-color="transparent" style:use-window-font-color="true"/>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0.00pt" fo:font-weight="normal" fo:font-family="Arial" style:font-family-asian="Arial" style:font-family-complex="Arial" fo:background-color="transparent" style:use-window-font-color="true"/>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0.00pt" fo:font-weight="normal" fo:font-family="Arial" style:font-family-asian="Arial" style:font-family-complex="Arial" fo:background-color="transparent" style:use-window-font-color="true"/>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10.00pt" fo:font-weight="normal" fo:font-family="Arial" style:font-family-asian="Arial" style:font-family-complex="Arial" fo:background-color="transparent" style:use-window-font-color="true"/>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0.00pt" fo:font-weight="normal" fo:font-family="Arial" style:font-family-asian="Arial" style:font-family-complex="Arial" fo:background-color="transparent" style:use-window-font-color="true"/>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0.00pt" fo:font-weight="normal" fo:font-family="Arial" style:font-family-asian="Arial" style:font-family-complex="Arial" fo:background-color="transparent" style:use-window-font-color="true"/>
    </style:style>
    <style:style style:name="T586" style:family="text">
      <style:text-properties fo:font-size="11.00pt" fo:font-weight="normal" fo:font-family="Calibri" style:font-family-asian="Calibri" style:font-family-complex="Calibri" fo:background-color="transparent" style:use-window-font-color="true"/>
    </style:style>
    <style:style style:name="T587" style:family="text">
      <style:text-properties fo:font-size="10.00pt" fo:font-weight="normal" fo:font-family="Arial" style:font-family-asian="Arial" style:font-family-complex="Arial" fo:background-color="transparent" style:use-window-font-color="true"/>
    </style:style>
    <style:style style:name="T588" style:family="text">
      <style:text-properties fo:font-size="11.00pt" fo:font-weight="normal" fo:font-family="Calibri" style:font-family-asian="Calibri" style:font-family-complex="Calibri" fo:background-color="transparent" style:use-window-font-color="true"/>
    </style:style>
    <style:style style:name="T589" style:family="text">
      <style:text-properties fo:font-size="10.00pt" fo:font-weight="normal" fo:font-family="Arial" style:font-family-asian="Arial" style:font-family-complex="Arial" fo:background-color="transparent" style:use-window-font-color="tru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0.00pt" fo:font-weight="normal" fo:font-family="Arial" style:font-family-asian="Arial" style:font-family-complex="Arial" fo:background-color="transparent" style:use-window-font-color="true"/>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0.00pt" fo:font-weight="normal" fo:font-family="Arial" style:font-family-asian="Arial" style:font-family-complex="Arial" fo:background-color="transparent" style:use-window-font-color="true"/>
    </style:style>
    <style:style style:name="T594" style:family="text">
      <style:text-properties fo:font-size="11.00pt" fo:font-weight="normal" fo:font-family="Calibri" style:font-family-asian="Calibri" style:font-family-complex="Calibri" fo:background-color="transparent" style:use-window-font-color="true"/>
    </style:style>
    <style:style style:name="T595" style:family="text">
      <style:text-properties fo:font-size="10.00pt" fo:font-weight="normal" fo:font-family="Arial" style:font-family-asian="Arial" style:font-family-complex="Arial"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0.00pt" fo:font-weight="normal" fo:font-family="Arial" style:font-family-asian="Arial" style:font-family-complex="Arial"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0.00pt" fo:font-weight="normal" fo:font-family="Arial" style:font-family-asian="Arial" style:font-family-complex="Arial" fo:background-color="transparent" style:use-window-font-color="true"/>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10.00pt" fo:font-weight="normal" fo:font-family="Arial" style:font-family-asian="Arial" style:font-family-complex="Arial" fo:background-color="transparent" style:use-window-font-color="true"/>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10.00pt" fo:font-weight="normal" fo:font-family="Arial" style:font-family-asian="Arial" style:font-family-complex="Arial"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0.00pt" fo:font-weight="normal" fo:font-family="Arial" style:font-family-asian="Arial" style:font-family-complex="Arial" fo:background-color="transparent" style:use-window-font-color="true"/>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10.00pt" fo:font-weight="normal" fo:font-family="Arial" style:font-family-asian="Arial" style:font-family-complex="Arial" fo:background-color="transparent" style:use-window-font-color="true"/>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10.00pt" fo:font-weight="normal" fo:font-family="Arial" style:font-family-asian="Arial" style:font-family-complex="Arial" fo:background-color="transparent" style:use-window-font-color="true"/>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0.00pt" fo:font-weight="normal" fo:font-family="Arial" style:font-family-asian="Arial" style:font-family-complex="Arial" fo:background-color="transparent" style:use-window-font-color="true"/>
    </style:style>
    <style:style style:name="T612" style:family="text">
      <style:text-properties fo:font-size="11.00pt" fo:font-weight="normal" fo:font-family="Calibri" style:font-family-asian="Calibri" style:font-family-complex="Calibri" fo:background-color="transparent" style:use-window-font-color="true"/>
    </style:style>
    <style:style style:name="T613" style:family="text">
      <style:text-properties fo:font-size="10.00pt" fo:font-weight="normal" fo:font-family="Arial" style:font-family-asian="Arial" style:font-family-complex="Arial" fo:background-color="transparent" style:use-window-font-color="true"/>
    </style:style>
    <style:style style:name="T614" style:family="text">
      <style:text-properties fo:font-size="11.00pt" fo:font-weight="normal" fo:font-family="Calibri" style:font-family-asian="Calibri" style:font-family-complex="Calibri" fo:background-color="transparent" style:use-window-font-color="true"/>
    </style:style>
    <style:style style:name="T615" style:family="text">
      <style:text-properties fo:font-size="10.00pt" fo:font-weight="normal" fo:font-family="Arial" style:font-family-asian="Arial" style:font-family-complex="Arial" fo:background-color="transparent" style:use-window-font-color="tru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0.00pt" fo:font-weight="normal" fo:font-family="Arial" style:font-family-asian="Arial" style:font-family-complex="Arial" fo:background-color="transparent" style:use-window-font-color="true"/>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10.00pt" fo:font-weight="normal" fo:font-family="Arial" style:font-family-asian="Arial" style:font-family-complex="Arial" fo:background-color="transparent" style:use-window-font-color="true"/>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0.00pt" fo:font-weight="normal" fo:font-family="Arial" style:font-family-asian="Arial" style:font-family-complex="Arial" fo:background-color="transparent" style:use-window-font-color="true"/>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0.00pt" fo:font-weight="normal" fo:font-family="Arial" style:font-family-asian="Arial" style:font-family-complex="Arial" fo:background-color="transparent" style:use-window-font-color="true"/>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0.00pt" fo:font-weight="normal" fo:font-family="Arial" style:font-family-asian="Arial" style:font-family-complex="Arial" fo:background-color="transparent" style:use-window-font-color="true"/>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10.00pt" fo:font-weight="normal" fo:font-family="Arial" style:font-family-asian="Arial" style:font-family-complex="Arial" fo:background-color="transparent" style:use-window-font-color="true"/>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0.00pt" fo:font-weight="normal" fo:font-family="Arial" style:font-family-asian="Arial" style:font-family-complex="Arial" fo:background-color="transparent" style:use-window-font-color="true"/>
    </style:style>
    <style:style style:name="T630" style:family="text">
      <style:text-properties fo:font-size="11.00pt" fo:font-weight="normal" fo:font-family="Calibri" style:font-family-asian="Calibri" style:font-family-complex="Calibri" fo:background-color="transparent" style:use-window-font-color="true"/>
    </style:style>
    <style:style style:name="T631" style:family="text">
      <style:text-properties fo:font-size="11.00pt" fo:font-weight="bold" fo:font-family="Arial" style:font-family-asian="Arial" style:font-family-complex="Arial" fo:background-color="transparent" style:use-window-font-color="true"/>
    </style:style>
    <style:style style:name="T632" style:family="text">
      <style:text-properties fo:font-size="11.00pt" fo:font-weight="normal" fo:font-family="Arial" style:font-family-asian="Arial" style:font-family-complex="Arial" fo:background-color="transparent" style:use-window-font-color="true"/>
    </style:style>
    <style:style style:name="T633" style:family="text">
      <style:text-properties fo:font-size="11.00pt" fo:font-weight="normal" fo:font-family="'Cambria Math'" style:font-family-asian="'Cambria Math'" style:font-family-complex="'Cambria Math'" fo:background-color="transparent" style:use-window-font-color="true"/>
    </style:style>
    <style:style style:name="T634" style:family="text">
      <style:text-properties fo:font-size="11.00pt" fo:font-weight="normal" fo:font-family="Arial" style:font-family-asian="Arial" style:font-family-complex="Arial" fo:background-color="transparent" style:use-window-font-color="true"/>
    </style:style>
    <style:style style:name="T635" style:family="text">
      <style:text-properties fo:font-size="11.00pt" fo:font-weight="normal" fo:font-family="'Cambria Math'" style:font-family-asian="'Cambria Math'" style:font-family-complex="'Cambria Math'" fo:background-color="transparent" style:use-window-font-color="true"/>
    </style:style>
    <style:style style:name="T636" style:family="text">
      <style:text-properties fo:font-size="11.00pt" fo:font-weight="normal" fo:font-family="Arial" style:font-family-asian="Arial" style:font-family-complex="Arial" fo:background-color="transparent" style:use-window-font-color="true"/>
    </style:style>
    <style:style style:name="T637" style:family="text">
      <style:text-properties fo:font-size="13.00pt" fo:font-weight="bold" fo:font-family="Arial" style:font-family-asian="Arial" style:font-family-complex="Arial" fo:background-color="transparent" fo:color="#34495e"/>
    </style:style>
    <style:style style:name="T638" style:family="text">
      <style:text-properties fo:font-size="11.00pt" fo:font-weight="bold" fo:font-family="Arial" style:font-family-asian="Arial" style:font-family-complex="Arial" fo:background-color="transparent" style:use-window-font-color="true"/>
    </style:style>
    <style:style style:name="T639" style:family="text">
      <style:text-properties fo:font-size="11.00pt" fo:font-weight="normal" fo:font-family="Arial" style:font-family-asian="Arial" style:font-family-complex="Arial" fo:background-color="transparent" style:use-window-font-color="true"/>
    </style:style>
    <style:style style:name="T640" style:family="text">
      <style:text-properties fo:font-size="11.00pt" fo:font-weight="normal" fo:font-family="Calibri" style:font-family-asian="Calibri" style:font-family-complex="Calibri" fo:background-color="transparent" style:use-window-font-color="true"/>
    </style:style>
    <style:style style:name="T641" style:family="text">
      <style:text-properties fo:font-size="10.00pt" fo:font-weight="bold" fo:font-family="Arial" style:font-family-asian="Arial" style:font-family-complex="Arial" fo:background-color="transparent" fo:color="#ffffff"/>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0.00pt" fo:font-weight="bold" fo:font-family="Arial" style:font-family-asian="Arial" style:font-family-complex="Arial" fo:background-color="transparent" fo:color="#ffffff"/>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0.00pt" fo:font-weight="bold" fo:font-family="Arial" style:font-family-asian="Arial" style:font-family-complex="Arial" fo:background-color="transparent" fo:color="#ffffff"/>
    </style:style>
    <style:style style:name="T646" style:family="text">
      <style:text-properties fo:font-size="11.00pt" fo:font-weight="normal" fo:font-family="Calibri" style:font-family-asian="Calibri" style:font-family-complex="Calibri" fo:background-color="transparent" style:use-window-font-color="true"/>
    </style:style>
    <style:style style:name="T647" style:family="text">
      <style:text-properties fo:font-size="10.00pt" fo:font-weight="bold" fo:font-family="Arial" style:font-family-asian="Arial" style:font-family-complex="Arial" fo:background-color="transparent" fo:color="#ffffff"/>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0.00pt" fo:font-weight="normal" fo:font-family="Arial" style:font-family-asian="Arial" style:font-family-complex="Arial" fo:background-color="transparent" style:use-window-font-color="true"/>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0.00pt" fo:font-weight="normal" fo:font-family="Arial" style:font-family-asian="Arial" style:font-family-complex="Arial" fo:background-color="transparent" style:use-window-font-color="true"/>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0.00pt" fo:font-weight="normal" fo:font-family="Arial" style:font-family-asian="Arial" style:font-family-complex="Arial" fo:background-color="transparent" style:use-window-font-color="true"/>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0.00pt" fo:font-weight="normal" fo:font-family="Arial" style:font-family-asian="Arial" style:font-family-complex="Arial" fo:background-color="transparent" style:use-window-font-color="true"/>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0.00pt" fo:font-weight="normal" fo:font-family="Arial" style:font-family-asian="Arial" style:font-family-complex="Arial" fo:background-color="transparent" style:use-window-font-color="true"/>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0.00pt" fo:font-weight="normal" fo:font-family="Arial" style:font-family-asian="Arial" style:font-family-complex="Arial" fo:background-color="transparent" style:use-window-font-color="true"/>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0.00pt" fo:font-weight="normal" fo:font-family="Arial" style:font-family-asian="Arial" style:font-family-complex="Arial" fo:background-color="transparent" style:use-window-font-color="true"/>
    </style:style>
    <style:style style:name="T662" style:family="text">
      <style:text-properties fo:font-size="11.00pt" fo:font-weight="normal" fo:font-family="Calibri" style:font-family-asian="Calibri" style:font-family-complex="Calibri" fo:background-color="transparent" style:use-window-font-color="true"/>
    </style:style>
    <style:style style:name="T663" style:family="text">
      <style:text-properties fo:font-size="10.00pt" fo:font-weight="normal" fo:font-family="Arial" style:font-family-asian="Arial" style:font-family-complex="Arial" fo:background-color="transparent" style:use-window-font-color="true"/>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0.00pt" fo:font-weight="normal" fo:font-family="Arial" style:font-family-asian="Arial" style:font-family-complex="Arial" fo:background-color="transparent" style:use-window-font-color="true"/>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0.00pt" fo:font-weight="normal" fo:font-family="Arial" style:font-family-asian="Arial" style:font-family-complex="Arial" fo:background-color="transparent" style:use-window-font-color="true"/>
    </style:style>
    <style:style style:name="T668" style:family="text">
      <style:text-properties fo:font-size="10.00pt" fo:font-weight="normal" fo:font-family="'Cambria Math'" style:font-family-asian="'Cambria Math'" style:font-family-complex="'Cambria Math'" fo:background-color="transparent" style:use-window-font-color="true"/>
    </style:style>
    <style:style style:name="T669" style:family="text">
      <style:text-properties fo:font-size="10.00pt" fo:font-weight="normal" fo:font-family="Arial" style:font-family-asian="Arial" style:font-family-complex="Arial" fo:background-color="transparent" style:use-window-font-color="true"/>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0.00pt" fo:font-weight="normal" fo:font-family="Arial" style:font-family-asian="Arial" style:font-family-complex="Arial" fo:background-color="transparent" style:use-window-font-color="true"/>
    </style:style>
    <style:style style:name="T672" style:family="text">
      <style:text-properties fo:font-size="11.00pt" fo:font-weight="normal" fo:font-family="Calibri" style:font-family-asian="Calibri" style:font-family-complex="Calibri" fo:background-color="transparent" style:use-window-font-color="true"/>
    </style:style>
    <style:style style:name="T673" style:family="text">
      <style:text-properties fo:font-size="10.00pt" fo:font-weight="normal" fo:font-family="Arial" style:font-family-asian="Arial" style:font-family-complex="Arial" fo:background-color="transparent" style:use-window-font-color="true"/>
    </style:style>
    <style:style style:name="T674" style:family="text">
      <style:text-properties fo:font-size="11.00pt" fo:font-weight="normal" fo:font-family="Calibri" style:font-family-asian="Calibri" style:font-family-complex="Calibri" fo:background-color="transparent" style:use-window-font-color="true"/>
    </style:style>
    <style:style style:name="T675" style:family="text">
      <style:text-properties fo:font-size="10.00pt" fo:font-weight="normal" fo:font-family="Arial" style:font-family-asian="Arial" style:font-family-complex="Arial" fo:background-color="transparent" style:use-window-font-color="true"/>
    </style:style>
    <style:style style:name="T676" style:family="text">
      <style:text-properties fo:font-size="11.00pt" fo:font-weight="normal" fo:font-family="Calibri" style:font-family-asian="Calibri" style:font-family-complex="Calibri" fo:background-color="transparent" style:use-window-font-color="true"/>
    </style:style>
    <style:style style:name="T677" style:family="text">
      <style:text-properties fo:font-size="10.00pt" fo:font-weight="normal" fo:font-family="Arial" style:font-family-asian="Arial" style:font-family-complex="Arial" fo:background-color="transparent" style:use-window-font-color="true"/>
    </style:style>
    <style:style style:name="T678" style:family="text">
      <style:text-properties fo:font-size="11.00pt" fo:font-weight="normal" fo:font-family="Calibri" style:font-family-asian="Calibri" style:font-family-complex="Calibri" fo:background-color="transparent" style:use-window-font-color="true"/>
    </style:style>
    <style:style style:name="T679" style:family="text">
      <style:text-properties fo:font-size="10.00pt" fo:font-weight="normal" fo:font-family="Arial" style:font-family-asian="Arial" style:font-family-complex="Arial" fo:background-color="transparent" style:use-window-font-color="true"/>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0.00pt" fo:font-weight="normal" fo:font-family="Arial" style:font-family-asian="Arial" style:font-family-complex="Arial" fo:background-color="transparent" style:use-window-font-color="true"/>
    </style:style>
    <style:style style:name="T682" style:family="text">
      <style:text-properties fo:font-size="11.00pt" fo:font-weight="normal" fo:font-family="Calibri" style:font-family-asian="Calibri" style:font-family-complex="Calibri" fo:background-color="transparent" style:use-window-font-color="true"/>
    </style:style>
    <style:style style:name="T683" style:family="text">
      <style:text-properties fo:font-size="10.00pt" fo:font-weight="normal" fo:font-family="Arial" style:font-family-asian="Arial" style:font-family-complex="Arial" fo:background-color="transparent" style:use-window-font-color="true"/>
    </style:style>
    <style:style style:name="T684" style:family="text">
      <style:text-properties fo:font-size="11.00pt" fo:font-weight="normal" fo:font-family="Calibri" style:font-family-asian="Calibri" style:font-family-complex="Calibri" fo:background-color="transparent" style:use-window-font-color="true"/>
    </style:style>
    <style:style style:name="T685" style:family="text">
      <style:text-properties fo:font-size="10.00pt" fo:font-weight="normal" fo:font-family="Arial" style:font-family-asian="Arial" style:font-family-complex="Arial" fo:background-color="transparent" style:use-window-font-color="true"/>
    </style:style>
    <style:style style:name="T686" style:family="text">
      <style:text-properties fo:font-size="11.00pt" fo:font-weight="normal" fo:font-family="Calibri" style:font-family-asian="Calibri" style:font-family-complex="Calibri" fo:background-color="transparent" style:use-window-font-color="true"/>
    </style:style>
    <style:style style:name="T687" style:family="text">
      <style:text-properties fo:font-size="10.00pt" fo:font-weight="normal" fo:font-family="Arial" style:font-family-asian="Arial" style:font-family-complex="Arial" fo:background-color="transparent" style:use-window-font-color="true"/>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0.00pt" fo:font-weight="normal" fo:font-family="Arial" style:font-family-asian="Arial" style:font-family-complex="Arial" fo:background-color="transparent" style:use-window-font-color="true"/>
    </style:style>
    <style:style style:name="T690" style:family="text">
      <style:text-properties fo:font-size="11.00pt" fo:font-weight="normal" fo:font-family="Calibri" style:font-family-asian="Calibri" style:font-family-complex="Calibri" fo:background-color="transparent" style:use-window-font-color="true"/>
    </style:style>
    <style:style style:name="T691" style:family="text">
      <style:text-properties fo:font-size="10.00pt" fo:font-weight="normal" fo:font-family="Arial" style:font-family-asian="Arial" style:font-family-complex="Arial" fo:background-color="transparent" style:use-window-font-color="true"/>
    </style:style>
    <style:style style:name="T692" style:family="text">
      <style:text-properties fo:font-size="11.00pt" fo:font-weight="normal" fo:font-family="Calibri" style:font-family-asian="Calibri" style:font-family-complex="Calibri" fo:background-color="transparent" style:use-window-font-color="true"/>
    </style:style>
    <style:style style:name="T693" style:family="text">
      <style:text-properties fo:font-size="10.00pt" fo:font-weight="normal" fo:font-family="Arial" style:font-family-asian="Arial" style:font-family-complex="Arial" fo:background-color="transparent" style:use-window-font-color="true"/>
    </style:style>
    <style:style style:name="T694" style:family="text">
      <style:text-properties fo:font-size="11.00pt" fo:font-weight="normal" fo:font-family="Calibri" style:font-family-asian="Calibri" style:font-family-complex="Calibri" fo:background-color="transparent" style:use-window-font-color="true"/>
    </style:style>
    <style:style style:name="T695" style:family="text">
      <style:text-properties fo:font-size="10.00pt" fo:font-weight="normal" fo:font-family="Arial" style:font-family-asian="Arial" style:font-family-complex="Arial" fo:background-color="transparent" style:use-window-font-color="true"/>
    </style:style>
    <style:style style:name="T696" style:family="text">
      <style:text-properties fo:font-size="11.00pt" fo:font-weight="normal" fo:font-family="Calibri" style:font-family-asian="Calibri" style:font-family-complex="Calibri" fo:background-color="transparent" style:use-window-font-color="true"/>
    </style:style>
    <style:style style:name="T697" style:family="text">
      <style:text-properties fo:font-size="10.00pt" fo:font-weight="normal" fo:font-family="Arial" style:font-family-asian="Arial" style:font-family-complex="Arial" fo:background-color="transparent" style:use-window-font-color="true"/>
    </style:style>
    <style:style style:name="T698" style:family="text">
      <style:text-properties fo:font-size="11.00pt" fo:font-weight="normal" fo:font-family="Calibri" style:font-family-asian="Calibri" style:font-family-complex="Calibri" fo:background-color="transparent" style:use-window-font-color="true"/>
    </style:style>
    <style:style style:name="T699" style:family="text">
      <style:text-properties fo:font-size="10.00pt" fo:font-weight="normal" fo:font-family="Arial" style:font-family-asian="Arial" style:font-family-complex="Arial" fo:background-color="transparent" style:use-window-font-color="true"/>
    </style:style>
    <style:style style:name="T700" style:family="text">
      <style:text-properties fo:font-size="11.00pt" fo:font-weight="normal" fo:font-family="Calibri" style:font-family-asian="Calibri" style:font-family-complex="Calibri" fo:background-color="transparent" style:use-window-font-color="true"/>
    </style:style>
    <style:style style:name="T701" style:family="text">
      <style:text-properties fo:font-size="10.00pt" fo:font-weight="normal" fo:font-family="Arial" style:font-family-asian="Arial" style:font-family-complex="Arial" fo:background-color="transparent" style:use-window-font-color="true"/>
    </style:style>
    <style:style style:name="T702" style:family="text">
      <style:text-properties fo:font-size="11.00pt" fo:font-weight="normal" fo:font-family="Calibri" style:font-family-asian="Calibri" style:font-family-complex="Calibri" fo:background-color="transparent" style:use-window-font-color="true"/>
    </style:style>
    <style:style style:name="T703" style:family="text">
      <style:text-properties fo:font-size="10.00pt" fo:font-weight="normal" fo:font-family="Arial" style:font-family-asian="Arial" style:font-family-complex="Arial" fo:background-color="transparent" style:use-window-font-color="true"/>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0.00pt" fo:font-weight="normal" fo:font-family="Arial" style:font-family-asian="Arial" style:font-family-complex="Arial" fo:background-color="transparent" style:use-window-font-color="true"/>
    </style:style>
    <style:style style:name="T706" style:family="text">
      <style:text-properties fo:font-size="11.00pt" fo:font-weight="normal" fo:font-family="Calibri" style:font-family-asian="Calibri" style:font-family-complex="Calibri" fo:background-color="transparent" style:use-window-font-color="true"/>
    </style:style>
    <style:style style:name="T707" style:family="text">
      <style:text-properties fo:font-size="11.00pt" fo:font-weight="bold" fo:font-family="Arial" style:font-family-asian="Arial" style:font-family-complex="Arial" fo:background-color="transparent" style:use-window-font-color="true"/>
    </style:style>
    <style:style style:name="T708" style:family="text">
      <style:text-properties fo:font-size="11.00pt" fo:font-weight="normal" fo:font-family="Arial" style:font-family-asian="Arial" style:font-family-complex="Arial" fo:background-color="transparent" style:use-window-font-color="true"/>
    </style:style>
    <style:style style:name="T709" style:family="text">
      <style:text-properties fo:font-size="16.00pt" fo:font-weight="bold" fo:font-family="Arial" style:font-family-asian="Arial" style:font-family-complex="Arial" fo:background-color="transparent" fo:color="#2c3e50"/>
    </style:style>
    <style:style style:name="T710" style:family="text">
      <style:text-properties fo:font-size="11.00pt" fo:font-weight="normal" fo:font-family="Arial" style:font-family-asian="Arial" style:font-family-complex="Arial" fo:background-color="transparent" style:use-window-font-color="true"/>
    </style:style>
    <style:style style:name="T711" style:family="text">
      <style:text-properties fo:font-size="13.00pt" fo:font-weight="bold" fo:font-family="Arial" style:font-family-asian="Arial" style:font-family-complex="Arial" fo:background-color="transparent" fo:color="#34495e"/>
    </style:style>
    <style:style style:name="T712" style:family="text">
      <style:text-properties fo:font-size="11.00pt" fo:font-weight="normal" fo:font-family="Calibri" style:font-family-asian="Calibri" style:font-family-complex="Calibri" fo:background-color="transparent" style:use-window-font-color="true"/>
    </style:style>
    <style:style style:name="T713" style:family="text">
      <style:text-properties fo:font-size="10.00pt" fo:font-weight="bold" fo:font-family="Arial" style:font-family-asian="Arial" style:font-family-complex="Arial" fo:background-color="transparent" fo:color="#ffffff"/>
    </style:style>
    <style:style style:name="T714" style:family="text">
      <style:text-properties fo:font-size="11.00pt" fo:font-weight="normal" fo:font-family="Calibri" style:font-family-asian="Calibri" style:font-family-complex="Calibri" fo:background-color="transparent" style:use-window-font-color="true"/>
    </style:style>
    <style:style style:name="T715" style:family="text">
      <style:text-properties fo:font-size="10.00pt" fo:font-weight="bold" fo:font-family="Arial" style:font-family-asian="Arial" style:font-family-complex="Arial" fo:background-color="transparent" fo:color="#ffffff"/>
    </style:style>
    <style:style style:name="T716" style:family="text">
      <style:text-properties fo:font-size="11.00pt" fo:font-weight="normal" fo:font-family="Calibri" style:font-family-asian="Calibri" style:font-family-complex="Calibri" fo:background-color="transparent" style:use-window-font-color="true"/>
    </style:style>
    <style:style style:name="T717" style:family="text">
      <style:text-properties fo:font-size="10.00pt" fo:font-weight="bold" fo:font-family="Arial" style:font-family-asian="Arial" style:font-family-complex="Arial" fo:background-color="transparent" fo:color="#ffffff"/>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0.00pt" fo:font-weight="bold" fo:font-family="Arial" style:font-family-asian="Arial" style:font-family-complex="Arial" fo:background-color="transparent" fo:color="#ffffff"/>
    </style:style>
    <style:style style:name="T720" style:family="text">
      <style:text-properties fo:font-size="11.00pt" fo:font-weight="normal" fo:font-family="Calibri" style:font-family-asian="Calibri" style:font-family-complex="Calibri" fo:background-color="transparent" style:use-window-font-color="true"/>
    </style:style>
    <style:style style:name="T721" style:family="text">
      <style:text-properties fo:font-size="10.00pt" fo:font-weight="normal" fo:font-family="Arial" style:font-family-asian="Arial" style:font-family-complex="Arial" fo:background-color="transparent" style:use-window-font-color="true"/>
    </style:style>
    <style:style style:name="T722" style:family="text">
      <style:text-properties fo:font-size="11.00pt" fo:font-weight="normal" fo:font-family="Calibri" style:font-family-asian="Calibri" style:font-family-complex="Calibri" fo:background-color="transparent" style:use-window-font-color="true"/>
    </style:style>
    <style:style style:name="T723" style:family="text">
      <style:text-properties fo:font-size="10.00pt" fo:font-weight="normal" fo:font-family="Arial" style:font-family-asian="Arial" style:font-family-complex="Arial" fo:background-color="transparent" style:use-window-font-color="true"/>
    </style:style>
    <style:style style:name="T724" style:family="text">
      <style:text-properties fo:font-size="11.00pt" fo:font-weight="normal" fo:font-family="Calibri" style:font-family-asian="Calibri" style:font-family-complex="Calibri" fo:background-color="transparent" style:use-window-font-color="true"/>
    </style:style>
    <style:style style:name="T725" style:family="text">
      <style:text-properties fo:font-size="10.00pt" fo:font-weight="normal" fo:font-family="Arial" style:font-family-asian="Arial" style:font-family-complex="Arial" fo:background-color="transparent" style:use-window-font-color="true"/>
    </style:style>
    <style:style style:name="T726" style:family="text">
      <style:text-properties fo:font-size="11.00pt" fo:font-weight="normal" fo:font-family="Calibri" style:font-family-asian="Calibri" style:font-family-complex="Calibri" fo:background-color="transparent" style:use-window-font-color="true"/>
    </style:style>
    <style:style style:name="T727" style:family="text">
      <style:text-properties fo:font-size="10.00pt" fo:font-weight="normal" fo:font-family="Arial" style:font-family-asian="Arial" style:font-family-complex="Arial" fo:background-color="transparent" style:use-window-font-color="true"/>
    </style:style>
    <style:style style:name="T728" style:family="text">
      <style:text-properties fo:font-size="11.00pt" fo:font-weight="normal" fo:font-family="Calibri" style:font-family-asian="Calibri" style:font-family-complex="Calibri" fo:background-color="transparent" style:use-window-font-color="true"/>
    </style:style>
    <style:style style:name="T729" style:family="text">
      <style:text-properties fo:font-size="10.00pt" fo:font-weight="normal" fo:font-family="Arial" style:font-family-asian="Arial" style:font-family-complex="Arial" fo:background-color="transparent" style:use-window-font-color="true"/>
    </style:style>
    <style:style style:name="T730" style:family="text">
      <style:text-properties fo:font-size="11.00pt" fo:font-weight="normal" fo:font-family="Calibri" style:font-family-asian="Calibri" style:font-family-complex="Calibri" fo:background-color="transparent" style:use-window-font-color="true"/>
    </style:style>
    <style:style style:name="T731" style:family="text">
      <style:text-properties fo:font-size="10.00pt" fo:font-weight="normal" fo:font-family="Arial" style:font-family-asian="Arial" style:font-family-complex="Arial" fo:background-color="transparent" style:use-window-font-color="true"/>
    </style:style>
    <style:style style:name="T732" style:family="text">
      <style:text-properties fo:font-size="11.00pt" fo:font-weight="normal" fo:font-family="Calibri" style:font-family-asian="Calibri" style:font-family-complex="Calibri" fo:background-color="transparent" style:use-window-font-color="true"/>
    </style:style>
    <style:style style:name="T733" style:family="text">
      <style:text-properties fo:font-size="10.00pt" fo:font-weight="normal" fo:font-family="Arial" style:font-family-asian="Arial" style:font-family-complex="Arial" fo:background-color="transparent" style:use-window-font-color="true"/>
    </style:style>
    <style:style style:name="T734" style:family="text">
      <style:text-properties fo:font-size="11.00pt" fo:font-weight="normal" fo:font-family="Calibri" style:font-family-asian="Calibri" style:font-family-complex="Calibri" fo:background-color="transparent" style:use-window-font-color="true"/>
    </style:style>
    <style:style style:name="T735" style:family="text">
      <style:text-properties fo:font-size="10.00pt" fo:font-weight="normal" fo:font-family="Arial" style:font-family-asian="Arial" style:font-family-complex="Arial" fo:background-color="transparent" style:use-window-font-color="true"/>
    </style:style>
    <style:style style:name="T736" style:family="text">
      <style:text-properties fo:font-size="11.00pt" fo:font-weight="normal" fo:font-family="Calibri" style:font-family-asian="Calibri" style:font-family-complex="Calibri" fo:background-color="transparent" style:use-window-font-color="true"/>
    </style:style>
    <style:style style:name="T737" style:family="text">
      <style:text-properties fo:font-size="10.00pt" fo:font-weight="normal" fo:font-family="Arial" style:font-family-asian="Arial" style:font-family-complex="Arial" fo:background-color="transparent" style:use-window-font-color="true"/>
    </style:style>
    <style:style style:name="T738" style:family="text">
      <style:text-properties fo:font-size="11.00pt" fo:font-weight="normal" fo:font-family="Calibri" style:font-family-asian="Calibri" style:font-family-complex="Calibri" fo:background-color="transparent" style:use-window-font-color="true"/>
    </style:style>
    <style:style style:name="T739" style:family="text">
      <style:text-properties fo:font-size="10.00pt" fo:font-weight="normal" fo:font-family="Arial" style:font-family-asian="Arial" style:font-family-complex="Arial" fo:background-color="transparent" style:use-window-font-color="true"/>
    </style:style>
    <style:style style:name="T740" style:family="text">
      <style:text-properties fo:font-size="11.00pt" fo:font-weight="normal" fo:font-family="Calibri" style:font-family-asian="Calibri" style:font-family-complex="Calibri" fo:background-color="transparent" style:use-window-font-color="true"/>
    </style:style>
    <style:style style:name="T741" style:family="text">
      <style:text-properties fo:font-size="10.00pt" fo:font-weight="normal" fo:font-family="Arial" style:font-family-asian="Arial" style:font-family-complex="Arial" fo:background-color="transparent" style:use-window-font-color="true"/>
    </style:style>
    <style:style style:name="T742" style:family="text">
      <style:text-properties fo:font-size="11.00pt" fo:font-weight="normal" fo:font-family="Calibri" style:font-family-asian="Calibri" style:font-family-complex="Calibri" fo:background-color="transparent" style:use-window-font-color="true"/>
    </style:style>
    <style:style style:name="T743" style:family="text">
      <style:text-properties fo:font-size="10.00pt" fo:font-weight="normal" fo:font-family="Arial" style:font-family-asian="Arial" style:font-family-complex="Arial" fo:background-color="transparent" style:use-window-font-color="true"/>
    </style:style>
    <style:style style:name="T744" style:family="text">
      <style:text-properties fo:font-size="11.00pt" fo:font-weight="normal" fo:font-family="Calibri" style:font-family-asian="Calibri" style:font-family-complex="Calibri" fo:background-color="transparent" style:use-window-font-color="true"/>
    </style:style>
    <style:style style:name="T745" style:family="text">
      <style:text-properties fo:font-size="10.00pt" fo:font-weight="normal" fo:font-family="Arial" style:font-family-asian="Arial" style:font-family-complex="Arial" fo:background-color="transparent" style:use-window-font-color="true"/>
    </style:style>
    <style:style style:name="T746" style:family="text">
      <style:text-properties fo:font-size="11.00pt" fo:font-weight="normal" fo:font-family="Calibri" style:font-family-asian="Calibri" style:font-family-complex="Calibri" fo:background-color="transparent" style:use-window-font-color="true"/>
    </style:style>
    <style:style style:name="T747" style:family="text">
      <style:text-properties fo:font-size="10.00pt" fo:font-weight="normal" fo:font-family="Arial" style:font-family-asian="Arial" style:font-family-complex="Arial" fo:background-color="transparent" style:use-window-font-color="true"/>
    </style:style>
    <style:style style:name="T748" style:family="text">
      <style:text-properties fo:font-size="11.00pt" fo:font-weight="normal" fo:font-family="Calibri" style:font-family-asian="Calibri" style:font-family-complex="Calibri" fo:background-color="transparent" style:use-window-font-color="true"/>
    </style:style>
    <style:style style:name="T749" style:family="text">
      <style:text-properties fo:font-size="10.00pt" fo:font-weight="normal" fo:font-family="Arial" style:font-family-asian="Arial" style:font-family-complex="Arial" fo:background-color="transparent" style:use-window-font-color="true"/>
    </style:style>
    <style:style style:name="T750" style:family="text">
      <style:text-properties fo:font-size="11.00pt" fo:font-weight="normal" fo:font-family="Calibri" style:font-family-asian="Calibri" style:font-family-complex="Calibri" fo:background-color="transparent" style:use-window-font-color="true"/>
    </style:style>
    <style:style style:name="T751" style:family="text">
      <style:text-properties fo:font-size="10.00pt" fo:font-weight="normal" fo:font-family="Arial" style:font-family-asian="Arial" style:font-family-complex="Arial" fo:background-color="transparent" style:use-window-font-color="true"/>
    </style:style>
    <style:style style:name="T752" style:family="text">
      <style:text-properties fo:font-size="11.00pt" fo:font-weight="normal" fo:font-family="Calibri" style:font-family-asian="Calibri" style:font-family-complex="Calibri" fo:background-color="transparent" style:use-window-font-color="true"/>
    </style:style>
    <style:style style:name="T753" style:family="text">
      <style:text-properties fo:font-size="10.00pt" fo:font-weight="normal" fo:font-family="Arial" style:font-family-asian="Arial" style:font-family-complex="Arial" fo:background-color="transparent" style:use-window-font-color="true"/>
    </style:style>
    <style:style style:name="T754" style:family="text">
      <style:text-properties fo:font-size="11.00pt" fo:font-weight="normal" fo:font-family="Calibri" style:font-family-asian="Calibri" style:font-family-complex="Calibri" fo:background-color="transparent" style:use-window-font-color="true"/>
    </style:style>
    <style:style style:name="T755" style:family="text">
      <style:text-properties fo:font-size="10.00pt" fo:font-weight="normal" fo:font-family="Arial" style:font-family-asian="Arial" style:font-family-complex="Arial" fo:background-color="transparent" style:use-window-font-color="true"/>
    </style:style>
    <style:style style:name="T756" style:family="text">
      <style:text-properties fo:font-size="11.00pt" fo:font-weight="normal" fo:font-family="Calibri" style:font-family-asian="Calibri" style:font-family-complex="Calibri" fo:background-color="transparent" style:use-window-font-color="true"/>
    </style:style>
    <style:style style:name="T757" style:family="text">
      <style:text-properties fo:font-size="10.00pt" fo:font-weight="normal" fo:font-family="Arial" style:font-family-asian="Arial" style:font-family-complex="Arial" fo:background-color="transparent" style:use-window-font-color="true"/>
    </style:style>
    <style:style style:name="T758" style:family="text">
      <style:text-properties fo:font-size="11.00pt" fo:font-weight="normal" fo:font-family="Calibri" style:font-family-asian="Calibri" style:font-family-complex="Calibri" fo:background-color="transparent" style:use-window-font-color="true"/>
    </style:style>
    <style:style style:name="T759" style:family="text">
      <style:text-properties fo:font-size="10.00pt" fo:font-weight="normal" fo:font-family="Arial" style:font-family-asian="Arial" style:font-family-complex="Arial" fo:background-color="transparent" style:use-window-font-color="true"/>
    </style:style>
    <style:style style:name="T760" style:family="text">
      <style:text-properties fo:font-size="11.00pt" fo:font-weight="normal" fo:font-family="Calibri" style:font-family-asian="Calibri" style:font-family-complex="Calibri" fo:background-color="transparent" style:use-window-font-color="true"/>
    </style:style>
    <style:style style:name="T761" style:family="text">
      <style:text-properties fo:font-size="10.00pt" fo:font-weight="normal" fo:font-family="Arial" style:font-family-asian="Arial" style:font-family-complex="Arial" fo:background-color="transparent" style:use-window-font-color="true"/>
    </style:style>
    <style:style style:name="T762" style:family="text">
      <style:text-properties fo:font-size="11.00pt" fo:font-weight="normal" fo:font-family="Calibri" style:font-family-asian="Calibri" style:font-family-complex="Calibri" fo:background-color="transparent" style:use-window-font-color="true"/>
    </style:style>
    <style:style style:name="T763" style:family="text">
      <style:text-properties fo:font-size="10.00pt" fo:font-weight="normal" fo:font-family="Arial" style:font-family-asian="Arial" style:font-family-complex="Arial" fo:background-color="transparent" style:use-window-font-color="true"/>
    </style:style>
    <style:style style:name="T764" style:family="text">
      <style:text-properties fo:font-size="11.00pt" fo:font-weight="normal" fo:font-family="Calibri" style:font-family-asian="Calibri" style:font-family-complex="Calibri" fo:background-color="transparent" style:use-window-font-color="true"/>
    </style:style>
    <style:style style:name="T765" style:family="text">
      <style:text-properties fo:font-size="10.00pt" fo:font-weight="normal" fo:font-family="Arial" style:font-family-asian="Arial" style:font-family-complex="Arial" fo:background-color="transparent" style:use-window-font-color="true"/>
    </style:style>
    <style:style style:name="T766" style:family="text">
      <style:text-properties fo:font-size="11.00pt" fo:font-weight="normal" fo:font-family="Calibri" style:font-family-asian="Calibri" style:font-family-complex="Calibri" fo:background-color="transparent" style:use-window-font-color="true"/>
    </style:style>
    <style:style style:name="T767" style:family="text">
      <style:text-properties fo:font-size="10.00pt" fo:font-weight="normal" fo:font-family="Arial" style:font-family-asian="Arial" style:font-family-complex="Arial" fo:background-color="transparent" style:use-window-font-color="true"/>
    </style:style>
    <style:style style:name="T768" style:family="text">
      <style:text-properties fo:font-size="11.00pt" fo:font-weight="normal" fo:font-family="Calibri" style:font-family-asian="Calibri" style:font-family-complex="Calibri" fo:background-color="transparent" style:use-window-font-color="true"/>
    </style:style>
    <style:style style:name="T769" style:family="text">
      <style:text-properties fo:font-size="10.00pt" fo:font-weight="normal" fo:font-family="Arial" style:font-family-asian="Arial" style:font-family-complex="Arial" fo:background-color="transparent" style:use-window-font-color="true"/>
    </style:style>
    <style:style style:name="T770" style:family="text">
      <style:text-properties fo:font-size="11.00pt" fo:font-weight="normal" fo:font-family="Calibri" style:font-family-asian="Calibri" style:font-family-complex="Calibri" fo:background-color="transparent" style:use-window-font-color="true"/>
    </style:style>
    <style:style style:name="T771" style:family="text">
      <style:text-properties fo:font-size="10.00pt" fo:font-weight="normal" fo:font-family="Arial" style:font-family-asian="Arial" style:font-family-complex="Arial" fo:background-color="transparent" style:use-window-font-color="true"/>
    </style:style>
    <style:style style:name="T772" style:family="text">
      <style:text-properties fo:font-size="11.00pt" fo:font-weight="normal" fo:font-family="Calibri" style:font-family-asian="Calibri" style:font-family-complex="Calibri" fo:background-color="transparent" style:use-window-font-color="true"/>
    </style:style>
    <style:style style:name="T773" style:family="text">
      <style:text-properties fo:font-size="10.00pt" fo:font-weight="normal" fo:font-family="Arial" style:font-family-asian="Arial" style:font-family-complex="Arial" fo:background-color="transparent" style:use-window-font-color="true"/>
    </style:style>
    <style:style style:name="T774" style:family="text">
      <style:text-properties fo:font-size="11.00pt" fo:font-weight="normal" fo:font-family="Calibri" style:font-family-asian="Calibri" style:font-family-complex="Calibri" fo:background-color="transparent" style:use-window-font-color="true"/>
    </style:style>
    <style:style style:name="T775" style:family="text">
      <style:text-properties fo:font-size="10.00pt" fo:font-weight="normal" fo:font-family="Arial" style:font-family-asian="Arial" style:font-family-complex="Arial" fo:background-color="transparent" style:use-window-font-color="true"/>
    </style:style>
    <style:style style:name="T776" style:family="text">
      <style:text-properties fo:font-size="11.00pt" fo:font-weight="normal" fo:font-family="Calibri" style:font-family-asian="Calibri" style:font-family-complex="Calibri" fo:background-color="transparent" style:use-window-font-color="true"/>
    </style:style>
    <style:style style:name="T777" style:family="text">
      <style:text-properties fo:font-size="10.00pt" fo:font-weight="normal" fo:font-family="Arial" style:font-family-asian="Arial" style:font-family-complex="Arial" fo:background-color="transparent" style:use-window-font-color="true"/>
    </style:style>
    <style:style style:name="T778" style:family="text">
      <style:text-properties fo:font-size="11.00pt" fo:font-weight="normal" fo:font-family="Calibri" style:font-family-asian="Calibri" style:font-family-complex="Calibri" fo:background-color="transparent" style:use-window-font-color="true"/>
    </style:style>
    <style:style style:name="T779" style:family="text">
      <style:text-properties fo:font-size="10.00pt" fo:font-weight="normal" fo:font-family="Arial" style:font-family-asian="Arial" style:font-family-complex="Arial" fo:background-color="transparent" style:use-window-font-color="true"/>
    </style:style>
    <style:style style:name="T780" style:family="text">
      <style:text-properties fo:font-size="11.00pt" fo:font-weight="normal" fo:font-family="Calibri" style:font-family-asian="Calibri" style:font-family-complex="Calibri" fo:background-color="transparent" style:use-window-font-color="true"/>
    </style:style>
    <style:style style:name="T781" style:family="text">
      <style:text-properties fo:font-size="10.00pt" fo:font-weight="normal" fo:font-family="Arial" style:font-family-asian="Arial" style:font-family-complex="Arial" fo:background-color="transparent" style:use-window-font-color="true"/>
    </style:style>
    <style:style style:name="T782" style:family="text">
      <style:text-properties fo:font-size="11.00pt" fo:font-weight="normal" fo:font-family="Calibri" style:font-family-asian="Calibri" style:font-family-complex="Calibri" fo:background-color="transparent" style:use-window-font-color="true"/>
    </style:style>
    <style:style style:name="T783" style:family="text">
      <style:text-properties fo:font-size="10.00pt" fo:font-weight="normal" fo:font-family="Arial" style:font-family-asian="Arial" style:font-family-complex="Arial" fo:background-color="transparent" style:use-window-font-color="true"/>
    </style:style>
    <style:style style:name="T784" style:family="text">
      <style:text-properties fo:font-size="11.00pt" fo:font-weight="normal" fo:font-family="Calibri" style:font-family-asian="Calibri" style:font-family-complex="Calibri" fo:background-color="transparent" style:use-window-font-color="true"/>
    </style:style>
    <style:style style:name="T785" style:family="text">
      <style:text-properties fo:font-size="13.00pt" fo:font-weight="bold" fo:font-family="Arial" style:font-family-asian="Arial" style:font-family-complex="Arial" fo:background-color="transparent" fo:color="#34495e"/>
    </style:style>
    <style:style style:name="T786" style:family="text">
      <style:text-properties fo:font-size="11.00pt" fo:font-weight="normal" fo:font-family="Calibri" style:font-family-asian="Calibri" style:font-family-complex="Calibri" fo:background-color="transparent" style:use-window-font-color="true"/>
    </style:style>
    <style:style style:name="T787" style:family="text">
      <style:text-properties fo:font-size="10.00pt" fo:font-weight="bold" fo:font-family="Arial" style:font-family-asian="Arial" style:font-family-complex="Arial" fo:background-color="transparent" fo:color="#ffffff"/>
    </style:style>
    <style:style style:name="T788" style:family="text">
      <style:text-properties fo:font-size="11.00pt" fo:font-weight="normal" fo:font-family="Calibri" style:font-family-asian="Calibri" style:font-family-complex="Calibri" fo:background-color="transparent" style:use-window-font-color="true"/>
    </style:style>
    <style:style style:name="T789" style:family="text">
      <style:text-properties fo:font-size="10.00pt" fo:font-weight="bold" fo:font-family="Arial" style:font-family-asian="Arial" style:font-family-complex="Arial" fo:background-color="transparent" fo:color="#ffffff"/>
    </style:style>
    <style:style style:name="T790" style:family="text">
      <style:text-properties fo:font-size="11.00pt" fo:font-weight="normal" fo:font-family="Calibri" style:font-family-asian="Calibri" style:font-family-complex="Calibri" fo:background-color="transparent" style:use-window-font-color="true"/>
    </style:style>
    <style:style style:name="T791" style:family="text">
      <style:text-properties fo:font-size="10.00pt" fo:font-weight="bold" fo:font-family="Arial" style:font-family-asian="Arial" style:font-family-complex="Arial" fo:background-color="transparent" fo:color="#ffffff"/>
    </style:style>
    <style:style style:name="T792" style:family="text">
      <style:text-properties fo:font-size="11.00pt" fo:font-weight="normal" fo:font-family="Calibri" style:font-family-asian="Calibri" style:font-family-complex="Calibri" fo:background-color="transparent" style:use-window-font-color="true"/>
    </style:style>
    <style:style style:name="T793" style:family="text">
      <style:text-properties fo:font-size="10.00pt" fo:font-weight="bold" fo:font-family="Arial" style:font-family-asian="Arial" style:font-family-complex="Arial" fo:background-color="transparent" fo:color="#ffffff"/>
    </style:style>
    <style:style style:name="T794" style:family="text">
      <style:text-properties fo:font-size="11.00pt" fo:font-weight="normal" fo:font-family="Calibri" style:font-family-asian="Calibri" style:font-family-complex="Calibri" fo:background-color="transparent" style:use-window-font-color="true"/>
    </style:style>
    <style:style style:name="T795" style:family="text">
      <style:text-properties fo:font-size="10.00pt" fo:font-weight="normal" fo:font-family="Arial" style:font-family-asian="Arial" style:font-family-complex="Arial" fo:background-color="transparent" style:use-window-font-color="true"/>
    </style:style>
    <style:style style:name="T796" style:family="text">
      <style:text-properties fo:font-size="11.00pt" fo:font-weight="normal" fo:font-family="Calibri" style:font-family-asian="Calibri" style:font-family-complex="Calibri" fo:background-color="transparent" style:use-window-font-color="true"/>
    </style:style>
    <style:style style:name="T797" style:family="text">
      <style:text-properties fo:font-size="10.00pt" fo:font-weight="normal" fo:font-family="Arial" style:font-family-asian="Arial" style:font-family-complex="Arial" fo:background-color="transparent" style:use-window-font-color="true"/>
    </style:style>
    <style:style style:name="T798" style:family="text">
      <style:text-properties fo:font-size="11.00pt" fo:font-weight="normal" fo:font-family="Calibri" style:font-family-asian="Calibri" style:font-family-complex="Calibri" fo:background-color="transparent" style:use-window-font-color="true"/>
    </style:style>
    <style:style style:name="T799" style:family="text">
      <style:text-properties fo:font-size="10.00pt" fo:font-weight="normal" fo:font-family="Arial" style:font-family-asian="Arial" style:font-family-complex="Arial" fo:background-color="transparent" style:use-window-font-color="true"/>
    </style:style>
    <style:style style:name="T800" style:family="text">
      <style:text-properties fo:font-size="11.00pt" fo:font-weight="normal" fo:font-family="Calibri" style:font-family-asian="Calibri" style:font-family-complex="Calibri" fo:background-color="transparent" style:use-window-font-color="true"/>
    </style:style>
    <style:style style:name="T801" style:family="text">
      <style:text-properties fo:font-size="10.00pt" fo:font-weight="normal" fo:font-family="Arial" style:font-family-asian="Arial" style:font-family-complex="Arial" fo:background-color="transparent" style:use-window-font-color="true"/>
    </style:style>
    <style:style style:name="T802" style:family="text">
      <style:text-properties fo:font-size="11.00pt" fo:font-weight="normal" fo:font-family="Calibri" style:font-family-asian="Calibri" style:font-family-complex="Calibri" fo:background-color="transparent" style:use-window-font-color="true"/>
    </style:style>
    <style:style style:name="T803" style:family="text">
      <style:text-properties fo:font-size="10.00pt" fo:font-weight="normal" fo:font-family="Arial" style:font-family-asian="Arial" style:font-family-complex="Arial" fo:background-color="transparent" style:use-window-font-color="true"/>
    </style:style>
    <style:style style:name="T804" style:family="text">
      <style:text-properties fo:font-size="11.00pt" fo:font-weight="normal" fo:font-family="Calibri" style:font-family-asian="Calibri" style:font-family-complex="Calibri" fo:background-color="transparent" style:use-window-font-color="true"/>
    </style:style>
    <style:style style:name="T805" style:family="text">
      <style:text-properties fo:font-size="10.00pt" fo:font-weight="normal" fo:font-family="Arial" style:font-family-asian="Arial" style:font-family-complex="Arial" fo:background-color="transparent" style:use-window-font-color="true"/>
    </style:style>
    <style:style style:name="T806" style:family="text">
      <style:text-properties fo:font-size="11.00pt" fo:font-weight="normal" fo:font-family="Calibri" style:font-family-asian="Calibri" style:font-family-complex="Calibri" fo:background-color="transparent" style:use-window-font-color="true"/>
    </style:style>
    <style:style style:name="T807" style:family="text">
      <style:text-properties fo:font-size="10.00pt" fo:font-weight="normal" fo:font-family="Arial" style:font-family-asian="Arial" style:font-family-complex="Arial" fo:background-color="transparent" style:use-window-font-color="true"/>
    </style:style>
    <style:style style:name="T808" style:family="text">
      <style:text-properties fo:font-size="11.00pt" fo:font-weight="normal" fo:font-family="Calibri" style:font-family-asian="Calibri" style:font-family-complex="Calibri" fo:background-color="transparent" style:use-window-font-color="true"/>
    </style:style>
    <style:style style:name="T809" style:family="text">
      <style:text-properties fo:font-size="10.00pt" fo:font-weight="normal" fo:font-family="Arial" style:font-family-asian="Arial" style:font-family-complex="Arial" fo:background-color="transparent" style:use-window-font-color="true"/>
    </style:style>
    <style:style style:name="T810" style:family="text">
      <style:text-properties fo:font-size="11.00pt" fo:font-weight="normal" fo:font-family="Calibri" style:font-family-asian="Calibri" style:font-family-complex="Calibri" fo:background-color="transparent" style:use-window-font-color="true"/>
    </style:style>
    <style:style style:name="T811" style:family="text">
      <style:text-properties fo:font-size="10.00pt" fo:font-weight="normal" fo:font-family="Arial" style:font-family-asian="Arial" style:font-family-complex="Arial" fo:background-color="transparent" style:use-window-font-color="true"/>
    </style:style>
    <style:style style:name="T812" style:family="text">
      <style:text-properties fo:font-size="11.00pt" fo:font-weight="normal" fo:font-family="Calibri" style:font-family-asian="Calibri" style:font-family-complex="Calibri" fo:background-color="transparent" style:use-window-font-color="true"/>
    </style:style>
    <style:style style:name="T813" style:family="text">
      <style:text-properties fo:font-size="10.00pt" fo:font-weight="normal" fo:font-family="Arial" style:font-family-asian="Arial" style:font-family-complex="Arial" fo:background-color="transparent" style:use-window-font-color="true"/>
    </style:style>
    <style:style style:name="T814" style:family="text">
      <style:text-properties fo:font-size="11.00pt" fo:font-weight="normal" fo:font-family="Calibri" style:font-family-asian="Calibri" style:font-family-complex="Calibri" fo:background-color="transparent" style:use-window-font-color="true"/>
    </style:style>
    <style:style style:name="T815" style:family="text">
      <style:text-properties fo:font-size="10.00pt" fo:font-weight="normal" fo:font-family="Arial" style:font-family-asian="Arial" style:font-family-complex="Arial" fo:background-color="transparent" style:use-window-font-color="true"/>
    </style:style>
    <style:style style:name="T816" style:family="text">
      <style:text-properties fo:font-size="11.00pt" fo:font-weight="normal" fo:font-family="Calibri" style:font-family-asian="Calibri" style:font-family-complex="Calibri" fo:background-color="transparent" style:use-window-font-color="true"/>
    </style:style>
    <style:style style:name="T817" style:family="text">
      <style:text-properties fo:font-size="10.00pt" fo:font-weight="normal" fo:font-family="Arial" style:font-family-asian="Arial" style:font-family-complex="Arial" fo:background-color="transparent" style:use-window-font-color="true"/>
    </style:style>
    <style:style style:name="T818" style:family="text">
      <style:text-properties fo:font-size="11.00pt" fo:font-weight="normal" fo:font-family="Calibri" style:font-family-asian="Calibri" style:font-family-complex="Calibri" fo:background-color="transparent" style:use-window-font-color="true"/>
    </style:style>
    <style:style style:name="T819" style:family="text">
      <style:text-properties fo:font-size="10.00pt" fo:font-weight="normal" fo:font-family="Arial" style:font-family-asian="Arial" style:font-family-complex="Arial" fo:background-color="transparent" style:use-window-font-color="true"/>
    </style:style>
    <style:style style:name="T820" style:family="text">
      <style:text-properties fo:font-size="11.00pt" fo:font-weight="normal" fo:font-family="Calibri" style:font-family-asian="Calibri" style:font-family-complex="Calibri" fo:background-color="transparent" style:use-window-font-color="true"/>
    </style:style>
    <style:style style:name="T821" style:family="text">
      <style:text-properties fo:font-size="10.00pt" fo:font-weight="normal" fo:font-family="Arial" style:font-family-asian="Arial" style:font-family-complex="Arial" fo:background-color="transparent" style:use-window-font-color="true"/>
    </style:style>
    <style:style style:name="T822" style:family="text">
      <style:text-properties fo:font-size="11.00pt" fo:font-weight="normal" fo:font-family="Calibri" style:font-family-asian="Calibri" style:font-family-complex="Calibri" fo:background-color="transparent" style:use-window-font-color="true"/>
    </style:style>
    <style:style style:name="T823" style:family="text">
      <style:text-properties fo:font-size="10.00pt" fo:font-weight="normal" fo:font-family="Arial" style:font-family-asian="Arial" style:font-family-complex="Arial" fo:background-color="transparent" style:use-window-font-color="true"/>
    </style:style>
    <style:style style:name="T824" style:family="text">
      <style:text-properties fo:font-size="11.00pt" fo:font-weight="normal" fo:font-family="Calibri" style:font-family-asian="Calibri" style:font-family-complex="Calibri" fo:background-color="transparent" style:use-window-font-color="true"/>
    </style:style>
    <style:style style:name="T825" style:family="text">
      <style:text-properties fo:font-size="10.00pt" fo:font-weight="normal" fo:font-family="Arial" style:font-family-asian="Arial" style:font-family-complex="Arial" fo:background-color="transparent" style:use-window-font-color="true"/>
    </style:style>
    <style:style style:name="T826" style:family="text">
      <style:text-properties fo:font-size="11.00pt" fo:font-weight="normal" fo:font-family="Calibri" style:font-family-asian="Calibri" style:font-family-complex="Calibri" fo:background-color="transparent" style:use-window-font-color="true"/>
    </style:style>
    <style:style style:name="T827" style:family="text">
      <style:text-properties fo:font-size="10.00pt" fo:font-weight="normal" fo:font-family="Arial" style:font-family-asian="Arial" style:font-family-complex="Arial" fo:background-color="transparent" style:use-window-font-color="true"/>
    </style:style>
    <style:style style:name="T828" style:family="text">
      <style:text-properties fo:font-size="11.00pt" fo:font-weight="normal" fo:font-family="Calibri" style:font-family-asian="Calibri" style:font-family-complex="Calibri" fo:background-color="transparent" style:use-window-font-color="true"/>
    </style:style>
    <style:style style:name="T829" style:family="text">
      <style:text-properties fo:font-size="10.00pt" fo:font-weight="normal" fo:font-family="Arial" style:font-family-asian="Arial" style:font-family-complex="Arial" fo:background-color="transparent" style:use-window-font-color="true"/>
    </style:style>
    <style:style style:name="T830" style:family="text">
      <style:text-properties fo:font-size="11.00pt" fo:font-weight="normal" fo:font-family="Calibri" style:font-family-asian="Calibri" style:font-family-complex="Calibri" fo:background-color="transparent" style:use-window-font-color="true"/>
    </style:style>
    <style:style style:name="T831" style:family="text">
      <style:text-properties fo:font-size="10.00pt" fo:font-weight="normal" fo:font-family="Arial" style:font-family-asian="Arial" style:font-family-complex="Arial" fo:background-color="transparent" style:use-window-font-color="true"/>
    </style:style>
    <style:style style:name="T832" style:family="text">
      <style:text-properties fo:font-size="11.00pt" fo:font-weight="normal" fo:font-family="Calibri" style:font-family-asian="Calibri" style:font-family-complex="Calibri" fo:background-color="transparent" style:use-window-font-color="true"/>
    </style:style>
    <style:style style:name="T833" style:family="text">
      <style:text-properties fo:font-size="10.00pt" fo:font-weight="normal" fo:font-family="Arial" style:font-family-asian="Arial" style:font-family-complex="Arial" fo:background-color="transparent" style:use-window-font-color="true"/>
    </style:style>
    <style:style style:name="T834" style:family="text">
      <style:text-properties fo:font-size="11.00pt" fo:font-weight="normal" fo:font-family="Calibri" style:font-family-asian="Calibri" style:font-family-complex="Calibri" fo:background-color="transparent" style:use-window-font-color="true"/>
    </style:style>
    <style:style style:name="T835" style:family="text">
      <style:text-properties fo:font-size="10.00pt" fo:font-weight="normal" fo:font-family="Arial" style:font-family-asian="Arial" style:font-family-complex="Arial" fo:background-color="transparent" style:use-window-font-color="true"/>
    </style:style>
    <style:style style:name="T836" style:family="text">
      <style:text-properties fo:font-size="11.00pt" fo:font-weight="normal" fo:font-family="Calibri" style:font-family-asian="Calibri" style:font-family-complex="Calibri" fo:background-color="transparent" style:use-window-font-color="true"/>
    </style:style>
    <style:style style:name="T837" style:family="text">
      <style:text-properties fo:font-size="10.00pt" fo:font-weight="normal" fo:font-family="Arial" style:font-family-asian="Arial" style:font-family-complex="Arial" fo:background-color="transparent" style:use-window-font-color="true"/>
    </style:style>
    <style:style style:name="T838" style:family="text">
      <style:text-properties fo:font-size="11.00pt" fo:font-weight="normal" fo:font-family="Calibri" style:font-family-asian="Calibri" style:font-family-complex="Calibri" fo:background-color="transparent" style:use-window-font-color="true"/>
    </style:style>
    <style:style style:name="T839" style:family="text">
      <style:text-properties fo:font-size="10.00pt" fo:font-weight="normal" fo:font-family="Arial" style:font-family-asian="Arial" style:font-family-complex="Arial" fo:background-color="transparent" style:use-window-font-color="true"/>
    </style:style>
    <style:style style:name="T840" style:family="text">
      <style:text-properties fo:font-size="11.00pt" fo:font-weight="normal" fo:font-family="Calibri" style:font-family-asian="Calibri" style:font-family-complex="Calibri" fo:background-color="transparent" style:use-window-font-color="true"/>
    </style:style>
    <style:style style:name="T841" style:family="text">
      <style:text-properties fo:font-size="10.00pt" fo:font-weight="normal" fo:font-family="Arial" style:font-family-asian="Arial" style:font-family-complex="Arial" fo:background-color="transparent" style:use-window-font-color="true"/>
    </style:style>
    <style:style style:name="T842" style:family="text">
      <style:text-properties fo:font-size="11.00pt" fo:font-weight="normal" fo:font-family="Calibri" style:font-family-asian="Calibri" style:font-family-complex="Calibri" fo:background-color="transparent" style:use-window-font-color="true"/>
    </style:style>
    <style:style style:name="T843" style:family="text">
      <style:text-properties fo:font-size="10.00pt" fo:font-weight="normal" fo:font-family="Arial" style:font-family-asian="Arial" style:font-family-complex="Arial" fo:background-color="transparent" style:use-window-font-color="true"/>
    </style:style>
    <style:style style:name="T844" style:family="text">
      <style:text-properties fo:font-size="11.00pt" fo:font-weight="normal" fo:font-family="Calibri" style:font-family-asian="Calibri" style:font-family-complex="Calibri" fo:background-color="transparent" style:use-window-font-color="true"/>
    </style:style>
    <style:style style:name="T845" style:family="text">
      <style:text-properties fo:font-size="10.00pt" fo:font-weight="normal" fo:font-family="Arial" style:font-family-asian="Arial" style:font-family-complex="Arial" fo:background-color="transparent" style:use-window-font-color="true"/>
    </style:style>
    <style:style style:name="T846" style:family="text">
      <style:text-properties fo:font-size="11.00pt" fo:font-weight="normal" fo:font-family="Calibri" style:font-family-asian="Calibri" style:font-family-complex="Calibri" fo:background-color="transparent" style:use-window-font-color="true"/>
    </style:style>
    <style:style style:name="T847" style:family="text">
      <style:text-properties fo:font-size="10.00pt" fo:font-weight="normal" fo:font-family="Arial" style:font-family-asian="Arial" style:font-family-complex="Arial" fo:background-color="transparent" style:use-window-font-color="true"/>
    </style:style>
    <style:style style:name="T848" style:family="text">
      <style:text-properties fo:font-size="11.00pt" fo:font-weight="normal" fo:font-family="Calibri" style:font-family-asian="Calibri" style:font-family-complex="Calibri" fo:background-color="transparent" style:use-window-font-color="true"/>
    </style:style>
    <style:style style:name="T849" style:family="text">
      <style:text-properties fo:font-size="10.00pt" fo:font-weight="normal" fo:font-family="Arial" style:font-family-asian="Arial" style:font-family-complex="Arial" fo:background-color="transparent" style:use-window-font-color="true"/>
    </style:style>
    <style:style style:name="T850" style:family="text">
      <style:text-properties fo:font-size="11.00pt" fo:font-weight="normal" fo:font-family="Calibri" style:font-family-asian="Calibri" style:font-family-complex="Calibri" fo:background-color="transparent" style:use-window-font-color="true"/>
    </style:style>
    <style:style style:name="T851" style:family="text">
      <style:text-properties fo:font-size="10.00pt" fo:font-weight="normal" fo:font-family="Arial" style:font-family-asian="Arial" style:font-family-complex="Arial" fo:background-color="transparent" style:use-window-font-color="true"/>
    </style:style>
    <style:style style:name="T852" style:family="text">
      <style:text-properties fo:font-size="11.00pt" fo:font-weight="normal" fo:font-family="Calibri" style:font-family-asian="Calibri" style:font-family-complex="Calibri" fo:background-color="transparent" style:use-window-font-color="true"/>
    </style:style>
    <style:style style:name="T853" style:family="text">
      <style:text-properties fo:font-size="10.00pt" fo:font-weight="normal" fo:font-family="Arial" style:font-family-asian="Arial" style:font-family-complex="Arial" fo:background-color="transparent" style:use-window-font-color="true"/>
    </style:style>
    <style:style style:name="T854" style:family="text">
      <style:text-properties fo:font-size="11.00pt" fo:font-weight="normal" fo:font-family="Calibri" style:font-family-asian="Calibri" style:font-family-complex="Calibri" fo:background-color="transparent" style:use-window-font-color="true"/>
    </style:style>
    <style:style style:name="T855" style:family="text">
      <style:text-properties fo:font-size="10.00pt" fo:font-weight="normal" fo:font-family="Arial" style:font-family-asian="Arial" style:font-family-complex="Arial" fo:background-color="transparent" style:use-window-font-color="true"/>
    </style:style>
    <style:style style:name="T856" style:family="text">
      <style:text-properties fo:font-size="11.00pt" fo:font-weight="normal" fo:font-family="Calibri" style:font-family-asian="Calibri" style:font-family-complex="Calibri" fo:background-color="transparent" style:use-window-font-color="true"/>
    </style:style>
    <style:style style:name="T857" style:family="text">
      <style:text-properties fo:font-size="10.00pt" fo:font-weight="normal" fo:font-family="Arial" style:font-family-asian="Arial" style:font-family-complex="Arial" fo:background-color="transparent" style:use-window-font-color="true"/>
    </style:style>
    <style:style style:name="T858" style:family="text">
      <style:text-properties fo:font-size="11.00pt" fo:font-weight="normal" fo:font-family="Calibri" style:font-family-asian="Calibri" style:font-family-complex="Calibri" fo:background-color="transparent" style:use-window-font-color="true"/>
    </style:style>
    <style:style style:name="T859" style:family="text">
      <style:text-properties fo:font-size="13.00pt" fo:font-weight="bold" fo:font-family="Arial" style:font-family-asian="Arial" style:font-family-complex="Arial" fo:background-color="transparent" fo:color="#34495e"/>
    </style:style>
    <style:style style:name="T860" style:family="text">
      <style:text-properties fo:font-size="11.00pt" fo:font-weight="normal" fo:font-family="Calibri" style:font-family-asian="Calibri" style:font-family-complex="Calibri" fo:background-color="transparent" style:use-window-font-color="true"/>
    </style:style>
    <style:style style:name="T861" style:family="text">
      <style:text-properties fo:font-size="10.00pt" fo:font-weight="bold" fo:font-family="Arial" style:font-family-asian="Arial" style:font-family-complex="Arial" fo:background-color="transparent" fo:color="#ffffff"/>
    </style:style>
    <style:style style:name="T862" style:family="text">
      <style:text-properties fo:font-size="11.00pt" fo:font-weight="normal" fo:font-family="Calibri" style:font-family-asian="Calibri" style:font-family-complex="Calibri" fo:background-color="transparent" style:use-window-font-color="true"/>
    </style:style>
    <style:style style:name="T863" style:family="text">
      <style:text-properties fo:font-size="10.00pt" fo:font-weight="bold" fo:font-family="Arial" style:font-family-asian="Arial" style:font-family-complex="Arial" fo:background-color="transparent" fo:color="#ffffff"/>
    </style:style>
    <style:style style:name="T864" style:family="text">
      <style:text-properties fo:font-size="11.00pt" fo:font-weight="normal" fo:font-family="Calibri" style:font-family-asian="Calibri" style:font-family-complex="Calibri" fo:background-color="transparent" style:use-window-font-color="true"/>
    </style:style>
    <style:style style:name="T865" style:family="text">
      <style:text-properties fo:font-size="10.00pt" fo:font-weight="bold" fo:font-family="Arial" style:font-family-asian="Arial" style:font-family-complex="Arial" fo:background-color="transparent" fo:color="#ffffff"/>
    </style:style>
    <style:style style:name="T866" style:family="text">
      <style:text-properties fo:font-size="11.00pt" fo:font-weight="normal" fo:font-family="Calibri" style:font-family-asian="Calibri" style:font-family-complex="Calibri" fo:background-color="transparent" style:use-window-font-color="true"/>
    </style:style>
    <style:style style:name="T867" style:family="text">
      <style:text-properties fo:font-size="10.00pt" fo:font-weight="bold" fo:font-family="Arial" style:font-family-asian="Arial" style:font-family-complex="Arial" fo:background-color="transparent" fo:color="#ffffff"/>
    </style:style>
    <style:style style:name="T868" style:family="text">
      <style:text-properties fo:font-size="11.00pt" fo:font-weight="normal" fo:font-family="Calibri" style:font-family-asian="Calibri" style:font-family-complex="Calibri" fo:background-color="transparent" style:use-window-font-color="true"/>
    </style:style>
    <style:style style:name="T869" style:family="text">
      <style:text-properties fo:font-size="10.00pt" fo:font-weight="normal" fo:font-family="Arial" style:font-family-asian="Arial" style:font-family-complex="Arial" fo:background-color="transparent" style:use-window-font-color="true"/>
    </style:style>
    <style:style style:name="T870" style:family="text">
      <style:text-properties fo:font-size="11.00pt" fo:font-weight="normal" fo:font-family="Calibri" style:font-family-asian="Calibri" style:font-family-complex="Calibri" fo:background-color="transparent" style:use-window-font-color="true"/>
    </style:style>
    <style:style style:name="T871" style:family="text">
      <style:text-properties fo:font-size="10.00pt" fo:font-weight="normal" fo:font-family="Arial" style:font-family-asian="Arial" style:font-family-complex="Arial" fo:background-color="transparent" style:use-window-font-color="true"/>
    </style:style>
    <style:style style:name="T872" style:family="text">
      <style:text-properties fo:font-size="11.00pt" fo:font-weight="normal" fo:font-family="Calibri" style:font-family-asian="Calibri" style:font-family-complex="Calibri" fo:background-color="transparent" style:use-window-font-color="true"/>
    </style:style>
    <style:style style:name="T873" style:family="text">
      <style:text-properties fo:font-size="10.00pt" fo:font-weight="normal" fo:font-family="Arial" style:font-family-asian="Arial" style:font-family-complex="Arial" fo:background-color="transparent" style:use-window-font-color="true"/>
    </style:style>
    <style:style style:name="T874" style:family="text">
      <style:text-properties fo:font-size="11.00pt" fo:font-weight="normal" fo:font-family="Calibri" style:font-family-asian="Calibri" style:font-family-complex="Calibri" fo:background-color="transparent" style:use-window-font-color="true"/>
    </style:style>
    <style:style style:name="T875" style:family="text">
      <style:text-properties fo:font-size="10.00pt" fo:font-weight="normal" fo:font-family="Arial" style:font-family-asian="Arial" style:font-family-complex="Arial" fo:background-color="transparent" style:use-window-font-color="true"/>
    </style:style>
    <style:style style:name="T876" style:family="text">
      <style:text-properties fo:font-size="11.00pt" fo:font-weight="normal" fo:font-family="Calibri" style:font-family-asian="Calibri" style:font-family-complex="Calibri" fo:background-color="transparent" style:use-window-font-color="true"/>
    </style:style>
    <style:style style:name="T877" style:family="text">
      <style:text-properties fo:font-size="10.00pt" fo:font-weight="normal" fo:font-family="Arial" style:font-family-asian="Arial" style:font-family-complex="Arial" fo:background-color="transparent" style:use-window-font-color="true"/>
    </style:style>
    <style:style style:name="T878" style:family="text">
      <style:text-properties fo:font-size="11.00pt" fo:font-weight="normal" fo:font-family="Calibri" style:font-family-asian="Calibri" style:font-family-complex="Calibri" fo:background-color="transparent" style:use-window-font-color="true"/>
    </style:style>
    <style:style style:name="T879" style:family="text">
      <style:text-properties fo:font-size="10.00pt" fo:font-weight="normal" fo:font-family="Arial" style:font-family-asian="Arial" style:font-family-complex="Arial" fo:background-color="transparent" style:use-window-font-color="true"/>
    </style:style>
    <style:style style:name="T880" style:family="text">
      <style:text-properties fo:font-size="11.00pt" fo:font-weight="normal" fo:font-family="Calibri" style:font-family-asian="Calibri" style:font-family-complex="Calibri" fo:background-color="transparent" style:use-window-font-color="true"/>
    </style:style>
    <style:style style:name="T881" style:family="text">
      <style:text-properties fo:font-size="10.00pt" fo:font-weight="normal" fo:font-family="Arial" style:font-family-asian="Arial" style:font-family-complex="Arial" fo:background-color="transparent" style:use-window-font-color="true"/>
    </style:style>
    <style:style style:name="T882" style:family="text">
      <style:text-properties fo:font-size="11.00pt" fo:font-weight="normal" fo:font-family="Calibri" style:font-family-asian="Calibri" style:font-family-complex="Calibri" fo:background-color="transparent" style:use-window-font-color="true"/>
    </style:style>
    <style:style style:name="T883" style:family="text">
      <style:text-properties fo:font-size="10.00pt" fo:font-weight="normal" fo:font-family="Arial" style:font-family-asian="Arial" style:font-family-complex="Arial" fo:background-color="transparent" style:use-window-font-color="true"/>
    </style:style>
    <style:style style:name="T884" style:family="text">
      <style:text-properties fo:font-size="11.00pt" fo:font-weight="normal" fo:font-family="Calibri" style:font-family-asian="Calibri" style:font-family-complex="Calibri" fo:background-color="transparent" style:use-window-font-color="true"/>
    </style:style>
    <style:style style:name="T885" style:family="text">
      <style:text-properties fo:font-size="10.00pt" fo:font-weight="normal" fo:font-family="Arial" style:font-family-asian="Arial" style:font-family-complex="Arial" fo:background-color="transparent" style:use-window-font-color="true"/>
    </style:style>
    <style:style style:name="T886" style:family="text">
      <style:text-properties fo:font-size="11.00pt" fo:font-weight="normal" fo:font-family="Calibri" style:font-family-asian="Calibri" style:font-family-complex="Calibri" fo:background-color="transparent" style:use-window-font-color="true"/>
    </style:style>
    <style:style style:name="T887" style:family="text">
      <style:text-properties fo:font-size="10.00pt" fo:font-weight="normal" fo:font-family="Arial" style:font-family-asian="Arial" style:font-family-complex="Arial" fo:background-color="transparent" style:use-window-font-color="true"/>
    </style:style>
    <style:style style:name="T888" style:family="text">
      <style:text-properties fo:font-size="11.00pt" fo:font-weight="normal" fo:font-family="Calibri" style:font-family-asian="Calibri" style:font-family-complex="Calibri" fo:background-color="transparent" style:use-window-font-color="true"/>
    </style:style>
    <style:style style:name="T889" style:family="text">
      <style:text-properties fo:font-size="10.00pt" fo:font-weight="normal" fo:font-family="Arial" style:font-family-asian="Arial" style:font-family-complex="Arial" fo:background-color="transparent" style:use-window-font-color="true"/>
    </style:style>
    <style:style style:name="T890" style:family="text">
      <style:text-properties fo:font-size="11.00pt" fo:font-weight="normal" fo:font-family="Calibri" style:font-family-asian="Calibri" style:font-family-complex="Calibri" fo:background-color="transparent" style:use-window-font-color="true"/>
    </style:style>
    <style:style style:name="T891" style:family="text">
      <style:text-properties fo:font-size="10.00pt" fo:font-weight="normal" fo:font-family="Arial" style:font-family-asian="Arial" style:font-family-complex="Arial" fo:background-color="transparent" style:use-window-font-color="true"/>
    </style:style>
    <style:style style:name="T892" style:family="text">
      <style:text-properties fo:font-size="11.00pt" fo:font-weight="normal" fo:font-family="Calibri" style:font-family-asian="Calibri" style:font-family-complex="Calibri" fo:background-color="transparent" style:use-window-font-color="true"/>
    </style:style>
    <style:style style:name="T893" style:family="text">
      <style:text-properties fo:font-size="10.00pt" fo:font-weight="normal" fo:font-family="Arial" style:font-family-asian="Arial" style:font-family-complex="Arial" fo:background-color="transparent" style:use-window-font-color="true"/>
    </style:style>
    <style:style style:name="T894" style:family="text">
      <style:text-properties fo:font-size="11.00pt" fo:font-weight="normal" fo:font-family="Calibri" style:font-family-asian="Calibri" style:font-family-complex="Calibri" fo:background-color="transparent" style:use-window-font-color="true"/>
    </style:style>
    <style:style style:name="T895" style:family="text">
      <style:text-properties fo:font-size="10.00pt" fo:font-weight="normal" fo:font-family="Arial" style:font-family-asian="Arial" style:font-family-complex="Arial" fo:background-color="transparent" style:use-window-font-color="true"/>
    </style:style>
    <style:style style:name="T896" style:family="text">
      <style:text-properties fo:font-size="11.00pt" fo:font-weight="normal" fo:font-family="Calibri" style:font-family-asian="Calibri" style:font-family-complex="Calibri" fo:background-color="transparent" style:use-window-font-color="true"/>
    </style:style>
    <style:style style:name="T897" style:family="text">
      <style:text-properties fo:font-size="10.00pt" fo:font-weight="normal" fo:font-family="Arial" style:font-family-asian="Arial" style:font-family-complex="Arial" fo:background-color="transparent" style:use-window-font-color="true"/>
    </style:style>
    <style:style style:name="T898" style:family="text">
      <style:text-properties fo:font-size="11.00pt" fo:font-weight="normal" fo:font-family="Calibri" style:font-family-asian="Calibri" style:font-family-complex="Calibri" fo:background-color="transparent" style:use-window-font-color="true"/>
    </style:style>
    <style:style style:name="T899" style:family="text">
      <style:text-properties fo:font-size="10.00pt" fo:font-weight="normal" fo:font-family="Arial" style:font-family-asian="Arial" style:font-family-complex="Arial" fo:background-color="transparent" style:use-window-font-color="true"/>
    </style:style>
    <style:style style:name="T900" style:family="text">
      <style:text-properties fo:font-size="11.00pt" fo:font-weight="normal" fo:font-family="Calibri" style:font-family-asian="Calibri" style:font-family-complex="Calibri" fo:background-color="transparent" style:use-window-font-color="true"/>
    </style:style>
    <style:style style:name="T901" style:family="text">
      <style:text-properties fo:font-size="10.00pt" fo:font-weight="normal" fo:font-family="Arial" style:font-family-asian="Arial" style:font-family-complex="Arial" fo:background-color="transparent" style:use-window-font-color="true"/>
    </style:style>
    <style:style style:name="T902" style:family="text">
      <style:text-properties fo:font-size="11.00pt" fo:font-weight="normal" fo:font-family="Calibri" style:font-family-asian="Calibri" style:font-family-complex="Calibri" fo:background-color="transparent" style:use-window-font-color="true"/>
    </style:style>
    <style:style style:name="T903" style:family="text">
      <style:text-properties fo:font-size="10.00pt" fo:font-weight="normal" fo:font-family="Arial" style:font-family-asian="Arial" style:font-family-complex="Arial" fo:background-color="transparent" style:use-window-font-color="true"/>
    </style:style>
    <style:style style:name="T904" style:family="text">
      <style:text-properties fo:font-size="11.00pt" fo:font-weight="normal" fo:font-family="Calibri" style:font-family-asian="Calibri" style:font-family-complex="Calibri" fo:background-color="transparent" style:use-window-font-color="true"/>
    </style:style>
    <style:style style:name="T905" style:family="text">
      <style:text-properties fo:font-size="10.00pt" fo:font-weight="normal" fo:font-family="Arial" style:font-family-asian="Arial" style:font-family-complex="Arial" fo:background-color="transparent" style:use-window-font-color="true"/>
    </style:style>
    <style:style style:name="T906" style:family="text">
      <style:text-properties fo:font-size="11.00pt" fo:font-weight="normal" fo:font-family="Calibri" style:font-family-asian="Calibri" style:font-family-complex="Calibri" fo:background-color="transparent" style:use-window-font-color="true"/>
    </style:style>
    <style:style style:name="T907" style:family="text">
      <style:text-properties fo:font-size="10.00pt" fo:font-weight="normal" fo:font-family="Arial" style:font-family-asian="Arial" style:font-family-complex="Arial" fo:background-color="transparent" style:use-window-font-color="true"/>
    </style:style>
    <style:style style:name="T908" style:family="text">
      <style:text-properties fo:font-size="11.00pt" fo:font-weight="normal" fo:font-family="Calibri" style:font-family-asian="Calibri" style:font-family-complex="Calibri" fo:background-color="transparent" style:use-window-font-color="true"/>
    </style:style>
    <style:style style:name="T909" style:family="text">
      <style:text-properties fo:font-size="10.00pt" fo:font-weight="normal" fo:font-family="Arial" style:font-family-asian="Arial" style:font-family-complex="Arial" fo:background-color="transparent" style:use-window-font-color="true"/>
    </style:style>
    <style:style style:name="T910" style:family="text">
      <style:text-properties fo:font-size="11.00pt" fo:font-weight="normal" fo:font-family="Calibri" style:font-family-asian="Calibri" style:font-family-complex="Calibri" fo:background-color="transparent" style:use-window-font-color="true"/>
    </style:style>
    <style:style style:name="T911" style:family="text">
      <style:text-properties fo:font-size="10.00pt" fo:font-weight="normal" fo:font-family="Arial" style:font-family-asian="Arial" style:font-family-complex="Arial" fo:background-color="transparent" style:use-window-font-color="true"/>
    </style:style>
    <style:style style:name="T912" style:family="text">
      <style:text-properties fo:font-size="11.00pt" fo:font-weight="normal" fo:font-family="Calibri" style:font-family-asian="Calibri" style:font-family-complex="Calibri" fo:background-color="transparent" style:use-window-font-color="true"/>
    </style:style>
    <style:style style:name="T913" style:family="text">
      <style:text-properties fo:font-size="10.00pt" fo:font-weight="normal" fo:font-family="Arial" style:font-family-asian="Arial" style:font-family-complex="Arial" fo:background-color="transparent" style:use-window-font-color="true"/>
    </style:style>
    <style:style style:name="T914" style:family="text">
      <style:text-properties fo:font-size="11.00pt" fo:font-weight="normal" fo:font-family="Calibri" style:font-family-asian="Calibri" style:font-family-complex="Calibri" fo:background-color="transparent" style:use-window-font-color="true"/>
    </style:style>
    <style:style style:name="T915" style:family="text">
      <style:text-properties fo:font-size="10.00pt" fo:font-weight="normal" fo:font-family="Arial" style:font-family-asian="Arial" style:font-family-complex="Arial" fo:background-color="transparent" style:use-window-font-color="true"/>
    </style:style>
    <style:style style:name="T916" style:family="text">
      <style:text-properties fo:font-size="11.00pt" fo:font-weight="normal" fo:font-family="Calibri" style:font-family-asian="Calibri" style:font-family-complex="Calibri" fo:background-color="transparent" style:use-window-font-color="true"/>
    </style:style>
    <style:style style:name="T917" style:family="text">
      <style:text-properties fo:font-size="10.00pt" fo:font-weight="normal" fo:font-family="Arial" style:font-family-asian="Arial" style:font-family-complex="Arial" fo:background-color="transparent" style:use-window-font-color="true"/>
    </style:style>
    <style:style style:name="T918" style:family="text">
      <style:text-properties fo:font-size="11.00pt" fo:font-weight="normal" fo:font-family="Calibri" style:font-family-asian="Calibri" style:font-family-complex="Calibri" fo:background-color="transparent" style:use-window-font-color="true"/>
    </style:style>
    <style:style style:name="T919" style:family="text">
      <style:text-properties fo:font-size="10.00pt" fo:font-weight="normal" fo:font-family="Arial" style:font-family-asian="Arial" style:font-family-complex="Arial" fo:background-color="transparent" style:use-window-font-color="true"/>
    </style:style>
    <style:style style:name="T920" style:family="text">
      <style:text-properties fo:font-size="11.00pt" fo:font-weight="normal" fo:font-family="Calibri" style:font-family-asian="Calibri" style:font-family-complex="Calibri" fo:background-color="transparent" style:use-window-font-color="true"/>
    </style:style>
    <style:style style:name="T921" style:family="text">
      <style:text-properties fo:font-size="10.00pt" fo:font-weight="normal" fo:font-family="Arial" style:font-family-asian="Arial" style:font-family-complex="Arial" fo:background-color="transparent" style:use-window-font-color="true"/>
    </style:style>
    <style:style style:name="T922" style:family="text">
      <style:text-properties fo:font-size="11.00pt" fo:font-weight="normal" fo:font-family="Calibri" style:font-family-asian="Calibri" style:font-family-complex="Calibri" fo:background-color="transparent" style:use-window-font-color="true"/>
    </style:style>
    <style:style style:name="T923" style:family="text">
      <style:text-properties fo:font-size="10.00pt" fo:font-weight="normal" fo:font-family="Arial" style:font-family-asian="Arial" style:font-family-complex="Arial" fo:background-color="transparent" style:use-window-font-color="true"/>
    </style:style>
    <style:style style:name="T924" style:family="text">
      <style:text-properties fo:font-size="11.00pt" fo:font-weight="normal" fo:font-family="Calibri" style:font-family-asian="Calibri" style:font-family-complex="Calibri" fo:background-color="transparent" style:use-window-font-color="true"/>
    </style:style>
    <style:style style:name="T925" style:family="text">
      <style:text-properties fo:font-size="10.00pt" fo:font-weight="normal" fo:font-family="Arial" style:font-family-asian="Arial" style:font-family-complex="Arial" fo:background-color="transparent" style:use-window-font-color="true"/>
    </style:style>
    <style:style style:name="T926" style:family="text">
      <style:text-properties fo:font-size="11.00pt" fo:font-weight="normal" fo:font-family="Calibri" style:font-family-asian="Calibri" style:font-family-complex="Calibri" fo:background-color="transparent" style:use-window-font-color="true"/>
    </style:style>
    <style:style style:name="T927" style:family="text">
      <style:text-properties fo:font-size="10.00pt" fo:font-weight="normal" fo:font-family="Arial" style:font-family-asian="Arial" style:font-family-complex="Arial" fo:background-color="transparent" style:use-window-font-color="true"/>
    </style:style>
    <style:style style:name="T928" style:family="text">
      <style:text-properties fo:font-size="11.00pt" fo:font-weight="normal" fo:font-family="Calibri" style:font-family-asian="Calibri" style:font-family-complex="Calibri" fo:background-color="transparent" style:use-window-font-color="true"/>
    </style:style>
    <style:style style:name="T929" style:family="text">
      <style:text-properties fo:font-size="10.00pt" fo:font-weight="normal" fo:font-family="Arial" style:font-family-asian="Arial" style:font-family-complex="Arial" fo:background-color="transparent" style:use-window-font-color="true"/>
    </style:style>
    <style:style style:name="T930" style:family="text">
      <style:text-properties fo:font-size="11.00pt" fo:font-weight="normal" fo:font-family="Calibri" style:font-family-asian="Calibri" style:font-family-complex="Calibri" fo:background-color="transparent" style:use-window-font-color="true"/>
    </style:style>
    <style:style style:name="T931" style:family="text">
      <style:text-properties fo:font-size="10.00pt" fo:font-weight="normal" fo:font-family="Arial" style:font-family-asian="Arial" style:font-family-complex="Arial" fo:background-color="transparent" style:use-window-font-color="true"/>
    </style:style>
    <style:style style:name="T932" style:family="text">
      <style:text-properties fo:font-size="11.00pt" fo:font-weight="normal" fo:font-family="Calibri" style:font-family-asian="Calibri" style:font-family-complex="Calibri" fo:background-color="transparent" style:use-window-font-color="true"/>
    </style:style>
    <style:style style:name="T933" style:family="text">
      <style:text-properties fo:font-size="10.00pt" fo:font-weight="normal" fo:font-family="Arial" style:font-family-asian="Arial" style:font-family-complex="Arial" fo:background-color="transparent" style:use-window-font-color="true"/>
    </style:style>
    <style:style style:name="T934" style:family="text">
      <style:text-properties fo:font-size="11.00pt" fo:font-weight="normal" fo:font-family="Calibri" style:font-family-asian="Calibri" style:font-family-complex="Calibri" fo:background-color="transparent" style:use-window-font-color="true"/>
    </style:style>
    <style:style style:name="T935" style:family="text">
      <style:text-properties fo:font-size="10.00pt" fo:font-weight="normal" fo:font-family="Arial" style:font-family-asian="Arial" style:font-family-complex="Arial" fo:background-color="transparent" style:use-window-font-color="true"/>
    </style:style>
    <style:style style:name="T936" style:family="text">
      <style:text-properties fo:font-size="11.00pt" fo:font-weight="normal" fo:font-family="Calibri" style:font-family-asian="Calibri" style:font-family-complex="Calibri" fo:background-color="transparent" style:use-window-font-color="true"/>
    </style:style>
    <style:style style:name="T937" style:family="text">
      <style:text-properties fo:font-size="10.00pt" fo:font-weight="normal" fo:font-family="Arial" style:font-family-asian="Arial" style:font-family-complex="Arial" fo:background-color="transparent" style:use-window-font-color="true"/>
    </style:style>
    <style:style style:name="T938" style:family="text">
      <style:text-properties fo:font-size="11.00pt" fo:font-weight="normal" fo:font-family="Calibri" style:font-family-asian="Calibri" style:font-family-complex="Calibri" fo:background-color="transparent" style:use-window-font-color="true"/>
    </style:style>
    <style:style style:name="T939" style:family="text">
      <style:text-properties fo:font-size="10.00pt" fo:font-weight="normal" fo:font-family="Arial" style:font-family-asian="Arial" style:font-family-complex="Arial" fo:background-color="transparent" style:use-window-font-color="true"/>
    </style:style>
    <style:style style:name="T940" style:family="text">
      <style:text-properties fo:font-size="11.00pt" fo:font-weight="normal" fo:font-family="Calibri" style:font-family-asian="Calibri" style:font-family-complex="Calibri" fo:background-color="transparent" style:use-window-font-color="true"/>
    </style:style>
    <style:style style:name="T941" style:family="text">
      <style:text-properties fo:font-size="13.00pt" fo:font-weight="bold" fo:font-family="Arial" style:font-family-asian="Arial" style:font-family-complex="Arial" fo:background-color="transparent" fo:color="#34495e"/>
    </style:style>
    <style:style style:name="T942" style:family="text">
      <style:text-properties fo:font-size="11.00pt" fo:font-weight="normal" fo:font-family="Calibri" style:font-family-asian="Calibri" style:font-family-complex="Calibri" fo:background-color="transparent" style:use-window-font-color="true"/>
    </style:style>
    <style:style style:name="T943" style:family="text">
      <style:text-properties fo:font-size="10.00pt" fo:font-weight="bold" fo:font-family="Arial" style:font-family-asian="Arial" style:font-family-complex="Arial" fo:background-color="transparent" fo:color="#ffffff"/>
    </style:style>
    <style:style style:name="T944" style:family="text">
      <style:text-properties fo:font-size="11.00pt" fo:font-weight="normal" fo:font-family="Calibri" style:font-family-asian="Calibri" style:font-family-complex="Calibri" fo:background-color="transparent" style:use-window-font-color="true"/>
    </style:style>
    <style:style style:name="T945" style:family="text">
      <style:text-properties fo:font-size="10.00pt" fo:font-weight="bold" fo:font-family="Arial" style:font-family-asian="Arial" style:font-family-complex="Arial" fo:background-color="transparent" fo:color="#ffffff"/>
    </style:style>
    <style:style style:name="T946" style:family="text">
      <style:text-properties fo:font-size="11.00pt" fo:font-weight="normal" fo:font-family="Calibri" style:font-family-asian="Calibri" style:font-family-complex="Calibri" fo:background-color="transparent" style:use-window-font-color="true"/>
    </style:style>
    <style:style style:name="T947" style:family="text">
      <style:text-properties fo:font-size="10.00pt" fo:font-weight="bold" fo:font-family="Arial" style:font-family-asian="Arial" style:font-family-complex="Arial" fo:background-color="transparent" fo:color="#ffffff"/>
    </style:style>
    <style:style style:name="T948" style:family="text">
      <style:text-properties fo:font-size="11.00pt" fo:font-weight="normal" fo:font-family="Calibri" style:font-family-asian="Calibri" style:font-family-complex="Calibri" fo:background-color="transparent" style:use-window-font-color="true"/>
    </style:style>
    <style:style style:name="T949" style:family="text">
      <style:text-properties fo:font-size="10.00pt" fo:font-weight="bold" fo:font-family="Arial" style:font-family-asian="Arial" style:font-family-complex="Arial" fo:background-color="transparent" fo:color="#ffffff"/>
    </style:style>
    <style:style style:name="T950" style:family="text">
      <style:text-properties fo:font-size="11.00pt" fo:font-weight="normal" fo:font-family="Calibri" style:font-family-asian="Calibri" style:font-family-complex="Calibri" fo:background-color="transparent" style:use-window-font-color="true"/>
    </style:style>
    <style:style style:name="T951" style:family="text">
      <style:text-properties fo:font-size="10.00pt" fo:font-weight="normal" fo:font-family="Arial" style:font-family-asian="Arial" style:font-family-complex="Arial" fo:background-color="transparent" style:use-window-font-color="true"/>
    </style:style>
    <style:style style:name="T952" style:family="text">
      <style:text-properties fo:font-size="11.00pt" fo:font-weight="normal" fo:font-family="Calibri" style:font-family-asian="Calibri" style:font-family-complex="Calibri" fo:background-color="transparent" style:use-window-font-color="true"/>
    </style:style>
    <style:style style:name="T953" style:family="text">
      <style:text-properties fo:font-size="10.00pt" fo:font-weight="normal" fo:font-family="Arial" style:font-family-asian="Arial" style:font-family-complex="Arial" fo:background-color="transparent" style:use-window-font-color="true"/>
    </style:style>
    <style:style style:name="T954" style:family="text">
      <style:text-properties fo:font-size="11.00pt" fo:font-weight="normal" fo:font-family="Calibri" style:font-family-asian="Calibri" style:font-family-complex="Calibri" fo:background-color="transparent" style:use-window-font-color="true"/>
    </style:style>
    <style:style style:name="T955" style:family="text">
      <style:text-properties fo:font-size="10.00pt" fo:font-weight="normal" fo:font-family="Arial" style:font-family-asian="Arial" style:font-family-complex="Arial" fo:background-color="transparent" style:use-window-font-color="true"/>
    </style:style>
    <style:style style:name="T956" style:family="text">
      <style:text-properties fo:font-size="11.00pt" fo:font-weight="normal" fo:font-family="Calibri" style:font-family-asian="Calibri" style:font-family-complex="Calibri" fo:background-color="transparent" style:use-window-font-color="true"/>
    </style:style>
    <style:style style:name="T957" style:family="text">
      <style:text-properties fo:font-size="10.00pt" fo:font-weight="normal" fo:font-family="Arial" style:font-family-asian="Arial" style:font-family-complex="Arial" fo:background-color="transparent" style:use-window-font-color="true"/>
    </style:style>
    <style:style style:name="T958" style:family="text">
      <style:text-properties fo:font-size="11.00pt" fo:font-weight="normal" fo:font-family="Calibri" style:font-family-asian="Calibri" style:font-family-complex="Calibri" fo:background-color="transparent" style:use-window-font-color="true"/>
    </style:style>
    <style:style style:name="T959" style:family="text">
      <style:text-properties fo:font-size="10.00pt" fo:font-weight="normal" fo:font-family="Arial" style:font-family-asian="Arial" style:font-family-complex="Arial" fo:background-color="transparent" style:use-window-font-color="true"/>
    </style:style>
    <style:style style:name="T960" style:family="text">
      <style:text-properties fo:font-size="11.00pt" fo:font-weight="normal" fo:font-family="Calibri" style:font-family-asian="Calibri" style:font-family-complex="Calibri" fo:background-color="transparent" style:use-window-font-color="true"/>
    </style:style>
    <style:style style:name="T961" style:family="text">
      <style:text-properties fo:font-size="10.00pt" fo:font-weight="normal" fo:font-family="Arial" style:font-family-asian="Arial" style:font-family-complex="Arial" fo:background-color="transparent" style:use-window-font-color="true"/>
    </style:style>
    <style:style style:name="T962" style:family="text">
      <style:text-properties fo:font-size="11.00pt" fo:font-weight="normal" fo:font-family="Calibri" style:font-family-asian="Calibri" style:font-family-complex="Calibri" fo:background-color="transparent" style:use-window-font-color="true"/>
    </style:style>
    <style:style style:name="T963" style:family="text">
      <style:text-properties fo:font-size="10.00pt" fo:font-weight="normal" fo:font-family="Arial" style:font-family-asian="Arial" style:font-family-complex="Arial" fo:background-color="transparent" style:use-window-font-color="true"/>
    </style:style>
    <style:style style:name="T964" style:family="text">
      <style:text-properties fo:font-size="11.00pt" fo:font-weight="normal" fo:font-family="Calibri" style:font-family-asian="Calibri" style:font-family-complex="Calibri" fo:background-color="transparent" style:use-window-font-color="true"/>
    </style:style>
    <style:style style:name="T965" style:family="text">
      <style:text-properties fo:font-size="10.00pt" fo:font-weight="normal" fo:font-family="Arial" style:font-family-asian="Arial" style:font-family-complex="Arial" fo:background-color="transparent" style:use-window-font-color="true"/>
    </style:style>
    <style:style style:name="T966" style:family="text">
      <style:text-properties fo:font-size="11.00pt" fo:font-weight="normal" fo:font-family="Calibri" style:font-family-asian="Calibri" style:font-family-complex="Calibri" fo:background-color="transparent" style:use-window-font-color="true"/>
    </style:style>
    <style:style style:name="T967" style:family="text">
      <style:text-properties fo:font-size="10.00pt" fo:font-weight="normal" fo:font-family="Arial" style:font-family-asian="Arial" style:font-family-complex="Arial" fo:background-color="transparent" style:use-window-font-color="true"/>
    </style:style>
    <style:style style:name="T968" style:family="text">
      <style:text-properties fo:font-size="11.00pt" fo:font-weight="normal" fo:font-family="Calibri" style:font-family-asian="Calibri" style:font-family-complex="Calibri" fo:background-color="transparent" style:use-window-font-color="true"/>
    </style:style>
    <style:style style:name="T969" style:family="text">
      <style:text-properties fo:font-size="10.00pt" fo:font-weight="normal" fo:font-family="Arial" style:font-family-asian="Arial" style:font-family-complex="Arial" fo:background-color="transparent" style:use-window-font-color="true"/>
    </style:style>
    <style:style style:name="T970" style:family="text">
      <style:text-properties fo:font-size="11.00pt" fo:font-weight="normal" fo:font-family="Calibri" style:font-family-asian="Calibri" style:font-family-complex="Calibri" fo:background-color="transparent" style:use-window-font-color="true"/>
    </style:style>
    <style:style style:name="T971" style:family="text">
      <style:text-properties fo:font-size="10.00pt" fo:font-weight="normal" fo:font-family="Arial" style:font-family-asian="Arial" style:font-family-complex="Arial" fo:background-color="transparent" style:use-window-font-color="true"/>
    </style:style>
    <style:style style:name="T972" style:family="text">
      <style:text-properties fo:font-size="11.00pt" fo:font-weight="normal" fo:font-family="Calibri" style:font-family-asian="Calibri" style:font-family-complex="Calibri" fo:background-color="transparent" style:use-window-font-color="true"/>
    </style:style>
    <style:style style:name="T973" style:family="text">
      <style:text-properties fo:font-size="10.00pt" fo:font-weight="normal" fo:font-family="Arial" style:font-family-asian="Arial" style:font-family-complex="Arial" fo:background-color="transparent" style:use-window-font-color="true"/>
    </style:style>
    <style:style style:name="T974" style:family="text">
      <style:text-properties fo:font-size="11.00pt" fo:font-weight="normal" fo:font-family="Calibri" style:font-family-asian="Calibri" style:font-family-complex="Calibri" fo:background-color="transparent" style:use-window-font-color="true"/>
    </style:style>
    <style:style style:name="T975" style:family="text">
      <style:text-properties fo:font-size="10.00pt" fo:font-weight="normal" fo:font-family="Arial" style:font-family-asian="Arial" style:font-family-complex="Arial" fo:background-color="transparent" style:use-window-font-color="true"/>
    </style:style>
    <style:style style:name="T976" style:family="text">
      <style:text-properties fo:font-size="11.00pt" fo:font-weight="normal" fo:font-family="Calibri" style:font-family-asian="Calibri" style:font-family-complex="Calibri" fo:background-color="transparent" style:use-window-font-color="true"/>
    </style:style>
    <style:style style:name="T977" style:family="text">
      <style:text-properties fo:font-size="10.00pt" fo:font-weight="normal" fo:font-family="Arial" style:font-family-asian="Arial" style:font-family-complex="Arial" fo:background-color="transparent" style:use-window-font-color="true"/>
    </style:style>
    <style:style style:name="T978" style:family="text">
      <style:text-properties fo:font-size="11.00pt" fo:font-weight="normal" fo:font-family="Calibri" style:font-family-asian="Calibri" style:font-family-complex="Calibri" fo:background-color="transparent" style:use-window-font-color="true"/>
    </style:style>
    <style:style style:name="T979" style:family="text">
      <style:text-properties fo:font-size="10.00pt" fo:font-weight="normal" fo:font-family="Arial" style:font-family-asian="Arial" style:font-family-complex="Arial" fo:background-color="transparent" style:use-window-font-color="true"/>
    </style:style>
    <style:style style:name="T980" style:family="text">
      <style:text-properties fo:font-size="11.00pt" fo:font-weight="normal" fo:font-family="Calibri" style:font-family-asian="Calibri" style:font-family-complex="Calibri" fo:background-color="transparent" style:use-window-font-color="true"/>
    </style:style>
    <style:style style:name="T981" style:family="text">
      <style:text-properties fo:font-size="10.00pt" fo:font-weight="normal" fo:font-family="Arial" style:font-family-asian="Arial" style:font-family-complex="Arial" fo:background-color="transparent" style:use-window-font-color="true"/>
    </style:style>
    <style:style style:name="T982" style:family="text">
      <style:text-properties fo:font-size="11.00pt" fo:font-weight="normal" fo:font-family="Calibri" style:font-family-asian="Calibri" style:font-family-complex="Calibri" fo:background-color="transparent" style:use-window-font-color="true"/>
    </style:style>
    <style:style style:name="T983" style:family="text">
      <style:text-properties fo:font-size="10.00pt" fo:font-weight="normal" fo:font-family="Arial" style:font-family-asian="Arial" style:font-family-complex="Arial" fo:background-color="transparent" style:use-window-font-color="true"/>
    </style:style>
    <style:style style:name="T984" style:family="text">
      <style:text-properties fo:font-size="11.00pt" fo:font-weight="normal" fo:font-family="Calibri" style:font-family-asian="Calibri" style:font-family-complex="Calibri" fo:background-color="transparent" style:use-window-font-color="true"/>
    </style:style>
    <style:style style:name="T985" style:family="text">
      <style:text-properties fo:font-size="10.00pt" fo:font-weight="normal" fo:font-family="Arial" style:font-family-asian="Arial" style:font-family-complex="Arial" fo:background-color="transparent" style:use-window-font-color="true"/>
    </style:style>
    <style:style style:name="T986" style:family="text">
      <style:text-properties fo:font-size="11.00pt" fo:font-weight="normal" fo:font-family="Calibri" style:font-family-asian="Calibri" style:font-family-complex="Calibri" fo:background-color="transparent" style:use-window-font-color="true"/>
    </style:style>
    <style:style style:name="T987" style:family="text">
      <style:text-properties fo:font-size="10.00pt" fo:font-weight="normal" fo:font-family="Arial" style:font-family-asian="Arial" style:font-family-complex="Arial" fo:background-color="transparent" style:use-window-font-color="true"/>
    </style:style>
    <style:style style:name="T988" style:family="text">
      <style:text-properties fo:font-size="11.00pt" fo:font-weight="normal" fo:font-family="Calibri" style:font-family-asian="Calibri" style:font-family-complex="Calibri" fo:background-color="transparent" style:use-window-font-color="true"/>
    </style:style>
    <style:style style:name="T989" style:family="text">
      <style:text-properties fo:font-size="10.00pt" fo:font-weight="normal" fo:font-family="Arial" style:font-family-asian="Arial" style:font-family-complex="Arial" fo:background-color="transparent" style:use-window-font-color="true"/>
    </style:style>
    <style:style style:name="T990" style:family="text">
      <style:text-properties fo:font-size="11.00pt" fo:font-weight="normal" fo:font-family="Calibri" style:font-family-asian="Calibri" style:font-family-complex="Calibri" fo:background-color="transparent" style:use-window-font-color="true"/>
    </style:style>
    <style:style style:name="T991" style:family="text">
      <style:text-properties fo:font-size="10.00pt" fo:font-weight="normal" fo:font-family="Arial" style:font-family-asian="Arial" style:font-family-complex="Arial" fo:background-color="transparent" style:use-window-font-color="true"/>
    </style:style>
    <style:style style:name="T992" style:family="text">
      <style:text-properties fo:font-size="11.00pt" fo:font-weight="normal" fo:font-family="Calibri" style:font-family-asian="Calibri" style:font-family-complex="Calibri" fo:background-color="transparent" style:use-window-font-color="true"/>
    </style:style>
    <style:style style:name="T993" style:family="text">
      <style:text-properties fo:font-size="10.00pt" fo:font-weight="normal" fo:font-family="Arial" style:font-family-asian="Arial" style:font-family-complex="Arial" fo:background-color="transparent" style:use-window-font-color="true"/>
    </style:style>
    <style:style style:name="T994" style:family="text">
      <style:text-properties fo:font-size="11.00pt" fo:font-weight="normal" fo:font-family="Calibri" style:font-family-asian="Calibri" style:font-family-complex="Calibri" fo:background-color="transparent" style:use-window-font-color="true"/>
    </style:style>
    <style:style style:name="T995" style:family="text">
      <style:text-properties fo:font-size="10.00pt" fo:font-weight="normal" fo:font-family="Arial" style:font-family-asian="Arial" style:font-family-complex="Arial" fo:background-color="transparent" style:use-window-font-color="true"/>
    </style:style>
    <style:style style:name="T996" style:family="text">
      <style:text-properties fo:font-size="11.00pt" fo:font-weight="normal" fo:font-family="Calibri" style:font-family-asian="Calibri" style:font-family-complex="Calibri" fo:background-color="transparent" style:use-window-font-color="true"/>
    </style:style>
    <style:style style:name="T997" style:family="text">
      <style:text-properties fo:font-size="10.00pt" fo:font-weight="normal" fo:font-family="Arial" style:font-family-asian="Arial" style:font-family-complex="Arial" fo:background-color="transparent" style:use-window-font-color="true"/>
    </style:style>
    <style:style style:name="T998" style:family="text">
      <style:text-properties fo:font-size="11.00pt" fo:font-weight="normal" fo:font-family="Calibri" style:font-family-asian="Calibri" style:font-family-complex="Calibri" fo:background-color="transparent" style:use-window-font-color="true"/>
    </style:style>
    <style:style style:name="T999" style:family="text">
      <style:text-properties fo:font-size="10.00pt" fo:font-weight="normal" fo:font-family="Arial" style:font-family-asian="Arial" style:font-family-complex="Arial" fo:background-color="transparent" style:use-window-font-color="true"/>
    </style:style>
    <style:style style:name="T1000" style:family="text">
      <style:text-properties fo:font-size="11.00pt" fo:font-weight="normal" fo:font-family="Calibri" style:font-family-asian="Calibri" style:font-family-complex="Calibri" fo:background-color="transparent" style:use-window-font-color="true"/>
    </style:style>
    <style:style style:name="T1001" style:family="text">
      <style:text-properties fo:font-size="10.00pt" fo:font-weight="normal" fo:font-family="Arial" style:font-family-asian="Arial" style:font-family-complex="Arial" fo:background-color="transparent" style:use-window-font-color="true"/>
    </style:style>
    <style:style style:name="T1002" style:family="text">
      <style:text-properties fo:font-size="11.00pt" fo:font-weight="normal" fo:font-family="Calibri" style:font-family-asian="Calibri" style:font-family-complex="Calibri" fo:background-color="transparent" style:use-window-font-color="true"/>
    </style:style>
    <style:style style:name="T1003" style:family="text">
      <style:text-properties fo:font-size="10.00pt" fo:font-weight="normal" fo:font-family="Arial" style:font-family-asian="Arial" style:font-family-complex="Arial" fo:background-color="transparent" style:use-window-font-color="true"/>
    </style:style>
    <style:style style:name="T1004" style:family="text">
      <style:text-properties fo:font-size="11.00pt" fo:font-weight="normal" fo:font-family="Calibri" style:font-family-asian="Calibri" style:font-family-complex="Calibri" fo:background-color="transparent" style:use-window-font-color="true"/>
    </style:style>
    <style:style style:name="T1005" style:family="text">
      <style:text-properties fo:font-size="10.00pt" fo:font-weight="normal" fo:font-family="Arial" style:font-family-asian="Arial" style:font-family-complex="Arial" fo:background-color="transparent" style:use-window-font-color="true"/>
    </style:style>
    <style:style style:name="T1006" style:family="text">
      <style:text-properties fo:font-size="11.00pt" fo:font-weight="normal" fo:font-family="Calibri" style:font-family-asian="Calibri" style:font-family-complex="Calibri" fo:background-color="transparent" style:use-window-font-color="true"/>
    </style:style>
    <style:style style:name="T1007" style:family="text">
      <style:text-properties fo:font-size="10.00pt" fo:font-weight="normal" fo:font-family="Arial" style:font-family-asian="Arial" style:font-family-complex="Arial" fo:background-color="transparent" style:use-window-font-color="true"/>
    </style:style>
    <style:style style:name="T1008" style:family="text">
      <style:text-properties fo:font-size="11.00pt" fo:font-weight="normal" fo:font-family="Calibri" style:font-family-asian="Calibri" style:font-family-complex="Calibri" fo:background-color="transparent" style:use-window-font-color="true"/>
    </style:style>
    <style:style style:name="T1009" style:family="text">
      <style:text-properties fo:font-size="10.00pt" fo:font-weight="normal" fo:font-family="Arial" style:font-family-asian="Arial" style:font-family-complex="Arial" fo:background-color="transparent" style:use-window-font-color="true"/>
    </style:style>
    <style:style style:name="T1010" style:family="text">
      <style:text-properties fo:font-size="11.00pt" fo:font-weight="normal" fo:font-family="Calibri" style:font-family-asian="Calibri" style:font-family-complex="Calibri" fo:background-color="transparent" style:use-window-font-color="true"/>
    </style:style>
    <style:style style:name="T1011" style:family="text">
      <style:text-properties fo:font-size="10.00pt" fo:font-weight="normal" fo:font-family="Arial" style:font-family-asian="Arial" style:font-family-complex="Arial" fo:background-color="transparent" style:use-window-font-color="true"/>
    </style:style>
    <style:style style:name="T1012" style:family="text">
      <style:text-properties fo:font-size="11.00pt" fo:font-weight="normal" fo:font-family="Calibri" style:font-family-asian="Calibri" style:font-family-complex="Calibri" fo:background-color="transparent" style:use-window-font-color="true"/>
    </style:style>
    <style:style style:name="T1013" style:family="text">
      <style:text-properties fo:font-size="10.00pt" fo:font-weight="normal" fo:font-family="Arial" style:font-family-asian="Arial" style:font-family-complex="Arial" fo:background-color="transparent" style:use-window-font-color="true"/>
    </style:style>
    <style:style style:name="T1014" style:family="text">
      <style:text-properties fo:font-size="11.00pt" fo:font-weight="normal" fo:font-family="Calibri" style:font-family-asian="Calibri" style:font-family-complex="Calibri" fo:background-color="transparent" style:use-window-font-color="true"/>
    </style:style>
    <style:style style:name="T1015" style:family="text">
      <style:text-properties fo:font-size="13.00pt" fo:font-weight="bold" fo:font-family="Arial" style:font-family-asian="Arial" style:font-family-complex="Arial" fo:background-color="transparent" fo:color="#34495e"/>
    </style:style>
    <style:style style:name="T1016" style:family="text">
      <style:text-properties fo:font-size="11.00pt" fo:font-weight="normal" fo:font-family="Calibri" style:font-family-asian="Calibri" style:font-family-complex="Calibri" fo:background-color="transparent" style:use-window-font-color="true"/>
    </style:style>
    <style:style style:name="T1017" style:family="text">
      <style:text-properties fo:font-size="10.00pt" fo:font-weight="bold" fo:font-family="Arial" style:font-family-asian="Arial" style:font-family-complex="Arial" fo:background-color="transparent" fo:color="#ffffff"/>
    </style:style>
    <style:style style:name="T1018" style:family="text">
      <style:text-properties fo:font-size="11.00pt" fo:font-weight="normal" fo:font-family="Calibri" style:font-family-asian="Calibri" style:font-family-complex="Calibri" fo:background-color="transparent" style:use-window-font-color="true"/>
    </style:style>
    <style:style style:name="T1019" style:family="text">
      <style:text-properties fo:font-size="10.00pt" fo:font-weight="bold" fo:font-family="Arial" style:font-family-asian="Arial" style:font-family-complex="Arial" fo:background-color="transparent" fo:color="#ffffff"/>
    </style:style>
    <style:style style:name="T1020" style:family="text">
      <style:text-properties fo:font-size="11.00pt" fo:font-weight="normal" fo:font-family="Calibri" style:font-family-asian="Calibri" style:font-family-complex="Calibri" fo:background-color="transparent" style:use-window-font-color="true"/>
    </style:style>
    <style:style style:name="T1021" style:family="text">
      <style:text-properties fo:font-size="10.00pt" fo:font-weight="bold" fo:font-family="Arial" style:font-family-asian="Arial" style:font-family-complex="Arial" fo:background-color="transparent" fo:color="#ffffff"/>
    </style:style>
    <style:style style:name="T1022" style:family="text">
      <style:text-properties fo:font-size="11.00pt" fo:font-weight="normal" fo:font-family="Calibri" style:font-family-asian="Calibri" style:font-family-complex="Calibri" fo:background-color="transparent" style:use-window-font-color="true"/>
    </style:style>
    <style:style style:name="T1023" style:family="text">
      <style:text-properties fo:font-size="10.00pt" fo:font-weight="bold" fo:font-family="Arial" style:font-family-asian="Arial" style:font-family-complex="Arial" fo:background-color="transparent" fo:color="#ffffff"/>
    </style:style>
    <style:style style:name="T1024" style:family="text">
      <style:text-properties fo:font-size="11.00pt" fo:font-weight="normal" fo:font-family="Calibri" style:font-family-asian="Calibri" style:font-family-complex="Calibri" fo:background-color="transparent" style:use-window-font-color="true"/>
    </style:style>
    <style:style style:name="T1025" style:family="text">
      <style:text-properties fo:font-size="10.00pt" fo:font-weight="normal" fo:font-family="Arial" style:font-family-asian="Arial" style:font-family-complex="Arial" fo:background-color="transparent" style:use-window-font-color="true"/>
    </style:style>
    <style:style style:name="T1026" style:family="text">
      <style:text-properties fo:font-size="11.00pt" fo:font-weight="normal" fo:font-family="Calibri" style:font-family-asian="Calibri" style:font-family-complex="Calibri" fo:background-color="transparent" style:use-window-font-color="true"/>
    </style:style>
    <style:style style:name="T1027" style:family="text">
      <style:text-properties fo:font-size="10.00pt" fo:font-weight="normal" fo:font-family="Arial" style:font-family-asian="Arial" style:font-family-complex="Arial" fo:background-color="transparent" style:use-window-font-color="true"/>
    </style:style>
    <style:style style:name="T1028" style:family="text">
      <style:text-properties fo:font-size="11.00pt" fo:font-weight="normal" fo:font-family="Calibri" style:font-family-asian="Calibri" style:font-family-complex="Calibri" fo:background-color="transparent" style:use-window-font-color="true"/>
    </style:style>
    <style:style style:name="T1029" style:family="text">
      <style:text-properties fo:font-size="10.00pt" fo:font-weight="normal" fo:font-family="Arial" style:font-family-asian="Arial" style:font-family-complex="Arial" fo:background-color="transparent" style:use-window-font-color="true"/>
    </style:style>
    <style:style style:name="T1030" style:family="text">
      <style:text-properties fo:font-size="11.00pt" fo:font-weight="normal" fo:font-family="Calibri" style:font-family-asian="Calibri" style:font-family-complex="Calibri" fo:background-color="transparent" style:use-window-font-color="true"/>
    </style:style>
    <style:style style:name="T1031" style:family="text">
      <style:text-properties fo:font-size="10.00pt" fo:font-weight="normal" fo:font-family="Arial" style:font-family-asian="Arial" style:font-family-complex="Arial" fo:background-color="transparent" style:use-window-font-color="true"/>
    </style:style>
    <style:style style:name="T1032" style:family="text">
      <style:text-properties fo:font-size="11.00pt" fo:font-weight="normal" fo:font-family="Calibri" style:font-family-asian="Calibri" style:font-family-complex="Calibri" fo:background-color="transparent" style:use-window-font-color="true"/>
    </style:style>
    <style:style style:name="T1033" style:family="text">
      <style:text-properties fo:font-size="10.00pt" fo:font-weight="normal" fo:font-family="Arial" style:font-family-asian="Arial" style:font-family-complex="Arial" fo:background-color="transparent" style:use-window-font-color="true"/>
    </style:style>
    <style:style style:name="T1034" style:family="text">
      <style:text-properties fo:font-size="11.00pt" fo:font-weight="normal" fo:font-family="Calibri" style:font-family-asian="Calibri" style:font-family-complex="Calibri" fo:background-color="transparent" style:use-window-font-color="true"/>
    </style:style>
    <style:style style:name="T1035" style:family="text">
      <style:text-properties fo:font-size="10.00pt" fo:font-weight="normal" fo:font-family="Arial" style:font-family-asian="Arial" style:font-family-complex="Arial" fo:background-color="transparent" style:use-window-font-color="true"/>
    </style:style>
    <style:style style:name="T1036" style:family="text">
      <style:text-properties fo:font-size="11.00pt" fo:font-weight="normal" fo:font-family="Calibri" style:font-family-asian="Calibri" style:font-family-complex="Calibri" fo:background-color="transparent" style:use-window-font-color="true"/>
    </style:style>
    <style:style style:name="T1037" style:family="text">
      <style:text-properties fo:font-size="10.00pt" fo:font-weight="normal" fo:font-family="Arial" style:font-family-asian="Arial" style:font-family-complex="Arial" fo:background-color="transparent" style:use-window-font-color="true"/>
    </style:style>
    <style:style style:name="T1038" style:family="text">
      <style:text-properties fo:font-size="11.00pt" fo:font-weight="normal" fo:font-family="Calibri" style:font-family-asian="Calibri" style:font-family-complex="Calibri" fo:background-color="transparent" style:use-window-font-color="true"/>
    </style:style>
    <style:style style:name="T1039" style:family="text">
      <style:text-properties fo:font-size="10.00pt" fo:font-weight="normal" fo:font-family="Arial" style:font-family-asian="Arial" style:font-family-complex="Arial" fo:background-color="transparent" style:use-window-font-color="true"/>
    </style:style>
    <style:style style:name="T1040" style:family="text">
      <style:text-properties fo:font-size="11.00pt" fo:font-weight="normal" fo:font-family="Calibri" style:font-family-asian="Calibri" style:font-family-complex="Calibri" fo:background-color="transparent" style:use-window-font-color="true"/>
    </style:style>
    <style:style style:name="T1041" style:family="text">
      <style:text-properties fo:font-size="10.00pt" fo:font-weight="normal" fo:font-family="Arial" style:font-family-asian="Arial" style:font-family-complex="Arial" fo:background-color="transparent" style:use-window-font-color="true"/>
    </style:style>
    <style:style style:name="T1042" style:family="text">
      <style:text-properties fo:font-size="11.00pt" fo:font-weight="normal" fo:font-family="Calibri" style:font-family-asian="Calibri" style:font-family-complex="Calibri" fo:background-color="transparent" style:use-window-font-color="true"/>
    </style:style>
    <style:style style:name="T1043" style:family="text">
      <style:text-properties fo:font-size="10.00pt" fo:font-weight="normal" fo:font-family="Arial" style:font-family-asian="Arial" style:font-family-complex="Arial" fo:background-color="transparent" style:use-window-font-color="true"/>
    </style:style>
    <style:style style:name="T1044" style:family="text">
      <style:text-properties fo:font-size="11.00pt" fo:font-weight="normal" fo:font-family="Calibri" style:font-family-asian="Calibri" style:font-family-complex="Calibri" fo:background-color="transparent" style:use-window-font-color="true"/>
    </style:style>
    <style:style style:name="T1045" style:family="text">
      <style:text-properties fo:font-size="10.00pt" fo:font-weight="normal" fo:font-family="Arial" style:font-family-asian="Arial" style:font-family-complex="Arial" fo:background-color="transparent" style:use-window-font-color="true"/>
    </style:style>
    <style:style style:name="T1046" style:family="text">
      <style:text-properties fo:font-size="11.00pt" fo:font-weight="normal" fo:font-family="Calibri" style:font-family-asian="Calibri" style:font-family-complex="Calibri" fo:background-color="transparent" style:use-window-font-color="true"/>
    </style:style>
    <style:style style:name="T1047" style:family="text">
      <style:text-properties fo:font-size="10.00pt" fo:font-weight="normal" fo:font-family="Arial" style:font-family-asian="Arial" style:font-family-complex="Arial" fo:background-color="transparent" style:use-window-font-color="true"/>
    </style:style>
    <style:style style:name="T1048" style:family="text">
      <style:text-properties fo:font-size="11.00pt" fo:font-weight="normal" fo:font-family="Calibri" style:font-family-asian="Calibri" style:font-family-complex="Calibri" fo:background-color="transparent" style:use-window-font-color="true"/>
    </style:style>
    <style:style style:name="T1049" style:family="text">
      <style:text-properties fo:font-size="10.00pt" fo:font-weight="normal" fo:font-family="Arial" style:font-family-asian="Arial" style:font-family-complex="Arial" fo:background-color="transparent" style:use-window-font-color="true"/>
    </style:style>
    <style:style style:name="T1050" style:family="text">
      <style:text-properties fo:font-size="11.00pt" fo:font-weight="normal" fo:font-family="Calibri" style:font-family-asian="Calibri" style:font-family-complex="Calibri" fo:background-color="transparent" style:use-window-font-color="true"/>
    </style:style>
    <style:style style:name="T1051" style:family="text">
      <style:text-properties fo:font-size="10.00pt" fo:font-weight="normal" fo:font-family="Arial" style:font-family-asian="Arial" style:font-family-complex="Arial" fo:background-color="transparent" style:use-window-font-color="true"/>
    </style:style>
    <style:style style:name="T1052" style:family="text">
      <style:text-properties fo:font-size="11.00pt" fo:font-weight="normal" fo:font-family="Calibri" style:font-family-asian="Calibri" style:font-family-complex="Calibri" fo:background-color="transparent" style:use-window-font-color="true"/>
    </style:style>
    <style:style style:name="T1053" style:family="text">
      <style:text-properties fo:font-size="10.00pt" fo:font-weight="normal" fo:font-family="Arial" style:font-family-asian="Arial" style:font-family-complex="Arial" fo:background-color="transparent" style:use-window-font-color="true"/>
    </style:style>
    <style:style style:name="T1054" style:family="text">
      <style:text-properties fo:font-size="11.00pt" fo:font-weight="normal" fo:font-family="Calibri" style:font-family-asian="Calibri" style:font-family-complex="Calibri" fo:background-color="transparent" style:use-window-font-color="true"/>
    </style:style>
    <style:style style:name="T1055" style:family="text">
      <style:text-properties fo:font-size="10.00pt" fo:font-weight="normal" fo:font-family="Arial" style:font-family-asian="Arial" style:font-family-complex="Arial" fo:background-color="transparent" style:use-window-font-color="true"/>
    </style:style>
    <style:style style:name="T1056" style:family="text">
      <style:text-properties fo:font-size="11.00pt" fo:font-weight="normal" fo:font-family="Calibri" style:font-family-asian="Calibri" style:font-family-complex="Calibri" fo:background-color="transparent" style:use-window-font-color="true"/>
    </style:style>
    <style:style style:name="T1057" style:family="text">
      <style:text-properties fo:font-size="10.00pt" fo:font-weight="normal" fo:font-family="Arial" style:font-family-asian="Arial" style:font-family-complex="Arial" fo:background-color="transparent" style:use-window-font-color="true"/>
    </style:style>
    <style:style style:name="T1058" style:family="text">
      <style:text-properties fo:font-size="11.00pt" fo:font-weight="normal" fo:font-family="Calibri" style:font-family-asian="Calibri" style:font-family-complex="Calibri" fo:background-color="transparent" style:use-window-font-color="true"/>
    </style:style>
    <style:style style:name="T1059" style:family="text">
      <style:text-properties fo:font-size="10.00pt" fo:font-weight="normal" fo:font-family="Arial" style:font-family-asian="Arial" style:font-family-complex="Arial" fo:background-color="transparent" style:use-window-font-color="true"/>
    </style:style>
    <style:style style:name="T1060" style:family="text">
      <style:text-properties fo:font-size="11.00pt" fo:font-weight="normal" fo:font-family="Calibri" style:font-family-asian="Calibri" style:font-family-complex="Calibri" fo:background-color="transparent" style:use-window-font-color="true"/>
    </style:style>
    <style:style style:name="T1061" style:family="text">
      <style:text-properties fo:font-size="10.00pt" fo:font-weight="normal" fo:font-family="Arial" style:font-family-asian="Arial" style:font-family-complex="Arial" fo:background-color="transparent" style:use-window-font-color="true"/>
    </style:style>
    <style:style style:name="T1062" style:family="text">
      <style:text-properties fo:font-size="11.00pt" fo:font-weight="normal" fo:font-family="Calibri" style:font-family-asian="Calibri" style:font-family-complex="Calibri" fo:background-color="transparent" style:use-window-font-color="true"/>
    </style:style>
    <style:style style:name="T1063" style:family="text">
      <style:text-properties fo:font-size="10.00pt" fo:font-weight="normal" fo:font-family="Arial" style:font-family-asian="Arial" style:font-family-complex="Arial" fo:background-color="transparent" style:use-window-font-color="true"/>
    </style:style>
    <style:style style:name="T1064" style:family="text">
      <style:text-properties fo:font-size="11.00pt" fo:font-weight="normal" fo:font-family="Calibri" style:font-family-asian="Calibri" style:font-family-complex="Calibri" fo:background-color="transparent" style:use-window-font-color="true"/>
    </style:style>
    <style:style style:name="T1065" style:family="text">
      <style:text-properties fo:font-size="10.00pt" fo:font-weight="normal" fo:font-family="Arial" style:font-family-asian="Arial" style:font-family-complex="Arial" fo:background-color="transparent" style:use-window-font-color="true"/>
    </style:style>
    <style:style style:name="T1066" style:family="text">
      <style:text-properties fo:font-size="11.00pt" fo:font-weight="normal" fo:font-family="Calibri" style:font-family-asian="Calibri" style:font-family-complex="Calibri" fo:background-color="transparent" style:use-window-font-color="true"/>
    </style:style>
    <style:style style:name="T1067" style:family="text">
      <style:text-properties fo:font-size="10.00pt" fo:font-weight="normal" fo:font-family="Arial" style:font-family-asian="Arial" style:font-family-complex="Arial" fo:background-color="transparent" style:use-window-font-color="true"/>
    </style:style>
    <style:style style:name="T1068" style:family="text">
      <style:text-properties fo:font-size="11.00pt" fo:font-weight="normal" fo:font-family="Calibri" style:font-family-asian="Calibri" style:font-family-complex="Calibri" fo:background-color="transparent" style:use-window-font-color="true"/>
    </style:style>
    <style:style style:name="T1069" style:family="text">
      <style:text-properties fo:font-size="10.00pt" fo:font-weight="normal" fo:font-family="Arial" style:font-family-asian="Arial" style:font-family-complex="Arial" fo:background-color="transparent" style:use-window-font-color="true"/>
    </style:style>
    <style:style style:name="T1070" style:family="text">
      <style:text-properties fo:font-size="11.00pt" fo:font-weight="normal" fo:font-family="Calibri" style:font-family-asian="Calibri" style:font-family-complex="Calibri" fo:background-color="transparent" style:use-window-font-color="true"/>
    </style:style>
    <style:style style:name="T1071" style:family="text">
      <style:text-properties fo:font-size="10.00pt" fo:font-weight="normal" fo:font-family="Arial" style:font-family-asian="Arial" style:font-family-complex="Arial" fo:background-color="transparent" style:use-window-font-color="true"/>
    </style:style>
    <style:style style:name="T1072" style:family="text">
      <style:text-properties fo:font-size="11.00pt" fo:font-weight="normal" fo:font-family="Calibri" style:font-family-asian="Calibri" style:font-family-complex="Calibri" fo:background-color="transparent" style:use-window-font-color="true"/>
    </style:style>
    <style:style style:name="T1073" style:family="text">
      <style:text-properties fo:font-size="10.00pt" fo:font-weight="normal" fo:font-family="Arial" style:font-family-asian="Arial" style:font-family-complex="Arial" fo:background-color="transparent" style:use-window-font-color="true"/>
    </style:style>
    <style:style style:name="T1074" style:family="text">
      <style:text-properties fo:font-size="11.00pt" fo:font-weight="normal" fo:font-family="Calibri" style:font-family-asian="Calibri" style:font-family-complex="Calibri" fo:background-color="transparent" style:use-window-font-color="true"/>
    </style:style>
    <style:style style:name="T1075" style:family="text">
      <style:text-properties fo:font-size="10.00pt" fo:font-weight="normal" fo:font-family="Arial" style:font-family-asian="Arial" style:font-family-complex="Arial" fo:background-color="transparent" style:use-window-font-color="true"/>
    </style:style>
    <style:style style:name="T1076" style:family="text">
      <style:text-properties fo:font-size="11.00pt" fo:font-weight="normal" fo:font-family="Calibri" style:font-family-asian="Calibri" style:font-family-complex="Calibri" fo:background-color="transparent" style:use-window-font-color="true"/>
    </style:style>
    <style:style style:name="T1077" style:family="text">
      <style:text-properties fo:font-size="10.00pt" fo:font-weight="normal" fo:font-family="Arial" style:font-family-asian="Arial" style:font-family-complex="Arial" fo:background-color="transparent" style:use-window-font-color="true"/>
    </style:style>
    <style:style style:name="T1078" style:family="text">
      <style:text-properties fo:font-size="11.00pt" fo:font-weight="normal" fo:font-family="Calibri" style:font-family-asian="Calibri" style:font-family-complex="Calibri" fo:background-color="transparent" style:use-window-font-color="true"/>
    </style:style>
    <style:style style:name="T1079" style:family="text">
      <style:text-properties fo:font-size="10.00pt" fo:font-weight="normal" fo:font-family="Arial" style:font-family-asian="Arial" style:font-family-complex="Arial" fo:background-color="transparent" style:use-window-font-color="true"/>
    </style:style>
    <style:style style:name="T1080" style:family="text">
      <style:text-properties fo:font-size="11.00pt" fo:font-weight="normal" fo:font-family="Calibri" style:font-family-asian="Calibri" style:font-family-complex="Calibri" fo:background-color="transparent" style:use-window-font-color="true"/>
    </style:style>
    <style:style style:name="T1081" style:family="text">
      <style:text-properties fo:font-size="10.00pt" fo:font-weight="normal" fo:font-family="Arial" style:font-family-asian="Arial" style:font-family-complex="Arial" fo:background-color="transparent" style:use-window-font-color="true"/>
    </style:style>
    <style:style style:name="T1082" style:family="text">
      <style:text-properties fo:font-size="11.00pt" fo:font-weight="normal" fo:font-family="Calibri" style:font-family-asian="Calibri" style:font-family-complex="Calibri" fo:background-color="transparent" style:use-window-font-color="true"/>
    </style:style>
    <style:style style:name="T1083" style:family="text">
      <style:text-properties fo:font-size="10.00pt" fo:font-weight="normal" fo:font-family="Arial" style:font-family-asian="Arial" style:font-family-complex="Arial" fo:background-color="transparent" style:use-window-font-color="true"/>
    </style:style>
    <style:style style:name="T1084" style:family="text">
      <style:text-properties fo:font-size="11.00pt" fo:font-weight="normal" fo:font-family="Calibri" style:font-family-asian="Calibri" style:font-family-complex="Calibri" fo:background-color="transparent" style:use-window-font-color="true"/>
    </style:style>
    <style:style style:name="T1085" style:family="text">
      <style:text-properties fo:font-size="10.00pt" fo:font-weight="normal" fo:font-family="Arial" style:font-family-asian="Arial" style:font-family-complex="Arial" fo:background-color="transparent" style:use-window-font-color="true"/>
    </style:style>
    <style:style style:name="T1086" style:family="text">
      <style:text-properties fo:font-size="11.00pt" fo:font-weight="normal" fo:font-family="Calibri" style:font-family-asian="Calibri" style:font-family-complex="Calibri" fo:background-color="transparent" style:use-window-font-color="true"/>
    </style:style>
    <style:style style:name="T1087" style:family="text">
      <style:text-properties fo:font-size="10.00pt" fo:font-weight="normal" fo:font-family="Arial" style:font-family-asian="Arial" style:font-family-complex="Arial" fo:background-color="transparent" style:use-window-font-color="true"/>
    </style:style>
    <style:style style:name="T1088" style:family="text">
      <style:text-properties fo:font-size="11.00pt" fo:font-weight="normal" fo:font-family="Calibri" style:font-family-asian="Calibri" style:font-family-complex="Calibri" fo:background-color="transparent" style:use-window-font-color="true"/>
    </style:style>
    <style:style style:name="T1089" style:family="text">
      <style:text-properties fo:font-size="13.00pt" fo:font-weight="bold" fo:font-family="Arial" style:font-family-asian="Arial" style:font-family-complex="Arial" fo:background-color="transparent" fo:color="#34495e"/>
    </style:style>
    <style:style style:name="T1090" style:family="text">
      <style:text-properties fo:font-size="11.00pt" fo:font-weight="normal" fo:font-family="Calibri" style:font-family-asian="Calibri" style:font-family-complex="Calibri" fo:background-color="transparent" style:use-window-font-color="true"/>
    </style:style>
    <style:style style:name="T1091" style:family="text">
      <style:text-properties fo:font-size="10.00pt" fo:font-weight="bold" fo:font-family="Arial" style:font-family-asian="Arial" style:font-family-complex="Arial" fo:background-color="transparent" fo:color="#ffffff"/>
    </style:style>
    <style:style style:name="T1092" style:family="text">
      <style:text-properties fo:font-size="11.00pt" fo:font-weight="normal" fo:font-family="Calibri" style:font-family-asian="Calibri" style:font-family-complex="Calibri" fo:background-color="transparent" style:use-window-font-color="true"/>
    </style:style>
    <style:style style:name="T1093" style:family="text">
      <style:text-properties fo:font-size="10.00pt" fo:font-weight="bold" fo:font-family="Arial" style:font-family-asian="Arial" style:font-family-complex="Arial" fo:background-color="transparent" fo:color="#ffffff"/>
    </style:style>
    <style:style style:name="T1094" style:family="text">
      <style:text-properties fo:font-size="11.00pt" fo:font-weight="normal" fo:font-family="Calibri" style:font-family-asian="Calibri" style:font-family-complex="Calibri" fo:background-color="transparent" style:use-window-font-color="true"/>
    </style:style>
    <style:style style:name="T1095" style:family="text">
      <style:text-properties fo:font-size="10.00pt" fo:font-weight="bold" fo:font-family="Arial" style:font-family-asian="Arial" style:font-family-complex="Arial" fo:background-color="transparent" fo:color="#ffffff"/>
    </style:style>
    <style:style style:name="T1096" style:family="text">
      <style:text-properties fo:font-size="11.00pt" fo:font-weight="normal" fo:font-family="Calibri" style:font-family-asian="Calibri" style:font-family-complex="Calibri" fo:background-color="transparent" style:use-window-font-color="true"/>
    </style:style>
    <style:style style:name="T1097" style:family="text">
      <style:text-properties fo:font-size="10.00pt" fo:font-weight="bold" fo:font-family="Arial" style:font-family-asian="Arial" style:font-family-complex="Arial" fo:background-color="transparent" fo:color="#ffffff"/>
    </style:style>
    <style:style style:name="T1098" style:family="text">
      <style:text-properties fo:font-size="11.00pt" fo:font-weight="normal" fo:font-family="Calibri" style:font-family-asian="Calibri" style:font-family-complex="Calibri" fo:background-color="transparent" style:use-window-font-color="true"/>
    </style:style>
    <style:style style:name="T1099" style:family="text">
      <style:text-properties fo:font-size="10.00pt" fo:font-weight="normal" fo:font-family="Arial" style:font-family-asian="Arial" style:font-family-complex="Arial" fo:background-color="transparent" style:use-window-font-color="true"/>
    </style:style>
    <style:style style:name="T1100" style:family="text">
      <style:text-properties fo:font-size="11.00pt" fo:font-weight="normal" fo:font-family="Calibri" style:font-family-asian="Calibri" style:font-family-complex="Calibri" fo:background-color="transparent" style:use-window-font-color="true"/>
    </style:style>
    <style:style style:name="T1101" style:family="text">
      <style:text-properties fo:font-size="10.00pt" fo:font-weight="normal" fo:font-family="Arial" style:font-family-asian="Arial" style:font-family-complex="Arial" fo:background-color="transparent" style:use-window-font-color="true"/>
    </style:style>
    <style:style style:name="T1102" style:family="text">
      <style:text-properties fo:font-size="11.00pt" fo:font-weight="normal" fo:font-family="Calibri" style:font-family-asian="Calibri" style:font-family-complex="Calibri" fo:background-color="transparent" style:use-window-font-color="true"/>
    </style:style>
    <style:style style:name="T1103" style:family="text">
      <style:text-properties fo:font-size="10.00pt" fo:font-weight="normal" fo:font-family="Arial" style:font-family-asian="Arial" style:font-family-complex="Arial" fo:background-color="transparent" style:use-window-font-color="true"/>
    </style:style>
    <style:style style:name="T1104" style:family="text">
      <style:text-properties fo:font-size="11.00pt" fo:font-weight="normal" fo:font-family="Calibri" style:font-family-asian="Calibri" style:font-family-complex="Calibri" fo:background-color="transparent" style:use-window-font-color="true"/>
    </style:style>
    <style:style style:name="T1105" style:family="text">
      <style:text-properties fo:font-size="10.00pt" fo:font-weight="normal" fo:font-family="Arial" style:font-family-asian="Arial" style:font-family-complex="Arial" fo:background-color="transparent" style:use-window-font-color="true"/>
    </style:style>
    <style:style style:name="T1106" style:family="text">
      <style:text-properties fo:font-size="11.00pt" fo:font-weight="normal" fo:font-family="Calibri" style:font-family-asian="Calibri" style:font-family-complex="Calibri" fo:background-color="transparent" style:use-window-font-color="true"/>
    </style:style>
    <style:style style:name="T1107" style:family="text">
      <style:text-properties fo:font-size="10.00pt" fo:font-weight="normal" fo:font-family="Arial" style:font-family-asian="Arial" style:font-family-complex="Arial" fo:background-color="transparent" style:use-window-font-color="true"/>
    </style:style>
    <style:style style:name="T1108" style:family="text">
      <style:text-properties fo:font-size="11.00pt" fo:font-weight="normal" fo:font-family="Calibri" style:font-family-asian="Calibri" style:font-family-complex="Calibri" fo:background-color="transparent" style:use-window-font-color="true"/>
    </style:style>
    <style:style style:name="T1109" style:family="text">
      <style:text-properties fo:font-size="10.00pt" fo:font-weight="normal" fo:font-family="Arial" style:font-family-asian="Arial" style:font-family-complex="Arial" fo:background-color="transparent" style:use-window-font-color="true"/>
    </style:style>
    <style:style style:name="T1110" style:family="text">
      <style:text-properties fo:font-size="11.00pt" fo:font-weight="normal" fo:font-family="Calibri" style:font-family-asian="Calibri" style:font-family-complex="Calibri" fo:background-color="transparent" style:use-window-font-color="true"/>
    </style:style>
    <style:style style:name="T1111" style:family="text">
      <style:text-properties fo:font-size="10.00pt" fo:font-weight="normal" fo:font-family="Arial" style:font-family-asian="Arial" style:font-family-complex="Arial" fo:background-color="transparent" style:use-window-font-color="true"/>
    </style:style>
    <style:style style:name="T1112" style:family="text">
      <style:text-properties fo:font-size="11.00pt" fo:font-weight="normal" fo:font-family="Calibri" style:font-family-asian="Calibri" style:font-family-complex="Calibri" fo:background-color="transparent" style:use-window-font-color="true"/>
    </style:style>
    <style:style style:name="T1113" style:family="text">
      <style:text-properties fo:font-size="10.00pt" fo:font-weight="normal" fo:font-family="Arial" style:font-family-asian="Arial" style:font-family-complex="Arial" fo:background-color="transparent" style:use-window-font-color="true"/>
    </style:style>
    <style:style style:name="T1114" style:family="text">
      <style:text-properties fo:font-size="11.00pt" fo:font-weight="normal" fo:font-family="Calibri" style:font-family-asian="Calibri" style:font-family-complex="Calibri" fo:background-color="transparent" style:use-window-font-color="true"/>
    </style:style>
    <style:style style:name="T1115" style:family="text">
      <style:text-properties fo:font-size="10.00pt" fo:font-weight="normal" fo:font-family="Arial" style:font-family-asian="Arial" style:font-family-complex="Arial" fo:background-color="transparent" style:use-window-font-color="true"/>
    </style:style>
    <style:style style:name="T1116" style:family="text">
      <style:text-properties fo:font-size="11.00pt" fo:font-weight="normal" fo:font-family="Calibri" style:font-family-asian="Calibri" style:font-family-complex="Calibri" fo:background-color="transparent" style:use-window-font-color="true"/>
    </style:style>
    <style:style style:name="T1117" style:family="text">
      <style:text-properties fo:font-size="10.00pt" fo:font-weight="normal" fo:font-family="Arial" style:font-family-asian="Arial" style:font-family-complex="Arial" fo:background-color="transparent" style:use-window-font-color="true"/>
    </style:style>
    <style:style style:name="T1118" style:family="text">
      <style:text-properties fo:font-size="11.00pt" fo:font-weight="normal" fo:font-family="Calibri" style:font-family-asian="Calibri" style:font-family-complex="Calibri" fo:background-color="transparent" style:use-window-font-color="true"/>
    </style:style>
    <style:style style:name="T1119" style:family="text">
      <style:text-properties fo:font-size="10.00pt" fo:font-weight="normal" fo:font-family="Arial" style:font-family-asian="Arial" style:font-family-complex="Arial" fo:background-color="transparent" style:use-window-font-color="true"/>
    </style:style>
    <style:style style:name="T1120" style:family="text">
      <style:text-properties fo:font-size="11.00pt" fo:font-weight="normal" fo:font-family="Calibri" style:font-family-asian="Calibri" style:font-family-complex="Calibri" fo:background-color="transparent" style:use-window-font-color="true"/>
    </style:style>
    <style:style style:name="T1121" style:family="text">
      <style:text-properties fo:font-size="10.00pt" fo:font-weight="normal" fo:font-family="Arial" style:font-family-asian="Arial" style:font-family-complex="Arial" fo:background-color="transparent" style:use-window-font-color="true"/>
    </style:style>
    <style:style style:name="T1122" style:family="text">
      <style:text-properties fo:font-size="11.00pt" fo:font-weight="normal" fo:font-family="Calibri" style:font-family-asian="Calibri" style:font-family-complex="Calibri" fo:background-color="transparent" style:use-window-font-color="true"/>
    </style:style>
    <style:style style:name="T1123" style:family="text">
      <style:text-properties fo:font-size="10.00pt" fo:font-weight="normal" fo:font-family="Arial" style:font-family-asian="Arial" style:font-family-complex="Arial" fo:background-color="transparent" style:use-window-font-color="true"/>
    </style:style>
    <style:style style:name="T1124" style:family="text">
      <style:text-properties fo:font-size="11.00pt" fo:font-weight="normal" fo:font-family="Calibri" style:font-family-asian="Calibri" style:font-family-complex="Calibri" fo:background-color="transparent" style:use-window-font-color="true"/>
    </style:style>
    <style:style style:name="T1125" style:family="text">
      <style:text-properties fo:font-size="10.00pt" fo:font-weight="normal" fo:font-family="Arial" style:font-family-asian="Arial" style:font-family-complex="Arial" fo:background-color="transparent" style:use-window-font-color="true"/>
    </style:style>
    <style:style style:name="T1126" style:family="text">
      <style:text-properties fo:font-size="11.00pt" fo:font-weight="normal" fo:font-family="Calibri" style:font-family-asian="Calibri" style:font-family-complex="Calibri" fo:background-color="transparent" style:use-window-font-color="true"/>
    </style:style>
    <style:style style:name="T1127" style:family="text">
      <style:text-properties fo:font-size="10.00pt" fo:font-weight="normal" fo:font-family="Arial" style:font-family-asian="Arial" style:font-family-complex="Arial" fo:background-color="transparent" style:use-window-font-color="true"/>
    </style:style>
    <style:style style:name="T1128" style:family="text">
      <style:text-properties fo:font-size="11.00pt" fo:font-weight="normal" fo:font-family="Calibri" style:font-family-asian="Calibri" style:font-family-complex="Calibri" fo:background-color="transparent" style:use-window-font-color="true"/>
    </style:style>
    <style:style style:name="T1129" style:family="text">
      <style:text-properties fo:font-size="10.00pt" fo:font-weight="normal" fo:font-family="Arial" style:font-family-asian="Arial" style:font-family-complex="Arial" fo:background-color="transparent" style:use-window-font-color="true"/>
    </style:style>
    <style:style style:name="T1130" style:family="text">
      <style:text-properties fo:font-size="11.00pt" fo:font-weight="normal" fo:font-family="Calibri" style:font-family-asian="Calibri" style:font-family-complex="Calibri" fo:background-color="transparent" style:use-window-font-color="true"/>
    </style:style>
    <style:style style:name="T1131" style:family="text">
      <style:text-properties fo:font-size="10.00pt" fo:font-weight="normal" fo:font-family="Arial" style:font-family-asian="Arial" style:font-family-complex="Arial" fo:background-color="transparent" style:use-window-font-color="true"/>
    </style:style>
    <style:style style:name="T1132" style:family="text">
      <style:text-properties fo:font-size="11.00pt" fo:font-weight="normal" fo:font-family="Calibri" style:font-family-asian="Calibri" style:font-family-complex="Calibri" fo:background-color="transparent" style:use-window-font-color="true"/>
    </style:style>
    <style:style style:name="T1133" style:family="text">
      <style:text-properties fo:font-size="10.00pt" fo:font-weight="normal" fo:font-family="Arial" style:font-family-asian="Arial" style:font-family-complex="Arial" fo:background-color="transparent" style:use-window-font-color="true"/>
    </style:style>
    <style:style style:name="T1134" style:family="text">
      <style:text-properties fo:font-size="11.00pt" fo:font-weight="normal" fo:font-family="Calibri" style:font-family-asian="Calibri" style:font-family-complex="Calibri" fo:background-color="transparent" style:use-window-font-color="true"/>
    </style:style>
    <style:style style:name="T1135" style:family="text">
      <style:text-properties fo:font-size="10.00pt" fo:font-weight="normal" fo:font-family="Arial" style:font-family-asian="Arial" style:font-family-complex="Arial" fo:background-color="transparent" style:use-window-font-color="true"/>
    </style:style>
    <style:style style:name="T1136" style:family="text">
      <style:text-properties fo:font-size="11.00pt" fo:font-weight="normal" fo:font-family="Calibri" style:font-family-asian="Calibri" style:font-family-complex="Calibri" fo:background-color="transparent" style:use-window-font-color="true"/>
    </style:style>
    <style:style style:name="T1137" style:family="text">
      <style:text-properties fo:font-size="10.00pt" fo:font-weight="normal" fo:font-family="Arial" style:font-family-asian="Arial" style:font-family-complex="Arial" fo:background-color="transparent" style:use-window-font-color="true"/>
    </style:style>
    <style:style style:name="T1138" style:family="text">
      <style:text-properties fo:font-size="11.00pt" fo:font-weight="normal" fo:font-family="Calibri" style:font-family-asian="Calibri" style:font-family-complex="Calibri" fo:background-color="transparent" style:use-window-font-color="true"/>
    </style:style>
    <style:style style:name="T1139" style:family="text">
      <style:text-properties fo:font-size="10.00pt" fo:font-weight="normal" fo:font-family="Arial" style:font-family-asian="Arial" style:font-family-complex="Arial" fo:background-color="transparent" style:use-window-font-color="true"/>
    </style:style>
    <style:style style:name="T1140" style:family="text">
      <style:text-properties fo:font-size="11.00pt" fo:font-weight="normal" fo:font-family="Calibri" style:font-family-asian="Calibri" style:font-family-complex="Calibri" fo:background-color="transparent" style:use-window-font-color="true"/>
    </style:style>
    <style:style style:name="T1141" style:family="text">
      <style:text-properties fo:font-size="10.00pt" fo:font-weight="normal" fo:font-family="Arial" style:font-family-asian="Arial" style:font-family-complex="Arial" fo:background-color="transparent" style:use-window-font-color="true"/>
    </style:style>
    <style:style style:name="T1142" style:family="text">
      <style:text-properties fo:font-size="11.00pt" fo:font-weight="normal" fo:font-family="Calibri" style:font-family-asian="Calibri" style:font-family-complex="Calibri" fo:background-color="transparent" style:use-window-font-color="true"/>
    </style:style>
    <style:style style:name="T1143" style:family="text">
      <style:text-properties fo:font-size="10.00pt" fo:font-weight="normal" fo:font-family="Arial" style:font-family-asian="Arial" style:font-family-complex="Arial" fo:background-color="transparent" style:use-window-font-color="true"/>
    </style:style>
    <style:style style:name="T1144" style:family="text">
      <style:text-properties fo:font-size="11.00pt" fo:font-weight="normal" fo:font-family="Calibri" style:font-family-asian="Calibri" style:font-family-complex="Calibri" fo:background-color="transparent" style:use-window-font-color="true"/>
    </style:style>
    <style:style style:name="T1145" style:family="text">
      <style:text-properties fo:font-size="10.00pt" fo:font-weight="normal" fo:font-family="Arial" style:font-family-asian="Arial" style:font-family-complex="Arial" fo:background-color="transparent" style:use-window-font-color="true"/>
    </style:style>
    <style:style style:name="T1146" style:family="text">
      <style:text-properties fo:font-size="11.00pt" fo:font-weight="normal" fo:font-family="Calibri" style:font-family-asian="Calibri" style:font-family-complex="Calibri" fo:background-color="transparent" style:use-window-font-color="true"/>
    </style:style>
    <style:style style:name="T1147" style:family="text">
      <style:text-properties fo:font-size="13.00pt" fo:font-weight="bold" fo:font-family="Arial" style:font-family-asian="Arial" style:font-family-complex="Arial" fo:background-color="transparent" fo:color="#34495e"/>
    </style:style>
    <style:style style:name="T1148" style:family="text">
      <style:text-properties fo:font-size="11.00pt" fo:font-weight="normal" fo:font-family="Calibri" style:font-family-asian="Calibri" style:font-family-complex="Calibri" fo:background-color="transparent" style:use-window-font-color="true"/>
    </style:style>
    <style:style style:name="T1149" style:family="text">
      <style:text-properties fo:font-size="10.00pt" fo:font-weight="bold" fo:font-family="Arial" style:font-family-asian="Arial" style:font-family-complex="Arial" fo:background-color="transparent" fo:color="#ffffff"/>
    </style:style>
    <style:style style:name="T1150" style:family="text">
      <style:text-properties fo:font-size="11.00pt" fo:font-weight="normal" fo:font-family="Calibri" style:font-family-asian="Calibri" style:font-family-complex="Calibri" fo:background-color="transparent" style:use-window-font-color="true"/>
    </style:style>
    <style:style style:name="T1151" style:family="text">
      <style:text-properties fo:font-size="10.00pt" fo:font-weight="bold" fo:font-family="Arial" style:font-family-asian="Arial" style:font-family-complex="Arial" fo:background-color="transparent" fo:color="#ffffff"/>
    </style:style>
    <style:style style:name="T1152" style:family="text">
      <style:text-properties fo:font-size="11.00pt" fo:font-weight="normal" fo:font-family="Calibri" style:font-family-asian="Calibri" style:font-family-complex="Calibri" fo:background-color="transparent" style:use-window-font-color="true"/>
    </style:style>
    <style:style style:name="T1153" style:family="text">
      <style:text-properties fo:font-size="10.00pt" fo:font-weight="bold" fo:font-family="Arial" style:font-family-asian="Arial" style:font-family-complex="Arial" fo:background-color="transparent" fo:color="#ffffff"/>
    </style:style>
    <style:style style:name="T1154" style:family="text">
      <style:text-properties fo:font-size="11.00pt" fo:font-weight="normal" fo:font-family="Calibri" style:font-family-asian="Calibri" style:font-family-complex="Calibri" fo:background-color="transparent" style:use-window-font-color="true"/>
    </style:style>
    <style:style style:name="T1155" style:family="text">
      <style:text-properties fo:font-size="10.00pt" fo:font-weight="bold" fo:font-family="Arial" style:font-family-asian="Arial" style:font-family-complex="Arial" fo:background-color="transparent" fo:color="#ffffff"/>
    </style:style>
    <style:style style:name="T1156" style:family="text">
      <style:text-properties fo:font-size="11.00pt" fo:font-weight="normal" fo:font-family="Calibri" style:font-family-asian="Calibri" style:font-family-complex="Calibri" fo:background-color="transparent" style:use-window-font-color="true"/>
    </style:style>
    <style:style style:name="T1157" style:family="text">
      <style:text-properties fo:font-size="10.00pt" fo:font-weight="normal" fo:font-family="Arial" style:font-family-asian="Arial" style:font-family-complex="Arial" fo:background-color="transparent" style:use-window-font-color="true"/>
    </style:style>
    <style:style style:name="T1158" style:family="text">
      <style:text-properties fo:font-size="11.00pt" fo:font-weight="normal" fo:font-family="Calibri" style:font-family-asian="Calibri" style:font-family-complex="Calibri" fo:background-color="transparent" style:use-window-font-color="true"/>
    </style:style>
    <style:style style:name="T1159" style:family="text">
      <style:text-properties fo:font-size="10.00pt" fo:font-weight="normal" fo:font-family="Arial" style:font-family-asian="Arial" style:font-family-complex="Arial" fo:background-color="transparent" style:use-window-font-color="true"/>
    </style:style>
    <style:style style:name="T1160" style:family="text">
      <style:text-properties fo:font-size="11.00pt" fo:font-weight="normal" fo:font-family="Calibri" style:font-family-asian="Calibri" style:font-family-complex="Calibri" fo:background-color="transparent" style:use-window-font-color="true"/>
    </style:style>
    <style:style style:name="T1161" style:family="text">
      <style:text-properties fo:font-size="10.00pt" fo:font-weight="normal" fo:font-family="Arial" style:font-family-asian="Arial" style:font-family-complex="Arial" fo:background-color="transparent" style:use-window-font-color="true"/>
    </style:style>
    <style:style style:name="T1162" style:family="text">
      <style:text-properties fo:font-size="11.00pt" fo:font-weight="normal" fo:font-family="Calibri" style:font-family-asian="Calibri" style:font-family-complex="Calibri" fo:background-color="transparent" style:use-window-font-color="true"/>
    </style:style>
    <style:style style:name="T1163" style:family="text">
      <style:text-properties fo:font-size="10.00pt" fo:font-weight="normal" fo:font-family="Arial" style:font-family-asian="Arial" style:font-family-complex="Arial" fo:background-color="transparent" style:use-window-font-color="true"/>
    </style:style>
    <style:style style:name="T1164" style:family="text">
      <style:text-properties fo:font-size="11.00pt" fo:font-weight="normal" fo:font-family="Calibri" style:font-family-asian="Calibri" style:font-family-complex="Calibri" fo:background-color="transparent" style:use-window-font-color="true"/>
    </style:style>
    <style:style style:name="T1165" style:family="text">
      <style:text-properties fo:font-size="10.00pt" fo:font-weight="normal" fo:font-family="Arial" style:font-family-asian="Arial" style:font-family-complex="Arial" fo:background-color="transparent" style:use-window-font-color="true"/>
    </style:style>
    <style:style style:name="T1166" style:family="text">
      <style:text-properties fo:font-size="11.00pt" fo:font-weight="normal" fo:font-family="Calibri" style:font-family-asian="Calibri" style:font-family-complex="Calibri" fo:background-color="transparent" style:use-window-font-color="true"/>
    </style:style>
    <style:style style:name="T1167" style:family="text">
      <style:text-properties fo:font-size="10.00pt" fo:font-weight="normal" fo:font-family="Arial" style:font-family-asian="Arial" style:font-family-complex="Arial" fo:background-color="transparent" style:use-window-font-color="true"/>
    </style:style>
    <style:style style:name="T1168" style:family="text">
      <style:text-properties fo:font-size="11.00pt" fo:font-weight="normal" fo:font-family="Calibri" style:font-family-asian="Calibri" style:font-family-complex="Calibri" fo:background-color="transparent" style:use-window-font-color="true"/>
    </style:style>
    <style:style style:name="T1169" style:family="text">
      <style:text-properties fo:font-size="10.00pt" fo:font-weight="normal" fo:font-family="Arial" style:font-family-asian="Arial" style:font-family-complex="Arial" fo:background-color="transparent" style:use-window-font-color="true"/>
    </style:style>
    <style:style style:name="T1170" style:family="text">
      <style:text-properties fo:font-size="11.00pt" fo:font-weight="normal" fo:font-family="Calibri" style:font-family-asian="Calibri" style:font-family-complex="Calibri" fo:background-color="transparent" style:use-window-font-color="true"/>
    </style:style>
    <style:style style:name="T1171" style:family="text">
      <style:text-properties fo:font-size="10.00pt" fo:font-weight="normal" fo:font-family="Arial" style:font-family-asian="Arial" style:font-family-complex="Arial" fo:background-color="transparent" style:use-window-font-color="true"/>
    </style:style>
    <style:style style:name="T1172" style:family="text">
      <style:text-properties fo:font-size="11.00pt" fo:font-weight="normal" fo:font-family="Calibri" style:font-family-asian="Calibri" style:font-family-complex="Calibri" fo:background-color="transparent" style:use-window-font-color="true"/>
    </style:style>
    <style:style style:name="T1173" style:family="text">
      <style:text-properties fo:font-size="10.00pt" fo:font-weight="normal" fo:font-family="Arial" style:font-family-asian="Arial" style:font-family-complex="Arial" fo:background-color="transparent" style:use-window-font-color="true"/>
    </style:style>
    <style:style style:name="T1174" style:family="text">
      <style:text-properties fo:font-size="11.00pt" fo:font-weight="normal" fo:font-family="Calibri" style:font-family-asian="Calibri" style:font-family-complex="Calibri" fo:background-color="transparent" style:use-window-font-color="true"/>
    </style:style>
    <style:style style:name="T1175" style:family="text">
      <style:text-properties fo:font-size="10.00pt" fo:font-weight="normal" fo:font-family="Arial" style:font-family-asian="Arial" style:font-family-complex="Arial" fo:background-color="transparent" style:use-window-font-color="true"/>
    </style:style>
    <style:style style:name="T1176" style:family="text">
      <style:text-properties fo:font-size="11.00pt" fo:font-weight="normal" fo:font-family="Calibri" style:font-family-asian="Calibri" style:font-family-complex="Calibri" fo:background-color="transparent" style:use-window-font-color="true"/>
    </style:style>
    <style:style style:name="T1177" style:family="text">
      <style:text-properties fo:font-size="10.00pt" fo:font-weight="normal" fo:font-family="Arial" style:font-family-asian="Arial" style:font-family-complex="Arial" fo:background-color="transparent" style:use-window-font-color="true"/>
    </style:style>
    <style:style style:name="T1178" style:family="text">
      <style:text-properties fo:font-size="11.00pt" fo:font-weight="normal" fo:font-family="Calibri" style:font-family-asian="Calibri" style:font-family-complex="Calibri" fo:background-color="transparent" style:use-window-font-color="true"/>
    </style:style>
    <style:style style:name="T1179" style:family="text">
      <style:text-properties fo:font-size="10.00pt" fo:font-weight="normal" fo:font-family="Arial" style:font-family-asian="Arial" style:font-family-complex="Arial" fo:background-color="transparent" style:use-window-font-color="true"/>
    </style:style>
    <style:style style:name="T1180" style:family="text">
      <style:text-properties fo:font-size="11.00pt" fo:font-weight="normal" fo:font-family="Calibri" style:font-family-asian="Calibri" style:font-family-complex="Calibri" fo:background-color="transparent" style:use-window-font-color="true"/>
    </style:style>
    <style:style style:name="T1181" style:family="text">
      <style:text-properties fo:font-size="10.00pt" fo:font-weight="normal" fo:font-family="Arial" style:font-family-asian="Arial" style:font-family-complex="Arial" fo:background-color="transparent" style:use-window-font-color="true"/>
    </style:style>
    <style:style style:name="T1182" style:family="text">
      <style:text-properties fo:font-size="11.00pt" fo:font-weight="normal" fo:font-family="Calibri" style:font-family-asian="Calibri" style:font-family-complex="Calibri" fo:background-color="transparent" style:use-window-font-color="true"/>
    </style:style>
    <style:style style:name="T1183" style:family="text">
      <style:text-properties fo:font-size="10.00pt" fo:font-weight="normal" fo:font-family="Arial" style:font-family-asian="Arial" style:font-family-complex="Arial" fo:background-color="transparent" style:use-window-font-color="true"/>
    </style:style>
    <style:style style:name="T1184" style:family="text">
      <style:text-properties fo:font-size="11.00pt" fo:font-weight="normal" fo:font-family="Calibri" style:font-family-asian="Calibri" style:font-family-complex="Calibri" fo:background-color="transparent" style:use-window-font-color="true"/>
    </style:style>
    <style:style style:name="T1185" style:family="text">
      <style:text-properties fo:font-size="10.00pt" fo:font-weight="normal" fo:font-family="Arial" style:font-family-asian="Arial" style:font-family-complex="Arial" fo:background-color="transparent" style:use-window-font-color="true"/>
    </style:style>
    <style:style style:name="T1186" style:family="text">
      <style:text-properties fo:font-size="11.00pt" fo:font-weight="normal" fo:font-family="Calibri" style:font-family-asian="Calibri" style:font-family-complex="Calibri" fo:background-color="transparent" style:use-window-font-color="true"/>
    </style:style>
    <style:style style:name="T1187" style:family="text">
      <style:text-properties fo:font-size="10.00pt" fo:font-weight="normal" fo:font-family="Arial" style:font-family-asian="Arial" style:font-family-complex="Arial" fo:background-color="transparent" style:use-window-font-color="true"/>
    </style:style>
    <style:style style:name="T1188" style:family="text">
      <style:text-properties fo:font-size="11.00pt" fo:font-weight="normal" fo:font-family="Calibri" style:font-family-asian="Calibri" style:font-family-complex="Calibri" fo:background-color="transparent" style:use-window-font-color="true"/>
    </style:style>
    <style:style style:name="T1189" style:family="text">
      <style:text-properties fo:font-size="10.00pt" fo:font-weight="normal" fo:font-family="Arial" style:font-family-asian="Arial" style:font-family-complex="Arial" fo:background-color="transparent" style:use-window-font-color="true"/>
    </style:style>
    <style:style style:name="T1190" style:family="text">
      <style:text-properties fo:font-size="11.00pt" fo:font-weight="normal" fo:font-family="Calibri" style:font-family-asian="Calibri" style:font-family-complex="Calibri" fo:background-color="transparent" style:use-window-font-color="true"/>
    </style:style>
    <style:style style:name="T1191" style:family="text">
      <style:text-properties fo:font-size="10.00pt" fo:font-weight="normal" fo:font-family="Arial" style:font-family-asian="Arial" style:font-family-complex="Arial" fo:background-color="transparent" style:use-window-font-color="true"/>
    </style:style>
    <style:style style:name="T1192" style:family="text">
      <style:text-properties fo:font-size="11.00pt" fo:font-weight="normal" fo:font-family="Calibri" style:font-family-asian="Calibri" style:font-family-complex="Calibri" fo:background-color="transparent" style:use-window-font-color="true"/>
    </style:style>
    <style:style style:name="T1193" style:family="text">
      <style:text-properties fo:font-size="10.00pt" fo:font-weight="normal" fo:font-family="Arial" style:font-family-asian="Arial" style:font-family-complex="Arial" fo:background-color="transparent" style:use-window-font-color="true"/>
    </style:style>
    <style:style style:name="T1194" style:family="text">
      <style:text-properties fo:font-size="11.00pt" fo:font-weight="normal" fo:font-family="Calibri" style:font-family-asian="Calibri" style:font-family-complex="Calibri" fo:background-color="transparent" style:use-window-font-color="true"/>
    </style:style>
    <style:style style:name="T1195" style:family="text">
      <style:text-properties fo:font-size="10.00pt" fo:font-weight="normal" fo:font-family="Arial" style:font-family-asian="Arial" style:font-family-complex="Arial" fo:background-color="transparent" style:use-window-font-color="true"/>
    </style:style>
    <style:style style:name="T1196" style:family="text">
      <style:text-properties fo:font-size="11.00pt" fo:font-weight="normal" fo:font-family="Calibri" style:font-family-asian="Calibri" style:font-family-complex="Calibri" fo:background-color="transparent" style:use-window-font-color="true"/>
    </style:style>
    <style:style style:name="T1197" style:family="text">
      <style:text-properties fo:font-size="10.00pt" fo:font-weight="normal" fo:font-family="Arial" style:font-family-asian="Arial" style:font-family-complex="Arial" fo:background-color="transparent" style:use-window-font-color="true"/>
    </style:style>
    <style:style style:name="T1198" style:family="text">
      <style:text-properties fo:font-size="11.00pt" fo:font-weight="normal" fo:font-family="Calibri" style:font-family-asian="Calibri" style:font-family-complex="Calibri" fo:background-color="transparent" style:use-window-font-color="true"/>
    </style:style>
    <style:style style:name="T1199" style:family="text">
      <style:text-properties fo:font-size="10.00pt" fo:font-weight="normal" fo:font-family="Arial" style:font-family-asian="Arial" style:font-family-complex="Arial" fo:background-color="transparent" style:use-window-font-color="true"/>
    </style:style>
    <style:style style:name="T1200" style:family="text">
      <style:text-properties fo:font-size="11.00pt" fo:font-weight="normal" fo:font-family="Calibri" style:font-family-asian="Calibri" style:font-family-complex="Calibri" fo:background-color="transparent" style:use-window-font-color="true"/>
    </style:style>
    <style:style style:name="T1201" style:family="text">
      <style:text-properties fo:font-size="10.00pt" fo:font-weight="normal" fo:font-family="Arial" style:font-family-asian="Arial" style:font-family-complex="Arial" fo:background-color="transparent" style:use-window-font-color="true"/>
    </style:style>
    <style:style style:name="T1202" style:family="text">
      <style:text-properties fo:font-size="11.00pt" fo:font-weight="normal" fo:font-family="Calibri" style:font-family-asian="Calibri" style:font-family-complex="Calibri" fo:background-color="transparent" style:use-window-font-color="true"/>
    </style:style>
    <style:style style:name="T1203" style:family="text">
      <style:text-properties fo:font-size="10.00pt" fo:font-weight="normal" fo:font-family="Arial" style:font-family-asian="Arial" style:font-family-complex="Arial" fo:background-color="transparent" style:use-window-font-color="true"/>
    </style:style>
    <style:style style:name="T1204" style:family="text">
      <style:text-properties fo:font-size="11.00pt" fo:font-weight="normal" fo:font-family="Calibri" style:font-family-asian="Calibri" style:font-family-complex="Calibri" fo:background-color="transparent" style:use-window-font-color="true"/>
    </style:style>
    <style:style style:name="T1205" style:family="text">
      <style:text-properties fo:font-size="11.00pt" fo:font-weight="normal" fo:font-family="Arial" style:font-family-asian="Arial" style:font-family-complex="Arial" fo:background-color="transparent" style:use-window-font-color="true"/>
    </style:style>
    <style:style style:name="T1206" style:family="text">
      <style:text-properties fo:font-size="16.00pt" fo:font-weight="bold" fo:font-family="Arial" style:font-family-asian="Arial" style:font-family-complex="Arial" fo:background-color="transparent" fo:color="#2c3e50"/>
    </style:style>
    <style:style style:name="T1207" style:family="text">
      <style:text-properties fo:font-size="11.00pt" fo:font-weight="normal" fo:font-family="Calibri" style:font-family-asian="Calibri" style:font-family-complex="Calibri" fo:background-color="transparent" style:use-window-font-color="true"/>
    </style:style>
    <style:style style:name="T1208" style:family="text">
      <style:text-properties fo:font-size="10.00pt" fo:font-weight="bold" fo:font-family="Arial" style:font-family-asian="Arial" style:font-family-complex="Arial" fo:background-color="transparent" fo:color="#ffffff"/>
    </style:style>
    <style:style style:name="T1209" style:family="text">
      <style:text-properties fo:font-size="11.00pt" fo:font-weight="normal" fo:font-family="Calibri" style:font-family-asian="Calibri" style:font-family-complex="Calibri" fo:background-color="transparent" style:use-window-font-color="true"/>
    </style:style>
    <style:style style:name="T1210" style:family="text">
      <style:text-properties fo:font-size="10.00pt" fo:font-weight="bold" fo:font-family="Arial" style:font-family-asian="Arial" style:font-family-complex="Arial" fo:background-color="transparent" fo:color="#ffffff"/>
    </style:style>
    <style:style style:name="T1211" style:family="text">
      <style:text-properties fo:font-size="11.00pt" fo:font-weight="normal" fo:font-family="Calibri" style:font-family-asian="Calibri" style:font-family-complex="Calibri" fo:background-color="transparent" style:use-window-font-color="true"/>
    </style:style>
    <style:style style:name="T1212" style:family="text">
      <style:text-properties fo:font-size="10.00pt" fo:font-weight="bold" fo:font-family="Arial" style:font-family-asian="Arial" style:font-family-complex="Arial" fo:background-color="transparent" fo:color="#ffffff"/>
    </style:style>
    <style:style style:name="T1213" style:family="text">
      <style:text-properties fo:font-size="11.00pt" fo:font-weight="normal" fo:font-family="Calibri" style:font-family-asian="Calibri" style:font-family-complex="Calibri" fo:background-color="transparent" style:use-window-font-color="true"/>
    </style:style>
    <style:style style:name="T1214" style:family="text">
      <style:text-properties fo:font-size="10.00pt" fo:font-weight="normal" fo:font-family="Arial" style:font-family-asian="Arial" style:font-family-complex="Arial" fo:background-color="transparent" style:use-window-font-color="true"/>
    </style:style>
    <style:style style:name="T1215" style:family="text">
      <style:text-properties fo:font-size="11.00pt" fo:font-weight="normal" fo:font-family="Calibri" style:font-family-asian="Calibri" style:font-family-complex="Calibri" fo:background-color="transparent" style:use-window-font-color="true"/>
    </style:style>
    <style:style style:name="T1216" style:family="text">
      <style:text-properties fo:font-size="10.00pt" fo:font-weight="normal" fo:font-family="Arial" style:font-family-asian="Arial" style:font-family-complex="Arial" fo:background-color="transparent" style:use-window-font-color="true"/>
    </style:style>
    <style:style style:name="T1217" style:family="text">
      <style:text-properties fo:font-size="11.00pt" fo:font-weight="normal" fo:font-family="Calibri" style:font-family-asian="Calibri" style:font-family-complex="Calibri" fo:background-color="transparent" style:use-window-font-color="true"/>
    </style:style>
    <style:style style:name="T1218" style:family="text">
      <style:text-properties fo:font-size="10.00pt" fo:font-weight="normal" fo:font-family="Arial" style:font-family-asian="Arial" style:font-family-complex="Arial" fo:background-color="transparent" style:use-window-font-color="true"/>
    </style:style>
    <style:style style:name="T1219" style:family="text">
      <style:text-properties fo:font-size="11.00pt" fo:font-weight="normal" fo:font-family="Calibri" style:font-family-asian="Calibri" style:font-family-complex="Calibri" fo:background-color="transparent" style:use-window-font-color="true"/>
    </style:style>
    <style:style style:name="T1220" style:family="text">
      <style:text-properties fo:font-size="10.00pt" fo:font-weight="normal" fo:font-family="Arial" style:font-family-asian="Arial" style:font-family-complex="Arial" fo:background-color="transparent" style:use-window-font-color="true"/>
    </style:style>
    <style:style style:name="T1221" style:family="text">
      <style:text-properties fo:font-size="11.00pt" fo:font-weight="normal" fo:font-family="Calibri" style:font-family-asian="Calibri" style:font-family-complex="Calibri" fo:background-color="transparent" style:use-window-font-color="true"/>
    </style:style>
    <style:style style:name="T1222" style:family="text">
      <style:text-properties fo:font-size="10.00pt" fo:font-weight="normal" fo:font-family="Arial" style:font-family-asian="Arial" style:font-family-complex="Arial" fo:background-color="transparent" style:use-window-font-color="true"/>
    </style:style>
    <style:style style:name="T1223" style:family="text">
      <style:text-properties fo:font-size="11.00pt" fo:font-weight="normal" fo:font-family="Calibri" style:font-family-asian="Calibri" style:font-family-complex="Calibri" fo:background-color="transparent" style:use-window-font-color="true"/>
    </style:style>
    <style:style style:name="T1224" style:family="text">
      <style:text-properties fo:font-size="10.00pt" fo:font-weight="normal" fo:font-family="Arial" style:font-family-asian="Arial" style:font-family-complex="Arial" fo:background-color="transparent" style:use-window-font-color="true"/>
    </style:style>
    <style:style style:name="T1225" style:family="text">
      <style:text-properties fo:font-size="11.00pt" fo:font-weight="normal" fo:font-family="Calibri" style:font-family-asian="Calibri" style:font-family-complex="Calibri" fo:background-color="transparent" style:use-window-font-color="true"/>
    </style:style>
    <style:style style:name="T1226" style:family="text">
      <style:text-properties fo:font-size="10.00pt" fo:font-weight="normal" fo:font-family="Arial" style:font-family-asian="Arial" style:font-family-complex="Arial" fo:background-color="transparent" style:use-window-font-color="true"/>
    </style:style>
    <style:style style:name="T1227" style:family="text">
      <style:text-properties fo:font-size="11.00pt" fo:font-weight="normal" fo:font-family="Calibri" style:font-family-asian="Calibri" style:font-family-complex="Calibri" fo:background-color="transparent" style:use-window-font-color="true"/>
    </style:style>
    <style:style style:name="T1228" style:family="text">
      <style:text-properties fo:font-size="10.00pt" fo:font-weight="normal" fo:font-family="Arial" style:font-family-asian="Arial" style:font-family-complex="Arial" fo:background-color="transparent" style:use-window-font-color="true"/>
    </style:style>
    <style:style style:name="T1229" style:family="text">
      <style:text-properties fo:font-size="11.00pt" fo:font-weight="normal" fo:font-family="Calibri" style:font-family-asian="Calibri" style:font-family-complex="Calibri" fo:background-color="transparent" style:use-window-font-color="true"/>
    </style:style>
    <style:style style:name="T1230" style:family="text">
      <style:text-properties fo:font-size="10.00pt" fo:font-weight="normal" fo:font-family="Arial" style:font-family-asian="Arial" style:font-family-complex="Arial" fo:background-color="transparent" style:use-window-font-color="true"/>
    </style:style>
    <style:style style:name="T1231" style:family="text">
      <style:text-properties fo:font-size="11.00pt" fo:font-weight="normal" fo:font-family="Calibri" style:font-family-asian="Calibri" style:font-family-complex="Calibri" fo:background-color="transparent" style:use-window-font-color="true"/>
    </style:style>
    <style:style style:name="T1232" style:family="text">
      <style:text-properties fo:font-size="10.00pt" fo:font-weight="normal" fo:font-family="Arial" style:font-family-asian="Arial" style:font-family-complex="Arial" fo:background-color="transparent" style:use-window-font-color="true"/>
    </style:style>
    <style:style style:name="T1233" style:family="text">
      <style:text-properties fo:font-size="11.00pt" fo:font-weight="normal" fo:font-family="Calibri" style:font-family-asian="Calibri" style:font-family-complex="Calibri" fo:background-color="transparent" style:use-window-font-color="true"/>
    </style:style>
    <style:style style:name="T1234" style:family="text">
      <style:text-properties fo:font-size="10.00pt" fo:font-weight="normal" fo:font-family="Arial" style:font-family-asian="Arial" style:font-family-complex="Arial" fo:background-color="transparent" style:use-window-font-color="true"/>
    </style:style>
    <style:style style:name="T1235" style:family="text">
      <style:text-properties fo:font-size="11.00pt" fo:font-weight="normal" fo:font-family="Calibri" style:font-family-asian="Calibri" style:font-family-complex="Calibri" fo:background-color="transparent" style:use-window-font-color="true"/>
    </style:style>
    <style:style style:name="T1236" style:family="text">
      <style:text-properties fo:font-size="10.00pt" fo:font-weight="normal" fo:font-family="Arial" style:font-family-asian="Arial" style:font-family-complex="Arial" fo:background-color="transparent" style:use-window-font-color="true"/>
    </style:style>
    <style:style style:name="T1237" style:family="text">
      <style:text-properties fo:font-size="11.00pt" fo:font-weight="normal" fo:font-family="Calibri" style:font-family-asian="Calibri" style:font-family-complex="Calibri" fo:background-color="transparent" style:use-window-font-color="true"/>
    </style:style>
    <style:style style:name="T1238" style:family="text">
      <style:text-properties fo:font-size="11.00pt" fo:font-weight="bold" fo:font-family="Arial" style:font-family-asian="Arial" style:font-family-complex="Arial" fo:background-color="transparent" fo:color="#ffffff"/>
    </style:style>
    <style:style style:name="T1239" style:family="text">
      <style:text-properties fo:font-size="11.00pt" fo:font-weight="normal" fo:font-family="Calibri" style:font-family-asian="Calibri" style:font-family-complex="Calibri" fo:background-color="transparent" style:use-window-font-color="true"/>
    </style:style>
    <style:style style:name="T1240" style:family="text">
      <style:text-properties fo:font-size="11.00pt" fo:font-weight="bold" fo:font-family="Arial" style:font-family-asian="Arial" style:font-family-complex="Arial" fo:background-color="transparent" fo:color="#ffffff"/>
    </style:style>
    <style:style style:name="T1241" style:family="text">
      <style:text-properties fo:font-size="11.00pt" fo:font-weight="normal" fo:font-family="Calibri" style:font-family-asian="Calibri" style:font-family-complex="Calibri" fo:background-color="transparent" style:use-window-font-color="true"/>
    </style:style>
    <style:style style:name="T1242" style:family="text">
      <style:text-properties fo:font-size="11.00pt" fo:font-weight="bold" fo:font-family="Arial" style:font-family-asian="Arial" style:font-family-complex="Arial" fo:background-color="transparent" fo:color="#ffffff"/>
    </style:style>
    <style:style style:name="T1243" style:family="text">
      <style:text-properties fo:font-size="11.00pt" fo:font-weight="normal" fo:font-family="Calibri" style:font-family-asian="Calibri" style:font-family-complex="Calibri" fo:background-color="transparent" style:use-window-font-color="true"/>
    </style:style>
    <style:style style:name="T1244" style:family="text">
      <style:text-properties fo:font-size="11.00pt" fo:font-weight="bold" fo:font-family="Arial" style:font-family-asian="Arial" style:font-family-complex="Arial" fo:background-color="transparent" style:use-window-font-color="true"/>
    </style:style>
    <style:style style:name="T1245" style:family="text">
      <style:text-properties fo:font-size="11.00pt" fo:font-weight="normal" fo:font-family="Arial" style:font-family-asian="Arial" style:font-family-complex="Arial" fo:background-color="transparent" style:use-window-font-color="true"/>
    </style:style>
    <style:style style:name="T1246" style:family="text">
      <style:text-properties fo:font-size="16.00pt" fo:font-weight="bold" fo:font-family="Arial" style:font-family-asian="Arial" style:font-family-complex="Arial" fo:background-color="transparent" fo:color="#2c3e50"/>
    </style:style>
    <style:style style:name="T1247" style:family="text">
      <style:text-properties fo:font-size="11.00pt" fo:font-weight="normal" fo:font-family="Calibri" style:font-family-asian="Calibri" style:font-family-complex="Calibri" fo:background-color="transparent" style:use-window-font-color="true"/>
    </style:style>
    <style:style style:name="T1248" style:family="text">
      <style:text-properties fo:font-size="10.00pt" fo:font-weight="bold" fo:font-family="Arial" style:font-family-asian="Arial" style:font-family-complex="Arial" fo:background-color="transparent" fo:color="#ffffff"/>
    </style:style>
    <style:style style:name="T1249" style:family="text">
      <style:text-properties fo:font-size="11.00pt" fo:font-weight="normal" fo:font-family="Calibri" style:font-family-asian="Calibri" style:font-family-complex="Calibri" fo:background-color="transparent" style:use-window-font-color="true"/>
    </style:style>
    <style:style style:name="T1250" style:family="text">
      <style:text-properties fo:font-size="10.00pt" fo:font-weight="bold" fo:font-family="Arial" style:font-family-asian="Arial" style:font-family-complex="Arial" fo:background-color="transparent" fo:color="#ffffff"/>
    </style:style>
    <style:style style:name="T1251" style:family="text">
      <style:text-properties fo:font-size="11.00pt" fo:font-weight="normal" fo:font-family="Calibri" style:font-family-asian="Calibri" style:font-family-complex="Calibri" fo:background-color="transparent" style:use-window-font-color="true"/>
    </style:style>
    <style:style style:name="T1252" style:family="text">
      <style:text-properties fo:font-size="10.00pt" fo:font-weight="bold" fo:font-family="Arial" style:font-family-asian="Arial" style:font-family-complex="Arial" fo:background-color="transparent" fo:color="#ffffff"/>
    </style:style>
    <style:style style:name="T1253" style:family="text">
      <style:text-properties fo:font-size="11.00pt" fo:font-weight="normal" fo:font-family="Calibri" style:font-family-asian="Calibri" style:font-family-complex="Calibri" fo:background-color="transparent" style:use-window-font-color="true"/>
    </style:style>
    <style:style style:name="T1254" style:family="text">
      <style:text-properties fo:font-size="10.00pt" fo:font-weight="normal" fo:font-family="Arial" style:font-family-asian="Arial" style:font-family-complex="Arial" fo:background-color="transparent" style:use-window-font-color="true"/>
    </style:style>
    <style:style style:name="T1255" style:family="text">
      <style:text-properties fo:font-size="11.00pt" fo:font-weight="normal" fo:font-family="Calibri" style:font-family-asian="Calibri" style:font-family-complex="Calibri" fo:background-color="transparent" style:use-window-font-color="true"/>
    </style:style>
    <style:style style:name="T1256" style:family="text">
      <style:text-properties fo:font-size="10.00pt" fo:font-weight="normal" fo:font-family="Arial" style:font-family-asian="Arial" style:font-family-complex="Arial" fo:background-color="transparent" style:use-window-font-color="true"/>
    </style:style>
    <style:style style:name="T1257" style:family="text">
      <style:text-properties fo:font-size="11.00pt" fo:font-weight="normal" fo:font-family="Calibri" style:font-family-asian="Calibri" style:font-family-complex="Calibri" fo:background-color="transparent" style:use-window-font-color="true"/>
    </style:style>
    <style:style style:name="T1258" style:family="text">
      <style:text-properties fo:font-size="10.00pt" fo:font-weight="normal" fo:font-family="Arial" style:font-family-asian="Arial" style:font-family-complex="Arial" fo:background-color="transparent" style:use-window-font-color="true"/>
    </style:style>
    <style:style style:name="T1259" style:family="text">
      <style:text-properties fo:font-size="11.00pt" fo:font-weight="normal" fo:font-family="Calibri" style:font-family-asian="Calibri" style:font-family-complex="Calibri" fo:background-color="transparent" style:use-window-font-color="true"/>
    </style:style>
    <style:style style:name="T1260" style:family="text">
      <style:text-properties fo:font-size="10.00pt" fo:font-weight="normal" fo:font-family="Arial" style:font-family-asian="Arial" style:font-family-complex="Arial" fo:background-color="transparent" style:use-window-font-color="true"/>
    </style:style>
    <style:style style:name="T1261" style:family="text">
      <style:text-properties fo:font-size="11.00pt" fo:font-weight="normal" fo:font-family="Calibri" style:font-family-asian="Calibri" style:font-family-complex="Calibri" fo:background-color="transparent" style:use-window-font-color="true"/>
    </style:style>
    <style:style style:name="T1262" style:family="text">
      <style:text-properties fo:font-size="10.00pt" fo:font-weight="normal" fo:font-family="Arial" style:font-family-asian="Arial" style:font-family-complex="Arial" fo:background-color="transparent" style:use-window-font-color="true"/>
    </style:style>
    <style:style style:name="T1263" style:family="text">
      <style:text-properties fo:font-size="11.00pt" fo:font-weight="normal" fo:font-family="Calibri" style:font-family-asian="Calibri" style:font-family-complex="Calibri" fo:background-color="transparent" style:use-window-font-color="true"/>
    </style:style>
    <style:style style:name="T1264" style:family="text">
      <style:text-properties fo:font-size="10.00pt" fo:font-weight="normal" fo:font-family="Arial" style:font-family-asian="Arial" style:font-family-complex="Arial" fo:background-color="transparent" style:use-window-font-color="true"/>
    </style:style>
    <style:style style:name="T1265" style:family="text">
      <style:text-properties fo:font-size="11.00pt" fo:font-weight="normal" fo:font-family="Calibri" style:font-family-asian="Calibri" style:font-family-complex="Calibri" fo:background-color="transparent" style:use-window-font-color="true"/>
    </style:style>
    <style:style style:name="T1266" style:family="text">
      <style:text-properties fo:font-size="10.00pt" fo:font-weight="normal" fo:font-family="Arial" style:font-family-asian="Arial" style:font-family-complex="Arial" fo:background-color="transparent" style:use-window-font-color="true"/>
    </style:style>
    <style:style style:name="T1267" style:family="text">
      <style:text-properties fo:font-size="11.00pt" fo:font-weight="normal" fo:font-family="Calibri" style:font-family-asian="Calibri" style:font-family-complex="Calibri" fo:background-color="transparent" style:use-window-font-color="true"/>
    </style:style>
    <style:style style:name="T1268" style:family="text">
      <style:text-properties fo:font-size="10.00pt" fo:font-weight="normal" fo:font-family="Arial" style:font-family-asian="Arial" style:font-family-complex="Arial" fo:background-color="transparent" style:use-window-font-color="true"/>
    </style:style>
    <style:style style:name="T1269" style:family="text">
      <style:text-properties fo:font-size="11.00pt" fo:font-weight="normal" fo:font-family="Calibri" style:font-family-asian="Calibri" style:font-family-complex="Calibri" fo:background-color="transparent" style:use-window-font-color="true"/>
    </style:style>
    <style:style style:name="T1270" style:family="text">
      <style:text-properties fo:font-size="10.00pt" fo:font-weight="normal" fo:font-family="Arial" style:font-family-asian="Arial" style:font-family-complex="Arial" fo:background-color="transparent" style:use-window-font-color="true"/>
    </style:style>
    <style:style style:name="T1271" style:family="text">
      <style:text-properties fo:font-size="11.00pt" fo:font-weight="normal" fo:font-family="Calibri" style:font-family-asian="Calibri" style:font-family-complex="Calibri" fo:background-color="transparent" style:use-window-font-color="true"/>
    </style:style>
    <style:style style:name="T1272" style:family="text">
      <style:text-properties fo:font-size="10.00pt" fo:font-weight="normal" fo:font-family="Arial" style:font-family-asian="Arial" style:font-family-complex="Arial" fo:background-color="transparent" style:use-window-font-color="true"/>
    </style:style>
    <style:style style:name="T1273" style:family="text">
      <style:text-properties fo:font-size="11.00pt" fo:font-weight="normal" fo:font-family="Calibri" style:font-family-asian="Calibri" style:font-family-complex="Calibri" fo:background-color="transparent" style:use-window-font-color="true"/>
    </style:style>
    <style:style style:name="T1274" style:family="text">
      <style:text-properties fo:font-size="10.00pt" fo:font-weight="normal" fo:font-family="Arial" style:font-family-asian="Arial" style:font-family-complex="Arial" fo:background-color="transparent" style:use-window-font-color="true"/>
    </style:style>
    <style:style style:name="T1275" style:family="text">
      <style:text-properties fo:font-size="11.00pt" fo:font-weight="normal" fo:font-family="Calibri" style:font-family-asian="Calibri" style:font-family-complex="Calibri" fo:background-color="transparent" style:use-window-font-color="true"/>
    </style:style>
    <style:style style:name="T1276" style:family="text">
      <style:text-properties fo:font-size="10.00pt" fo:font-weight="normal" fo:font-family="Arial" style:font-family-asian="Arial" style:font-family-complex="Arial" fo:background-color="transparent" style:use-window-font-color="true"/>
    </style:style>
    <style:style style:name="T1277" style:family="text">
      <style:text-properties fo:font-size="11.00pt" fo:font-weight="normal" fo:font-family="Calibri" style:font-family-asian="Calibri" style:font-family-complex="Calibri" fo:background-color="transparent" style:use-window-font-color="true"/>
    </style:style>
    <style:style style:name="T1278" style:family="text">
      <style:text-properties fo:font-size="10.00pt" fo:font-weight="normal" fo:font-family="Arial" style:font-family-asian="Arial" style:font-family-complex="Arial" fo:background-color="transparent" style:use-window-font-color="true"/>
    </style:style>
    <style:style style:name="T1279" style:family="text">
      <style:text-properties fo:font-size="11.00pt" fo:font-weight="normal" fo:font-family="Calibri" style:font-family-asian="Calibri" style:font-family-complex="Calibri" fo:background-color="transparent" style:use-window-font-color="true"/>
    </style:style>
    <style:style style:name="T1280" style:family="text">
      <style:text-properties fo:font-size="10.00pt" fo:font-weight="normal" fo:font-family="Arial" style:font-family-asian="Arial" style:font-family-complex="Arial" fo:background-color="transparent" style:use-window-font-color="true"/>
    </style:style>
    <style:style style:name="T1281" style:family="text">
      <style:text-properties fo:font-size="11.00pt" fo:font-weight="normal" fo:font-family="Calibri" style:font-family-asian="Calibri" style:font-family-complex="Calibri" fo:background-color="transparent" style:use-window-font-color="true"/>
    </style:style>
    <style:style style:name="T1282" style:family="text">
      <style:text-properties fo:font-size="10.00pt" fo:font-weight="normal" fo:font-family="Arial" style:font-family-asian="Arial" style:font-family-complex="Arial" fo:background-color="transparent" style:use-window-font-color="true"/>
    </style:style>
    <style:style style:name="T1283" style:family="text">
      <style:text-properties fo:font-size="11.00pt" fo:font-weight="normal" fo:font-family="Calibri" style:font-family-asian="Calibri" style:font-family-complex="Calibri" fo:background-color="transparent" style:use-window-font-color="true"/>
    </style:style>
    <style:style style:name="T1284" style:family="text">
      <style:text-properties fo:font-size="10.00pt" fo:font-weight="normal" fo:font-family="Arial" style:font-family-asian="Arial" style:font-family-complex="Arial" fo:background-color="transparent" style:use-window-font-color="true"/>
    </style:style>
    <style:style style:name="T1285" style:family="text">
      <style:text-properties fo:font-size="11.00pt" fo:font-weight="normal" fo:font-family="Calibri" style:font-family-asian="Calibri" style:font-family-complex="Calibri" fo:background-color="transparent" style:use-window-font-color="true"/>
    </style:style>
    <style:style style:name="T1286" style:family="text">
      <style:text-properties fo:font-size="10.00pt" fo:font-weight="normal" fo:font-family="Arial" style:font-family-asian="Arial" style:font-family-complex="Arial" fo:background-color="transparent" style:use-window-font-color="true"/>
    </style:style>
    <style:style style:name="T1287" style:family="text">
      <style:text-properties fo:font-size="11.00pt" fo:font-weight="normal" fo:font-family="Calibri" style:font-family-asian="Calibri" style:font-family-complex="Calibri" fo:background-color="transparent" style:use-window-font-color="true"/>
    </style:style>
    <style:style style:name="T1288" style:family="text">
      <style:text-properties fo:font-size="10.00pt" fo:font-weight="normal" fo:font-family="Arial" style:font-family-asian="Arial" style:font-family-complex="Arial" fo:background-color="transparent" style:use-window-font-color="true"/>
    </style:style>
    <style:style style:name="T1289" style:family="text">
      <style:text-properties fo:font-size="11.00pt" fo:font-weight="normal" fo:font-family="Calibri" style:font-family-asian="Calibri" style:font-family-complex="Calibri" fo:background-color="transparent" style:use-window-font-color="true"/>
    </style:style>
    <style:style style:name="T1290" style:family="text">
      <style:text-properties fo:font-size="10.00pt" fo:font-weight="normal" fo:font-family="Arial" style:font-family-asian="Arial" style:font-family-complex="Arial" fo:background-color="transparent" style:use-window-font-color="true"/>
    </style:style>
    <style:style style:name="T1291" style:family="text">
      <style:text-properties fo:font-size="11.00pt" fo:font-weight="normal" fo:font-family="Calibri" style:font-family-asian="Calibri" style:font-family-complex="Calibri" fo:background-color="transparent" style:use-window-font-color="true"/>
    </style:style>
    <style:style style:name="T1292" style:family="text">
      <style:text-properties fo:font-size="10.00pt" fo:font-weight="normal" fo:font-family="Arial" style:font-family-asian="Arial" style:font-family-complex="Arial" fo:background-color="transparent" style:use-window-font-color="true"/>
    </style:style>
    <style:style style:name="T1293" style:family="text">
      <style:text-properties fo:font-size="11.00pt" fo:font-weight="normal" fo:font-family="Calibri" style:font-family-asian="Calibri" style:font-family-complex="Calibri" fo:background-color="transparent" style:use-window-font-color="true"/>
    </style:style>
    <style:style style:name="T1294" style:family="text">
      <style:text-properties fo:font-size="10.00pt" fo:font-weight="normal" fo:font-family="Arial" style:font-family-asian="Arial" style:font-family-complex="Arial" fo:background-color="transparent" style:use-window-font-color="true"/>
    </style:style>
    <style:style style:name="T1295" style:family="text">
      <style:text-properties fo:font-size="11.00pt" fo:font-weight="normal" fo:font-family="Calibri" style:font-family-asian="Calibri" style:font-family-complex="Calibri" fo:background-color="transparent" style:use-window-font-color="true"/>
    </style:style>
    <style:style style:name="T1296" style:family="text">
      <style:text-properties fo:font-size="10.00pt" fo:font-weight="normal" fo:font-family="Arial" style:font-family-asian="Arial" style:font-family-complex="Arial" fo:background-color="transparent" style:use-window-font-color="true"/>
    </style:style>
    <style:style style:name="T1297" style:family="text">
      <style:text-properties fo:font-size="11.00pt" fo:font-weight="normal" fo:font-family="Calibri" style:font-family-asian="Calibri" style:font-family-complex="Calibri" fo:background-color="transparent" style:use-window-font-color="true"/>
    </style:style>
    <style:style style:name="T1298" style:family="text">
      <style:text-properties fo:font-size="10.00pt" fo:font-weight="normal" fo:font-family="Arial" style:font-family-asian="Arial" style:font-family-complex="Arial" fo:background-color="transparent" style:use-window-font-color="true"/>
    </style:style>
    <style:style style:name="T1299" style:family="text">
      <style:text-properties fo:font-size="11.00pt" fo:font-weight="normal" fo:font-family="Calibri" style:font-family-asian="Calibri" style:font-family-complex="Calibri" fo:background-color="transparent" style:use-window-font-color="true"/>
    </style:style>
    <style:style style:name="T1300" style:family="text">
      <style:text-properties fo:font-size="10.00pt" fo:font-weight="normal" fo:font-family="Arial" style:font-family-asian="Arial" style:font-family-complex="Arial" fo:background-color="transparent" style:use-window-font-color="true"/>
    </style:style>
    <style:style style:name="T1301" style:family="text">
      <style:text-properties fo:font-size="11.00pt" fo:font-weight="normal" fo:font-family="Calibri" style:font-family-asian="Calibri" style:font-family-complex="Calibri" fo:background-color="transparent" style:use-window-font-color="true"/>
    </style:style>
    <style:style style:name="T1302" style:family="text">
      <style:text-properties fo:font-size="16.00pt" fo:font-weight="bold" fo:font-family="Arial" style:font-family-asian="Arial" style:font-family-complex="Arial" fo:background-color="transparent" fo:color="#2c3e50"/>
    </style:style>
    <style:style style:name="T1303" style:family="text">
      <style:text-properties fo:font-size="11.00pt" fo:font-weight="normal" fo:font-family="Arial" style:font-family-asian="Arial" style:font-family-complex="Arial" fo:background-color="transparent" style:use-window-font-color="true"/>
    </style:style>
    <style:style style:name="T1304" style:family="text">
      <style:text-properties fo:font-size="11.00pt" fo:font-weight="bold" fo:font-family="Arial" style:font-family-asian="Arial" style:font-family-complex="Arial" fo:background-color="transparent" style:use-window-font-color="true"/>
    </style:style>
    <style:style style:name="T1305" style:family="text">
      <style:text-properties fo:font-size="11.00pt" fo:font-weight="normal" fo:font-family="Arial" style:font-family-asian="Arial" style:font-family-complex="Arial" fo:background-color="transparent" style:use-window-font-color="true"/>
    </style:style>
    <style:style style:name="T1306" style:family="text">
      <style:text-properties fo:font-size="11.00pt" fo:font-weight="bold" fo:font-family="Arial" style:font-family-asian="Arial" style:font-family-complex="Arial" fo:background-color="transparent" style:use-window-font-color="true"/>
    </style:style>
    <style:style style:name="T1307" style:family="text">
      <style:text-properties fo:font-size="11.00pt" fo:font-weight="normal" fo:font-family="Arial" style:font-family-asian="Arial" style:font-family-complex="Arial" fo:background-color="transparent" style:use-window-font-color="true"/>
    </style:style>
    <style:style style:name="T1308" style:family="text">
      <style:text-properties fo:font-size="11.00pt" fo:font-weight="bold" fo:font-family="Arial" style:font-family-asian="Arial" style:font-family-complex="Arial" fo:background-color="transparent" style:use-window-font-color="true"/>
    </style:style>
    <style:style style:name="T1309" style:family="text">
      <style:text-properties fo:font-size="11.00pt" fo:font-weight="normal" fo:font-family="Arial" style:font-family-asian="Arial" style:font-family-complex="Arial" fo:background-color="transparent" style:use-window-font-color="true"/>
    </style:style>
    <style:style style:name="T1310" style:family="text">
      <style:text-properties fo:font-size="11.00pt" fo:font-weight="bold" fo:font-family="Arial" style:font-family-asian="Arial" style:font-family-complex="Arial" fo:background-color="transparent" style:use-window-font-color="true"/>
    </style:style>
    <style:style style:name="T1311" style:family="text">
      <style:text-properties fo:font-size="11.00pt" fo:font-weight="normal" fo:font-family="Arial" style:font-family-asian="Arial" style:font-family-complex="Arial" fo:background-color="transparent" style:use-window-font-color="true"/>
    </style:style>
    <style:style style:name="T1312" style:family="text">
      <style:text-properties fo:font-size="11.00pt" fo:font-weight="bold" fo:font-family="Arial" style:font-family-asian="Arial" style:font-family-complex="Arial" fo:background-color="transparent" style:use-window-font-color="true"/>
    </style:style>
    <style:style style:name="T1313" style:family="text">
      <style:text-properties fo:font-size="11.00pt" fo:font-weight="normal" fo:font-family="Arial" style:font-family-asian="Arial" style:font-family-complex="Arial" fo:background-color="transparent" style:use-window-font-color="true"/>
    </style:style>
    <style:style style:name="T1314" style:family="text">
      <style:text-properties fo:font-size="11.00pt" fo:font-weight="bold" fo:font-family="Arial" style:font-family-asian="Arial" style:font-family-complex="Arial" fo:background-color="transparent" style:use-window-font-color="true"/>
    </style:style>
    <style:style style:name="T1315" style:family="text">
      <style:text-properties fo:font-size="11.00pt" fo:font-weight="normal" fo:font-family="Arial" style:font-family-asian="Arial" style:font-family-complex="Arial" fo:background-color="transparent" style:use-window-font-color="true"/>
    </style:style>
    <style:style style:name="T1316" style:family="text">
      <style:text-properties fo:font-size="11.00pt" fo:font-weight="bold" fo:font-family="Arial" style:font-family-asian="Arial" style:font-family-complex="Arial" fo:background-color="transparent" style:use-window-font-color="true"/>
    </style:style>
    <style:style style:name="T1317" style:family="text">
      <style:text-properties fo:font-size="11.00pt" fo:font-weight="normal" fo:font-family="Arial" style:font-family-asian="Arial" style:font-family-complex="Arial" fo:background-color="transparent" style:use-window-font-color="true"/>
    </style:style>
    <style:style style:name="T1318" style:family="text">
      <style:text-properties fo:font-size="11.00pt" fo:font-weight="bold" fo:font-family="Arial" style:font-family-asian="Arial" style:font-family-complex="Arial" fo:background-color="transparent" style:use-window-font-color="true"/>
    </style:style>
    <style:style style:name="T1319" style:family="text">
      <style:text-properties fo:font-size="11.00pt" fo:font-weight="normal" fo:font-family="Arial" style:font-family-asian="Arial" style:font-family-complex="Arial" fo:background-color="transparent" style:use-window-font-color="true"/>
    </style:style>
    <style:style style:name="T1320" style:family="text">
      <style:text-properties fo:font-size="11.00pt" fo:font-weight="bold" fo:font-family="Arial" style:font-family-asian="Arial" style:font-family-complex="Arial" fo:background-color="transparent" style:use-window-font-color="true"/>
    </style:style>
    <style:style style:name="T1321" style:family="text">
      <style:text-properties fo:font-size="11.00pt" fo:font-weight="normal" fo:font-family="Arial" style:font-family-asian="Arial" style:font-family-complex="Arial" fo:background-color="transparent" style:use-window-font-color="true"/>
    </style:style>
    <style:style style:name="T1322" style:family="text">
      <style:text-properties fo:font-size="11.00pt" fo:font-weight="bold" fo:font-family="Arial" style:font-family-asian="Arial" style:font-family-complex="Arial" fo:background-color="transparent" style:use-window-font-color="true"/>
    </style:style>
    <style:style style:name="T1323" style:family="text">
      <style:text-properties fo:font-size="11.00pt" fo:font-weight="normal" fo:font-family="Arial" style:font-family-asian="Arial" style:font-family-complex="Arial" fo:background-color="transparent" style:use-window-font-color="true"/>
    </style:style>
    <style:style style:name="T1324" style:family="text">
      <style:text-properties fo:font-size="11.00pt" fo:font-weight="bold" fo:font-family="Arial" style:font-family-asian="Arial" style:font-family-complex="Arial" fo:background-color="transparent" style:use-window-font-color="true"/>
    </style:style>
    <style:style style:name="T1325" style:family="text">
      <style:text-properties fo:font-size="11.00pt" fo:font-weight="normal" fo:font-family="Arial" style:font-family-asian="Arial" style:font-family-complex="Arial" fo:background-color="transparent" style:use-window-font-color="true"/>
    </style:style>
    <style:style style:name="T1326" style:family="text">
      <style:text-properties fo:font-size="11.00pt" fo:font-weight="bold" fo:font-family="Arial" style:font-family-asian="Arial" style:font-family-complex="Arial" fo:background-color="transparent" style:use-window-font-color="true"/>
    </style:style>
    <style:style style:name="T1327" style:family="text">
      <style:text-properties fo:font-size="11.00pt" fo:font-weight="normal" fo:font-family="Arial" style:font-family-asian="Arial" style:font-family-complex="Arial" fo:background-color="transparent" style:use-window-font-color="true"/>
    </style:style>
    <style:style style:name="T1328" style:family="text">
      <style:text-properties fo:font-size="10.00pt" fo:font-weight="normal" fo:font-family="Arial" style:font-family-asian="Arial" style:font-family-complex="Arial" fo:background-color="transparent" fo:color="#7f8c8d" fo:font-style="italic"/>
    </style:style>
    <style:style style:name="T1329" style:family="text">
      <style:text-properties fo:font-size="10.00pt" fo:font-weight="normal" fo:font-family="Arial" style:font-family-asian="Arial" style:font-family-complex="Arial" fo:background-color="transparent" fo:color="#7f8c8d" fo:font-style="italic"/>
    </style:style>
    <style:style style:name="T1330" style:family="text">
      <style:text-properties fo:font-size="10.00pt" fo:font-weight="normal" fo:font-family="Arial" style:font-family-asian="Arial" style:font-family-complex="Arial" fo:background-color="transparent" fo:color="#7f8c8d" fo:font-style="italic"/>
    </style:style>
    <style:style style:name="T1331" style:family="text">
      <style:text-properties fo:font-size="11.00pt" fo:font-weight="normal" fo:font-family="Arial" style:font-family-asian="Arial" style:font-family-complex="Arial" fo:background-color="transparent" style:use-window-font-color="true"/>
    </style:style>
    <style:style style:name="P1" style:family="paragraph">
      <style:paragraph-properties fo:line-height="100.00%" fo:text-align="center" fo:margin-bottom="12.00pt"/>
    </style:style>
    <style:style style:name="P2" style:family="paragraph">
      <style:paragraph-properties fo:line-height="100.00%" fo:text-align="center" fo:margin-bottom="24.00pt"/>
    </style:style>
    <style:style style:name="P3" style:family="paragraph">
      <style:paragraph-properties fo:line-height="100.00%" fo:text-align="center" fo:margin-bottom="10.00pt"/>
    </style:style>
    <style:style style:name="P4" style:family="paragraph">
      <style:paragraph-properties fo:line-height="100.00%" fo:text-align="center" fo:margin-bottom="30.00pt"/>
    </style:style>
    <style:style style:name="P5" style:family="paragraph">
      <style:paragraph-properties fo:line-height="100.00%" fo:text-align="left"/>
    </style:style>
    <style:style style:name="P6" style:family="paragraph">
      <style:paragraph-properties fo:line-height="100.00%" fo:text-align="left" fo:margin-top="18.00pt" fo:margin-bottom="9.00pt"/>
    </style:style>
    <style:style style:name="P7" style:family="paragraph">
      <style:paragraph-properties fo:line-height="100.00%" fo:text-align="left" fo:margin-bottom="10.00pt"/>
    </style:style>
    <style:style style:name="P8" style:family="paragraph">
      <style:paragraph-properties fo:line-height="100.00%" fo:text-align="left" fo:margin-top="14.00pt" fo:margin-bottom="7.00pt"/>
    </style:style>
    <style:style style:name="P9" style:family="paragraph">
      <style:paragraph-properties fo:line-height="100.00%" fo:text-align="left">
        <style:tab-stops>
          <style:tab-stop style:position="140.00pt"/>
          <style:tab-stop style:position="6579.30pt" style:type="right"/>
        </style:tab-stops>
      </style:paragraph-properties>
    </style:style>
    <style:style style:name="P10" style:family="paragraph">
      <style:paragraph-properties fo:line-height="100.00%" fo:text-align="center"/>
    </style:style>
    <style:style style:name="P11" style:family="paragraph">
      <style:paragraph-properties fo:line-height="100.00%" fo:text-align="left">
        <style:tab-stops>
          <style:tab-stop style:position="140.00pt"/>
          <style:tab-stop style:position="6579.30pt" style:type="right"/>
        </style:tab-stops>
      </style:paragraph-properties>
    </style:style>
    <style:style style:name="P12" style:family="paragraph">
      <style:paragraph-properties fo:line-height="100.00%" fo:text-align="left">
        <style:tab-stops>
          <style:tab-stop style:position="140.00pt"/>
          <style:tab-stop style:position="6579.30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style:tab-stops>
          <style:tab-stop style:position="140.00pt"/>
          <style:tab-stop style:position="6579.30pt" style:type="right"/>
        </style:tab-stops>
      </style:paragraph-properties>
    </style:style>
    <style:style style:name="P15" style:family="paragraph">
      <style:paragraph-properties fo:line-height="100.00%" fo:text-align="left">
        <style:tab-stops>
          <style:tab-stop style:position="140.00pt"/>
          <style:tab-stop style:position="6579.30pt" style:type="right"/>
        </style:tab-stops>
      </style:paragraph-properties>
    </style:style>
    <style:style style:name="P16" style:family="paragraph">
      <style:paragraph-properties fo:line-height="100.00%" fo:text-align="left"/>
    </style:style>
    <style:style style:name="P17" style:family="paragraph">
      <style:paragraph-properties fo:line-height="100.00%" fo:text-align="left">
        <style:tab-stops>
          <style:tab-stop style:position="140.00pt"/>
          <style:tab-stop style:position="6579.30pt" style:type="right"/>
        </style:tab-stops>
      </style:paragraph-properties>
    </style:style>
    <style:style style:name="P18" style:family="paragraph">
      <style:paragraph-properties fo:line-height="100.00%" fo:text-align="left">
        <style:tab-stops>
          <style:tab-stop style:position="140.00pt"/>
          <style:tab-stop style:position="6579.30pt" style:type="right"/>
        </style:tab-stops>
      </style:paragraph-properties>
    </style:style>
    <style:style style:name="P19" style:family="paragraph">
      <style:paragraph-properties fo:line-height="100.00%" fo:text-align="left"/>
    </style:style>
    <style:style style:name="P20" style:family="paragraph">
      <style:paragraph-properties fo:line-height="100.00%" fo:text-align="left">
        <style:tab-stops>
          <style:tab-stop style:position="140.00pt"/>
          <style:tab-stop style:position="6579.30pt" style:type="right"/>
        </style:tab-stops>
      </style:paragraph-properties>
    </style:style>
    <style:style style:name="P21" style:family="paragraph">
      <style:paragraph-properties fo:line-height="100.00%" fo:text-align="left">
        <style:tab-stops>
          <style:tab-stop style:position="140.00pt"/>
          <style:tab-stop style:position="6579.30pt" style:type="right"/>
        </style:tab-stops>
      </style:paragraph-properties>
    </style:style>
    <style:style style:name="P22" style:family="paragraph">
      <style:paragraph-properties fo:line-height="100.00%" fo:text-align="left"/>
    </style:style>
    <style:style style:name="P23" style:family="paragraph">
      <style:paragraph-properties fo:line-height="100.00%" fo:text-align="left">
        <style:tab-stops>
          <style:tab-stop style:position="140.00pt"/>
          <style:tab-stop style:position="6579.30pt" style:type="right"/>
        </style:tab-stops>
      </style:paragraph-properties>
    </style:style>
    <style:style style:name="P24" style:family="paragraph">
      <style:paragraph-properties fo:line-height="100.00%" fo:text-align="left">
        <style:tab-stops>
          <style:tab-stop style:position="140.00pt"/>
          <style:tab-stop style:position="6579.30pt" style:type="right"/>
        </style:tab-stops>
      </style:paragraph-properties>
    </style:style>
    <style:style style:name="P25" style:family="paragraph">
      <style:paragraph-properties fo:line-height="100.00%" fo:text-align="left"/>
    </style:style>
    <style:style style:name="P26" style:family="paragraph">
      <style:paragraph-properties fo:line-height="100.00%" fo:text-align="left">
        <style:tab-stops>
          <style:tab-stop style:position="140.00pt"/>
          <style:tab-stop style:position="6579.30pt" style:type="right"/>
        </style:tab-stops>
      </style:paragraph-properties>
    </style:style>
    <style:style style:name="P27" style:family="paragraph">
      <style:paragraph-properties fo:line-height="100.00%" fo:text-align="left">
        <style:tab-stops>
          <style:tab-stop style:position="140.00pt"/>
          <style:tab-stop style:position="6579.30pt" style:type="right"/>
        </style:tab-stops>
      </style:paragraph-properties>
    </style:style>
    <style:style style:name="P28" style:family="paragraph">
      <style:paragraph-properties fo:line-height="100.00%" fo:text-align="left"/>
    </style:style>
    <style:style style:name="P29" style:family="paragraph">
      <style:paragraph-properties fo:line-height="100.00%" fo:text-align="left">
        <style:tab-stops>
          <style:tab-stop style:position="140.00pt"/>
          <style:tab-stop style:position="6579.30pt" style:type="right"/>
        </style:tab-stops>
      </style:paragraph-properties>
    </style:style>
    <style:style style:name="P30" style:family="paragraph">
      <style:paragraph-properties fo:line-height="100.00%" fo:text-align="left"/>
    </style:style>
    <style:style style:name="P31" style:family="paragraph">
      <style:paragraph-properties fo:line-height="100.00%" fo:text-align="left" fo:margin-top="18.00pt" fo:margin-bottom="9.00pt"/>
    </style:style>
    <style:style style:name="P32" style:family="paragraph">
      <style:paragraph-properties fo:line-height="100.00%" fo:text-align="left" fo:margin-top="14.00pt" fo:margin-bottom="7.00pt"/>
    </style:style>
    <style:style style:name="P33" style:family="paragraph">
      <style:paragraph-properties fo:line-height="100.00%" fo:text-align="left" fo:margin-bottom="10.00pt"/>
    </style:style>
    <style:style style:name="P34" style:family="paragraph">
      <style:paragraph-properties fo:line-height="100.00%" fo:text-align="left">
        <style:tab-stops>
          <style:tab-stop style:position="90.00pt"/>
          <style:tab-stop style:position="6579.30pt" style:type="right"/>
          <style:tab-stop style:position="82871.30pt" style:char="." style:type="char"/>
        </style:tab-stops>
      </style:paragraph-properties>
    </style:style>
    <style:style style:name="P35" style:family="paragraph">
      <style:paragraph-properties fo:line-height="100.00%" fo:text-align="center"/>
    </style:style>
    <style:style style:name="P36" style:family="paragraph">
      <style:paragraph-properties fo:line-height="100.00%" fo:text-align="left">
        <style:tab-stops>
          <style:tab-stop style:position="90.00pt"/>
          <style:tab-stop style:position="6579.30pt" style:type="right"/>
          <style:tab-stop style:position="82871.30pt" style:char="." style:type="char"/>
        </style:tab-stops>
      </style:paragraph-properties>
    </style:style>
    <style:style style:name="P37" style:family="paragraph">
      <style:paragraph-properties fo:line-height="100.00%" fo:text-align="left">
        <style:tab-stops>
          <style:tab-stop style:position="90.00pt"/>
          <style:tab-stop style:position="6579.30pt" style:type="right"/>
          <style:tab-stop style:position="448181.65pt" style:type="right"/>
        </style:tab-stops>
      </style:paragraph-properties>
    </style:style>
    <style:style style:name="P38" style:family="paragraph">
      <style:paragraph-properties fo:line-height="100.00%" fo:text-align="left"/>
    </style:style>
    <style:style style:name="P39" style:family="paragraph">
      <style:paragraph-properties fo:line-height="100.00%" fo:text-align="left">
        <style:tab-stops>
          <style:tab-stop style:position="90.00pt"/>
          <style:tab-stop style:position="6579.30pt" style:type="right"/>
          <style:tab-stop style:position="448181.65pt" style:type="right"/>
        </style:tab-stops>
      </style:paragraph-properties>
    </style:style>
    <style:style style:name="P40" style:family="paragraph">
      <style:paragraph-properties fo:line-height="100.00%" fo:text-align="left">
        <style:tab-stops>
          <style:tab-stop style:position="90.00pt"/>
          <style:tab-stop style:position="6579.30pt" style:type="right"/>
          <style:tab-stop style:position="82871.30pt" style:char="." style:type="char"/>
        </style:tab-stops>
      </style:paragraph-properties>
    </style:style>
    <style:style style:name="P41" style:family="paragraph">
      <style:paragraph-properties fo:line-height="100.00%" fo:text-align="left"/>
    </style:style>
    <style:style style:name="P42" style:family="paragraph">
      <style:paragraph-properties fo:line-height="100.00%" fo:text-align="left">
        <style:tab-stops>
          <style:tab-stop style:position="90.00pt"/>
          <style:tab-stop style:position="6579.30pt" style:type="right"/>
          <style:tab-stop style:position="82871.30pt" style:char="." style:type="char"/>
        </style:tab-stops>
      </style:paragraph-properties>
    </style:style>
    <style:style style:name="P43" style:family="paragraph">
      <style:paragraph-properties fo:line-height="100.00%" fo:text-align="left">
        <style:tab-stops>
          <style:tab-stop style:position="90.00pt"/>
          <style:tab-stop style:position="6579.30pt" style:type="right"/>
          <style:tab-stop style:position="448181.65pt" style:type="right"/>
        </style:tab-stops>
      </style:paragraph-properties>
    </style:style>
    <style:style style:name="P44" style:family="paragraph">
      <style:paragraph-properties fo:line-height="100.00%" fo:text-align="left"/>
    </style:style>
    <style:style style:name="P45" style:family="paragraph">
      <style:paragraph-properties fo:line-height="100.00%" fo:text-align="left">
        <style:tab-stops>
          <style:tab-stop style:position="90.00pt"/>
          <style:tab-stop style:position="6579.30pt" style:type="right"/>
          <style:tab-stop style:position="448181.65pt" style:type="right"/>
        </style:tab-stops>
      </style:paragraph-properties>
    </style:style>
    <style:style style:name="P46" style:family="paragraph">
      <style:paragraph-properties fo:line-height="100.00%" fo:text-align="left" fo:margin-top="14.00pt" fo:margin-bottom="7.00pt"/>
    </style:style>
    <style:style style:name="P47" style:family="paragraph">
      <style:paragraph-properties fo:line-height="100.00%" fo:text-align="left" fo:margin-top="10.00pt" fo:margin-bottom="5.00pt"/>
    </style:style>
    <text:list-style style:name="L48">
      <text:list-level-style-bullet text:level="1" text:bullet-char="•">
        <style:list-level-properties text:space-before="18.00pt" text:min-label-width="18.00pt"/>
        <style:text-properties fo:font-family="Symbol"/>
      </text:list-level-style-bullet>
    </text:list-style>
    <style:style style:name="P48" style:family="paragraph">
      <style:paragraph-properties fo:line-height="100.00%" fo:text-align="left"/>
    </style:style>
    <style:style style:name="P49" style:family="paragraph">
      <style:paragraph-properties fo:line-height="100.00%" fo:text-align="left" fo:margin-top="10.00pt" fo:margin-bottom="5.00pt"/>
    </style:style>
    <text:list-style style:name="L50">
      <text:list-level-style-bullet text:level="1" text:bullet-char="•">
        <style:list-level-properties text:space-before="18.00pt" text:min-label-width="18.00pt"/>
        <style:text-properties fo:font-family="Symbol"/>
      </text:list-level-style-bullet>
    </text:list-style>
    <style:style style:name="P50" style:family="paragraph">
      <style:paragraph-properties fo:line-height="100.00%" fo:text-align="left"/>
    </style:style>
    <style:style style:name="P51" style:family="paragraph">
      <style:paragraph-properties fo:line-height="100.00%" fo:text-align="left"/>
    </style:style>
    <style:style style:name="P52" style:family="paragraph">
      <style:paragraph-properties fo:line-height="100.00%" fo:text-align="left" fo:margin-top="18.00pt" fo:margin-bottom="9.00pt"/>
    </style:style>
    <style:style style:name="P53" style:family="paragraph">
      <style:paragraph-properties fo:line-height="100.00%" fo:text-align="left" fo:margin-bottom="10.00pt"/>
    </style:style>
    <style:style style:name="P54" style:family="paragraph">
      <style:paragraph-properties fo:line-height="100.00%" fo:text-align="left" fo:margin-top="14.00pt" fo:margin-bottom="7.00pt"/>
    </style:style>
    <style:style style:name="P55" style:family="paragraph">
      <style:paragraph-properties fo:line-height="100.00%" fo:text-align="left">
        <style:tab-stops>
          <style:tab-stop style:position="110.00pt"/>
          <style:tab-stop style:position="6579.30pt" style:type="right"/>
          <style:tab-stop style:position="82871.30pt" style:char="." style:type="char"/>
        </style:tab-stops>
      </style:paragraph-properties>
    </style:style>
    <style:style style:name="P56" style:family="paragraph">
      <style:paragraph-properties fo:line-height="100.00%" fo:text-align="center"/>
    </style:style>
    <style:style style:name="P57" style:family="paragraph">
      <style:paragraph-properties fo:line-height="100.00%" fo:text-align="left">
        <style:tab-stops>
          <style:tab-stop style:position="110.00pt"/>
          <style:tab-stop style:position="6579.30pt" style:type="right"/>
          <style:tab-stop style:position="82871.30pt" style:char="." style:type="char"/>
        </style:tab-stops>
      </style:paragraph-properties>
    </style:style>
    <style:style style:name="P58" style:family="paragraph">
      <style:paragraph-properties fo:line-height="100.00%" fo:text-align="left">
        <style:tab-stops>
          <style:tab-stop style:position="110.00pt"/>
          <style:tab-stop style:position="6579.30pt" style:type="right"/>
          <style:tab-stop style:position="448181.65pt" style:type="right"/>
        </style:tab-stops>
      </style:paragraph-properties>
    </style:style>
    <style:style style:name="P59" style:family="paragraph">
      <style:paragraph-properties fo:line-height="100.00%" fo:text-align="left"/>
    </style:style>
    <style:style style:name="P60" style:family="paragraph">
      <style:paragraph-properties fo:line-height="100.00%" fo:text-align="left">
        <style:tab-stops>
          <style:tab-stop style:position="110.00pt"/>
          <style:tab-stop style:position="6579.30pt" style:type="right"/>
          <style:tab-stop style:position="448181.65pt" style:type="right"/>
        </style:tab-stops>
      </style:paragraph-properties>
    </style:style>
    <style:style style:name="P61" style:family="paragraph">
      <style:paragraph-properties fo:line-height="100.00%" fo:text-align="left">
        <style:tab-stops>
          <style:tab-stop style:position="110.00pt"/>
          <style:tab-stop style:position="6579.30pt" style:type="right"/>
          <style:tab-stop style:position="82871.30pt" style:char="." style:type="char"/>
        </style:tab-stops>
      </style:paragraph-properties>
    </style:style>
    <style:style style:name="P62" style:family="paragraph">
      <style:paragraph-properties fo:line-height="100.00%" fo:text-align="left"/>
    </style:style>
    <style:style style:name="P63" style:family="paragraph">
      <style:paragraph-properties fo:line-height="100.00%" fo:text-align="left">
        <style:tab-stops>
          <style:tab-stop style:position="110.00pt"/>
          <style:tab-stop style:position="6579.30pt" style:type="right"/>
          <style:tab-stop style:position="82871.30pt" style:char="." style:type="char"/>
        </style:tab-stops>
      </style:paragraph-properties>
    </style:style>
    <style:style style:name="P64" style:family="paragraph">
      <style:paragraph-properties fo:line-height="100.00%" fo:text-align="left">
        <style:tab-stops>
          <style:tab-stop style:position="110.00pt"/>
          <style:tab-stop style:position="6579.30pt" style:type="right"/>
          <style:tab-stop style:position="448181.65pt" style:type="right"/>
        </style:tab-stops>
      </style:paragraph-properties>
    </style:style>
    <style:style style:name="P65" style:family="paragraph">
      <style:paragraph-properties fo:line-height="100.00%" fo:text-align="left"/>
    </style:style>
    <style:style style:name="P66" style:family="paragraph">
      <style:paragraph-properties fo:line-height="100.00%" fo:text-align="left">
        <style:tab-stops>
          <style:tab-stop style:position="110.00pt"/>
          <style:tab-stop style:position="6579.30pt" style:type="right"/>
          <style:tab-stop style:position="448181.65pt" style:type="right"/>
        </style:tab-stops>
      </style:paragraph-properties>
    </style:style>
    <style:style style:name="P67" style:family="paragraph">
      <style:paragraph-properties fo:line-height="100.00%" fo:text-align="left" fo:margin-top="14.00pt" fo:margin-bottom="7.00pt"/>
    </style:style>
    <style:style style:name="P68" style:family="paragraph">
      <style:paragraph-properties fo:line-height="100.00%" fo:text-align="left">
        <style:tab-stops>
          <style:tab-stop style:position="120.00pt"/>
          <style:tab-stop style:position="6579.30pt" style:type="right"/>
          <style:tab-stop style:position="82871.30pt" style:char="." style:type="char"/>
        </style:tab-stops>
      </style:paragraph-properties>
    </style:style>
    <style:style style:name="P69" style:family="paragraph">
      <style:paragraph-properties fo:line-height="100.00%" fo:text-align="center"/>
    </style:style>
    <style:style style:name="P70" style:family="paragraph">
      <style:paragraph-properties fo:line-height="100.00%" fo:text-align="left">
        <style:tab-stops>
          <style:tab-stop style:position="120.00pt"/>
          <style:tab-stop style:position="6579.30pt" style:type="right"/>
          <style:tab-stop style:position="82871.30pt" style:char="." style:type="char"/>
        </style:tab-stops>
      </style:paragraph-properties>
    </style:style>
    <style:style style:name="P71" style:family="paragraph">
      <style:paragraph-properties fo:line-height="100.00%" fo:text-align="left">
        <style:tab-stops>
          <style:tab-stop style:position="120.00pt"/>
          <style:tab-stop style:position="6579.30pt" style:type="right"/>
          <style:tab-stop style:position="448181.65pt" style:type="right"/>
        </style:tab-stops>
      </style:paragraph-properties>
    </style:style>
    <style:style style:name="P72" style:family="paragraph">
      <style:paragraph-properties fo:line-height="100.00%" fo:text-align="left"/>
    </style:style>
    <style:style style:name="P73" style:family="paragraph">
      <style:paragraph-properties fo:line-height="100.00%" fo:text-align="left">
        <style:tab-stops>
          <style:tab-stop style:position="120.00pt"/>
          <style:tab-stop style:position="6579.30pt" style:type="right"/>
          <style:tab-stop style:position="448181.65pt" style:type="right"/>
        </style:tab-stops>
      </style:paragraph-properties>
    </style:style>
    <style:style style:name="P74" style:family="paragraph">
      <style:paragraph-properties fo:line-height="100.00%" fo:text-align="left">
        <style:tab-stops>
          <style:tab-stop style:position="120.00pt"/>
          <style:tab-stop style:position="6579.30pt" style:type="right"/>
          <style:tab-stop style:position="82871.30pt" style:char="." style:type="char"/>
        </style:tab-stops>
      </style:paragraph-properties>
    </style:style>
    <style:style style:name="P75" style:family="paragraph">
      <style:paragraph-properties fo:line-height="100.00%" fo:text-align="left"/>
    </style:style>
    <style:style style:name="P76" style:family="paragraph">
      <style:paragraph-properties fo:line-height="100.00%" fo:text-align="left">
        <style:tab-stops>
          <style:tab-stop style:position="120.00pt"/>
          <style:tab-stop style:position="6579.30pt" style:type="right"/>
          <style:tab-stop style:position="82871.30pt" style:char="." style:type="char"/>
        </style:tab-stops>
      </style:paragraph-properties>
    </style:style>
    <style:style style:name="P77" style:family="paragraph">
      <style:paragraph-properties fo:line-height="100.00%" fo:text-align="left">
        <style:tab-stops>
          <style:tab-stop style:position="120.00pt"/>
          <style:tab-stop style:position="6579.30pt" style:type="right"/>
          <style:tab-stop style:position="448181.65pt" style:type="right"/>
        </style:tab-stops>
      </style:paragraph-properties>
    </style:style>
    <style:style style:name="P78" style:family="paragraph">
      <style:paragraph-properties fo:line-height="100.00%" fo:text-align="left"/>
    </style:style>
    <style:style style:name="P79" style:family="paragraph">
      <style:paragraph-properties fo:line-height="100.00%" fo:text-align="left">
        <style:tab-stops>
          <style:tab-stop style:position="120.00pt"/>
          <style:tab-stop style:position="6579.30pt" style:type="right"/>
          <style:tab-stop style:position="448181.65pt" style:type="right"/>
        </style:tab-stops>
      </style:paragraph-properties>
    </style:style>
    <style:style style:name="P80" style:family="paragraph">
      <style:paragraph-properties fo:line-height="100.00%" fo:text-align="left" fo:margin-top="14.00pt" fo:margin-bottom="7.00pt"/>
    </style:style>
    <style:style style:name="P81" style:family="paragraph">
      <style:paragraph-properties fo:line-height="100.00%" fo:text-align="left">
        <style:tab-stops>
          <style:tab-stop style:position="120.00pt"/>
          <style:tab-stop style:position="6579.30pt" style:type="right"/>
          <style:tab-stop style:position="82871.30pt" style:char="." style:type="char"/>
        </style:tab-stops>
      </style:paragraph-properties>
    </style:style>
    <style:style style:name="P82" style:family="paragraph">
      <style:paragraph-properties fo:line-height="100.00%" fo:text-align="center"/>
    </style:style>
    <style:style style:name="P83" style:family="paragraph">
      <style:paragraph-properties fo:line-height="100.00%" fo:text-align="left">
        <style:tab-stops>
          <style:tab-stop style:position="120.00pt"/>
          <style:tab-stop style:position="6579.30pt" style:type="right"/>
          <style:tab-stop style:position="82871.30pt" style:char="." style:type="char"/>
        </style:tab-stops>
      </style:paragraph-properties>
    </style:style>
    <style:style style:name="P84" style:family="paragraph">
      <style:paragraph-properties fo:line-height="100.00%" fo:text-align="left">
        <style:tab-stops>
          <style:tab-stop style:position="120.00pt"/>
          <style:tab-stop style:position="6579.30pt" style:type="right"/>
          <style:tab-stop style:position="448181.65pt" style:type="right"/>
        </style:tab-stops>
      </style:paragraph-properties>
    </style:style>
    <style:style style:name="P85" style:family="paragraph">
      <style:paragraph-properties fo:line-height="100.00%" fo:text-align="left"/>
    </style:style>
    <style:style style:name="P86" style:family="paragraph">
      <style:paragraph-properties fo:line-height="100.00%" fo:text-align="left">
        <style:tab-stops>
          <style:tab-stop style:position="120.00pt"/>
          <style:tab-stop style:position="6579.30pt" style:type="right"/>
          <style:tab-stop style:position="448181.65pt" style:type="right"/>
        </style:tab-stops>
      </style:paragraph-properties>
    </style:style>
    <style:style style:name="P87" style:family="paragraph">
      <style:paragraph-properties fo:line-height="100.00%" fo:text-align="left">
        <style:tab-stops>
          <style:tab-stop style:position="120.00pt"/>
          <style:tab-stop style:position="6579.30pt" style:type="right"/>
          <style:tab-stop style:position="82871.30pt" style:char="." style:type="char"/>
        </style:tab-stops>
      </style:paragraph-properties>
    </style:style>
    <style:style style:name="P88" style:family="paragraph">
      <style:paragraph-properties fo:line-height="100.00%" fo:text-align="left"/>
    </style:style>
    <style:style style:name="P89" style:family="paragraph">
      <style:paragraph-properties fo:line-height="100.00%" fo:text-align="left">
        <style:tab-stops>
          <style:tab-stop style:position="120.00pt"/>
          <style:tab-stop style:position="6579.30pt" style:type="right"/>
          <style:tab-stop style:position="82871.30pt" style:char="." style:type="char"/>
        </style:tab-stops>
      </style:paragraph-properties>
    </style:style>
    <style:style style:name="P90" style:family="paragraph">
      <style:paragraph-properties fo:line-height="100.00%" fo:text-align="left" fo:margin-top="14.00pt" fo:margin-bottom="7.00pt"/>
    </style:style>
    <style:style style:name="P91" style:family="paragraph">
      <style:paragraph-properties fo:line-height="100.00%" fo:text-align="left">
        <style:tab-stops>
          <style:tab-stop style:position="120.00pt"/>
          <style:tab-stop style:position="6579.30pt" style:type="right"/>
          <style:tab-stop style:position="82871.30pt" style:char="." style:type="char"/>
        </style:tab-stops>
      </style:paragraph-properties>
    </style:style>
    <style:style style:name="P92" style:family="paragraph">
      <style:paragraph-properties fo:line-height="100.00%" fo:text-align="center"/>
    </style:style>
    <style:style style:name="P93" style:family="paragraph">
      <style:paragraph-properties fo:line-height="100.00%" fo:text-align="left">
        <style:tab-stops>
          <style:tab-stop style:position="120.00pt"/>
          <style:tab-stop style:position="6579.30pt" style:type="right"/>
          <style:tab-stop style:position="82871.30pt" style:char="." style:type="char"/>
        </style:tab-stops>
      </style:paragraph-properties>
    </style:style>
    <style:style style:name="P94" style:family="paragraph">
      <style:paragraph-properties fo:line-height="100.00%" fo:text-align="left">
        <style:tab-stops>
          <style:tab-stop style:position="120.00pt"/>
          <style:tab-stop style:position="6579.30pt" style:type="right"/>
          <style:tab-stop style:position="448181.65pt" style:type="right"/>
        </style:tab-stops>
      </style:paragraph-properties>
    </style:style>
    <style:style style:name="P95" style:family="paragraph">
      <style:paragraph-properties fo:line-height="100.00%" fo:text-align="left"/>
    </style:style>
    <style:style style:name="P96" style:family="paragraph">
      <style:paragraph-properties fo:line-height="100.00%" fo:text-align="left">
        <style:tab-stops>
          <style:tab-stop style:position="120.00pt"/>
          <style:tab-stop style:position="6579.30pt" style:type="right"/>
          <style:tab-stop style:position="448181.65pt" style:type="right"/>
        </style:tab-stops>
      </style:paragraph-properties>
    </style:style>
    <style:style style:name="P97" style:family="paragraph">
      <style:paragraph-properties fo:line-height="100.00%" fo:text-align="left">
        <style:tab-stops>
          <style:tab-stop style:position="120.00pt"/>
          <style:tab-stop style:position="6579.30pt" style:type="right"/>
          <style:tab-stop style:position="82871.30pt" style:char="." style:type="char"/>
        </style:tab-stops>
      </style:paragraph-properties>
    </style:style>
    <style:style style:name="P98" style:family="paragraph">
      <style:paragraph-properties fo:line-height="100.00%" fo:text-align="left"/>
    </style:style>
    <style:style style:name="P99" style:family="paragraph">
      <style:paragraph-properties fo:line-height="100.00%" fo:text-align="left">
        <style:tab-stops>
          <style:tab-stop style:position="120.00pt"/>
          <style:tab-stop style:position="6579.30pt" style:type="right"/>
          <style:tab-stop style:position="82871.30pt" style:char="." style:type="char"/>
        </style:tab-stops>
      </style:paragraph-properties>
    </style:style>
    <style:style style:name="P100" style:family="paragraph">
      <style:paragraph-properties fo:line-height="100.00%" fo:text-align="left" fo:margin-top="14.00pt" fo:margin-bottom="7.00pt"/>
    </style:style>
    <style:style style:name="P101" style:family="paragraph">
      <style:paragraph-properties fo:line-height="100.00%" fo:text-align="left">
        <style:tab-stops>
          <style:tab-stop style:position="130.00pt"/>
          <style:tab-stop style:position="6579.30pt" style:type="right"/>
          <style:tab-stop style:position="82871.30pt" style:char="." style:type="char"/>
        </style:tab-stops>
      </style:paragraph-properties>
    </style:style>
    <style:style style:name="P102" style:family="paragraph">
      <style:paragraph-properties fo:line-height="100.00%" fo:text-align="center"/>
    </style:style>
    <style:style style:name="P103" style:family="paragraph">
      <style:paragraph-properties fo:line-height="100.00%" fo:text-align="left">
        <style:tab-stops>
          <style:tab-stop style:position="130.00pt"/>
          <style:tab-stop style:position="6579.30pt" style:type="right"/>
          <style:tab-stop style:position="82871.30pt" style:char="." style:type="char"/>
        </style:tab-stops>
      </style:paragraph-properties>
    </style:style>
    <style:style style:name="P104" style:family="paragraph">
      <style:paragraph-properties fo:line-height="100.00%" fo:text-align="left">
        <style:tab-stops>
          <style:tab-stop style:position="130.00pt"/>
          <style:tab-stop style:position="6579.30pt" style:type="right"/>
          <style:tab-stop style:position="448181.65pt" style:type="right"/>
        </style:tab-stops>
      </style:paragraph-properties>
    </style:style>
    <style:style style:name="P105" style:family="paragraph">
      <style:paragraph-properties fo:line-height="100.00%" fo:text-align="left"/>
    </style:style>
    <style:style style:name="P106" style:family="paragraph">
      <style:paragraph-properties fo:line-height="100.00%" fo:text-align="left">
        <style:tab-stops>
          <style:tab-stop style:position="130.00pt"/>
          <style:tab-stop style:position="6579.30pt" style:type="right"/>
          <style:tab-stop style:position="448181.65pt" style:type="right"/>
        </style:tab-stops>
      </style:paragraph-properties>
    </style:style>
    <style:style style:name="P107" style:family="paragraph">
      <style:paragraph-properties fo:line-height="100.00%" fo:text-align="left">
        <style:tab-stops>
          <style:tab-stop style:position="130.00pt"/>
          <style:tab-stop style:position="6579.30pt" style:type="right"/>
          <style:tab-stop style:position="82871.30pt" style:char="." style:type="char"/>
        </style:tab-stops>
      </style:paragraph-properties>
    </style:style>
    <style:style style:name="P108" style:family="paragraph">
      <style:paragraph-properties fo:line-height="100.00%" fo:text-align="left"/>
    </style:style>
    <style:style style:name="P109" style:family="paragraph">
      <style:paragraph-properties fo:line-height="100.00%" fo:text-align="left">
        <style:tab-stops>
          <style:tab-stop style:position="130.00pt"/>
          <style:tab-stop style:position="6579.30pt" style:type="right"/>
          <style:tab-stop style:position="82871.30pt" style:char="." style:type="char"/>
        </style:tab-stops>
      </style:paragraph-properties>
    </style:style>
    <style:style style:name="P110" style:family="paragraph">
      <style:paragraph-properties fo:line-height="100.00%" fo:text-align="left"/>
    </style:style>
    <style:style style:name="P111" style:family="paragraph">
      <style:paragraph-properties fo:line-height="100.00%" fo:text-align="left" fo:margin-top="18.00pt" fo:margin-bottom="9.00pt"/>
    </style:style>
    <style:style style:name="P112" style:family="paragraph">
      <style:paragraph-properties fo:line-height="100.00%" fo:text-align="left" fo:margin-top="14.00pt" fo:margin-bottom="7.00pt"/>
    </style:style>
    <style:style style:name="P113" style:family="paragraph">
      <style:paragraph-properties fo:line-height="100.00%" fo:text-align="left" fo:margin-top="10.00pt"/>
    </style:style>
    <style:style style:name="P114" style:family="paragraph">
      <style:paragraph-properties fo:line-height="100.00%" fo:text-align="left"/>
    </style:style>
    <style:style style:name="P115" style:family="paragraph">
      <style:paragraph-properties fo:line-height="100.00%" fo:text-align="left" fo:margin-bottom="10.00pt"/>
    </style:style>
    <style:style style:name="P116" style:family="paragraph">
      <style:paragraph-properties fo:line-height="100.00%" fo:text-align="left" fo:margin-top="10.00pt"/>
    </style:style>
    <style:style style:name="P117" style:family="paragraph">
      <style:paragraph-properties fo:line-height="100.00%" fo:text-align="left"/>
    </style:style>
    <style:style style:name="P118" style:family="paragraph">
      <style:paragraph-properties fo:line-height="100.00%" fo:text-align="left" fo:margin-bottom="10.00pt"/>
    </style:style>
    <style:style style:name="P119" style:family="paragraph">
      <style:paragraph-properties fo:line-height="100.00%" fo:text-align="left" fo:margin-top="10.00pt"/>
    </style:style>
    <style:style style:name="P120" style:family="paragraph">
      <style:paragraph-properties fo:line-height="100.00%" fo:text-align="left"/>
    </style:style>
    <style:style style:name="P121" style:family="paragraph">
      <style:paragraph-properties fo:line-height="100.00%" fo:text-align="left" fo:margin-bottom="10.00pt"/>
    </style:style>
    <style:style style:name="P122" style:family="paragraph">
      <style:paragraph-properties fo:line-height="100.00%" fo:text-align="left" fo:margin-top="10.00pt"/>
    </style:style>
    <style:style style:name="P123" style:family="paragraph">
      <style:paragraph-properties fo:line-height="100.00%" fo:text-align="left"/>
    </style:style>
    <style:style style:name="P124" style:family="paragraph">
      <style:paragraph-properties fo:line-height="100.00%" fo:text-align="left" fo:margin-bottom="10.00pt"/>
    </style:style>
    <style:style style:name="P125" style:family="paragraph">
      <style:paragraph-properties fo:line-height="100.00%" fo:text-align="left" fo:margin-top="10.00pt"/>
    </style:style>
    <style:style style:name="P126" style:family="paragraph">
      <style:paragraph-properties fo:line-height="100.00%" fo:text-align="left"/>
    </style:style>
    <style:style style:name="P127" style:family="paragraph">
      <style:paragraph-properties fo:line-height="100.00%" fo:text-align="left" fo:margin-bottom="10.00pt"/>
    </style:style>
    <style:style style:name="P128" style:family="paragraph">
      <style:paragraph-properties fo:line-height="100.00%" fo:text-align="left"/>
    </style:style>
    <style:style style:name="P129" style:family="paragraph">
      <style:paragraph-properties fo:line-height="100.00%" fo:text-align="left" fo:margin-top="14.00pt" fo:margin-bottom="7.00pt"/>
    </style:style>
    <style:style style:name="P130" style:family="paragraph">
      <style:paragraph-properties fo:line-height="100.00%" fo:text-align="left" fo:margin-bottom="10.00pt"/>
    </style:style>
    <style:style style:name="P131" style:family="paragraph">
      <style:paragraph-properties fo:line-height="100.00%" fo:text-align="left">
        <style:tab-stops>
          <style:tab-stop style:position="45.00pt"/>
          <style:tab-stop style:position="6579.30pt" style:type="right"/>
          <style:tab-stop style:position="82871.30pt" style:char="." style:type="char"/>
          <style:tab-stop style:position="1625.60pt"/>
        </style:tab-stops>
      </style:paragraph-properties>
    </style:style>
    <style:style style:name="P132" style:family="paragraph">
      <style:paragraph-properties fo:line-height="100.00%" fo:text-align="center"/>
    </style:style>
    <style:style style:name="P133" style:family="paragraph">
      <style:paragraph-properties fo:line-height="100.00%" fo:text-align="left">
        <style:tab-stops>
          <style:tab-stop style:position="45.00pt"/>
          <style:tab-stop style:position="6579.30pt" style:type="right"/>
          <style:tab-stop style:position="82871.30pt" style:char="." style:type="char"/>
          <style:tab-stop style:position="1625.60pt"/>
        </style:tab-stops>
      </style:paragraph-properties>
    </style:style>
    <style:style style:name="P134" style:family="paragraph">
      <style:paragraph-properties fo:line-height="100.00%" fo:text-align="left">
        <style:tab-stops>
          <style:tab-stop style:position="45.00pt"/>
          <style:tab-stop style:position="6579.30pt" style:type="right"/>
          <style:tab-stop style:position="448181.65pt" style:type="right"/>
          <style:tab-stop style:position="25.60pt"/>
        </style:tab-stops>
      </style:paragraph-properties>
    </style:style>
    <style:style style:name="P135" style:family="paragraph">
      <style:paragraph-properties fo:line-height="100.00%" fo:text-align="left"/>
    </style:style>
    <style:style style:name="P136" style:family="paragraph">
      <style:paragraph-properties fo:line-height="100.00%" fo:text-align="left">
        <style:tab-stops>
          <style:tab-stop style:position="45.00pt"/>
          <style:tab-stop style:position="6579.30pt" style:type="right"/>
          <style:tab-stop style:position="448181.65pt" style:type="right"/>
          <style:tab-stop style:position="25.60pt"/>
        </style:tab-stops>
      </style:paragraph-properties>
    </style:style>
    <style:style style:name="P137" style:family="paragraph">
      <style:paragraph-properties fo:line-height="100.00%" fo:text-align="left">
        <style:tab-stops>
          <style:tab-stop style:position="45.00pt"/>
          <style:tab-stop style:position="6579.30pt" style:type="right"/>
          <style:tab-stop style:position="82871.30pt" style:char="." style:type="char"/>
          <style:tab-stop style:position="25.60pt"/>
        </style:tab-stops>
      </style:paragraph-properties>
    </style:style>
    <style:style style:name="P138" style:family="paragraph">
      <style:paragraph-properties fo:line-height="100.00%" fo:text-align="left"/>
    </style:style>
    <style:style style:name="P139" style:family="paragraph">
      <style:paragraph-properties fo:line-height="100.00%" fo:text-align="left">
        <style:tab-stops>
          <style:tab-stop style:position="45.00pt"/>
          <style:tab-stop style:position="6579.30pt" style:type="right"/>
          <style:tab-stop style:position="82871.30pt" style:char="." style:type="char"/>
          <style:tab-stop style:position="25.60pt"/>
        </style:tab-stops>
      </style:paragraph-properties>
    </style:style>
    <style:style style:name="P140" style:family="paragraph">
      <style:paragraph-properties fo:line-height="100.00%" fo:text-align="left">
        <style:tab-stops>
          <style:tab-stop style:position="45.00pt"/>
          <style:tab-stop style:position="6579.30pt" style:type="right"/>
          <style:tab-stop style:position="448181.65pt" style:type="right"/>
          <style:tab-stop style:position="25.60pt"/>
        </style:tab-stops>
      </style:paragraph-properties>
    </style:style>
    <style:style style:name="P141" style:family="paragraph">
      <style:paragraph-properties fo:line-height="100.00%" fo:text-align="left"/>
    </style:style>
    <style:style style:name="P142" style:family="paragraph">
      <style:paragraph-properties fo:line-height="100.00%" fo:text-align="left">
        <style:tab-stops>
          <style:tab-stop style:position="45.00pt"/>
          <style:tab-stop style:position="6579.30pt" style:type="right"/>
          <style:tab-stop style:position="448181.65pt" style:type="right"/>
          <style:tab-stop style:position="25.60pt"/>
        </style:tab-stops>
      </style:paragraph-properties>
    </style:style>
    <style:style style:name="P143" style:family="paragraph">
      <style:paragraph-properties fo:line-height="100.00%" fo:text-align="left">
        <style:tab-stops>
          <style:tab-stop style:position="45.00pt"/>
          <style:tab-stop style:position="6579.30pt" style:type="right"/>
          <style:tab-stop style:position="82871.30pt" style:char="." style:type="char"/>
          <style:tab-stop style:position="25.60pt"/>
        </style:tab-stops>
      </style:paragraph-properties>
    </style:style>
    <style:style style:name="P144" style:family="paragraph">
      <style:paragraph-properties fo:line-height="100.00%" fo:text-align="left"/>
    </style:style>
    <style:style style:name="P145" style:family="paragraph">
      <style:paragraph-properties fo:line-height="100.00%" fo:text-align="left">
        <style:tab-stops>
          <style:tab-stop style:position="45.00pt"/>
          <style:tab-stop style:position="6579.30pt" style:type="right"/>
          <style:tab-stop style:position="82871.30pt" style:char="." style:type="char"/>
          <style:tab-stop style:position="25.60pt"/>
        </style:tab-stops>
      </style:paragraph-properties>
    </style:style>
    <style:style style:name="P146" style:family="paragraph">
      <style:paragraph-properties fo:line-height="100.00%" fo:text-align="left">
        <style:tab-stops>
          <style:tab-stop style:position="45.00pt"/>
          <style:tab-stop style:position="6579.30pt" style:type="right"/>
          <style:tab-stop style:position="448181.65pt" style:type="right"/>
          <style:tab-stop style:position="25.60pt"/>
        </style:tab-stops>
      </style:paragraph-properties>
    </style:style>
    <style:style style:name="P147" style:family="paragraph">
      <style:paragraph-properties fo:line-height="100.00%" fo:text-align="left"/>
    </style:style>
    <style:style style:name="P148" style:family="paragraph">
      <style:paragraph-properties fo:line-height="100.00%" fo:text-align="left">
        <style:tab-stops>
          <style:tab-stop style:position="45.00pt"/>
          <style:tab-stop style:position="6579.30pt" style:type="right"/>
          <style:tab-stop style:position="448181.65pt" style:type="right"/>
          <style:tab-stop style:position="25.60pt"/>
        </style:tab-stops>
      </style:paragraph-properties>
    </style:style>
    <style:style style:name="P149" style:family="paragraph">
      <style:paragraph-properties fo:line-height="100.00%" fo:text-align="left"/>
    </style:style>
    <style:style style:name="P150" style:family="paragraph">
      <style:paragraph-properties fo:line-height="100.00%" fo:text-align="left" fo:margin-top="18.00pt" fo:margin-bottom="9.00pt"/>
    </style:style>
    <style:style style:name="P151" style:family="paragraph">
      <style:paragraph-properties fo:line-height="100.00%" fo:text-align="left" fo:margin-top="14.00pt" fo:margin-bottom="7.00pt"/>
    </style:style>
    <style:style style:name="P152" style:family="paragraph">
      <style:paragraph-properties fo:line-height="100.00%" fo:text-align="left" fo:margin-bottom="10.00pt"/>
    </style:style>
    <style:style style:name="P153" style:family="paragraph">
      <style:paragraph-properties fo:line-height="100.00%" fo:text-align="left">
        <style:tab-stops>
          <style:tab-stop style:position="100.00pt"/>
          <style:tab-stop style:position="6579.30pt" style:type="right"/>
          <style:tab-stop style:position="82871.30pt" style:char="." style:type="char"/>
        </style:tab-stops>
      </style:paragraph-properties>
    </style:style>
    <style:style style:name="P154" style:family="paragraph">
      <style:paragraph-properties fo:line-height="100.00%" fo:text-align="center"/>
    </style:style>
    <style:style style:name="P155" style:family="paragraph">
      <style:paragraph-properties fo:line-height="100.00%" fo:text-align="left">
        <style:tab-stops>
          <style:tab-stop style:position="100.00pt"/>
          <style:tab-stop style:position="6579.30pt" style:type="right"/>
          <style:tab-stop style:position="82871.30pt" style:char="." style:type="char"/>
        </style:tab-stops>
      </style:paragraph-properties>
    </style:style>
    <style:style style:name="P156" style:family="paragraph">
      <style:paragraph-properties fo:line-height="100.00%" fo:text-align="left">
        <style:tab-stops>
          <style:tab-stop style:position="100.00pt"/>
          <style:tab-stop style:position="6579.30pt" style:type="right"/>
          <style:tab-stop style:position="448181.65pt" style:type="right"/>
        </style:tab-stops>
      </style:paragraph-properties>
    </style:style>
    <style:style style:name="P157" style:family="paragraph">
      <style:paragraph-properties fo:line-height="100.00%" fo:text-align="left"/>
    </style:style>
    <style:style style:name="P158" style:family="paragraph">
      <style:paragraph-properties fo:line-height="100.00%" fo:text-align="left">
        <style:tab-stops>
          <style:tab-stop style:position="100.00pt"/>
          <style:tab-stop style:position="6579.30pt" style:type="right"/>
          <style:tab-stop style:position="448181.65pt" style:type="right"/>
        </style:tab-stops>
      </style:paragraph-properties>
    </style:style>
    <style:style style:name="P159" style:family="paragraph">
      <style:paragraph-properties fo:line-height="100.00%" fo:text-align="left">
        <style:tab-stops>
          <style:tab-stop style:position="100.00pt"/>
          <style:tab-stop style:position="6579.30pt" style:type="right"/>
          <style:tab-stop style:position="82871.30pt" style:char="." style:type="char"/>
        </style:tab-stops>
      </style:paragraph-properties>
    </style:style>
    <style:style style:name="P160" style:family="paragraph">
      <style:paragraph-properties fo:line-height="100.00%" fo:text-align="left"/>
    </style:style>
    <style:style style:name="P161" style:family="paragraph">
      <style:paragraph-properties fo:line-height="100.00%" fo:text-align="left">
        <style:tab-stops>
          <style:tab-stop style:position="100.00pt"/>
          <style:tab-stop style:position="6579.30pt" style:type="right"/>
          <style:tab-stop style:position="82871.30pt" style:char="." style:type="char"/>
        </style:tab-stops>
      </style:paragraph-properties>
    </style:style>
    <style:style style:name="P162" style:family="paragraph">
      <style:paragraph-properties fo:line-height="100.00%" fo:text-align="left">
        <style:tab-stops>
          <style:tab-stop style:position="100.00pt"/>
          <style:tab-stop style:position="6579.30pt" style:type="right"/>
          <style:tab-stop style:position="448181.65pt" style:type="right"/>
        </style:tab-stops>
      </style:paragraph-properties>
    </style:style>
    <style:style style:name="P163" style:family="paragraph">
      <style:paragraph-properties fo:line-height="100.00%" fo:text-align="left"/>
    </style:style>
    <style:style style:name="P164" style:family="paragraph">
      <style:paragraph-properties fo:line-height="100.00%" fo:text-align="left">
        <style:tab-stops>
          <style:tab-stop style:position="100.00pt"/>
          <style:tab-stop style:position="6579.30pt" style:type="right"/>
          <style:tab-stop style:position="448181.65pt" style:type="right"/>
        </style:tab-stops>
      </style:paragraph-properties>
    </style:style>
    <style:style style:name="P165" style:family="paragraph">
      <style:paragraph-properties fo:line-height="100.00%" fo:text-align="left">
        <style:tab-stops>
          <style:tab-stop style:position="100.00pt"/>
          <style:tab-stop style:position="6579.30pt" style:type="right"/>
          <style:tab-stop style:position="82871.30pt" style:char="." style:type="char"/>
        </style:tab-stops>
      </style:paragraph-properties>
    </style:style>
    <style:style style:name="P166" style:family="paragraph">
      <style:paragraph-properties fo:line-height="100.00%" fo:text-align="left"/>
    </style:style>
    <style:style style:name="P167" style:family="paragraph">
      <style:paragraph-properties fo:line-height="100.00%" fo:text-align="left">
        <style:tab-stops>
          <style:tab-stop style:position="100.00pt"/>
          <style:tab-stop style:position="6579.30pt" style:type="right"/>
          <style:tab-stop style:position="82871.30pt" style:char="." style:type="char"/>
        </style:tab-stops>
      </style:paragraph-properties>
    </style:style>
    <style:style style:name="P168" style:family="paragraph">
      <style:paragraph-properties fo:line-height="100.00%" fo:text-align="left">
        <style:tab-stops>
          <style:tab-stop style:position="100.00pt"/>
          <style:tab-stop style:position="6579.30pt" style:type="right"/>
          <style:tab-stop style:position="448181.65pt" style:type="right"/>
        </style:tab-stops>
      </style:paragraph-properties>
    </style:style>
    <style:style style:name="P169" style:family="paragraph">
      <style:paragraph-properties fo:line-height="100.00%" fo:text-align="left"/>
    </style:style>
    <style:style style:name="P170" style:family="paragraph">
      <style:paragraph-properties fo:line-height="100.00%" fo:text-align="left">
        <style:tab-stops>
          <style:tab-stop style:position="100.00pt"/>
          <style:tab-stop style:position="6579.30pt" style:type="right"/>
          <style:tab-stop style:position="448181.65pt" style:type="right"/>
        </style:tab-stops>
      </style:paragraph-properties>
    </style:style>
    <style:style style:name="P171" style:family="paragraph">
      <style:paragraph-properties fo:line-height="100.00%" fo:text-align="left">
        <style:tab-stops>
          <style:tab-stop style:position="100.00pt"/>
          <style:tab-stop style:position="6579.30pt" style:type="right"/>
          <style:tab-stop style:position="82871.30pt" style:char="." style:type="char"/>
        </style:tab-stops>
      </style:paragraph-properties>
    </style:style>
    <style:style style:name="P172" style:family="paragraph">
      <style:paragraph-properties fo:line-height="100.00%" fo:text-align="left"/>
    </style:style>
    <style:style style:name="P173" style:family="paragraph">
      <style:paragraph-properties fo:line-height="100.00%" fo:text-align="left">
        <style:tab-stops>
          <style:tab-stop style:position="100.00pt"/>
          <style:tab-stop style:position="6579.30pt" style:type="right"/>
          <style:tab-stop style:position="82871.30pt" style:char="." style:type="char"/>
        </style:tab-stops>
      </style:paragraph-properties>
    </style:style>
    <style:style style:name="P174" style:family="paragraph">
      <style:paragraph-properties fo:line-height="100.00%" fo:text-align="left">
        <style:tab-stops>
          <style:tab-stop style:position="100.00pt"/>
          <style:tab-stop style:position="6579.30pt" style:type="right"/>
          <style:tab-stop style:position="448181.65pt" style:type="right"/>
        </style:tab-stops>
      </style:paragraph-properties>
    </style:style>
    <style:style style:name="P175" style:family="paragraph">
      <style:paragraph-properties fo:line-height="100.00%" fo:text-align="left"/>
    </style:style>
    <style:style style:name="P176" style:family="paragraph">
      <style:paragraph-properties fo:line-height="100.00%" fo:text-align="left">
        <style:tab-stops>
          <style:tab-stop style:position="100.00pt"/>
          <style:tab-stop style:position="6579.30pt" style:type="right"/>
          <style:tab-stop style:position="448181.65pt" style:type="right"/>
        </style:tab-stops>
      </style:paragraph-properties>
    </style:style>
    <style:style style:name="P177" style:family="paragraph">
      <style:paragraph-properties fo:line-height="100.00%" fo:text-align="left" fo:margin-top="14.00pt" fo:margin-bottom="7.00pt"/>
    </style:style>
    <style:style style:name="P178" style:family="paragraph">
      <style:paragraph-properties fo:line-height="100.00%" fo:text-align="left" fo:margin-top="10.00pt" fo:margin-bottom="5.00pt"/>
    </style:style>
    <style:style style:name="P179" style:family="paragraph">
      <style:paragraph-properties fo:line-height="100.00%" fo:text-align="left"/>
    </style:style>
    <style:style style:name="P180" style:family="paragraph">
      <style:paragraph-properties fo:line-height="100.00%" fo:text-align="left" fo:margin-bottom="10.00pt"/>
    </style:style>
    <style:style style:name="P181" style:family="paragraph">
      <style:paragraph-properties fo:line-height="100.00%" fo:text-align="left" fo:margin-top="10.00pt" fo:margin-bottom="5.00pt"/>
    </style:style>
    <style:style style:name="P182" style:family="paragraph">
      <style:paragraph-properties fo:line-height="100.00%" fo:text-align="left"/>
    </style:style>
    <style:style style:name="P183" style:family="paragraph">
      <style:paragraph-properties fo:line-height="100.00%" fo:text-align="left" fo:margin-bottom="10.00pt"/>
    </style:style>
    <style:style style:name="P184" style:family="paragraph">
      <style:paragraph-properties fo:line-height="100.00%" fo:text-align="left" fo:margin-top="10.00pt" fo:margin-bottom="5.00pt"/>
    </style:style>
    <style:style style:name="P185" style:family="paragraph">
      <style:paragraph-properties fo:line-height="100.00%" fo:text-align="left"/>
    </style:style>
    <style:style style:name="P186" style:family="paragraph">
      <style:paragraph-properties fo:line-height="100.00%" fo:text-align="left" fo:margin-bottom="10.00pt"/>
    </style:style>
    <style:style style:name="P187" style:family="paragraph">
      <style:paragraph-properties fo:line-height="100.00%" fo:text-align="left" fo:margin-top="10.00pt" fo:margin-bottom="5.00pt"/>
    </style:style>
    <style:style style:name="P188" style:family="paragraph">
      <style:paragraph-properties fo:line-height="100.00%" fo:text-align="left"/>
    </style:style>
    <style:style style:name="P189" style:family="paragraph">
      <style:paragraph-properties fo:line-height="100.00%" fo:text-align="left" fo:margin-bottom="10.00pt"/>
    </style:style>
    <style:style style:name="P190" style:family="paragraph">
      <style:paragraph-properties fo:line-height="100.00%" fo:text-align="left" fo:margin-top="14.00pt" fo:margin-bottom="7.00pt"/>
    </style:style>
    <text:list-style style:name="L191">
      <text:list-level-style-number text:level="1" style:num-suffix="." style:num-format="1">
        <style:list-level-properties text:space-before="18.00pt" text:min-label-width="18.00pt"/>
      </text:list-level-style-number>
    </text:list-style>
    <style:style style:name="P191" style:family="paragraph">
      <style:paragraph-properties fo:line-height="100.00%" fo:text-align="left"/>
    </style:style>
    <style:style style:name="P192" style:family="paragraph">
      <style:paragraph-properties fo:line-height="100.00%" fo:text-align="left"/>
    </style:style>
    <style:style style:name="P193" style:family="paragraph">
      <style:paragraph-properties fo:line-height="100.00%" fo:text-align="left" fo:margin-top="18.00pt" fo:margin-bottom="9.00pt"/>
    </style:style>
    <style:style style:name="P194" style:family="paragraph">
      <style:paragraph-properties fo:line-height="100.00%" fo:text-align="left" fo:margin-bottom="10.00pt"/>
    </style:style>
    <style:style style:name="P195" style:family="paragraph">
      <style:paragraph-properties fo:line-height="100.00%" fo:text-align="left" fo:margin-top="10.00pt"/>
    </style:style>
    <text:list-style style:name="L196">
      <text:list-level-style-number text:level="1" style:num-suffix="." style:num-format="1">
        <style:list-level-properties text:space-before="18.00pt" text:min-label-width="18.00pt"/>
      </text:list-level-style-number>
    </text:list-style>
    <style:style style:name="P196" style:family="paragraph">
      <style:paragraph-properties fo:line-height="100.00%" fo:text-align="left"/>
    </style:style>
    <style:style style:name="P197" style:family="paragraph">
      <style:paragraph-properties fo:line-height="100.00%" fo:text-align="left" fo:margin-top="10.00pt"/>
    </style:style>
    <text:list-style style:name="L198">
      <text:list-level-style-number text:level="1" style:num-suffix="." style:num-format="1">
        <style:list-level-properties text:space-before="18.00pt" text:min-label-width="18.00pt"/>
      </text:list-level-style-number>
    </text:list-style>
    <style:style style:name="P198" style:family="paragraph">
      <style:paragraph-properties fo:line-height="100.00%" fo:text-align="left"/>
    </style:style>
    <style:style style:name="P199" style:family="paragraph">
      <style:paragraph-properties fo:line-height="100.00%" fo:text-align="left" fo:margin-top="10.00pt"/>
    </style:style>
    <text:list-style style:name="L200">
      <text:list-level-style-number text:level="1" style:num-suffix="." style:num-format="1">
        <style:list-level-properties text:space-before="18.00pt" text:min-label-width="18.00pt"/>
      </text:list-level-style-number>
    </text:list-style>
    <style:style style:name="P200" style:family="paragraph">
      <style:paragraph-properties fo:line-height="100.00%" fo:text-align="left"/>
    </style:style>
    <style:style style:name="P201" style:family="paragraph">
      <style:paragraph-properties fo:line-height="100.00%" fo:text-align="left"/>
    </style:style>
    <style:style style:name="P202" style:family="paragraph">
      <style:paragraph-properties fo:line-height="100.00%" fo:text-align="left" fo:margin-top="18.00pt" fo:margin-bottom="9.00pt"/>
    </style:style>
    <style:style style:name="P203" style:family="paragraph">
      <style:paragraph-properties fo:line-height="100.00%" fo:text-align="left" fo:margin-top="14.00pt" fo:margin-bottom="7.00pt"/>
    </style:style>
    <style:style style:name="P204" style:family="paragraph">
      <style:paragraph-properties fo:line-height="100.00%" fo:text-align="left">
        <style:tab-stops>
          <style:tab-stop style:position="100.00pt"/>
          <style:tab-stop style:position="6579.30pt" style:type="right"/>
          <style:tab-stop style:position="82871.30pt" style:char="." style:type="char"/>
        </style:tab-stops>
      </style:paragraph-properties>
    </style:style>
    <style:style style:name="P205" style:family="paragraph">
      <style:paragraph-properties fo:line-height="100.00%" fo:text-align="center"/>
    </style:style>
    <style:style style:name="P206" style:family="paragraph">
      <style:paragraph-properties fo:line-height="100.00%" fo:text-align="left">
        <style:tab-stops>
          <style:tab-stop style:position="100.00pt"/>
          <style:tab-stop style:position="6579.30pt" style:type="right"/>
          <style:tab-stop style:position="82871.30pt" style:char="." style:type="char"/>
        </style:tab-stops>
      </style:paragraph-properties>
    </style:style>
    <style:style style:name="P207" style:family="paragraph">
      <style:paragraph-properties fo:line-height="100.00%" fo:text-align="left">
        <style:tab-stops>
          <style:tab-stop style:position="100.00pt"/>
          <style:tab-stop style:position="6579.30pt" style:type="right"/>
          <style:tab-stop style:position="448181.65pt" style:type="right"/>
        </style:tab-stops>
      </style:paragraph-properties>
    </style:style>
    <style:style style:name="P208" style:family="paragraph">
      <style:paragraph-properties fo:line-height="100.00%" fo:text-align="left"/>
    </style:style>
    <style:style style:name="P209" style:family="paragraph">
      <style:paragraph-properties fo:line-height="100.00%" fo:text-align="left">
        <style:tab-stops>
          <style:tab-stop style:position="100.00pt"/>
          <style:tab-stop style:position="6579.30pt" style:type="right"/>
          <style:tab-stop style:position="448181.65pt" style:type="right"/>
        </style:tab-stops>
      </style:paragraph-properties>
    </style:style>
    <style:style style:name="P210" style:family="paragraph">
      <style:paragraph-properties fo:line-height="100.00%" fo:text-align="left">
        <style:tab-stops>
          <style:tab-stop style:position="100.00pt"/>
          <style:tab-stop style:position="6579.30pt" style:type="right"/>
          <style:tab-stop style:position="82871.30pt" style:char="." style:type="char"/>
        </style:tab-stops>
      </style:paragraph-properties>
    </style:style>
    <style:style style:name="P211" style:family="paragraph">
      <style:paragraph-properties fo:line-height="100.00%" fo:text-align="left"/>
    </style:style>
    <style:style style:name="P212" style:family="paragraph">
      <style:paragraph-properties fo:line-height="100.00%" fo:text-align="left">
        <style:tab-stops>
          <style:tab-stop style:position="100.00pt"/>
          <style:tab-stop style:position="6579.30pt" style:type="right"/>
          <style:tab-stop style:position="82871.30pt" style:char="." style:type="char"/>
        </style:tab-stops>
      </style:paragraph-properties>
    </style:style>
    <style:style style:name="P213" style:family="paragraph">
      <style:paragraph-properties fo:line-height="100.00%" fo:text-align="left">
        <style:tab-stops>
          <style:tab-stop style:position="100.00pt"/>
          <style:tab-stop style:position="6579.30pt" style:type="right"/>
          <style:tab-stop style:position="448181.65pt" style:type="right"/>
        </style:tab-stops>
      </style:paragraph-properties>
    </style:style>
    <style:style style:name="P214" style:family="paragraph">
      <style:paragraph-properties fo:line-height="100.00%" fo:text-align="left"/>
    </style:style>
    <style:style style:name="P215" style:family="paragraph">
      <style:paragraph-properties fo:line-height="100.00%" fo:text-align="left">
        <style:tab-stops>
          <style:tab-stop style:position="100.00pt"/>
          <style:tab-stop style:position="6579.30pt" style:type="right"/>
          <style:tab-stop style:position="448181.65pt" style:type="right"/>
        </style:tab-stops>
      </style:paragraph-properties>
    </style:style>
    <style:style style:name="P216" style:family="paragraph">
      <style:paragraph-properties fo:line-height="100.00%" fo:text-align="left" fo:margin-top="14.00pt" fo:margin-bottom="7.00pt"/>
    </style:style>
    <style:style style:name="P217" style:family="paragraph">
      <style:paragraph-properties fo:line-height="100.00%" fo:text-align="left" fo:margin-bottom="10.00pt"/>
    </style:style>
    <text:list-style style:name="L218">
      <text:list-level-style-bullet text:level="1" text:bullet-char="•">
        <style:list-level-properties text:space-before="18.00pt" text:min-label-width="18.00pt"/>
        <style:text-properties fo:font-family="Symbol"/>
      </text:list-level-style-bullet>
    </text:list-style>
    <style:style style:name="P218" style:family="paragraph">
      <style:paragraph-properties fo:line-height="100.00%" fo:text-align="left"/>
    </style:style>
    <style:style style:name="P219" style:family="paragraph">
      <style:paragraph-properties fo:line-height="100.00%" fo:text-align="left" fo:margin-top="14.00pt" fo:margin-bottom="7.00pt"/>
    </style:style>
    <style:style style:name="P220" style:family="paragraph">
      <style:paragraph-properties fo:line-height="100.00%" fo:text-align="left" fo:margin-bottom="10.00pt"/>
    </style:style>
    <text:list-style style:name="L221">
      <text:list-level-style-bullet text:level="1" text:bullet-char="•">
        <style:list-level-properties text:space-before="18.00pt" text:min-label-width="18.00pt"/>
        <style:text-properties fo:font-family="Symbol"/>
      </text:list-level-style-bullet>
    </text:list-style>
    <style:style style:name="P221" style:family="paragraph">
      <style:paragraph-properties fo:line-height="100.00%" fo:text-align="left"/>
    </style:style>
    <style:style style:name="P222" style:family="paragraph">
      <style:paragraph-properties fo:line-height="100.00%" fo:text-align="left"/>
    </style:style>
    <style:style style:name="P223" style:family="paragraph">
      <style:paragraph-properties fo:line-height="100.00%" fo:text-align="left" fo:margin-top="18.00pt" fo:margin-bottom="9.00pt"/>
    </style:style>
    <style:style style:name="P224" style:family="paragraph">
      <style:paragraph-properties fo:line-height="100.00%" fo:text-align="left" fo:margin-top="14.00pt" fo:margin-bottom="7.00pt"/>
    </style:style>
    <style:style style:name="P225" style:family="paragraph">
      <style:paragraph-properties fo:line-height="100.00%" fo:text-align="left" fo:margin-bottom="5.00pt"/>
    </style:style>
    <style:style style:name="P226" style:family="paragraph">
      <style:paragraph-properties fo:line-height="100.00%" fo:text-align="left">
        <style:tab-stops>
          <style:tab-stop style:position="60.00pt"/>
          <style:tab-stop style:position="6579.30pt" style:type="right"/>
          <style:tab-stop style:position="82871.30pt" style:char="." style:type="char"/>
          <style:tab-stop style:position="0.00pt"/>
        </style:tab-stops>
      </style:paragraph-properties>
    </style:style>
    <style:style style:name="P227" style:family="paragraph">
      <style:paragraph-properties fo:line-height="100.00%" fo:text-align="center"/>
    </style:style>
    <style:style style:name="P228" style:family="paragraph">
      <style:paragraph-properties fo:line-height="100.00%" fo:text-align="left">
        <style:tab-stops>
          <style:tab-stop style:position="60.00pt"/>
          <style:tab-stop style:position="6579.30pt" style:type="right"/>
          <style:tab-stop style:position="82871.30pt" style:char="." style:type="char"/>
          <style:tab-stop style:position="0.00pt"/>
        </style:tab-stops>
      </style:paragraph-properties>
    </style:style>
    <style:style style:name="P229"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30" style:family="paragraph">
      <style:paragraph-properties fo:line-height="100.00%" fo:text-align="left"/>
    </style:style>
    <style:style style:name="P231"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32"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33" style:family="paragraph">
      <style:paragraph-properties fo:line-height="100.00%" fo:text-align="left"/>
    </style:style>
    <style:style style:name="P234"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35"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36" style:family="paragraph">
      <style:paragraph-properties fo:line-height="100.00%" fo:text-align="left"/>
    </style:style>
    <style:style style:name="P237"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38"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39" style:family="paragraph">
      <style:paragraph-properties fo:line-height="100.00%" fo:text-align="left"/>
    </style:style>
    <style:style style:name="P240"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41"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42" style:family="paragraph">
      <style:paragraph-properties fo:line-height="100.00%" fo:text-align="left"/>
    </style:style>
    <style:style style:name="P243"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44"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45" style:family="paragraph">
      <style:paragraph-properties fo:line-height="100.00%" fo:text-align="left"/>
    </style:style>
    <style:style style:name="P246"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47" style:family="paragraph">
      <style:paragraph-properties fo:line-height="100.00%" fo:text-align="left" fo:margin-top="5.00pt" fo:margin-bottom="10.00pt"/>
    </style:style>
    <style:style style:name="P248" style:family="paragraph">
      <style:paragraph-properties fo:line-height="100.00%" fo:text-align="left" fo:margin-top="14.00pt" fo:margin-bottom="7.00pt"/>
    </style:style>
    <style:style style:name="P249" style:family="paragraph">
      <style:paragraph-properties fo:line-height="100.00%" fo:text-align="left" fo:margin-bottom="5.00pt"/>
    </style:style>
    <style:style style:name="P250" style:family="paragraph">
      <style:paragraph-properties fo:line-height="100.00%" fo:text-align="left">
        <style:tab-stops>
          <style:tab-stop style:position="60.00pt"/>
          <style:tab-stop style:position="6579.30pt" style:type="right"/>
          <style:tab-stop style:position="82871.30pt" style:char="." style:type="char"/>
          <style:tab-stop style:position="1625.60pt"/>
        </style:tab-stops>
      </style:paragraph-properties>
    </style:style>
    <style:style style:name="P251" style:family="paragraph">
      <style:paragraph-properties fo:line-height="100.00%" fo:text-align="center"/>
    </style:style>
    <style:style style:name="P252" style:family="paragraph">
      <style:paragraph-properties fo:line-height="100.00%" fo:text-align="left">
        <style:tab-stops>
          <style:tab-stop style:position="60.00pt"/>
          <style:tab-stop style:position="6579.30pt" style:type="right"/>
          <style:tab-stop style:position="82871.30pt" style:char="." style:type="char"/>
          <style:tab-stop style:position="1625.60pt"/>
        </style:tab-stops>
      </style:paragraph-properties>
    </style:style>
    <style:style style:name="P253"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54" style:family="paragraph">
      <style:paragraph-properties fo:line-height="100.00%" fo:text-align="left"/>
    </style:style>
    <style:style style:name="P255"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56"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57" style:family="paragraph">
      <style:paragraph-properties fo:line-height="100.00%" fo:text-align="left"/>
    </style:style>
    <style:style style:name="P258"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59"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60" style:family="paragraph">
      <style:paragraph-properties fo:line-height="100.00%" fo:text-align="left"/>
    </style:style>
    <style:style style:name="P261"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62"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63" style:family="paragraph">
      <style:paragraph-properties fo:line-height="100.00%" fo:text-align="left"/>
    </style:style>
    <style:style style:name="P264"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65"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66" style:family="paragraph">
      <style:paragraph-properties fo:line-height="100.00%" fo:text-align="left"/>
    </style:style>
    <style:style style:name="P267"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68"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69" style:family="paragraph">
      <style:paragraph-properties fo:line-height="100.00%" fo:text-align="left"/>
    </style:style>
    <style:style style:name="P270"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71" style:family="paragraph">
      <style:paragraph-properties fo:line-height="100.00%" fo:text-align="left" fo:margin-top="5.00pt" fo:margin-bottom="10.00pt"/>
    </style:style>
    <style:style style:name="P272" style:family="paragraph">
      <style:paragraph-properties fo:line-height="100.00%" fo:text-align="left" fo:margin-top="14.00pt" fo:margin-bottom="7.00pt"/>
    </style:style>
    <style:style style:name="P273" style:family="paragraph">
      <style:paragraph-properties fo:line-height="100.00%" fo:text-align="left" fo:margin-bottom="5.00pt"/>
    </style:style>
    <style:style style:name="P274"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75" style:family="paragraph">
      <style:paragraph-properties fo:line-height="100.00%" fo:text-align="center"/>
    </style:style>
    <style:style style:name="P276"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77"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78" style:family="paragraph">
      <style:paragraph-properties fo:line-height="100.00%" fo:text-align="left"/>
    </style:style>
    <style:style style:name="P279"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80"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81" style:family="paragraph">
      <style:paragraph-properties fo:line-height="100.00%" fo:text-align="left"/>
    </style:style>
    <style:style style:name="P282"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83"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84" style:family="paragraph">
      <style:paragraph-properties fo:line-height="100.00%" fo:text-align="left"/>
    </style:style>
    <style:style style:name="P285"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86"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87" style:family="paragraph">
      <style:paragraph-properties fo:line-height="100.00%" fo:text-align="left"/>
    </style:style>
    <style:style style:name="P288"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89"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90" style:family="paragraph">
      <style:paragraph-properties fo:line-height="100.00%" fo:text-align="left"/>
    </style:style>
    <style:style style:name="P291"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92"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93" style:family="paragraph">
      <style:paragraph-properties fo:line-height="100.00%" fo:text-align="left"/>
    </style:style>
    <style:style style:name="P294"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295"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96" style:family="paragraph">
      <style:paragraph-properties fo:line-height="100.00%" fo:text-align="left"/>
    </style:style>
    <style:style style:name="P297"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298" style:family="paragraph">
      <style:paragraph-properties fo:line-height="100.00%" fo:text-align="left" fo:margin-top="5.00pt" fo:margin-bottom="10.00pt"/>
    </style:style>
    <style:style style:name="P299" style:family="paragraph">
      <style:paragraph-properties fo:line-height="100.00%" fo:text-align="left" fo:margin-top="14.00pt" fo:margin-bottom="7.00pt"/>
    </style:style>
    <style:style style:name="P300" style:family="paragraph">
      <style:paragraph-properties fo:line-height="100.00%" fo:text-align="left" fo:margin-bottom="5.00pt"/>
    </style:style>
    <style:style style:name="P301" style:family="paragraph">
      <style:paragraph-properties fo:line-height="100.00%" fo:text-align="left">
        <style:tab-stops>
          <style:tab-stop style:position="60.00pt"/>
          <style:tab-stop style:position="6579.30pt" style:type="right"/>
          <style:tab-stop style:position="82871.30pt" style:char="." style:type="char"/>
          <style:tab-stop style:position="0.00pt"/>
        </style:tab-stops>
      </style:paragraph-properties>
    </style:style>
    <style:style style:name="P302" style:family="paragraph">
      <style:paragraph-properties fo:line-height="100.00%" fo:text-align="center"/>
    </style:style>
    <style:style style:name="P303" style:family="paragraph">
      <style:paragraph-properties fo:line-height="100.00%" fo:text-align="left">
        <style:tab-stops>
          <style:tab-stop style:position="60.00pt"/>
          <style:tab-stop style:position="6579.30pt" style:type="right"/>
          <style:tab-stop style:position="82871.30pt" style:char="." style:type="char"/>
          <style:tab-stop style:position="0.00pt"/>
        </style:tab-stops>
      </style:paragraph-properties>
    </style:style>
    <style:style style:name="P304"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305" style:family="paragraph">
      <style:paragraph-properties fo:line-height="100.00%" fo:text-align="left"/>
    </style:style>
    <style:style style:name="P306"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307"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308" style:family="paragraph">
      <style:paragraph-properties fo:line-height="100.00%" fo:text-align="left"/>
    </style:style>
    <style:style style:name="P309"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310"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311" style:family="paragraph">
      <style:paragraph-properties fo:line-height="100.00%" fo:text-align="left"/>
    </style:style>
    <style:style style:name="P312"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313"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314" style:family="paragraph">
      <style:paragraph-properties fo:line-height="100.00%" fo:text-align="left"/>
    </style:style>
    <style:style style:name="P315"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316"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317" style:family="paragraph">
      <style:paragraph-properties fo:line-height="100.00%" fo:text-align="left"/>
    </style:style>
    <style:style style:name="P318"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319"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320" style:family="paragraph">
      <style:paragraph-properties fo:line-height="100.00%" fo:text-align="left"/>
    </style:style>
    <style:style style:name="P321" style:family="paragraph">
      <style:paragraph-properties fo:line-height="100.00%" fo:text-align="left">
        <style:tab-stops>
          <style:tab-stop style:position="60.00pt"/>
          <style:tab-stop style:position="6579.30pt" style:type="right"/>
          <style:tab-stop style:position="82871.30pt" style:char="." style:type="char"/>
          <style:tab-stop style:position="25.60pt"/>
        </style:tab-stops>
      </style:paragraph-properties>
    </style:style>
    <style:style style:name="P322"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323" style:family="paragraph">
      <style:paragraph-properties fo:line-height="100.00%" fo:text-align="left"/>
    </style:style>
    <style:style style:name="P324" style:family="paragraph">
      <style:paragraph-properties fo:line-height="100.00%" fo:text-align="left">
        <style:tab-stops>
          <style:tab-stop style:position="60.00pt"/>
          <style:tab-stop style:position="6579.30pt" style:type="right"/>
          <style:tab-stop style:position="448181.65pt" style:type="right"/>
          <style:tab-stop style:position="25.60pt"/>
        </style:tab-stops>
      </style:paragraph-properties>
    </style:style>
    <style:style style:name="P325" style:family="paragraph">
      <style:paragraph-properties fo:line-height="100.00%" fo:text-align="left" fo:margin-top="5.00pt" fo:margin-bottom="10.00pt"/>
    </style:style>
    <style:style style:name="P326" style:family="paragraph">
      <style:paragraph-properties fo:line-height="100.00%" fo:text-align="left"/>
    </style:style>
    <style:style style:name="P327" style:family="paragraph">
      <style:paragraph-properties fo:line-height="100.00%" fo:text-align="left" fo:margin-top="18.00pt" fo:margin-bottom="9.00pt"/>
    </style:style>
    <style:style style:name="P328" style:family="paragraph">
      <style:paragraph-properties fo:line-height="100.00%" fo:text-align="left" fo:margin-bottom="10.00pt"/>
    </style:style>
    <style:style style:name="P329" style:family="paragraph">
      <style:paragraph-properties fo:line-height="100.00%" fo:text-align="left" fo:margin-top="14.00pt" fo:margin-bottom="7.00pt"/>
    </style:style>
    <style:style style:name="P330"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31" style:family="paragraph">
      <style:paragraph-properties fo:line-height="100.00%" fo:text-align="center"/>
    </style:style>
    <style:style style:name="P332"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33"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34" style:family="paragraph">
      <style:paragraph-properties fo:line-height="100.00%" fo:text-align="left"/>
    </style:style>
    <style:style style:name="P335"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36"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37" style:family="paragraph">
      <style:paragraph-properties fo:line-height="100.00%" fo:text-align="left"/>
    </style:style>
    <style:style style:name="P338"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39"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40" style:family="paragraph">
      <style:paragraph-properties fo:line-height="100.00%" fo:text-align="left"/>
    </style:style>
    <style:style style:name="P341"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42"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43" style:family="paragraph">
      <style:paragraph-properties fo:line-height="100.00%" fo:text-align="left"/>
    </style:style>
    <style:style style:name="P344"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45"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46" style:family="paragraph">
      <style:paragraph-properties fo:line-height="100.00%" fo:text-align="left"/>
    </style:style>
    <style:style style:name="P347"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48"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49" style:family="paragraph">
      <style:paragraph-properties fo:line-height="100.00%" fo:text-align="left"/>
    </style:style>
    <style:style style:name="P350"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51"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52" style:family="paragraph">
      <style:paragraph-properties fo:line-height="100.00%" fo:text-align="left"/>
    </style:style>
    <style:style style:name="P353"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54"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55" style:family="paragraph">
      <style:paragraph-properties fo:line-height="100.00%" fo:text-align="left"/>
    </style:style>
    <style:style style:name="P356"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57" style:family="paragraph">
      <style:paragraph-properties fo:line-height="100.00%" fo:text-align="left" fo:margin-top="14.00pt" fo:margin-bottom="7.00pt"/>
    </style:style>
    <style:style style:name="P358" style:family="paragraph">
      <style:paragraph-properties fo:line-height="100.00%" fo:text-align="left">
        <style:tab-stops>
          <style:tab-stop style:position="50.00pt"/>
          <style:tab-stop style:position="6579.30pt" style:type="right"/>
          <style:tab-stop style:position="82871.30pt" style:char="." style:type="char"/>
          <style:tab-stop style:position="0.00pt"/>
        </style:tab-stops>
      </style:paragraph-properties>
    </style:style>
    <style:style style:name="P359" style:family="paragraph">
      <style:paragraph-properties fo:line-height="100.00%" fo:text-align="center"/>
    </style:style>
    <style:style style:name="P360" style:family="paragraph">
      <style:paragraph-properties fo:line-height="100.00%" fo:text-align="left">
        <style:tab-stops>
          <style:tab-stop style:position="50.00pt"/>
          <style:tab-stop style:position="6579.30pt" style:type="right"/>
          <style:tab-stop style:position="82871.30pt" style:char="." style:type="char"/>
          <style:tab-stop style:position="0.00pt"/>
        </style:tab-stops>
      </style:paragraph-properties>
    </style:style>
    <style:style style:name="P361"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62" style:family="paragraph">
      <style:paragraph-properties fo:line-height="100.00%" fo:text-align="left"/>
    </style:style>
    <style:style style:name="P363"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64"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65" style:family="paragraph">
      <style:paragraph-properties fo:line-height="100.00%" fo:text-align="left"/>
    </style:style>
    <style:style style:name="P366"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67"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68" style:family="paragraph">
      <style:paragraph-properties fo:line-height="100.00%" fo:text-align="left"/>
    </style:style>
    <style:style style:name="P369"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70"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71" style:family="paragraph">
      <style:paragraph-properties fo:line-height="100.00%" fo:text-align="left"/>
    </style:style>
    <style:style style:name="P372"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73"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74" style:family="paragraph">
      <style:paragraph-properties fo:line-height="100.00%" fo:text-align="left"/>
    </style:style>
    <style:style style:name="P375"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76"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77" style:family="paragraph">
      <style:paragraph-properties fo:line-height="100.00%" fo:text-align="left"/>
    </style:style>
    <style:style style:name="P378"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79"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80" style:family="paragraph">
      <style:paragraph-properties fo:line-height="100.00%" fo:text-align="left"/>
    </style:style>
    <style:style style:name="P381"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82"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83" style:family="paragraph">
      <style:paragraph-properties fo:line-height="100.00%" fo:text-align="left"/>
    </style:style>
    <style:style style:name="P384"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85" style:family="paragraph">
      <style:paragraph-properties fo:line-height="100.00%" fo:text-align="left" fo:margin-top="14.00pt" fo:margin-bottom="7.00pt"/>
    </style:style>
    <style:style style:name="P386" style:family="paragraph">
      <style:paragraph-properties fo:line-height="100.00%" fo:text-align="left">
        <style:tab-stops>
          <style:tab-stop style:position="50.00pt"/>
          <style:tab-stop style:position="6579.30pt" style:type="right"/>
          <style:tab-stop style:position="82871.30pt" style:char="." style:type="char"/>
          <style:tab-stop style:position="0.00pt"/>
        </style:tab-stops>
      </style:paragraph-properties>
    </style:style>
    <style:style style:name="P387" style:family="paragraph">
      <style:paragraph-properties fo:line-height="100.00%" fo:text-align="center"/>
    </style:style>
    <style:style style:name="P388" style:family="paragraph">
      <style:paragraph-properties fo:line-height="100.00%" fo:text-align="left">
        <style:tab-stops>
          <style:tab-stop style:position="50.00pt"/>
          <style:tab-stop style:position="6579.30pt" style:type="right"/>
          <style:tab-stop style:position="82871.30pt" style:char="." style:type="char"/>
          <style:tab-stop style:position="0.00pt"/>
        </style:tab-stops>
      </style:paragraph-properties>
    </style:style>
    <style:style style:name="P389"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90" style:family="paragraph">
      <style:paragraph-properties fo:line-height="100.00%" fo:text-align="left"/>
    </style:style>
    <style:style style:name="P391"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92"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93" style:family="paragraph">
      <style:paragraph-properties fo:line-height="100.00%" fo:text-align="left"/>
    </style:style>
    <style:style style:name="P394"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95"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96" style:family="paragraph">
      <style:paragraph-properties fo:line-height="100.00%" fo:text-align="left"/>
    </style:style>
    <style:style style:name="P397"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398"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399" style:family="paragraph">
      <style:paragraph-properties fo:line-height="100.00%" fo:text-align="left"/>
    </style:style>
    <style:style style:name="P400"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01"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02" style:family="paragraph">
      <style:paragraph-properties fo:line-height="100.00%" fo:text-align="left"/>
    </style:style>
    <style:style style:name="P403"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04"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05" style:family="paragraph">
      <style:paragraph-properties fo:line-height="100.00%" fo:text-align="left"/>
    </style:style>
    <style:style style:name="P406"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07"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08" style:family="paragraph">
      <style:paragraph-properties fo:line-height="100.00%" fo:text-align="left"/>
    </style:style>
    <style:style style:name="P409"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10"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11" style:family="paragraph">
      <style:paragraph-properties fo:line-height="100.00%" fo:text-align="left"/>
    </style:style>
    <style:style style:name="P412"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13"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14" style:family="paragraph">
      <style:paragraph-properties fo:line-height="100.00%" fo:text-align="left"/>
    </style:style>
    <style:style style:name="P415"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16" style:family="paragraph">
      <style:paragraph-properties fo:line-height="100.00%" fo:text-align="left" fo:margin-top="14.00pt" fo:margin-bottom="7.00pt"/>
    </style:style>
    <style:style style:name="P417" style:family="paragraph">
      <style:paragraph-properties fo:line-height="100.00%" fo:text-align="left">
        <style:tab-stops>
          <style:tab-stop style:position="50.00pt"/>
          <style:tab-stop style:position="6579.30pt" style:type="right"/>
          <style:tab-stop style:position="82871.30pt" style:char="." style:type="char"/>
          <style:tab-stop style:position="0.00pt"/>
        </style:tab-stops>
      </style:paragraph-properties>
    </style:style>
    <style:style style:name="P418" style:family="paragraph">
      <style:paragraph-properties fo:line-height="100.00%" fo:text-align="center"/>
    </style:style>
    <style:style style:name="P419" style:family="paragraph">
      <style:paragraph-properties fo:line-height="100.00%" fo:text-align="left">
        <style:tab-stops>
          <style:tab-stop style:position="50.00pt"/>
          <style:tab-stop style:position="6579.30pt" style:type="right"/>
          <style:tab-stop style:position="82871.30pt" style:char="." style:type="char"/>
          <style:tab-stop style:position="0.00pt"/>
        </style:tab-stops>
      </style:paragraph-properties>
    </style:style>
    <style:style style:name="P420"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21" style:family="paragraph">
      <style:paragraph-properties fo:line-height="100.00%" fo:text-align="left"/>
    </style:style>
    <style:style style:name="P422"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23"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24" style:family="paragraph">
      <style:paragraph-properties fo:line-height="100.00%" fo:text-align="left"/>
    </style:style>
    <style:style style:name="P425"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26"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27" style:family="paragraph">
      <style:paragraph-properties fo:line-height="100.00%" fo:text-align="left"/>
    </style:style>
    <style:style style:name="P428"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29"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30" style:family="paragraph">
      <style:paragraph-properties fo:line-height="100.00%" fo:text-align="left"/>
    </style:style>
    <style:style style:name="P431"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32"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33" style:family="paragraph">
      <style:paragraph-properties fo:line-height="100.00%" fo:text-align="left"/>
    </style:style>
    <style:style style:name="P434"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35"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36" style:family="paragraph">
      <style:paragraph-properties fo:line-height="100.00%" fo:text-align="left"/>
    </style:style>
    <style:style style:name="P437"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38"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39" style:family="paragraph">
      <style:paragraph-properties fo:line-height="100.00%" fo:text-align="left"/>
    </style:style>
    <style:style style:name="P440"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41"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42" style:family="paragraph">
      <style:paragraph-properties fo:line-height="100.00%" fo:text-align="left"/>
    </style:style>
    <style:style style:name="P443"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44" style:family="paragraph">
      <style:paragraph-properties fo:line-height="100.00%" fo:text-align="left" fo:margin-top="14.00pt" fo:margin-bottom="7.00pt"/>
    </style:style>
    <style:style style:name="P445" style:family="paragraph">
      <style:paragraph-properties fo:line-height="100.00%" fo:text-align="left">
        <style:tab-stops>
          <style:tab-stop style:position="50.00pt"/>
          <style:tab-stop style:position="6579.30pt" style:type="right"/>
          <style:tab-stop style:position="82871.30pt" style:char="." style:type="char"/>
          <style:tab-stop style:position="0.00pt"/>
        </style:tab-stops>
      </style:paragraph-properties>
    </style:style>
    <style:style style:name="P446" style:family="paragraph">
      <style:paragraph-properties fo:line-height="100.00%" fo:text-align="center"/>
    </style:style>
    <style:style style:name="P447" style:family="paragraph">
      <style:paragraph-properties fo:line-height="100.00%" fo:text-align="left">
        <style:tab-stops>
          <style:tab-stop style:position="50.00pt"/>
          <style:tab-stop style:position="6579.30pt" style:type="right"/>
          <style:tab-stop style:position="82871.30pt" style:char="." style:type="char"/>
          <style:tab-stop style:position="0.00pt"/>
        </style:tab-stops>
      </style:paragraph-properties>
    </style:style>
    <style:style style:name="P448"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49" style:family="paragraph">
      <style:paragraph-properties fo:line-height="100.00%" fo:text-align="left"/>
    </style:style>
    <style:style style:name="P450"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51"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52" style:family="paragraph">
      <style:paragraph-properties fo:line-height="100.00%" fo:text-align="left"/>
    </style:style>
    <style:style style:name="P453"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54"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55" style:family="paragraph">
      <style:paragraph-properties fo:line-height="100.00%" fo:text-align="left"/>
    </style:style>
    <style:style style:name="P456"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57"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58" style:family="paragraph">
      <style:paragraph-properties fo:line-height="100.00%" fo:text-align="left"/>
    </style:style>
    <style:style style:name="P459"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60"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61" style:family="paragraph">
      <style:paragraph-properties fo:line-height="100.00%" fo:text-align="left"/>
    </style:style>
    <style:style style:name="P462"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63"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64" style:family="paragraph">
      <style:paragraph-properties fo:line-height="100.00%" fo:text-align="left"/>
    </style:style>
    <style:style style:name="P465"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66"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67" style:family="paragraph">
      <style:paragraph-properties fo:line-height="100.00%" fo:text-align="left"/>
    </style:style>
    <style:style style:name="P468"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69"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70" style:family="paragraph">
      <style:paragraph-properties fo:line-height="100.00%" fo:text-align="left"/>
    </style:style>
    <style:style style:name="P471"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72" style:family="paragraph">
      <style:paragraph-properties fo:line-height="100.00%" fo:text-align="left" fo:margin-top="14.00pt" fo:margin-bottom="7.00pt"/>
    </style:style>
    <style:style style:name="P473" style:family="paragraph">
      <style:paragraph-properties fo:line-height="100.00%" fo:text-align="left">
        <style:tab-stops>
          <style:tab-stop style:position="50.00pt"/>
          <style:tab-stop style:position="6579.30pt" style:type="right"/>
          <style:tab-stop style:position="82871.30pt" style:char="." style:type="char"/>
          <style:tab-stop style:position="0.00pt"/>
        </style:tab-stops>
      </style:paragraph-properties>
    </style:style>
    <style:style style:name="P474" style:family="paragraph">
      <style:paragraph-properties fo:line-height="100.00%" fo:text-align="center"/>
    </style:style>
    <style:style style:name="P475" style:family="paragraph">
      <style:paragraph-properties fo:line-height="100.00%" fo:text-align="left">
        <style:tab-stops>
          <style:tab-stop style:position="50.00pt"/>
          <style:tab-stop style:position="6579.30pt" style:type="right"/>
          <style:tab-stop style:position="82871.30pt" style:char="." style:type="char"/>
          <style:tab-stop style:position="0.00pt"/>
        </style:tab-stops>
      </style:paragraph-properties>
    </style:style>
    <style:style style:name="P476"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77" style:family="paragraph">
      <style:paragraph-properties fo:line-height="100.00%" fo:text-align="left"/>
    </style:style>
    <style:style style:name="P478"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79"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80" style:family="paragraph">
      <style:paragraph-properties fo:line-height="100.00%" fo:text-align="left"/>
    </style:style>
    <style:style style:name="P481"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82"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83" style:family="paragraph">
      <style:paragraph-properties fo:line-height="100.00%" fo:text-align="left"/>
    </style:style>
    <style:style style:name="P484"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85"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86" style:family="paragraph">
      <style:paragraph-properties fo:line-height="100.00%" fo:text-align="left"/>
    </style:style>
    <style:style style:name="P487"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88"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89" style:family="paragraph">
      <style:paragraph-properties fo:line-height="100.00%" fo:text-align="left"/>
    </style:style>
    <style:style style:name="P490"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91"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92" style:family="paragraph">
      <style:paragraph-properties fo:line-height="100.00%" fo:text-align="left"/>
    </style:style>
    <style:style style:name="P493"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94" style:family="paragraph">
      <style:paragraph-properties fo:line-height="100.00%" fo:text-align="left" fo:margin-top="14.00pt" fo:margin-bottom="7.00pt"/>
    </style:style>
    <style:style style:name="P495"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96" style:family="paragraph">
      <style:paragraph-properties fo:line-height="100.00%" fo:text-align="center"/>
    </style:style>
    <style:style style:name="P497"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498"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499" style:family="paragraph">
      <style:paragraph-properties fo:line-height="100.00%" fo:text-align="left"/>
    </style:style>
    <style:style style:name="P500"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501"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502" style:family="paragraph">
      <style:paragraph-properties fo:line-height="100.00%" fo:text-align="left"/>
    </style:style>
    <style:style style:name="P503"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504"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505" style:family="paragraph">
      <style:paragraph-properties fo:line-height="100.00%" fo:text-align="left"/>
    </style:style>
    <style:style style:name="P506"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507"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508" style:family="paragraph">
      <style:paragraph-properties fo:line-height="100.00%" fo:text-align="left"/>
    </style:style>
    <style:style style:name="P509"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510"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511" style:family="paragraph">
      <style:paragraph-properties fo:line-height="100.00%" fo:text-align="left"/>
    </style:style>
    <style:style style:name="P512" style:family="paragraph">
      <style:paragraph-properties fo:line-height="100.00%" fo:text-align="left">
        <style:tab-stops>
          <style:tab-stop style:position="50.00pt"/>
          <style:tab-stop style:position="6579.30pt" style:type="right"/>
          <style:tab-stop style:position="448181.65pt" style:type="right"/>
          <style:tab-stop style:position="25.60pt"/>
        </style:tab-stops>
      </style:paragraph-properties>
    </style:style>
    <style:style style:name="P513"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514" style:family="paragraph">
      <style:paragraph-properties fo:line-height="100.00%" fo:text-align="left"/>
    </style:style>
    <style:style style:name="P515" style:family="paragraph">
      <style:paragraph-properties fo:line-height="100.00%" fo:text-align="left">
        <style:tab-stops>
          <style:tab-stop style:position="50.00pt"/>
          <style:tab-stop style:position="6579.30pt" style:type="right"/>
          <style:tab-stop style:position="82871.30pt" style:char="." style:type="char"/>
          <style:tab-stop style:position="25.60pt"/>
        </style:tab-stops>
      </style:paragraph-properties>
    </style:style>
    <style:style style:name="P516" style:family="paragraph">
      <style:paragraph-properties fo:line-height="100.00%" fo:text-align="left"/>
    </style:style>
    <style:style style:name="P517" style:family="paragraph">
      <style:paragraph-properties fo:line-height="100.00%" fo:text-align="left" fo:margin-top="18.00pt" fo:margin-bottom="9.00pt"/>
    </style:style>
    <style:style style:name="P518" style:family="paragraph">
      <style:paragraph-properties fo:line-height="100.00%" fo:text-align="left">
        <style:tab-stops>
          <style:tab-stop style:position="234.00pt"/>
          <style:tab-stop style:position="6579.30pt" style:type="right"/>
          <style:tab-stop style:position="82871.30pt" style:char="." style:type="char"/>
        </style:tab-stops>
      </style:paragraph-properties>
    </style:style>
    <style:style style:name="P519" style:family="paragraph">
      <style:paragraph-properties fo:line-height="100.00%" fo:text-align="center"/>
    </style:style>
    <style:style style:name="P520" style:family="paragraph">
      <style:paragraph-properties fo:line-height="100.00%" fo:text-align="left">
        <style:tab-stops>
          <style:tab-stop style:position="234.00pt"/>
          <style:tab-stop style:position="6579.30pt" style:type="right"/>
          <style:tab-stop style:position="82871.30pt" style:char="." style:type="char"/>
        </style:tab-stops>
      </style:paragraph-properties>
    </style:style>
    <style:style style:name="P521" style:family="paragraph">
      <style:paragraph-properties fo:line-height="100.00%" fo:text-align="left">
        <style:tab-stops>
          <style:tab-stop style:position="234.00pt"/>
          <style:tab-stop style:position="6579.30pt" style:type="right"/>
          <style:tab-stop style:position="448181.65pt" style:type="right"/>
        </style:tab-stops>
      </style:paragraph-properties>
    </style:style>
    <style:style style:name="P522" style:family="paragraph">
      <style:paragraph-properties fo:line-height="100.00%" fo:text-align="left"/>
    </style:style>
    <style:style style:name="P523" style:family="paragraph">
      <style:paragraph-properties fo:line-height="100.00%" fo:text-align="left">
        <style:tab-stops>
          <style:tab-stop style:position="234.00pt"/>
          <style:tab-stop style:position="6579.30pt" style:type="right"/>
          <style:tab-stop style:position="448181.65pt" style:type="right"/>
        </style:tab-stops>
      </style:paragraph-properties>
    </style:style>
    <style:style style:name="P524" style:family="paragraph">
      <style:paragraph-properties fo:line-height="100.00%" fo:text-align="left">
        <style:tab-stops>
          <style:tab-stop style:position="234.00pt"/>
          <style:tab-stop style:position="6579.30pt" style:type="right"/>
          <style:tab-stop style:position="82871.30pt" style:char="." style:type="char"/>
        </style:tab-stops>
      </style:paragraph-properties>
    </style:style>
    <style:style style:name="P525" style:family="paragraph">
      <style:paragraph-properties fo:line-height="100.00%" fo:text-align="left"/>
    </style:style>
    <style:style style:name="P526" style:family="paragraph">
      <style:paragraph-properties fo:line-height="100.00%" fo:text-align="left">
        <style:tab-stops>
          <style:tab-stop style:position="234.00pt"/>
          <style:tab-stop style:position="6579.30pt" style:type="right"/>
          <style:tab-stop style:position="82871.30pt" style:char="." style:type="char"/>
        </style:tab-stops>
      </style:paragraph-properties>
    </style:style>
    <style:style style:name="P527" style:family="paragraph">
      <style:paragraph-properties fo:line-height="100.00%" fo:text-align="left">
        <style:tab-stops>
          <style:tab-stop style:position="234.00pt"/>
          <style:tab-stop style:position="6579.30pt" style:type="right"/>
          <style:tab-stop style:position="448181.65pt" style:type="right"/>
        </style:tab-stops>
      </style:paragraph-properties>
    </style:style>
    <style:style style:name="P528" style:family="paragraph">
      <style:paragraph-properties fo:line-height="100.00%" fo:text-align="left"/>
    </style:style>
    <style:style style:name="P529" style:family="paragraph">
      <style:paragraph-properties fo:line-height="100.00%" fo:text-align="left">
        <style:tab-stops>
          <style:tab-stop style:position="234.00pt"/>
          <style:tab-stop style:position="6579.30pt" style:type="right"/>
          <style:tab-stop style:position="448181.65pt" style:type="right"/>
        </style:tab-stops>
      </style:paragraph-properties>
    </style:style>
    <style:style style:name="P530" style:family="paragraph">
      <style:paragraph-properties fo:line-height="100.00%" fo:text-align="left">
        <style:tab-stops>
          <style:tab-stop style:position="234.00pt"/>
          <style:tab-stop style:position="6579.30pt" style:type="right"/>
          <style:tab-stop style:position="82871.30pt" style:char="." style:type="char"/>
        </style:tab-stops>
      </style:paragraph-properties>
    </style:style>
    <style:style style:name="P531" style:family="paragraph">
      <style:paragraph-properties fo:line-height="100.00%" fo:text-align="left"/>
    </style:style>
    <style:style style:name="P532" style:family="paragraph">
      <style:paragraph-properties fo:line-height="100.00%" fo:text-align="left">
        <style:tab-stops>
          <style:tab-stop style:position="234.00pt"/>
          <style:tab-stop style:position="6579.30pt" style:type="right"/>
          <style:tab-stop style:position="82871.30pt" style:char="." style:type="char"/>
        </style:tab-stops>
      </style:paragraph-properties>
    </style:style>
    <style:style style:name="P533" style:family="paragraph">
      <style:paragraph-properties fo:line-height="100.00%" fo:text-align="left">
        <style:tab-stops>
          <style:tab-stop style:position="234.00pt"/>
          <style:tab-stop style:position="6579.30pt" style:type="right"/>
          <style:tab-stop style:position="82871.30pt" style:char="." style:type="char"/>
        </style:tab-stops>
      </style:paragraph-properties>
    </style:style>
    <style:style style:name="P534" style:family="paragraph">
      <style:paragraph-properties fo:line-height="100.00%" fo:text-align="left"/>
    </style:style>
    <style:style style:name="P535" style:family="paragraph">
      <style:paragraph-properties fo:line-height="100.00%" fo:text-align="center"/>
    </style:style>
    <style:style style:name="P536" style:family="paragraph">
      <style:paragraph-properties fo:line-height="100.00%" fo:text-align="left">
        <style:tab-stops>
          <style:tab-stop style:position="234.00pt"/>
          <style:tab-stop style:position="6579.30pt" style:type="right"/>
          <style:tab-stop style:position="82871.30pt" style:char="." style:type="char"/>
        </style:tab-stops>
      </style:paragraph-properties>
    </style:style>
    <style:style style:name="P537" style:family="paragraph">
      <style:paragraph-properties fo:line-height="100.00%" fo:text-align="left" fo:margin-top="15.00pt" fo:margin-bottom="10.00pt"/>
    </style:style>
    <style:style style:name="P538" style:family="paragraph">
      <style:paragraph-properties fo:line-height="100.00%" fo:text-align="left"/>
    </style:style>
    <style:style style:name="P539" style:family="paragraph">
      <style:paragraph-properties fo:line-height="100.00%" fo:text-align="left" fo:margin-top="18.00pt" fo:margin-bottom="9.00pt"/>
    </style:style>
    <style:style style:name="P540" style:family="paragraph">
      <style:paragraph-properties fo:line-height="100.00%" fo:text-align="left">
        <style:tab-stops>
          <style:tab-stop style:position="117.00pt"/>
          <style:tab-stop style:position="6579.30pt" style:type="right"/>
          <style:tab-stop style:position="82871.30pt" style:char="." style:type="char"/>
        </style:tab-stops>
      </style:paragraph-properties>
    </style:style>
    <style:style style:name="P541" style:family="paragraph">
      <style:paragraph-properties fo:line-height="100.00%" fo:text-align="center"/>
    </style:style>
    <style:style style:name="P542" style:family="paragraph">
      <style:paragraph-properties fo:line-height="100.00%" fo:text-align="left">
        <style:tab-stops>
          <style:tab-stop style:position="117.00pt"/>
          <style:tab-stop style:position="6579.30pt" style:type="right"/>
          <style:tab-stop style:position="82871.30pt" style:char="." style:type="char"/>
        </style:tab-stops>
      </style:paragraph-properties>
    </style:style>
    <style:style style:name="P543" style:family="paragraph">
      <style:paragraph-properties fo:line-height="100.00%" fo:text-align="left">
        <style:tab-stops>
          <style:tab-stop style:position="117.00pt"/>
          <style:tab-stop style:position="6579.30pt" style:type="right"/>
          <style:tab-stop style:position="448181.65pt" style:type="right"/>
        </style:tab-stops>
      </style:paragraph-properties>
    </style:style>
    <style:style style:name="P544" style:family="paragraph">
      <style:paragraph-properties fo:line-height="100.00%" fo:text-align="left"/>
    </style:style>
    <style:style style:name="P545" style:family="paragraph">
      <style:paragraph-properties fo:line-height="100.00%" fo:text-align="left">
        <style:tab-stops>
          <style:tab-stop style:position="117.00pt"/>
          <style:tab-stop style:position="6579.30pt" style:type="right"/>
          <style:tab-stop style:position="448181.65pt" style:type="right"/>
        </style:tab-stops>
      </style:paragraph-properties>
    </style:style>
    <style:style style:name="P546" style:family="paragraph">
      <style:paragraph-properties fo:line-height="100.00%" fo:text-align="left">
        <style:tab-stops>
          <style:tab-stop style:position="117.00pt"/>
          <style:tab-stop style:position="6579.30pt" style:type="right"/>
          <style:tab-stop style:position="82871.30pt" style:char="." style:type="char"/>
        </style:tab-stops>
      </style:paragraph-properties>
    </style:style>
    <style:style style:name="P547" style:family="paragraph">
      <style:paragraph-properties fo:line-height="100.00%" fo:text-align="left"/>
    </style:style>
    <style:style style:name="P548" style:family="paragraph">
      <style:paragraph-properties fo:line-height="100.00%" fo:text-align="left">
        <style:tab-stops>
          <style:tab-stop style:position="117.00pt"/>
          <style:tab-stop style:position="6579.30pt" style:type="right"/>
          <style:tab-stop style:position="82871.30pt" style:char="." style:type="char"/>
        </style:tab-stops>
      </style:paragraph-properties>
    </style:style>
    <style:style style:name="P549" style:family="paragraph">
      <style:paragraph-properties fo:line-height="100.00%" fo:text-align="left">
        <style:tab-stops>
          <style:tab-stop style:position="117.00pt"/>
          <style:tab-stop style:position="6579.30pt" style:type="right"/>
          <style:tab-stop style:position="448181.65pt" style:type="right"/>
        </style:tab-stops>
      </style:paragraph-properties>
    </style:style>
    <style:style style:name="P550" style:family="paragraph">
      <style:paragraph-properties fo:line-height="100.00%" fo:text-align="left"/>
    </style:style>
    <style:style style:name="P551" style:family="paragraph">
      <style:paragraph-properties fo:line-height="100.00%" fo:text-align="left">
        <style:tab-stops>
          <style:tab-stop style:position="117.00pt"/>
          <style:tab-stop style:position="6579.30pt" style:type="right"/>
          <style:tab-stop style:position="448181.65pt" style:type="right"/>
        </style:tab-stops>
      </style:paragraph-properties>
    </style:style>
    <style:style style:name="P552" style:family="paragraph">
      <style:paragraph-properties fo:line-height="100.00%" fo:text-align="left">
        <style:tab-stops>
          <style:tab-stop style:position="117.00pt"/>
          <style:tab-stop style:position="6579.30pt" style:type="right"/>
          <style:tab-stop style:position="82871.30pt" style:char="." style:type="char"/>
        </style:tab-stops>
      </style:paragraph-properties>
    </style:style>
    <style:style style:name="P553" style:family="paragraph">
      <style:paragraph-properties fo:line-height="100.00%" fo:text-align="left"/>
    </style:style>
    <style:style style:name="P554" style:family="paragraph">
      <style:paragraph-properties fo:line-height="100.00%" fo:text-align="left">
        <style:tab-stops>
          <style:tab-stop style:position="117.00pt"/>
          <style:tab-stop style:position="6579.30pt" style:type="right"/>
          <style:tab-stop style:position="82871.30pt" style:char="." style:type="char"/>
        </style:tab-stops>
      </style:paragraph-properties>
    </style:style>
    <style:style style:name="P555" style:family="paragraph">
      <style:paragraph-properties fo:line-height="100.00%" fo:text-align="left">
        <style:tab-stops>
          <style:tab-stop style:position="117.00pt"/>
          <style:tab-stop style:position="6579.30pt" style:type="right"/>
          <style:tab-stop style:position="448181.65pt" style:type="right"/>
        </style:tab-stops>
      </style:paragraph-properties>
    </style:style>
    <style:style style:name="P556" style:family="paragraph">
      <style:paragraph-properties fo:line-height="100.00%" fo:text-align="left"/>
    </style:style>
    <style:style style:name="P557" style:family="paragraph">
      <style:paragraph-properties fo:line-height="100.00%" fo:text-align="left">
        <style:tab-stops>
          <style:tab-stop style:position="117.00pt"/>
          <style:tab-stop style:position="6579.30pt" style:type="right"/>
          <style:tab-stop style:position="448181.65pt" style:type="right"/>
        </style:tab-stops>
      </style:paragraph-properties>
    </style:style>
    <style:style style:name="P558" style:family="paragraph">
      <style:paragraph-properties fo:line-height="100.00%" fo:text-align="left">
        <style:tab-stops>
          <style:tab-stop style:position="117.00pt"/>
          <style:tab-stop style:position="6579.30pt" style:type="right"/>
          <style:tab-stop style:position="82871.30pt" style:char="." style:type="char"/>
        </style:tab-stops>
      </style:paragraph-properties>
    </style:style>
    <style:style style:name="P559" style:family="paragraph">
      <style:paragraph-properties fo:line-height="100.00%" fo:text-align="left"/>
    </style:style>
    <style:style style:name="P560" style:family="paragraph">
      <style:paragraph-properties fo:line-height="100.00%" fo:text-align="left">
        <style:tab-stops>
          <style:tab-stop style:position="117.00pt"/>
          <style:tab-stop style:position="6579.30pt" style:type="right"/>
          <style:tab-stop style:position="82871.30pt" style:char="." style:type="char"/>
        </style:tab-stops>
      </style:paragraph-properties>
    </style:style>
    <style:style style:name="P561" style:family="paragraph">
      <style:paragraph-properties fo:line-height="100.00%" fo:text-align="left">
        <style:tab-stops>
          <style:tab-stop style:position="117.00pt"/>
          <style:tab-stop style:position="6579.30pt" style:type="right"/>
          <style:tab-stop style:position="448181.65pt" style:type="right"/>
        </style:tab-stops>
      </style:paragraph-properties>
    </style:style>
    <style:style style:name="P562" style:family="paragraph">
      <style:paragraph-properties fo:line-height="100.00%" fo:text-align="left"/>
    </style:style>
    <style:style style:name="P563" style:family="paragraph">
      <style:paragraph-properties fo:line-height="100.00%" fo:text-align="left">
        <style:tab-stops>
          <style:tab-stop style:position="117.00pt"/>
          <style:tab-stop style:position="6579.30pt" style:type="right"/>
          <style:tab-stop style:position="448181.65pt" style:type="right"/>
        </style:tab-stops>
      </style:paragraph-properties>
    </style:style>
    <style:style style:name="P564" style:family="paragraph">
      <style:paragraph-properties fo:line-height="100.00%" fo:text-align="left">
        <style:tab-stops>
          <style:tab-stop style:position="117.00pt"/>
          <style:tab-stop style:position="6579.30pt" style:type="right"/>
          <style:tab-stop style:position="82871.30pt" style:char="." style:type="char"/>
        </style:tab-stops>
      </style:paragraph-properties>
    </style:style>
    <style:style style:name="P565" style:family="paragraph">
      <style:paragraph-properties fo:line-height="100.00%" fo:text-align="left"/>
    </style:style>
    <style:style style:name="P566" style:family="paragraph">
      <style:paragraph-properties fo:line-height="100.00%" fo:text-align="left">
        <style:tab-stops>
          <style:tab-stop style:position="117.00pt"/>
          <style:tab-stop style:position="6579.30pt" style:type="right"/>
          <style:tab-stop style:position="82871.30pt" style:char="." style:type="char"/>
        </style:tab-stops>
      </style:paragraph-properties>
    </style:style>
    <style:style style:name="P567" style:family="paragraph">
      <style:paragraph-properties fo:line-height="100.00%" fo:text-align="left" fo:margin-top="18.00pt" fo:margin-bottom="9.00pt"/>
    </style:style>
    <style:style style:name="P568" style:family="paragraph">
      <style:paragraph-properties fo:line-height="100.00%" fo:text-align="left" fo:margin-bottom="10.00pt"/>
    </style:style>
    <style:style style:name="P569" style:family="paragraph">
      <style:paragraph-properties fo:line-height="100.00%" fo:text-align="left" fo:margin-bottom="5.00pt"/>
    </style:style>
    <style:style style:name="P570" style:family="paragraph">
      <style:paragraph-properties fo:line-height="100.00%" fo:text-align="center" fo:margin-top="30.00pt"/>
    </style:style>
    <style:style style:name="TableColumn0100" style:family="table-column">
      <style:table-column-properties style:column-width="1.944444in"/>
    </style:style>
    <style:style style:name="TableColumn0101" style:family="table-column">
      <style:table-column-properties style:column-width="4.555556in"/>
    </style:style>
    <style:style style:name="Table01" style:family="table">
      <style:table-properties style:width="6.50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1389in solid #cccccc" fo:border-left="0.001389in solid #cccccc" fo:border-right="0.001389in solid #cccccc" fo:border-bottom="0.001389in solid #cccccc" fo:vertical-align="top" fo:background-color="#2c3e50"/>
    </style:style>
    <style:style style:name="TableCell010001" style:family="table-cell">
      <style:table-cell-properties fo:border-top="0.001389in solid #cccccc" fo:border-left="0.001389in solid #cccccc" fo:border-right="0.001389in solid #cccccc" fo:border-bottom="0.001389in solid #cccccc" fo:vertical-align="top" fo:background-color="#2c3e50"/>
    </style:style>
    <style:style style:name="TableRow0101" style:family="table-row">
      <style:table-row-properties/>
    </style:style>
    <style:style style:name="TableCell010100" style:family="table-cell">
      <style:table-cell-properties fo:border-top="0.001389in solid #cccccc" fo:border-left="0.001389in solid #cccccc" fo:border-right="0.001389in solid #cccccc" fo:border-bottom="0.001389in solid #cccccc" fo:vertical-align="top" fo:background-color="#ffffff"/>
    </style:style>
    <style:style style:name="TableCell010101" style:family="table-cell">
      <style:table-cell-properties fo:border-top="0.001389in solid #cccccc" fo:border-left="0.001389in solid #cccccc" fo:border-right="0.001389in solid #cccccc" fo:border-bottom="0.001389in solid #cccccc" fo:vertical-align="top" fo:background-color="#ffffff"/>
    </style:style>
    <style:style style:name="TableRow0102" style:family="table-row">
      <style:table-row-properties/>
    </style:style>
    <style:style style:name="TableCell010200" style:family="table-cell">
      <style:table-cell-properties fo:border-top="0.001389in solid #cccccc" fo:border-left="0.001389in solid #cccccc" fo:border-right="0.001389in solid #cccccc" fo:border-bottom="0.001389in solid #cccccc" fo:vertical-align="top" fo:background-color="#f8f9fa"/>
    </style:style>
    <style:style style:name="TableCell010201" style:family="table-cell">
      <style:table-cell-properties fo:border-top="0.001389in solid #cccccc" fo:border-left="0.001389in solid #cccccc" fo:border-right="0.001389in solid #cccccc" fo:border-bottom="0.001389in solid #cccccc" fo:vertical-align="top" fo:background-color="#f8f9fa"/>
    </style:style>
    <style:style style:name="TableRow0103" style:family="table-row">
      <style:table-row-properties/>
    </style:style>
    <style:style style:name="TableCell010300" style:family="table-cell">
      <style:table-cell-properties fo:border-top="0.001389in solid #cccccc" fo:border-left="0.001389in solid #cccccc" fo:border-right="0.001389in solid #cccccc" fo:border-bottom="0.001389in solid #cccccc" fo:vertical-align="top" fo:background-color="#ffffff"/>
    </style:style>
    <style:style style:name="TableCell010301" style:family="table-cell">
      <style:table-cell-properties fo:border-top="0.001389in solid #cccccc" fo:border-left="0.001389in solid #cccccc" fo:border-right="0.001389in solid #cccccc" fo:border-bottom="0.001389in solid #cccccc" fo:vertical-align="top" fo:background-color="#ffffff"/>
    </style:style>
    <style:style style:name="TableRow0104" style:family="table-row">
      <style:table-row-properties/>
    </style:style>
    <style:style style:name="TableCell010400" style:family="table-cell">
      <style:table-cell-properties fo:border-top="0.001389in solid #cccccc" fo:border-left="0.001389in solid #cccccc" fo:border-right="0.001389in solid #cccccc" fo:border-bottom="0.001389in solid #cccccc" fo:vertical-align="top" fo:background-color="#f8f9fa"/>
    </style:style>
    <style:style style:name="TableCell010401" style:family="table-cell">
      <style:table-cell-properties fo:border-top="0.001389in solid #cccccc" fo:border-left="0.001389in solid #cccccc" fo:border-right="0.001389in solid #cccccc" fo:border-bottom="0.001389in solid #cccccc" fo:vertical-align="top" fo:background-color="#f8f9fa"/>
    </style:style>
    <style:style style:name="TableRow0105" style:family="table-row">
      <style:table-row-properties/>
    </style:style>
    <style:style style:name="TableCell010500" style:family="table-cell">
      <style:table-cell-properties fo:border-top="0.001389in solid #cccccc" fo:border-left="0.001389in solid #cccccc" fo:border-right="0.001389in solid #cccccc" fo:border-bottom="0.001389in solid #cccccc" fo:vertical-align="top" fo:background-color="#ffffff"/>
    </style:style>
    <style:style style:name="TableCell010501" style:family="table-cell">
      <style:table-cell-properties fo:border-top="0.001389in solid #cccccc" fo:border-left="0.001389in solid #cccccc" fo:border-right="0.001389in solid #cccccc" fo:border-bottom="0.001389in solid #cccccc" fo:vertical-align="top" fo:background-color="#ffffff"/>
    </style:style>
    <style:style style:name="TableRow0106" style:family="table-row">
      <style:table-row-properties/>
    </style:style>
    <style:style style:name="TableCell010600" style:family="table-cell">
      <style:table-cell-properties fo:border-top="0.001389in solid #cccccc" fo:border-left="0.001389in solid #cccccc" fo:border-right="0.001389in solid #cccccc" fo:border-bottom="0.001389in solid #cccccc" fo:vertical-align="top" fo:background-color="#f8f9fa"/>
    </style:style>
    <style:style style:name="TableCell010601" style:family="table-cell">
      <style:table-cell-properties fo:border-top="0.001389in solid #cccccc" fo:border-left="0.001389in solid #cccccc" fo:border-right="0.001389in solid #cccccc" fo:border-bottom="0.001389in solid #cccccc" fo:vertical-align="top" fo:background-color="#f8f9fa"/>
    </style:style>
    <style:style style:name="TableColumn0200" style:family="table-column">
      <style:table-column-properties style:column-width="1.250000in"/>
    </style:style>
    <style:style style:name="TableColumn0201" style:family="table-column">
      <style:table-column-properties style:column-width="1.736111in"/>
    </style:style>
    <style:style style:name="TableColumn0202" style:family="table-column">
      <style:table-column-properties style:column-width="3.513889in"/>
    </style:style>
    <style:style style:name="Table02" style:family="table">
      <style:table-properties style:width="6.5000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1389in solid #cccccc" fo:border-left="0.001389in solid #cccccc" fo:border-right="0.001389in solid #cccccc" fo:border-bottom="0.001389in solid #cccccc" fo:vertical-align="top" fo:background-color="#2c3e50"/>
    </style:style>
    <style:style style:name="TableCell020001" style:family="table-cell">
      <style:table-cell-properties fo:border-top="0.001389in solid #cccccc" fo:border-left="0.001389in solid #cccccc" fo:border-right="0.001389in solid #cccccc" fo:border-bottom="0.001389in solid #cccccc" fo:vertical-align="top" fo:background-color="#2c3e50"/>
    </style:style>
    <style:style style:name="TableCell020002" style:family="table-cell">
      <style:table-cell-properties fo:border-top="0.001389in solid #cccccc" fo:border-left="0.001389in solid #cccccc" fo:border-right="0.001389in solid #cccccc" fo:border-bottom="0.001389in solid #cccccc" fo:vertical-align="top" fo:background-color="#2c3e50"/>
    </style:style>
    <style:style style:name="TableRow0201" style:family="table-row">
      <style:table-row-properties/>
    </style:style>
    <style:style style:name="TableCell020100" style:family="table-cell">
      <style:table-cell-properties fo:border-top="0.001389in solid #cccccc" fo:border-left="0.001389in solid #cccccc" fo:border-right="0.001389in solid #cccccc" fo:border-bottom="0.001389in solid #cccccc" fo:vertical-align="top" fo:background-color="#ffffff"/>
    </style:style>
    <style:style style:name="TableCell020101" style:family="table-cell">
      <style:table-cell-properties fo:border-top="0.001389in solid #cccccc" fo:border-left="0.001389in solid #cccccc" fo:border-right="0.001389in solid #cccccc" fo:border-bottom="0.001389in solid #cccccc" fo:vertical-align="top" fo:background-color="#ffffff"/>
    </style:style>
    <style:style style:name="TableCell020102" style:family="table-cell">
      <style:table-cell-properties fo:border-top="0.001389in solid #cccccc" fo:border-left="0.001389in solid #cccccc" fo:border-right="0.001389in solid #cccccc" fo:border-bottom="0.001389in solid #cccccc" fo:vertical-align="top" fo:background-color="#ffffff"/>
    </style:style>
    <style:style style:name="TableRow0202" style:family="table-row">
      <style:table-row-properties/>
    </style:style>
    <style:style style:name="TableCell020200" style:family="table-cell">
      <style:table-cell-properties fo:border-top="0.001389in solid #cccccc" fo:border-left="0.001389in solid #cccccc" fo:border-right="0.001389in solid #cccccc" fo:border-bottom="0.001389in solid #cccccc" fo:vertical-align="top" fo:background-color="#f8f9fa"/>
    </style:style>
    <style:style style:name="TableCell020201" style:family="table-cell">
      <style:table-cell-properties fo:border-top="0.001389in solid #cccccc" fo:border-left="0.001389in solid #cccccc" fo:border-right="0.001389in solid #cccccc" fo:border-bottom="0.001389in solid #cccccc" fo:vertical-align="top" fo:background-color="#f8f9fa"/>
    </style:style>
    <style:style style:name="TableCell020202" style:family="table-cell">
      <style:table-cell-properties fo:border-top="0.001389in solid #cccccc" fo:border-left="0.001389in solid #cccccc" fo:border-right="0.001389in solid #cccccc" fo:border-bottom="0.001389in solid #cccccc" fo:vertical-align="top" fo:background-color="#f8f9fa"/>
    </style:style>
    <style:style style:name="TableRow0203" style:family="table-row">
      <style:table-row-properties/>
    </style:style>
    <style:style style:name="TableCell020300" style:family="table-cell">
      <style:table-cell-properties fo:border-top="0.001389in solid #cccccc" fo:border-left="0.001389in solid #cccccc" fo:border-right="0.001389in solid #cccccc" fo:border-bottom="0.001389in solid #cccccc" fo:vertical-align="top" fo:background-color="#ffffff"/>
    </style:style>
    <style:style style:name="TableCell020301" style:family="table-cell">
      <style:table-cell-properties fo:border-top="0.001389in solid #cccccc" fo:border-left="0.001389in solid #cccccc" fo:border-right="0.001389in solid #cccccc" fo:border-bottom="0.001389in solid #cccccc" fo:vertical-align="top" fo:background-color="#ffffff"/>
    </style:style>
    <style:style style:name="TableCell020302" style:family="table-cell">
      <style:table-cell-properties fo:border-top="0.001389in solid #cccccc" fo:border-left="0.001389in solid #cccccc" fo:border-right="0.001389in solid #cccccc" fo:border-bottom="0.001389in solid #cccccc" fo:vertical-align="top" fo:background-color="#ffffff"/>
    </style:style>
    <style:style style:name="TableColumn0300" style:family="table-column">
      <style:table-column-properties style:column-width="1.527778in"/>
    </style:style>
    <style:style style:name="TableColumn0301" style:family="table-column">
      <style:table-column-properties style:column-width="2.083333in"/>
    </style:style>
    <style:style style:name="TableColumn0302" style:family="table-column">
      <style:table-column-properties style:column-width="2.888889in"/>
    </style:style>
    <style:style style:name="Table03" style:family="table">
      <style:table-properties style:width="6.50000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1389in solid #cccccc" fo:border-left="0.001389in solid #cccccc" fo:border-right="0.001389in solid #cccccc" fo:border-bottom="0.001389in solid #cccccc" fo:vertical-align="top" fo:background-color="#2c3e50"/>
    </style:style>
    <style:style style:name="TableCell030001" style:family="table-cell">
      <style:table-cell-properties fo:border-top="0.001389in solid #cccccc" fo:border-left="0.001389in solid #cccccc" fo:border-right="0.001389in solid #cccccc" fo:border-bottom="0.001389in solid #cccccc" fo:vertical-align="top" fo:background-color="#2c3e50"/>
    </style:style>
    <style:style style:name="TableCell030002" style:family="table-cell">
      <style:table-cell-properties fo:border-top="0.001389in solid #cccccc" fo:border-left="0.001389in solid #cccccc" fo:border-right="0.001389in solid #cccccc" fo:border-bottom="0.001389in solid #cccccc" fo:vertical-align="top" fo:background-color="#2c3e50"/>
    </style:style>
    <style:style style:name="TableRow0301" style:family="table-row">
      <style:table-row-properties/>
    </style:style>
    <style:style style:name="TableCell030100" style:family="table-cell">
      <style:table-cell-properties fo:border-top="0.001389in solid #cccccc" fo:border-left="0.001389in solid #cccccc" fo:border-right="0.001389in solid #cccccc" fo:border-bottom="0.001389in solid #cccccc" fo:vertical-align="top" fo:background-color="#ffffff"/>
    </style:style>
    <style:style style:name="TableCell030101" style:family="table-cell">
      <style:table-cell-properties fo:border-top="0.001389in solid #cccccc" fo:border-left="0.001389in solid #cccccc" fo:border-right="0.001389in solid #cccccc" fo:border-bottom="0.001389in solid #cccccc" fo:vertical-align="top" fo:background-color="#ffffff"/>
    </style:style>
    <style:style style:name="TableCell030102" style:family="table-cell">
      <style:table-cell-properties fo:border-top="0.001389in solid #cccccc" fo:border-left="0.001389in solid #cccccc" fo:border-right="0.001389in solid #cccccc" fo:border-bottom="0.001389in solid #cccccc" fo:vertical-align="top" fo:background-color="#ffffff"/>
    </style:style>
    <style:style style:name="TableRow0302" style:family="table-row">
      <style:table-row-properties/>
    </style:style>
    <style:style style:name="TableCell030200" style:family="table-cell">
      <style:table-cell-properties fo:border-top="0.001389in solid #cccccc" fo:border-left="0.001389in solid #cccccc" fo:border-right="0.001389in solid #cccccc" fo:border-bottom="0.001389in solid #cccccc" fo:vertical-align="top" fo:background-color="#f8f9fa"/>
    </style:style>
    <style:style style:name="TableCell030201" style:family="table-cell">
      <style:table-cell-properties fo:border-top="0.001389in solid #cccccc" fo:border-left="0.001389in solid #cccccc" fo:border-right="0.001389in solid #cccccc" fo:border-bottom="0.001389in solid #cccccc" fo:vertical-align="top" fo:background-color="#f8f9fa"/>
    </style:style>
    <style:style style:name="TableCell030202" style:family="table-cell">
      <style:table-cell-properties fo:border-top="0.001389in solid #cccccc" fo:border-left="0.001389in solid #cccccc" fo:border-right="0.001389in solid #cccccc" fo:border-bottom="0.001389in solid #cccccc" fo:vertical-align="top" fo:background-color="#f8f9fa"/>
    </style:style>
    <style:style style:name="TableRow0303" style:family="table-row">
      <style:table-row-properties/>
    </style:style>
    <style:style style:name="TableCell030300" style:family="table-cell">
      <style:table-cell-properties fo:border-top="0.001389in solid #cccccc" fo:border-left="0.001389in solid #cccccc" fo:border-right="0.001389in solid #cccccc" fo:border-bottom="0.001389in solid #cccccc" fo:vertical-align="top" fo:background-color="#ffffff"/>
    </style:style>
    <style:style style:name="TableCell030301" style:family="table-cell">
      <style:table-cell-properties fo:border-top="0.001389in solid #cccccc" fo:border-left="0.001389in solid #cccccc" fo:border-right="0.001389in solid #cccccc" fo:border-bottom="0.001389in solid #cccccc" fo:vertical-align="top" fo:background-color="#ffffff"/>
    </style:style>
    <style:style style:name="TableCell030302" style:family="table-cell">
      <style:table-cell-properties fo:border-top="0.001389in solid #cccccc" fo:border-left="0.001389in solid #cccccc" fo:border-right="0.001389in solid #cccccc" fo:border-bottom="0.001389in solid #cccccc" fo:vertical-align="top" fo:background-color="#ffffff"/>
    </style:style>
    <style:style style:name="TableColumn0400" style:family="table-column">
      <style:table-column-properties style:column-width="1.666667in"/>
    </style:style>
    <style:style style:name="TableColumn0401" style:family="table-column">
      <style:table-column-properties style:column-width="1.944444in"/>
    </style:style>
    <style:style style:name="TableColumn0402" style:family="table-column">
      <style:table-column-properties style:column-width="2.888889in"/>
    </style:style>
    <style:style style:name="Table04" style:family="table">
      <style:table-properties style:width="6.500000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1389in solid #cccccc" fo:border-left="0.001389in solid #cccccc" fo:border-right="0.001389in solid #cccccc" fo:border-bottom="0.001389in solid #cccccc" fo:vertical-align="top" fo:background-color="#2c3e50"/>
    </style:style>
    <style:style style:name="TableCell040001" style:family="table-cell">
      <style:table-cell-properties fo:border-top="0.001389in solid #cccccc" fo:border-left="0.001389in solid #cccccc" fo:border-right="0.001389in solid #cccccc" fo:border-bottom="0.001389in solid #cccccc" fo:vertical-align="top" fo:background-color="#2c3e50"/>
    </style:style>
    <style:style style:name="TableCell040002" style:family="table-cell">
      <style:table-cell-properties fo:border-top="0.001389in solid #cccccc" fo:border-left="0.001389in solid #cccccc" fo:border-right="0.001389in solid #cccccc" fo:border-bottom="0.001389in solid #cccccc" fo:vertical-align="top" fo:background-color="#2c3e50"/>
    </style:style>
    <style:style style:name="TableRow0401" style:family="table-row">
      <style:table-row-properties/>
    </style:style>
    <style:style style:name="TableCell040100" style:family="table-cell">
      <style:table-cell-properties fo:border-top="0.001389in solid #cccccc" fo:border-left="0.001389in solid #cccccc" fo:border-right="0.001389in solid #cccccc" fo:border-bottom="0.001389in solid #cccccc" fo:vertical-align="top" fo:background-color="#ffffff"/>
    </style:style>
    <style:style style:name="TableCell040101" style:family="table-cell">
      <style:table-cell-properties fo:border-top="0.001389in solid #cccccc" fo:border-left="0.001389in solid #cccccc" fo:border-right="0.001389in solid #cccccc" fo:border-bottom="0.001389in solid #cccccc" fo:vertical-align="top" fo:background-color="#ffffff"/>
    </style:style>
    <style:style style:name="TableCell040102" style:family="table-cell">
      <style:table-cell-properties fo:border-top="0.001389in solid #cccccc" fo:border-left="0.001389in solid #cccccc" fo:border-right="0.001389in solid #cccccc" fo:border-bottom="0.001389in solid #cccccc" fo:vertical-align="top" fo:background-color="#ffffff"/>
    </style:style>
    <style:style style:name="TableRow0402" style:family="table-row">
      <style:table-row-properties/>
    </style:style>
    <style:style style:name="TableCell040200" style:family="table-cell">
      <style:table-cell-properties fo:border-top="0.001389in solid #cccccc" fo:border-left="0.001389in solid #cccccc" fo:border-right="0.001389in solid #cccccc" fo:border-bottom="0.001389in solid #cccccc" fo:vertical-align="top" fo:background-color="#f8f9fa"/>
    </style:style>
    <style:style style:name="TableCell040201" style:family="table-cell">
      <style:table-cell-properties fo:border-top="0.001389in solid #cccccc" fo:border-left="0.001389in solid #cccccc" fo:border-right="0.001389in solid #cccccc" fo:border-bottom="0.001389in solid #cccccc" fo:vertical-align="top" fo:background-color="#f8f9fa"/>
    </style:style>
    <style:style style:name="TableCell040202" style:family="table-cell">
      <style:table-cell-properties fo:border-top="0.001389in solid #cccccc" fo:border-left="0.001389in solid #cccccc" fo:border-right="0.001389in solid #cccccc" fo:border-bottom="0.001389in solid #cccccc" fo:vertical-align="top" fo:background-color="#f8f9fa"/>
    </style:style>
    <style:style style:name="TableRow0403" style:family="table-row">
      <style:table-row-properties/>
    </style:style>
    <style:style style:name="TableCell040300" style:family="table-cell">
      <style:table-cell-properties fo:border-top="0.001389in solid #cccccc" fo:border-left="0.001389in solid #cccccc" fo:border-right="0.001389in solid #cccccc" fo:border-bottom="0.001389in solid #cccccc" fo:vertical-align="top" fo:background-color="#ffffff"/>
    </style:style>
    <style:style style:name="TableCell040301" style:family="table-cell">
      <style:table-cell-properties fo:border-top="0.001389in solid #cccccc" fo:border-left="0.001389in solid #cccccc" fo:border-right="0.001389in solid #cccccc" fo:border-bottom="0.001389in solid #cccccc" fo:vertical-align="top" fo:background-color="#ffffff"/>
    </style:style>
    <style:style style:name="TableCell040302" style:family="table-cell">
      <style:table-cell-properties fo:border-top="0.001389in solid #cccccc" fo:border-left="0.001389in solid #cccccc" fo:border-right="0.001389in solid #cccccc" fo:border-bottom="0.001389in solid #cccccc" fo:vertical-align="top" fo:background-color="#ffffff"/>
    </style:style>
    <style:style style:name="TableColumn0500" style:family="table-column">
      <style:table-column-properties style:column-width="1.666667in"/>
    </style:style>
    <style:style style:name="TableColumn0501" style:family="table-column">
      <style:table-column-properties style:column-width="1.944444in"/>
    </style:style>
    <style:style style:name="TableColumn0502" style:family="table-column">
      <style:table-column-properties style:column-width="2.888889in"/>
    </style:style>
    <style:style style:name="Table05" style:family="table">
      <style:table-properties style:width="6.500000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1389in solid #cccccc" fo:border-left="0.001389in solid #cccccc" fo:border-right="0.001389in solid #cccccc" fo:border-bottom="0.001389in solid #cccccc" fo:vertical-align="top" fo:background-color="#2c3e50"/>
    </style:style>
    <style:style style:name="TableCell050001" style:family="table-cell">
      <style:table-cell-properties fo:border-top="0.001389in solid #cccccc" fo:border-left="0.001389in solid #cccccc" fo:border-right="0.001389in solid #cccccc" fo:border-bottom="0.001389in solid #cccccc" fo:vertical-align="top" fo:background-color="#2c3e50"/>
    </style:style>
    <style:style style:name="TableCell050002" style:family="table-cell">
      <style:table-cell-properties fo:border-top="0.001389in solid #cccccc" fo:border-left="0.001389in solid #cccccc" fo:border-right="0.001389in solid #cccccc" fo:border-bottom="0.001389in solid #cccccc" fo:vertical-align="top" fo:background-color="#2c3e50"/>
    </style:style>
    <style:style style:name="TableRow0501" style:family="table-row">
      <style:table-row-properties/>
    </style:style>
    <style:style style:name="TableCell050100" style:family="table-cell">
      <style:table-cell-properties fo:border-top="0.001389in solid #cccccc" fo:border-left="0.001389in solid #cccccc" fo:border-right="0.001389in solid #cccccc" fo:border-bottom="0.001389in solid #cccccc" fo:vertical-align="top" fo:background-color="#ffffff"/>
    </style:style>
    <style:style style:name="TableCell050101" style:family="table-cell">
      <style:table-cell-properties fo:border-top="0.001389in solid #cccccc" fo:border-left="0.001389in solid #cccccc" fo:border-right="0.001389in solid #cccccc" fo:border-bottom="0.001389in solid #cccccc" fo:vertical-align="top" fo:background-color="#ffffff"/>
    </style:style>
    <style:style style:name="TableCell050102" style:family="table-cell">
      <style:table-cell-properties fo:border-top="0.001389in solid #cccccc" fo:border-left="0.001389in solid #cccccc" fo:border-right="0.001389in solid #cccccc" fo:border-bottom="0.001389in solid #cccccc" fo:vertical-align="top" fo:background-color="#ffffff"/>
    </style:style>
    <style:style style:name="TableRow0502" style:family="table-row">
      <style:table-row-properties/>
    </style:style>
    <style:style style:name="TableCell050200" style:family="table-cell">
      <style:table-cell-properties fo:border-top="0.001389in solid #cccccc" fo:border-left="0.001389in solid #cccccc" fo:border-right="0.001389in solid #cccccc" fo:border-bottom="0.001389in solid #cccccc" fo:vertical-align="top" fo:background-color="#f8f9fa"/>
    </style:style>
    <style:style style:name="TableCell050201" style:family="table-cell">
      <style:table-cell-properties fo:border-top="0.001389in solid #cccccc" fo:border-left="0.001389in solid #cccccc" fo:border-right="0.001389in solid #cccccc" fo:border-bottom="0.001389in solid #cccccc" fo:vertical-align="top" fo:background-color="#f8f9fa"/>
    </style:style>
    <style:style style:name="TableCell050202" style:family="table-cell">
      <style:table-cell-properties fo:border-top="0.001389in solid #cccccc" fo:border-left="0.001389in solid #cccccc" fo:border-right="0.001389in solid #cccccc" fo:border-bottom="0.001389in solid #cccccc" fo:vertical-align="top" fo:background-color="#f8f9fa"/>
    </style:style>
    <style:style style:name="TableColumn0600" style:family="table-column">
      <style:table-column-properties style:column-width="1.666667in"/>
    </style:style>
    <style:style style:name="TableColumn0601" style:family="table-column">
      <style:table-column-properties style:column-width="1.944444in"/>
    </style:style>
    <style:style style:name="TableColumn0602" style:family="table-column">
      <style:table-column-properties style:column-width="2.888889in"/>
    </style:style>
    <style:style style:name="Table06" style:family="table">
      <style:table-properties style:width="6.500000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1389in solid #cccccc" fo:border-left="0.001389in solid #cccccc" fo:border-right="0.001389in solid #cccccc" fo:border-bottom="0.001389in solid #cccccc" fo:vertical-align="top" fo:background-color="#2c3e50"/>
    </style:style>
    <style:style style:name="TableCell060001" style:family="table-cell">
      <style:table-cell-properties fo:border-top="0.001389in solid #cccccc" fo:border-left="0.001389in solid #cccccc" fo:border-right="0.001389in solid #cccccc" fo:border-bottom="0.001389in solid #cccccc" fo:vertical-align="top" fo:background-color="#2c3e50"/>
    </style:style>
    <style:style style:name="TableCell060002" style:family="table-cell">
      <style:table-cell-properties fo:border-top="0.001389in solid #cccccc" fo:border-left="0.001389in solid #cccccc" fo:border-right="0.001389in solid #cccccc" fo:border-bottom="0.001389in solid #cccccc" fo:vertical-align="top" fo:background-color="#2c3e50"/>
    </style:style>
    <style:style style:name="TableRow0601" style:family="table-row">
      <style:table-row-properties/>
    </style:style>
    <style:style style:name="TableCell060100" style:family="table-cell">
      <style:table-cell-properties fo:border-top="0.001389in solid #cccccc" fo:border-left="0.001389in solid #cccccc" fo:border-right="0.001389in solid #cccccc" fo:border-bottom="0.001389in solid #cccccc" fo:vertical-align="top" fo:background-color="#ffffff"/>
    </style:style>
    <style:style style:name="TableCell060101" style:family="table-cell">
      <style:table-cell-properties fo:border-top="0.001389in solid #cccccc" fo:border-left="0.001389in solid #cccccc" fo:border-right="0.001389in solid #cccccc" fo:border-bottom="0.001389in solid #cccccc" fo:vertical-align="top" fo:background-color="#ffffff"/>
    </style:style>
    <style:style style:name="TableCell060102" style:family="table-cell">
      <style:table-cell-properties fo:border-top="0.001389in solid #cccccc" fo:border-left="0.001389in solid #cccccc" fo:border-right="0.001389in solid #cccccc" fo:border-bottom="0.001389in solid #cccccc" fo:vertical-align="top" fo:background-color="#ffffff"/>
    </style:style>
    <style:style style:name="TableRow0602" style:family="table-row">
      <style:table-row-properties/>
    </style:style>
    <style:style style:name="TableCell060200" style:family="table-cell">
      <style:table-cell-properties fo:border-top="0.001389in solid #cccccc" fo:border-left="0.001389in solid #cccccc" fo:border-right="0.001389in solid #cccccc" fo:border-bottom="0.001389in solid #cccccc" fo:vertical-align="top" fo:background-color="#f8f9fa"/>
    </style:style>
    <style:style style:name="TableCell060201" style:family="table-cell">
      <style:table-cell-properties fo:border-top="0.001389in solid #cccccc" fo:border-left="0.001389in solid #cccccc" fo:border-right="0.001389in solid #cccccc" fo:border-bottom="0.001389in solid #cccccc" fo:vertical-align="top" fo:background-color="#f8f9fa"/>
    </style:style>
    <style:style style:name="TableCell060202" style:family="table-cell">
      <style:table-cell-properties fo:border-top="0.001389in solid #cccccc" fo:border-left="0.001389in solid #cccccc" fo:border-right="0.001389in solid #cccccc" fo:border-bottom="0.001389in solid #cccccc" fo:vertical-align="top" fo:background-color="#f8f9fa"/>
    </style:style>
    <style:style style:name="TableColumn0700" style:family="table-column">
      <style:table-column-properties style:column-width="1.805556in"/>
    </style:style>
    <style:style style:name="TableColumn0701" style:family="table-column">
      <style:table-column-properties style:column-width="1.805556in"/>
    </style:style>
    <style:style style:name="TableColumn0702" style:family="table-column">
      <style:table-column-properties style:column-width="2.888889in"/>
    </style:style>
    <style:style style:name="Table07" style:family="table">
      <style:table-properties style:width="6.500000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1389in solid #cccccc" fo:border-left="0.001389in solid #cccccc" fo:border-right="0.001389in solid #cccccc" fo:border-bottom="0.001389in solid #cccccc" fo:vertical-align="top" fo:background-color="#2c3e50"/>
    </style:style>
    <style:style style:name="TableCell070001" style:family="table-cell">
      <style:table-cell-properties fo:border-top="0.001389in solid #cccccc" fo:border-left="0.001389in solid #cccccc" fo:border-right="0.001389in solid #cccccc" fo:border-bottom="0.001389in solid #cccccc" fo:vertical-align="top" fo:background-color="#2c3e50"/>
    </style:style>
    <style:style style:name="TableCell070002" style:family="table-cell">
      <style:table-cell-properties fo:border-top="0.001389in solid #cccccc" fo:border-left="0.001389in solid #cccccc" fo:border-right="0.001389in solid #cccccc" fo:border-bottom="0.001389in solid #cccccc" fo:vertical-align="top" fo:background-color="#2c3e50"/>
    </style:style>
    <style:style style:name="TableRow0701" style:family="table-row">
      <style:table-row-properties/>
    </style:style>
    <style:style style:name="TableCell070100" style:family="table-cell">
      <style:table-cell-properties fo:border-top="0.001389in solid #cccccc" fo:border-left="0.001389in solid #cccccc" fo:border-right="0.001389in solid #cccccc" fo:border-bottom="0.001389in solid #cccccc" fo:vertical-align="top" fo:background-color="#ffffff"/>
    </style:style>
    <style:style style:name="TableCell070101" style:family="table-cell">
      <style:table-cell-properties fo:border-top="0.001389in solid #cccccc" fo:border-left="0.001389in solid #cccccc" fo:border-right="0.001389in solid #cccccc" fo:border-bottom="0.001389in solid #cccccc" fo:vertical-align="top" fo:background-color="#ffffff"/>
    </style:style>
    <style:style style:name="TableCell070102" style:family="table-cell">
      <style:table-cell-properties fo:border-top="0.001389in solid #cccccc" fo:border-left="0.001389in solid #cccccc" fo:border-right="0.001389in solid #cccccc" fo:border-bottom="0.001389in solid #cccccc" fo:vertical-align="top" fo:background-color="#ffffff"/>
    </style:style>
    <style:style style:name="TableRow0702" style:family="table-row">
      <style:table-row-properties/>
    </style:style>
    <style:style style:name="TableCell070200" style:family="table-cell">
      <style:table-cell-properties fo:border-top="0.001389in solid #cccccc" fo:border-left="0.001389in solid #cccccc" fo:border-right="0.001389in solid #cccccc" fo:border-bottom="0.001389in solid #cccccc" fo:vertical-align="top" fo:background-color="#f8f9fa"/>
    </style:style>
    <style:style style:name="TableCell070201" style:family="table-cell">
      <style:table-cell-properties fo:border-top="0.001389in solid #cccccc" fo:border-left="0.001389in solid #cccccc" fo:border-right="0.001389in solid #cccccc" fo:border-bottom="0.001389in solid #cccccc" fo:vertical-align="top" fo:background-color="#f8f9fa"/>
    </style:style>
    <style:style style:name="TableCell070202" style:family="table-cell">
      <style:table-cell-properties fo:border-top="0.001389in solid #cccccc" fo:border-left="0.001389in solid #cccccc" fo:border-right="0.001389in solid #cccccc" fo:border-bottom="0.001389in solid #cccccc" fo:vertical-align="top" fo:background-color="#f8f9fa"/>
    </style:style>
    <style:style style:name="TableColumn0800" style:family="table-column">
      <style:table-column-properties style:column-width="0.625000in"/>
    </style:style>
    <style:style style:name="TableColumn0801" style:family="table-column">
      <style:table-column-properties style:column-width="1.527778in"/>
    </style:style>
    <style:style style:name="TableColumn0802" style:family="table-column">
      <style:table-column-properties style:column-width="2.222222in"/>
    </style:style>
    <style:style style:name="TableColumn0803" style:family="table-column">
      <style:table-column-properties style:column-width="2.125000in"/>
    </style:style>
    <style:style style:name="Table08" style:family="table">
      <style:table-properties style:width="6.500000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1389in solid #cccccc" fo:border-left="0.001389in solid #cccccc" fo:border-right="0.001389in solid #cccccc" fo:border-bottom="0.001389in solid #cccccc" fo:vertical-align="top" fo:background-color="#2c3e50"/>
    </style:style>
    <style:style style:name="TableCell080001" style:family="table-cell">
      <style:table-cell-properties fo:border-top="0.001389in solid #cccccc" fo:border-left="0.001389in solid #cccccc" fo:border-right="0.001389in solid #cccccc" fo:border-bottom="0.001389in solid #cccccc" fo:vertical-align="top" fo:background-color="#2c3e50"/>
    </style:style>
    <style:style style:name="TableCell080002" style:family="table-cell">
      <style:table-cell-properties fo:border-top="0.001389in solid #cccccc" fo:border-left="0.001389in solid #cccccc" fo:border-right="0.001389in solid #cccccc" fo:border-bottom="0.001389in solid #cccccc" fo:vertical-align="top" fo:background-color="#2c3e50"/>
    </style:style>
    <style:style style:name="TableCell080003" style:family="table-cell">
      <style:table-cell-properties fo:border-top="0.001389in solid #cccccc" fo:border-left="0.001389in solid #cccccc" fo:border-right="0.001389in solid #cccccc" fo:border-bottom="0.001389in solid #cccccc" fo:vertical-align="top" fo:background-color="#2c3e50"/>
    </style:style>
    <style:style style:name="TableRow0801" style:family="table-row">
      <style:table-row-properties/>
    </style:style>
    <style:style style:name="TableCell080100" style:family="table-cell">
      <style:table-cell-properties fo:border-top="0.001389in solid #cccccc" fo:border-left="0.001389in solid #cccccc" fo:border-right="0.001389in solid #cccccc" fo:border-bottom="0.001389in solid #cccccc" fo:vertical-align="top" fo:background-color="#ffffff"/>
    </style:style>
    <style:style style:name="TableCell080101" style:family="table-cell">
      <style:table-cell-properties fo:border-top="0.001389in solid #cccccc" fo:border-left="0.001389in solid #cccccc" fo:border-right="0.001389in solid #cccccc" fo:border-bottom="0.001389in solid #cccccc" fo:vertical-align="top" fo:background-color="#ffffff"/>
    </style:style>
    <style:style style:name="TableCell080102" style:family="table-cell">
      <style:table-cell-properties fo:border-top="0.001389in solid #cccccc" fo:border-left="0.001389in solid #cccccc" fo:border-right="0.001389in solid #cccccc" fo:border-bottom="0.001389in solid #cccccc" fo:vertical-align="top" fo:background-color="#ffffff"/>
    </style:style>
    <style:style style:name="TableCell080103" style:family="table-cell">
      <style:table-cell-properties fo:border-top="0.001389in solid #cccccc" fo:border-left="0.001389in solid #cccccc" fo:border-right="0.001389in solid #cccccc" fo:border-bottom="0.001389in solid #cccccc" fo:vertical-align="top" fo:background-color="#ffffff"/>
    </style:style>
    <style:style style:name="TableRow0802" style:family="table-row">
      <style:table-row-properties/>
    </style:style>
    <style:style style:name="TableCell080200" style:family="table-cell">
      <style:table-cell-properties fo:border-top="0.001389in solid #cccccc" fo:border-left="0.001389in solid #cccccc" fo:border-right="0.001389in solid #cccccc" fo:border-bottom="0.001389in solid #cccccc" fo:vertical-align="top" fo:background-color="#f8f9fa"/>
    </style:style>
    <style:style style:name="TableCell080201" style:family="table-cell">
      <style:table-cell-properties fo:border-top="0.001389in solid #cccccc" fo:border-left="0.001389in solid #cccccc" fo:border-right="0.001389in solid #cccccc" fo:border-bottom="0.001389in solid #cccccc" fo:vertical-align="top" fo:background-color="#f8f9fa"/>
    </style:style>
    <style:style style:name="TableCell080202" style:family="table-cell">
      <style:table-cell-properties fo:border-top="0.001389in solid #cccccc" fo:border-left="0.001389in solid #cccccc" fo:border-right="0.001389in solid #cccccc" fo:border-bottom="0.001389in solid #cccccc" fo:vertical-align="top" fo:background-color="#f8f9fa"/>
    </style:style>
    <style:style style:name="TableCell080203" style:family="table-cell">
      <style:table-cell-properties fo:border-top="0.001389in solid #cccccc" fo:border-left="0.001389in solid #cccccc" fo:border-right="0.001389in solid #cccccc" fo:border-bottom="0.001389in solid #cccccc" fo:vertical-align="top" fo:background-color="#f8f9fa"/>
    </style:style>
    <style:style style:name="TableRow0803" style:family="table-row">
      <style:table-row-properties/>
    </style:style>
    <style:style style:name="TableCell080300" style:family="table-cell">
      <style:table-cell-properties fo:border-top="0.001389in solid #cccccc" fo:border-left="0.001389in solid #cccccc" fo:border-right="0.001389in solid #cccccc" fo:border-bottom="0.001389in solid #cccccc" fo:vertical-align="top" fo:background-color="#ffffff"/>
    </style:style>
    <style:style style:name="TableCell080301" style:family="table-cell">
      <style:table-cell-properties fo:border-top="0.001389in solid #cccccc" fo:border-left="0.001389in solid #cccccc" fo:border-right="0.001389in solid #cccccc" fo:border-bottom="0.001389in solid #cccccc" fo:vertical-align="top" fo:background-color="#ffffff"/>
    </style:style>
    <style:style style:name="TableCell080302" style:family="table-cell">
      <style:table-cell-properties fo:border-top="0.001389in solid #cccccc" fo:border-left="0.001389in solid #cccccc" fo:border-right="0.001389in solid #cccccc" fo:border-bottom="0.001389in solid #cccccc" fo:vertical-align="top" fo:background-color="#ffffff"/>
    </style:style>
    <style:style style:name="TableCell080303" style:family="table-cell">
      <style:table-cell-properties fo:border-top="0.001389in solid #cccccc" fo:border-left="0.001389in solid #cccccc" fo:border-right="0.001389in solid #cccccc" fo:border-bottom="0.001389in solid #cccccc" fo:vertical-align="top" fo:background-color="#ffffff"/>
    </style:style>
    <style:style style:name="TableRow0804" style:family="table-row">
      <style:table-row-properties/>
    </style:style>
    <style:style style:name="TableCell080400" style:family="table-cell">
      <style:table-cell-properties fo:border-top="0.001389in solid #cccccc" fo:border-left="0.001389in solid #cccccc" fo:border-right="0.001389in solid #cccccc" fo:border-bottom="0.001389in solid #cccccc" fo:vertical-align="top" fo:background-color="#f8f9fa"/>
    </style:style>
    <style:style style:name="TableCell080401" style:family="table-cell">
      <style:table-cell-properties fo:border-top="0.001389in solid #cccccc" fo:border-left="0.001389in solid #cccccc" fo:border-right="0.001389in solid #cccccc" fo:border-bottom="0.001389in solid #cccccc" fo:vertical-align="top" fo:background-color="#f8f9fa"/>
    </style:style>
    <style:style style:name="TableCell080402" style:family="table-cell">
      <style:table-cell-properties fo:border-top="0.001389in solid #cccccc" fo:border-left="0.001389in solid #cccccc" fo:border-right="0.001389in solid #cccccc" fo:border-bottom="0.001389in solid #cccccc" fo:vertical-align="top" fo:background-color="#f8f9fa"/>
    </style:style>
    <style:style style:name="TableCell080403" style:family="table-cell">
      <style:table-cell-properties fo:border-top="0.001389in solid #cccccc" fo:border-left="0.001389in solid #cccccc" fo:border-right="0.001389in solid #cccccc" fo:border-bottom="0.001389in solid #cccccc" fo:vertical-align="top" fo:background-color="#f8f9fa"/>
    </style:style>
    <style:style style:name="TableRow0805" style:family="table-row">
      <style:table-row-properties/>
    </style:style>
    <style:style style:name="TableCell080500" style:family="table-cell">
      <style:table-cell-properties fo:border-top="0.001389in solid #cccccc" fo:border-left="0.001389in solid #cccccc" fo:border-right="0.001389in solid #cccccc" fo:border-bottom="0.001389in solid #cccccc" fo:vertical-align="top" fo:background-color="#ffffff"/>
    </style:style>
    <style:style style:name="TableCell080501" style:family="table-cell">
      <style:table-cell-properties fo:border-top="0.001389in solid #cccccc" fo:border-left="0.001389in solid #cccccc" fo:border-right="0.001389in solid #cccccc" fo:border-bottom="0.001389in solid #cccccc" fo:vertical-align="top" fo:background-color="#ffffff"/>
    </style:style>
    <style:style style:name="TableCell080502" style:family="table-cell">
      <style:table-cell-properties fo:border-top="0.001389in solid #cccccc" fo:border-left="0.001389in solid #cccccc" fo:border-right="0.001389in solid #cccccc" fo:border-bottom="0.001389in solid #cccccc" fo:vertical-align="top" fo:background-color="#ffffff"/>
    </style:style>
    <style:style style:name="TableCell080503" style:family="table-cell">
      <style:table-cell-properties fo:border-top="0.001389in solid #cccccc" fo:border-left="0.001389in solid #cccccc" fo:border-right="0.001389in solid #cccccc" fo:border-bottom="0.001389in solid #cccccc" fo:vertical-align="top" fo:background-color="#ffffff"/>
    </style:style>
    <style:style style:name="TableColumn0900" style:family="table-column">
      <style:table-column-properties style:column-width="1.388889in"/>
    </style:style>
    <style:style style:name="TableColumn0901" style:family="table-column">
      <style:table-column-properties style:column-width="3.250000in"/>
    </style:style>
    <style:style style:name="TableColumn0902" style:family="table-column">
      <style:table-column-properties style:column-width="1.861111in"/>
    </style:style>
    <style:style style:name="Table09" style:family="table">
      <style:table-properties style:width="6.500000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1389in solid #cccccc" fo:border-left="0.001389in solid #cccccc" fo:border-right="0.001389in solid #cccccc" fo:border-bottom="0.001389in solid #cccccc" fo:vertical-align="top" fo:background-color="#2c3e50"/>
    </style:style>
    <style:style style:name="TableCell090001" style:family="table-cell">
      <style:table-cell-properties fo:border-top="0.001389in solid #cccccc" fo:border-left="0.001389in solid #cccccc" fo:border-right="0.001389in solid #cccccc" fo:border-bottom="0.001389in solid #cccccc" fo:vertical-align="top" fo:background-color="#2c3e50"/>
    </style:style>
    <style:style style:name="TableCell090002" style:family="table-cell">
      <style:table-cell-properties fo:border-top="0.001389in solid #cccccc" fo:border-left="0.001389in solid #cccccc" fo:border-right="0.001389in solid #cccccc" fo:border-bottom="0.001389in solid #cccccc" fo:vertical-align="top" fo:background-color="#2c3e50"/>
    </style:style>
    <style:style style:name="TableRow0901" style:family="table-row">
      <style:table-row-properties/>
    </style:style>
    <style:style style:name="TableCell090100" style:family="table-cell">
      <style:table-cell-properties fo:border-top="0.001389in solid #cccccc" fo:border-left="0.001389in solid #cccccc" fo:border-right="0.001389in solid #cccccc" fo:border-bottom="0.001389in solid #cccccc" fo:vertical-align="top" fo:background-color="#ffffff"/>
    </style:style>
    <style:style style:name="TableCell090101" style:family="table-cell">
      <style:table-cell-properties fo:border-top="0.001389in solid #cccccc" fo:border-left="0.001389in solid #cccccc" fo:border-right="0.001389in solid #cccccc" fo:border-bottom="0.001389in solid #cccccc" fo:vertical-align="top" fo:background-color="#ffffff"/>
    </style:style>
    <style:style style:name="TableCell090102" style:family="table-cell">
      <style:table-cell-properties fo:border-top="0.001389in solid #cccccc" fo:border-left="0.001389in solid #cccccc" fo:border-right="0.001389in solid #cccccc" fo:border-bottom="0.001389in solid #cccccc" fo:vertical-align="top" fo:background-color="#ffffff"/>
    </style:style>
    <style:style style:name="TableRow0902" style:family="table-row">
      <style:table-row-properties/>
    </style:style>
    <style:style style:name="TableCell090200" style:family="table-cell">
      <style:table-cell-properties fo:border-top="0.001389in solid #cccccc" fo:border-left="0.001389in solid #cccccc" fo:border-right="0.001389in solid #cccccc" fo:border-bottom="0.001389in solid #cccccc" fo:vertical-align="top" fo:background-color="#f8f9fa"/>
    </style:style>
    <style:style style:name="TableCell090201" style:family="table-cell">
      <style:table-cell-properties fo:border-top="0.001389in solid #cccccc" fo:border-left="0.001389in solid #cccccc" fo:border-right="0.001389in solid #cccccc" fo:border-bottom="0.001389in solid #cccccc" fo:vertical-align="top" fo:background-color="#f8f9fa"/>
    </style:style>
    <style:style style:name="TableCell090202" style:family="table-cell">
      <style:table-cell-properties fo:border-top="0.001389in solid #cccccc" fo:border-left="0.001389in solid #cccccc" fo:border-right="0.001389in solid #cccccc" fo:border-bottom="0.001389in solid #cccccc" fo:vertical-align="top" fo:background-color="#f8f9fa"/>
    </style:style>
    <style:style style:name="TableRow0903" style:family="table-row">
      <style:table-row-properties/>
    </style:style>
    <style:style style:name="TableCell090300" style:family="table-cell">
      <style:table-cell-properties fo:border-top="0.001389in solid #cccccc" fo:border-left="0.001389in solid #cccccc" fo:border-right="0.001389in solid #cccccc" fo:border-bottom="0.001389in solid #cccccc" fo:vertical-align="top" fo:background-color="#ffffff"/>
    </style:style>
    <style:style style:name="TableCell090301" style:family="table-cell">
      <style:table-cell-properties fo:border-top="0.001389in solid #cccccc" fo:border-left="0.001389in solid #cccccc" fo:border-right="0.001389in solid #cccccc" fo:border-bottom="0.001389in solid #cccccc" fo:vertical-align="top" fo:background-color="#ffffff"/>
    </style:style>
    <style:style style:name="TableCell090302" style:family="table-cell">
      <style:table-cell-properties fo:border-top="0.001389in solid #cccccc" fo:border-left="0.001389in solid #cccccc" fo:border-right="0.001389in solid #cccccc" fo:border-bottom="0.001389in solid #cccccc" fo:vertical-align="top" fo:background-color="#ffffff"/>
    </style:style>
    <style:style style:name="TableRow0904" style:family="table-row">
      <style:table-row-properties/>
    </style:style>
    <style:style style:name="TableCell090400" style:family="table-cell">
      <style:table-cell-properties fo:border-top="0.001389in solid #cccccc" fo:border-left="0.001389in solid #cccccc" fo:border-right="0.001389in solid #cccccc" fo:border-bottom="0.001389in solid #cccccc" fo:vertical-align="top" fo:background-color="#f8f9fa"/>
    </style:style>
    <style:style style:name="TableCell090401" style:family="table-cell">
      <style:table-cell-properties fo:border-top="0.001389in solid #cccccc" fo:border-left="0.001389in solid #cccccc" fo:border-right="0.001389in solid #cccccc" fo:border-bottom="0.001389in solid #cccccc" fo:vertical-align="top" fo:background-color="#f8f9fa"/>
    </style:style>
    <style:style style:name="TableCell090402" style:family="table-cell">
      <style:table-cell-properties fo:border-top="0.001389in solid #cccccc" fo:border-left="0.001389in solid #cccccc" fo:border-right="0.001389in solid #cccccc" fo:border-bottom="0.001389in solid #cccccc" fo:vertical-align="top" fo:background-color="#f8f9fa"/>
    </style:style>
    <style:style style:name="TableRow0905" style:family="table-row">
      <style:table-row-properties/>
    </style:style>
    <style:style style:name="TableCell090500" style:family="table-cell">
      <style:table-cell-properties fo:border-top="0.001389in solid #cccccc" fo:border-left="0.001389in solid #cccccc" fo:border-right="0.001389in solid #cccccc" fo:border-bottom="0.001389in solid #cccccc" fo:vertical-align="top" fo:background-color="#ffffff"/>
    </style:style>
    <style:style style:name="TableCell090501" style:family="table-cell">
      <style:table-cell-properties fo:border-top="0.001389in solid #cccccc" fo:border-left="0.001389in solid #cccccc" fo:border-right="0.001389in solid #cccccc" fo:border-bottom="0.001389in solid #cccccc" fo:vertical-align="top" fo:background-color="#ffffff"/>
    </style:style>
    <style:style style:name="TableCell090502" style:family="table-cell">
      <style:table-cell-properties fo:border-top="0.001389in solid #cccccc" fo:border-left="0.001389in solid #cccccc" fo:border-right="0.001389in solid #cccccc" fo:border-bottom="0.001389in solid #cccccc" fo:vertical-align="top" fo:background-color="#ffffff"/>
    </style:style>
    <style:style style:name="TableRow0906" style:family="table-row">
      <style:table-row-properties/>
    </style:style>
    <style:style style:name="TableCell090600" style:family="table-cell">
      <style:table-cell-properties fo:border-top="0.001389in solid #cccccc" fo:border-left="0.001389in solid #cccccc" fo:border-right="0.001389in solid #cccccc" fo:border-bottom="0.001389in solid #cccccc" fo:vertical-align="top" fo:background-color="#f8f9fa"/>
    </style:style>
    <style:style style:name="TableCell090601" style:family="table-cell">
      <style:table-cell-properties fo:border-top="0.001389in solid #cccccc" fo:border-left="0.001389in solid #cccccc" fo:border-right="0.001389in solid #cccccc" fo:border-bottom="0.001389in solid #cccccc" fo:vertical-align="top" fo:background-color="#f8f9fa"/>
    </style:style>
    <style:style style:name="TableCell090602" style:family="table-cell">
      <style:table-cell-properties fo:border-top="0.001389in solid #cccccc" fo:border-left="0.001389in solid #cccccc" fo:border-right="0.001389in solid #cccccc" fo:border-bottom="0.001389in solid #cccccc" fo:vertical-align="top" fo:background-color="#f8f9fa"/>
    </style:style>
    <style:style style:name="TableRow0907" style:family="table-row">
      <style:table-row-properties/>
    </style:style>
    <style:style style:name="TableCell090700" style:family="table-cell">
      <style:table-cell-properties fo:border-top="0.001389in solid #cccccc" fo:border-left="0.001389in solid #cccccc" fo:border-right="0.001389in solid #cccccc" fo:border-bottom="0.001389in solid #cccccc" fo:vertical-align="top" fo:background-color="#ffffff"/>
    </style:style>
    <style:style style:name="TableCell090701" style:family="table-cell">
      <style:table-cell-properties fo:border-top="0.001389in solid #cccccc" fo:border-left="0.001389in solid #cccccc" fo:border-right="0.001389in solid #cccccc" fo:border-bottom="0.001389in solid #cccccc" fo:vertical-align="top" fo:background-color="#ffffff"/>
    </style:style>
    <style:style style:name="TableCell090702" style:family="table-cell">
      <style:table-cell-properties fo:border-top="0.001389in solid #cccccc" fo:border-left="0.001389in solid #cccccc" fo:border-right="0.001389in solid #cccccc" fo:border-bottom="0.001389in solid #cccccc" fo:vertical-align="top" fo:background-color="#ffffff"/>
    </style:style>
    <style:style style:name="TableColumn1000" style:family="table-column">
      <style:table-column-properties style:column-width="1.388889in"/>
    </style:style>
    <style:style style:name="TableColumn1001" style:family="table-column">
      <style:table-column-properties style:column-width="1.625000in"/>
    </style:style>
    <style:style style:name="TableColumn1002" style:family="table-column">
      <style:table-column-properties style:column-width="3.486111in"/>
    </style:style>
    <style:style style:name="Table10" style:family="table">
      <style:table-properties style:width="6.500000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1389in solid #cccccc" fo:border-left="0.001389in solid #cccccc" fo:border-right="0.001389in solid #cccccc" fo:border-bottom="0.001389in solid #cccccc" fo:vertical-align="top" fo:background-color="#2c3e50"/>
    </style:style>
    <style:style style:name="TableCell100001" style:family="table-cell">
      <style:table-cell-properties fo:border-top="0.001389in solid #cccccc" fo:border-left="0.001389in solid #cccccc" fo:border-right="0.001389in solid #cccccc" fo:border-bottom="0.001389in solid #cccccc" fo:vertical-align="top" fo:background-color="#2c3e50"/>
    </style:style>
    <style:style style:name="TableCell100002" style:family="table-cell">
      <style:table-cell-properties fo:border-top="0.001389in solid #cccccc" fo:border-left="0.001389in solid #cccccc" fo:border-right="0.001389in solid #cccccc" fo:border-bottom="0.001389in solid #cccccc" fo:vertical-align="top" fo:background-color="#2c3e50"/>
    </style:style>
    <style:style style:name="TableRow1001" style:family="table-row">
      <style:table-row-properties/>
    </style:style>
    <style:style style:name="TableCell100100" style:family="table-cell">
      <style:table-cell-properties fo:border-top="0.001389in solid #cccccc" fo:border-left="0.001389in solid #cccccc" fo:border-right="0.001389in solid #cccccc" fo:border-bottom="0.001389in solid #cccccc" fo:vertical-align="top" fo:background-color="#ffffff"/>
    </style:style>
    <style:style style:name="TableCell100101" style:family="table-cell">
      <style:table-cell-properties fo:border-top="0.001389in solid #cccccc" fo:border-left="0.001389in solid #cccccc" fo:border-right="0.001389in solid #cccccc" fo:border-bottom="0.001389in solid #cccccc" fo:vertical-align="top" fo:background-color="#ffffff"/>
    </style:style>
    <style:style style:name="TableCell100102" style:family="table-cell">
      <style:table-cell-properties fo:border-top="0.001389in solid #cccccc" fo:border-left="0.001389in solid #cccccc" fo:border-right="0.001389in solid #cccccc" fo:border-bottom="0.001389in solid #cccccc" fo:vertical-align="top" fo:background-color="#ffffff"/>
    </style:style>
    <style:style style:name="TableRow1002" style:family="table-row">
      <style:table-row-properties/>
    </style:style>
    <style:style style:name="TableCell100200" style:family="table-cell">
      <style:table-cell-properties fo:border-top="0.001389in solid #cccccc" fo:border-left="0.001389in solid #cccccc" fo:border-right="0.001389in solid #cccccc" fo:border-bottom="0.001389in solid #cccccc" fo:vertical-align="top" fo:background-color="#f8f9fa"/>
    </style:style>
    <style:style style:name="TableCell100201" style:family="table-cell">
      <style:table-cell-properties fo:border-top="0.001389in solid #cccccc" fo:border-left="0.001389in solid #cccccc" fo:border-right="0.001389in solid #cccccc" fo:border-bottom="0.001389in solid #cccccc" fo:vertical-align="top" fo:background-color="#f8f9fa"/>
    </style:style>
    <style:style style:name="TableCell100202" style:family="table-cell">
      <style:table-cell-properties fo:border-top="0.001389in solid #cccccc" fo:border-left="0.001389in solid #cccccc" fo:border-right="0.001389in solid #cccccc" fo:border-bottom="0.001389in solid #cccccc" fo:vertical-align="top" fo:background-color="#f8f9fa"/>
    </style:style>
    <style:style style:name="TableRow1003" style:family="table-row">
      <style:table-row-properties/>
    </style:style>
    <style:style style:name="TableCell100300" style:family="table-cell">
      <style:table-cell-properties fo:border-top="0.001389in solid #cccccc" fo:border-left="0.001389in solid #cccccc" fo:border-right="0.001389in solid #cccccc" fo:border-bottom="0.001389in solid #cccccc" fo:vertical-align="top" fo:background-color="#ffffff"/>
    </style:style>
    <style:style style:name="TableCell100301" style:family="table-cell">
      <style:table-cell-properties fo:border-top="0.001389in solid #cccccc" fo:border-left="0.001389in solid #cccccc" fo:border-right="0.001389in solid #cccccc" fo:border-bottom="0.001389in solid #cccccc" fo:vertical-align="top" fo:background-color="#ffffff"/>
    </style:style>
    <style:style style:name="TableCell100302" style:family="table-cell">
      <style:table-cell-properties fo:border-top="0.001389in solid #cccccc" fo:border-left="0.001389in solid #cccccc" fo:border-right="0.001389in solid #cccccc" fo:border-bottom="0.001389in solid #cccccc" fo:vertical-align="top" fo:background-color="#ffffff"/>
    </style:style>
    <style:style style:name="TableColumn1100" style:family="table-column">
      <style:table-column-properties style:column-width="0.833333in"/>
    </style:style>
    <style:style style:name="TableColumn1101" style:family="table-column">
      <style:table-column-properties style:column-width="3.125000in"/>
    </style:style>
    <style:style style:name="TableColumn1102" style:family="table-column">
      <style:table-column-properties style:column-width="1.458333in"/>
    </style:style>
    <style:style style:name="TableColumn1103" style:family="table-column">
      <style:table-column-properties style:column-width="1.083333in"/>
    </style:style>
    <style:style style:name="Table11" style:family="table">
      <style:table-properties style:width="6.500000in" fo:margin-left="0.000000in" style:writing-mode="lr" table:align="left" style:may-break-between-rows="true"/>
    </style:style>
    <style:style style:name="TableRow1100" style:family="table-row">
      <style:table-row-properties/>
    </style:style>
    <style:style style:name="TableCell110000" style:family="table-cell">
      <style:table-cell-properties fo:border-top="0.001389in solid #cccccc" fo:border-left="0.001389in solid #cccccc" fo:border-right="0.001389in solid #cccccc" fo:border-bottom="0.001389in solid #cccccc" fo:vertical-align="top" fo:background-color="#2c3e50"/>
    </style:style>
    <style:style style:name="TableCell110001" style:family="table-cell">
      <style:table-cell-properties fo:border-top="0.001389in solid #cccccc" fo:border-left="0.001389in solid #cccccc" fo:border-right="0.001389in solid #cccccc" fo:border-bottom="0.001389in solid #cccccc" fo:vertical-align="top" fo:background-color="#2c3e50"/>
    </style:style>
    <style:style style:name="TableCell110002" style:family="table-cell">
      <style:table-cell-properties fo:border-top="0.001389in solid #cccccc" fo:border-left="0.001389in solid #cccccc" fo:border-right="0.001389in solid #cccccc" fo:border-bottom="0.001389in solid #cccccc" fo:vertical-align="top" fo:background-color="#2c3e50"/>
    </style:style>
    <style:style style:name="TableCell110003" style:family="table-cell">
      <style:table-cell-properties fo:border-top="0.001389in solid #cccccc" fo:border-left="0.001389in solid #cccccc" fo:border-right="0.001389in solid #cccccc" fo:border-bottom="0.001389in solid #cccccc" fo:vertical-align="top" fo:background-color="#2c3e50"/>
    </style:style>
    <style:style style:name="TableRow1101" style:family="table-row">
      <style:table-row-properties/>
    </style:style>
    <style:style style:name="TableCell110100" style:family="table-cell">
      <style:table-cell-properties fo:border-top="0.001389in solid #cccccc" fo:border-left="0.001389in solid #cccccc" fo:border-right="0.001389in solid #cccccc" fo:border-bottom="0.001389in solid #cccccc" fo:vertical-align="top" fo:background-color="#ffffff"/>
    </style:style>
    <style:style style:name="TableCell110101" style:family="table-cell">
      <style:table-cell-properties fo:border-top="0.001389in solid #cccccc" fo:border-left="0.001389in solid #cccccc" fo:border-right="0.001389in solid #cccccc" fo:border-bottom="0.001389in solid #cccccc" fo:vertical-align="top" fo:background-color="#ffffff"/>
    </style:style>
    <style:style style:name="TableCell110102" style:family="table-cell">
      <style:table-cell-properties fo:border-top="0.001389in solid #cccccc" fo:border-left="0.001389in solid #cccccc" fo:border-right="0.001389in solid #cccccc" fo:border-bottom="0.001389in solid #cccccc" fo:vertical-align="top" fo:background-color="#ffffff"/>
    </style:style>
    <style:style style:name="TableCell110103" style:family="table-cell">
      <style:table-cell-properties fo:border-top="0.001389in solid #cccccc" fo:border-left="0.001389in solid #cccccc" fo:border-right="0.001389in solid #cccccc" fo:border-bottom="0.001389in solid #cccccc" fo:vertical-align="top" fo:background-color="#ffffff"/>
    </style:style>
    <style:style style:name="TableRow1102" style:family="table-row">
      <style:table-row-properties/>
    </style:style>
    <style:style style:name="TableCell110200" style:family="table-cell">
      <style:table-cell-properties fo:border-top="0.001389in solid #cccccc" fo:border-left="0.001389in solid #cccccc" fo:border-right="0.001389in solid #cccccc" fo:border-bottom="0.001389in solid #cccccc" fo:vertical-align="top" fo:background-color="#f8f9fa"/>
    </style:style>
    <style:style style:name="TableCell110201" style:family="table-cell">
      <style:table-cell-properties fo:border-top="0.001389in solid #cccccc" fo:border-left="0.001389in solid #cccccc" fo:border-right="0.001389in solid #cccccc" fo:border-bottom="0.001389in solid #cccccc" fo:vertical-align="top" fo:background-color="#f8f9fa"/>
    </style:style>
    <style:style style:name="TableCell110202" style:family="table-cell">
      <style:table-cell-properties fo:border-top="0.001389in solid #cccccc" fo:border-left="0.001389in solid #cccccc" fo:border-right="0.001389in solid #cccccc" fo:border-bottom="0.001389in solid #cccccc" fo:vertical-align="top" fo:background-color="#f8f9fa"/>
    </style:style>
    <style:style style:name="TableCell110203" style:family="table-cell">
      <style:table-cell-properties fo:border-top="0.001389in solid #cccccc" fo:border-left="0.001389in solid #cccccc" fo:border-right="0.001389in solid #cccccc" fo:border-bottom="0.001389in solid #cccccc" fo:vertical-align="top" fo:background-color="#f8f9fa"/>
    </style:style>
    <style:style style:name="TableRow1103" style:family="table-row">
      <style:table-row-properties/>
    </style:style>
    <style:style style:name="TableCell110300" style:family="table-cell">
      <style:table-cell-properties fo:border-top="0.001389in solid #cccccc" fo:border-left="0.001389in solid #cccccc" fo:border-right="0.001389in solid #cccccc" fo:border-bottom="0.001389in solid #cccccc" fo:vertical-align="top" fo:background-color="#ffffff"/>
    </style:style>
    <style:style style:name="TableCell110301" style:family="table-cell">
      <style:table-cell-properties fo:border-top="0.001389in solid #cccccc" fo:border-left="0.001389in solid #cccccc" fo:border-right="0.001389in solid #cccccc" fo:border-bottom="0.001389in solid #cccccc" fo:vertical-align="top" fo:background-color="#ffffff"/>
    </style:style>
    <style:style style:name="TableCell110302" style:family="table-cell">
      <style:table-cell-properties fo:border-top="0.001389in solid #cccccc" fo:border-left="0.001389in solid #cccccc" fo:border-right="0.001389in solid #cccccc" fo:border-bottom="0.001389in solid #cccccc" fo:vertical-align="top" fo:background-color="#ffffff"/>
    </style:style>
    <style:style style:name="TableCell110303" style:family="table-cell">
      <style:table-cell-properties fo:border-top="0.001389in solid #cccccc" fo:border-left="0.001389in solid #cccccc" fo:border-right="0.001389in solid #cccccc" fo:border-bottom="0.001389in solid #cccccc" fo:vertical-align="top" fo:background-color="#ffffff"/>
    </style:style>
    <style:style style:name="TableRow1104" style:family="table-row">
      <style:table-row-properties/>
    </style:style>
    <style:style style:name="TableCell110400" style:family="table-cell">
      <style:table-cell-properties fo:border-top="0.001389in solid #cccccc" fo:border-left="0.001389in solid #cccccc" fo:border-right="0.001389in solid #cccccc" fo:border-bottom="0.001389in solid #cccccc" fo:vertical-align="top" fo:background-color="#f8f9fa"/>
    </style:style>
    <style:style style:name="TableCell110401" style:family="table-cell">
      <style:table-cell-properties fo:border-top="0.001389in solid #cccccc" fo:border-left="0.001389in solid #cccccc" fo:border-right="0.001389in solid #cccccc" fo:border-bottom="0.001389in solid #cccccc" fo:vertical-align="top" fo:background-color="#f8f9fa"/>
    </style:style>
    <style:style style:name="TableCell110402" style:family="table-cell">
      <style:table-cell-properties fo:border-top="0.001389in solid #cccccc" fo:border-left="0.001389in solid #cccccc" fo:border-right="0.001389in solid #cccccc" fo:border-bottom="0.001389in solid #cccccc" fo:vertical-align="top" fo:background-color="#f8f9fa"/>
    </style:style>
    <style:style style:name="TableCell110403" style:family="table-cell">
      <style:table-cell-properties fo:border-top="0.001389in solid #cccccc" fo:border-left="0.001389in solid #cccccc" fo:border-right="0.001389in solid #cccccc" fo:border-bottom="0.001389in solid #cccccc" fo:vertical-align="top" fo:background-color="#f8f9fa"/>
    </style:style>
    <style:style style:name="TableRow1105" style:family="table-row">
      <style:table-row-properties/>
    </style:style>
    <style:style style:name="TableCell110500" style:family="table-cell">
      <style:table-cell-properties fo:border-top="0.001389in solid #cccccc" fo:border-left="0.001389in solid #cccccc" fo:border-right="0.001389in solid #cccccc" fo:border-bottom="0.001389in solid #cccccc" fo:vertical-align="top" fo:background-color="#ffffff"/>
    </style:style>
    <style:style style:name="TableCell110501" style:family="table-cell">
      <style:table-cell-properties fo:border-top="0.001389in solid #cccccc" fo:border-left="0.001389in solid #cccccc" fo:border-right="0.001389in solid #cccccc" fo:border-bottom="0.001389in solid #cccccc" fo:vertical-align="top" fo:background-color="#ffffff"/>
    </style:style>
    <style:style style:name="TableCell110502" style:family="table-cell">
      <style:table-cell-properties fo:border-top="0.001389in solid #cccccc" fo:border-left="0.001389in solid #cccccc" fo:border-right="0.001389in solid #cccccc" fo:border-bottom="0.001389in solid #cccccc" fo:vertical-align="top" fo:background-color="#ffffff"/>
    </style:style>
    <style:style style:name="TableCell110503" style:family="table-cell">
      <style:table-cell-properties fo:border-top="0.001389in solid #cccccc" fo:border-left="0.001389in solid #cccccc" fo:border-right="0.001389in solid #cccccc" fo:border-bottom="0.001389in solid #cccccc" fo:vertical-align="top" fo:background-color="#ffffff"/>
    </style:style>
    <style:style style:name="TableRow1106" style:family="table-row">
      <style:table-row-properties/>
    </style:style>
    <style:style style:name="TableCell110600" style:family="table-cell">
      <style:table-cell-properties fo:border-top="0.001389in solid #cccccc" fo:border-left="0.001389in solid #cccccc" fo:border-right="0.001389in solid #cccccc" fo:border-bottom="0.001389in solid #cccccc" fo:vertical-align="top" fo:background-color="#f8f9fa"/>
    </style:style>
    <style:style style:name="TableCell110601" style:family="table-cell">
      <style:table-cell-properties fo:border-top="0.001389in solid #cccccc" fo:border-left="0.001389in solid #cccccc" fo:border-right="0.001389in solid #cccccc" fo:border-bottom="0.001389in solid #cccccc" fo:vertical-align="top" fo:background-color="#f8f9fa"/>
    </style:style>
    <style:style style:name="TableCell110602" style:family="table-cell">
      <style:table-cell-properties fo:border-top="0.001389in solid #cccccc" fo:border-left="0.001389in solid #cccccc" fo:border-right="0.001389in solid #cccccc" fo:border-bottom="0.001389in solid #cccccc" fo:vertical-align="top" fo:background-color="#f8f9fa"/>
    </style:style>
    <style:style style:name="TableCell110603" style:family="table-cell">
      <style:table-cell-properties fo:border-top="0.001389in solid #cccccc" fo:border-left="0.001389in solid #cccccc" fo:border-right="0.001389in solid #cccccc" fo:border-bottom="0.001389in solid #cccccc" fo:vertical-align="top" fo:background-color="#f8f9fa"/>
    </style:style>
    <style:style style:name="TableColumn1200" style:family="table-column">
      <style:table-column-properties style:column-width="0.833333in"/>
    </style:style>
    <style:style style:name="TableColumn1201" style:family="table-column">
      <style:table-column-properties style:column-width="3.125000in"/>
    </style:style>
    <style:style style:name="TableColumn1202" style:family="table-column">
      <style:table-column-properties style:column-width="1.458333in"/>
    </style:style>
    <style:style style:name="TableColumn1203" style:family="table-column">
      <style:table-column-properties style:column-width="1.083333in"/>
    </style:style>
    <style:style style:name="Table12" style:family="table">
      <style:table-properties style:width="6.500000in" fo:margin-left="0.000000in" style:writing-mode="lr" table:align="left" style:may-break-between-rows="true"/>
    </style:style>
    <style:style style:name="TableRow1200" style:family="table-row">
      <style:table-row-properties/>
    </style:style>
    <style:style style:name="TableCell120000" style:family="table-cell">
      <style:table-cell-properties fo:border-top="0.001389in solid #cccccc" fo:border-left="0.001389in solid #cccccc" fo:border-right="0.001389in solid #cccccc" fo:border-bottom="0.001389in solid #cccccc" fo:vertical-align="top" fo:background-color="#2c3e50"/>
    </style:style>
    <style:style style:name="TableCell120001" style:family="table-cell">
      <style:table-cell-properties fo:border-top="0.001389in solid #cccccc" fo:border-left="0.001389in solid #cccccc" fo:border-right="0.001389in solid #cccccc" fo:border-bottom="0.001389in solid #cccccc" fo:vertical-align="top" fo:background-color="#2c3e50"/>
    </style:style>
    <style:style style:name="TableCell120002" style:family="table-cell">
      <style:table-cell-properties fo:border-top="0.001389in solid #cccccc" fo:border-left="0.001389in solid #cccccc" fo:border-right="0.001389in solid #cccccc" fo:border-bottom="0.001389in solid #cccccc" fo:vertical-align="top" fo:background-color="#2c3e50"/>
    </style:style>
    <style:style style:name="TableCell120003" style:family="table-cell">
      <style:table-cell-properties fo:border-top="0.001389in solid #cccccc" fo:border-left="0.001389in solid #cccccc" fo:border-right="0.001389in solid #cccccc" fo:border-bottom="0.001389in solid #cccccc" fo:vertical-align="top" fo:background-color="#2c3e50"/>
    </style:style>
    <style:style style:name="TableRow1201" style:family="table-row">
      <style:table-row-properties/>
    </style:style>
    <style:style style:name="TableCell120100" style:family="table-cell">
      <style:table-cell-properties fo:border-top="0.001389in solid #cccccc" fo:border-left="0.001389in solid #cccccc" fo:border-right="0.001389in solid #cccccc" fo:border-bottom="0.001389in solid #cccccc" fo:vertical-align="top" fo:background-color="#ffffff"/>
    </style:style>
    <style:style style:name="TableCell120101" style:family="table-cell">
      <style:table-cell-properties fo:border-top="0.001389in solid #cccccc" fo:border-left="0.001389in solid #cccccc" fo:border-right="0.001389in solid #cccccc" fo:border-bottom="0.001389in solid #cccccc" fo:vertical-align="top" fo:background-color="#ffffff"/>
    </style:style>
    <style:style style:name="TableCell120102" style:family="table-cell">
      <style:table-cell-properties fo:border-top="0.001389in solid #cccccc" fo:border-left="0.001389in solid #cccccc" fo:border-right="0.001389in solid #cccccc" fo:border-bottom="0.001389in solid #cccccc" fo:vertical-align="top" fo:background-color="#ffffff"/>
    </style:style>
    <style:style style:name="TableCell120103" style:family="table-cell">
      <style:table-cell-properties fo:border-top="0.001389in solid #cccccc" fo:border-left="0.001389in solid #cccccc" fo:border-right="0.001389in solid #cccccc" fo:border-bottom="0.001389in solid #cccccc" fo:vertical-align="top" fo:background-color="#ffffff"/>
    </style:style>
    <style:style style:name="TableRow1202" style:family="table-row">
      <style:table-row-properties/>
    </style:style>
    <style:style style:name="TableCell120200" style:family="table-cell">
      <style:table-cell-properties fo:border-top="0.001389in solid #cccccc" fo:border-left="0.001389in solid #cccccc" fo:border-right="0.001389in solid #cccccc" fo:border-bottom="0.001389in solid #cccccc" fo:vertical-align="top" fo:background-color="#f8f9fa"/>
    </style:style>
    <style:style style:name="TableCell120201" style:family="table-cell">
      <style:table-cell-properties fo:border-top="0.001389in solid #cccccc" fo:border-left="0.001389in solid #cccccc" fo:border-right="0.001389in solid #cccccc" fo:border-bottom="0.001389in solid #cccccc" fo:vertical-align="top" fo:background-color="#f8f9fa"/>
    </style:style>
    <style:style style:name="TableCell120202" style:family="table-cell">
      <style:table-cell-properties fo:border-top="0.001389in solid #cccccc" fo:border-left="0.001389in solid #cccccc" fo:border-right="0.001389in solid #cccccc" fo:border-bottom="0.001389in solid #cccccc" fo:vertical-align="top" fo:background-color="#f8f9fa"/>
    </style:style>
    <style:style style:name="TableCell120203" style:family="table-cell">
      <style:table-cell-properties fo:border-top="0.001389in solid #cccccc" fo:border-left="0.001389in solid #cccccc" fo:border-right="0.001389in solid #cccccc" fo:border-bottom="0.001389in solid #cccccc" fo:vertical-align="top" fo:background-color="#f8f9fa"/>
    </style:style>
    <style:style style:name="TableRow1203" style:family="table-row">
      <style:table-row-properties/>
    </style:style>
    <style:style style:name="TableCell120300" style:family="table-cell">
      <style:table-cell-properties fo:border-top="0.001389in solid #cccccc" fo:border-left="0.001389in solid #cccccc" fo:border-right="0.001389in solid #cccccc" fo:border-bottom="0.001389in solid #cccccc" fo:vertical-align="top" fo:background-color="#ffffff"/>
    </style:style>
    <style:style style:name="TableCell120301" style:family="table-cell">
      <style:table-cell-properties fo:border-top="0.001389in solid #cccccc" fo:border-left="0.001389in solid #cccccc" fo:border-right="0.001389in solid #cccccc" fo:border-bottom="0.001389in solid #cccccc" fo:vertical-align="top" fo:background-color="#ffffff"/>
    </style:style>
    <style:style style:name="TableCell120302" style:family="table-cell">
      <style:table-cell-properties fo:border-top="0.001389in solid #cccccc" fo:border-left="0.001389in solid #cccccc" fo:border-right="0.001389in solid #cccccc" fo:border-bottom="0.001389in solid #cccccc" fo:vertical-align="top" fo:background-color="#ffffff"/>
    </style:style>
    <style:style style:name="TableCell120303" style:family="table-cell">
      <style:table-cell-properties fo:border-top="0.001389in solid #cccccc" fo:border-left="0.001389in solid #cccccc" fo:border-right="0.001389in solid #cccccc" fo:border-bottom="0.001389in solid #cccccc" fo:vertical-align="top" fo:background-color="#ffffff"/>
    </style:style>
    <style:style style:name="TableRow1204" style:family="table-row">
      <style:table-row-properties/>
    </style:style>
    <style:style style:name="TableCell120400" style:family="table-cell">
      <style:table-cell-properties fo:border-top="0.001389in solid #cccccc" fo:border-left="0.001389in solid #cccccc" fo:border-right="0.001389in solid #cccccc" fo:border-bottom="0.001389in solid #cccccc" fo:vertical-align="top" fo:background-color="#f8f9fa"/>
    </style:style>
    <style:style style:name="TableCell120401" style:family="table-cell">
      <style:table-cell-properties fo:border-top="0.001389in solid #cccccc" fo:border-left="0.001389in solid #cccccc" fo:border-right="0.001389in solid #cccccc" fo:border-bottom="0.001389in solid #cccccc" fo:vertical-align="top" fo:background-color="#f8f9fa"/>
    </style:style>
    <style:style style:name="TableCell120402" style:family="table-cell">
      <style:table-cell-properties fo:border-top="0.001389in solid #cccccc" fo:border-left="0.001389in solid #cccccc" fo:border-right="0.001389in solid #cccccc" fo:border-bottom="0.001389in solid #cccccc" fo:vertical-align="top" fo:background-color="#f8f9fa"/>
    </style:style>
    <style:style style:name="TableCell120403" style:family="table-cell">
      <style:table-cell-properties fo:border-top="0.001389in solid #cccccc" fo:border-left="0.001389in solid #cccccc" fo:border-right="0.001389in solid #cccccc" fo:border-bottom="0.001389in solid #cccccc" fo:vertical-align="top" fo:background-color="#f8f9fa"/>
    </style:style>
    <style:style style:name="TableRow1205" style:family="table-row">
      <style:table-row-properties/>
    </style:style>
    <style:style style:name="TableCell120500" style:family="table-cell">
      <style:table-cell-properties fo:border-top="0.001389in solid #cccccc" fo:border-left="0.001389in solid #cccccc" fo:border-right="0.001389in solid #cccccc" fo:border-bottom="0.001389in solid #cccccc" fo:vertical-align="top" fo:background-color="#ffffff"/>
    </style:style>
    <style:style style:name="TableCell120501" style:family="table-cell">
      <style:table-cell-properties fo:border-top="0.001389in solid #cccccc" fo:border-left="0.001389in solid #cccccc" fo:border-right="0.001389in solid #cccccc" fo:border-bottom="0.001389in solid #cccccc" fo:vertical-align="top" fo:background-color="#ffffff"/>
    </style:style>
    <style:style style:name="TableCell120502" style:family="table-cell">
      <style:table-cell-properties fo:border-top="0.001389in solid #cccccc" fo:border-left="0.001389in solid #cccccc" fo:border-right="0.001389in solid #cccccc" fo:border-bottom="0.001389in solid #cccccc" fo:vertical-align="top" fo:background-color="#ffffff"/>
    </style:style>
    <style:style style:name="TableCell120503" style:family="table-cell">
      <style:table-cell-properties fo:border-top="0.001389in solid #cccccc" fo:border-left="0.001389in solid #cccccc" fo:border-right="0.001389in solid #cccccc" fo:border-bottom="0.001389in solid #cccccc" fo:vertical-align="top" fo:background-color="#ffffff"/>
    </style:style>
    <style:style style:name="TableRow1206" style:family="table-row">
      <style:table-row-properties/>
    </style:style>
    <style:style style:name="TableCell120600" style:family="table-cell">
      <style:table-cell-properties fo:border-top="0.001389in solid #cccccc" fo:border-left="0.001389in solid #cccccc" fo:border-right="0.001389in solid #cccccc" fo:border-bottom="0.001389in solid #cccccc" fo:vertical-align="top" fo:background-color="#f8f9fa"/>
    </style:style>
    <style:style style:name="TableCell120601" style:family="table-cell">
      <style:table-cell-properties fo:border-top="0.001389in solid #cccccc" fo:border-left="0.001389in solid #cccccc" fo:border-right="0.001389in solid #cccccc" fo:border-bottom="0.001389in solid #cccccc" fo:vertical-align="top" fo:background-color="#f8f9fa"/>
    </style:style>
    <style:style style:name="TableCell120602" style:family="table-cell">
      <style:table-cell-properties fo:border-top="0.001389in solid #cccccc" fo:border-left="0.001389in solid #cccccc" fo:border-right="0.001389in solid #cccccc" fo:border-bottom="0.001389in solid #cccccc" fo:vertical-align="top" fo:background-color="#f8f9fa"/>
    </style:style>
    <style:style style:name="TableCell120603" style:family="table-cell">
      <style:table-cell-properties fo:border-top="0.001389in solid #cccccc" fo:border-left="0.001389in solid #cccccc" fo:border-right="0.001389in solid #cccccc" fo:border-bottom="0.001389in solid #cccccc" fo:vertical-align="top" fo:background-color="#f8f9fa"/>
    </style:style>
    <style:style style:name="TableColumn1300" style:family="table-column">
      <style:table-column-properties style:column-width="0.833333in"/>
    </style:style>
    <style:style style:name="TableColumn1301" style:family="table-column">
      <style:table-column-properties style:column-width="3.125000in"/>
    </style:style>
    <style:style style:name="TableColumn1302" style:family="table-column">
      <style:table-column-properties style:column-width="1.458333in"/>
    </style:style>
    <style:style style:name="TableColumn1303" style:family="table-column">
      <style:table-column-properties style:column-width="1.083333in"/>
    </style:style>
    <style:style style:name="Table13" style:family="table">
      <style:table-properties style:width="6.500000in" fo:margin-left="0.000000in" style:writing-mode="lr" table:align="left" style:may-break-between-rows="true"/>
    </style:style>
    <style:style style:name="TableRow1300" style:family="table-row">
      <style:table-row-properties/>
    </style:style>
    <style:style style:name="TableCell130000" style:family="table-cell">
      <style:table-cell-properties fo:border-top="0.001389in solid #cccccc" fo:border-left="0.001389in solid #cccccc" fo:border-right="0.001389in solid #cccccc" fo:border-bottom="0.001389in solid #cccccc" fo:vertical-align="top" fo:background-color="#2c3e50"/>
    </style:style>
    <style:style style:name="TableCell130001" style:family="table-cell">
      <style:table-cell-properties fo:border-top="0.001389in solid #cccccc" fo:border-left="0.001389in solid #cccccc" fo:border-right="0.001389in solid #cccccc" fo:border-bottom="0.001389in solid #cccccc" fo:vertical-align="top" fo:background-color="#2c3e50"/>
    </style:style>
    <style:style style:name="TableCell130002" style:family="table-cell">
      <style:table-cell-properties fo:border-top="0.001389in solid #cccccc" fo:border-left="0.001389in solid #cccccc" fo:border-right="0.001389in solid #cccccc" fo:border-bottom="0.001389in solid #cccccc" fo:vertical-align="top" fo:background-color="#2c3e50"/>
    </style:style>
    <style:style style:name="TableCell130003" style:family="table-cell">
      <style:table-cell-properties fo:border-top="0.001389in solid #cccccc" fo:border-left="0.001389in solid #cccccc" fo:border-right="0.001389in solid #cccccc" fo:border-bottom="0.001389in solid #cccccc" fo:vertical-align="top" fo:background-color="#2c3e50"/>
    </style:style>
    <style:style style:name="TableRow1301" style:family="table-row">
      <style:table-row-properties/>
    </style:style>
    <style:style style:name="TableCell130100" style:family="table-cell">
      <style:table-cell-properties fo:border-top="0.001389in solid #cccccc" fo:border-left="0.001389in solid #cccccc" fo:border-right="0.001389in solid #cccccc" fo:border-bottom="0.001389in solid #cccccc" fo:vertical-align="top" fo:background-color="#ffffff"/>
    </style:style>
    <style:style style:name="TableCell130101" style:family="table-cell">
      <style:table-cell-properties fo:border-top="0.001389in solid #cccccc" fo:border-left="0.001389in solid #cccccc" fo:border-right="0.001389in solid #cccccc" fo:border-bottom="0.001389in solid #cccccc" fo:vertical-align="top" fo:background-color="#ffffff"/>
    </style:style>
    <style:style style:name="TableCell130102" style:family="table-cell">
      <style:table-cell-properties fo:border-top="0.001389in solid #cccccc" fo:border-left="0.001389in solid #cccccc" fo:border-right="0.001389in solid #cccccc" fo:border-bottom="0.001389in solid #cccccc" fo:vertical-align="top" fo:background-color="#ffffff"/>
    </style:style>
    <style:style style:name="TableCell130103" style:family="table-cell">
      <style:table-cell-properties fo:border-top="0.001389in solid #cccccc" fo:border-left="0.001389in solid #cccccc" fo:border-right="0.001389in solid #cccccc" fo:border-bottom="0.001389in solid #cccccc" fo:vertical-align="top" fo:background-color="#ffffff"/>
    </style:style>
    <style:style style:name="TableRow1302" style:family="table-row">
      <style:table-row-properties/>
    </style:style>
    <style:style style:name="TableCell130200" style:family="table-cell">
      <style:table-cell-properties fo:border-top="0.001389in solid #cccccc" fo:border-left="0.001389in solid #cccccc" fo:border-right="0.001389in solid #cccccc" fo:border-bottom="0.001389in solid #cccccc" fo:vertical-align="top" fo:background-color="#f8f9fa"/>
    </style:style>
    <style:style style:name="TableCell130201" style:family="table-cell">
      <style:table-cell-properties fo:border-top="0.001389in solid #cccccc" fo:border-left="0.001389in solid #cccccc" fo:border-right="0.001389in solid #cccccc" fo:border-bottom="0.001389in solid #cccccc" fo:vertical-align="top" fo:background-color="#f8f9fa"/>
    </style:style>
    <style:style style:name="TableCell130202" style:family="table-cell">
      <style:table-cell-properties fo:border-top="0.001389in solid #cccccc" fo:border-left="0.001389in solid #cccccc" fo:border-right="0.001389in solid #cccccc" fo:border-bottom="0.001389in solid #cccccc" fo:vertical-align="top" fo:background-color="#f8f9fa"/>
    </style:style>
    <style:style style:name="TableCell130203" style:family="table-cell">
      <style:table-cell-properties fo:border-top="0.001389in solid #cccccc" fo:border-left="0.001389in solid #cccccc" fo:border-right="0.001389in solid #cccccc" fo:border-bottom="0.001389in solid #cccccc" fo:vertical-align="top" fo:background-color="#f8f9fa"/>
    </style:style>
    <style:style style:name="TableRow1303" style:family="table-row">
      <style:table-row-properties/>
    </style:style>
    <style:style style:name="TableCell130300" style:family="table-cell">
      <style:table-cell-properties fo:border-top="0.001389in solid #cccccc" fo:border-left="0.001389in solid #cccccc" fo:border-right="0.001389in solid #cccccc" fo:border-bottom="0.001389in solid #cccccc" fo:vertical-align="top" fo:background-color="#ffffff"/>
    </style:style>
    <style:style style:name="TableCell130301" style:family="table-cell">
      <style:table-cell-properties fo:border-top="0.001389in solid #cccccc" fo:border-left="0.001389in solid #cccccc" fo:border-right="0.001389in solid #cccccc" fo:border-bottom="0.001389in solid #cccccc" fo:vertical-align="top" fo:background-color="#ffffff"/>
    </style:style>
    <style:style style:name="TableCell130302" style:family="table-cell">
      <style:table-cell-properties fo:border-top="0.001389in solid #cccccc" fo:border-left="0.001389in solid #cccccc" fo:border-right="0.001389in solid #cccccc" fo:border-bottom="0.001389in solid #cccccc" fo:vertical-align="top" fo:background-color="#ffffff"/>
    </style:style>
    <style:style style:name="TableCell130303" style:family="table-cell">
      <style:table-cell-properties fo:border-top="0.001389in solid #cccccc" fo:border-left="0.001389in solid #cccccc" fo:border-right="0.001389in solid #cccccc" fo:border-bottom="0.001389in solid #cccccc" fo:vertical-align="top" fo:background-color="#ffffff"/>
    </style:style>
    <style:style style:name="TableRow1304" style:family="table-row">
      <style:table-row-properties/>
    </style:style>
    <style:style style:name="TableCell130400" style:family="table-cell">
      <style:table-cell-properties fo:border-top="0.001389in solid #cccccc" fo:border-left="0.001389in solid #cccccc" fo:border-right="0.001389in solid #cccccc" fo:border-bottom="0.001389in solid #cccccc" fo:vertical-align="top" fo:background-color="#f8f9fa"/>
    </style:style>
    <style:style style:name="TableCell130401" style:family="table-cell">
      <style:table-cell-properties fo:border-top="0.001389in solid #cccccc" fo:border-left="0.001389in solid #cccccc" fo:border-right="0.001389in solid #cccccc" fo:border-bottom="0.001389in solid #cccccc" fo:vertical-align="top" fo:background-color="#f8f9fa"/>
    </style:style>
    <style:style style:name="TableCell130402" style:family="table-cell">
      <style:table-cell-properties fo:border-top="0.001389in solid #cccccc" fo:border-left="0.001389in solid #cccccc" fo:border-right="0.001389in solid #cccccc" fo:border-bottom="0.001389in solid #cccccc" fo:vertical-align="top" fo:background-color="#f8f9fa"/>
    </style:style>
    <style:style style:name="TableCell130403" style:family="table-cell">
      <style:table-cell-properties fo:border-top="0.001389in solid #cccccc" fo:border-left="0.001389in solid #cccccc" fo:border-right="0.001389in solid #cccccc" fo:border-bottom="0.001389in solid #cccccc" fo:vertical-align="top" fo:background-color="#f8f9fa"/>
    </style:style>
    <style:style style:name="TableRow1305" style:family="table-row">
      <style:table-row-properties/>
    </style:style>
    <style:style style:name="TableCell130500" style:family="table-cell">
      <style:table-cell-properties fo:border-top="0.001389in solid #cccccc" fo:border-left="0.001389in solid #cccccc" fo:border-right="0.001389in solid #cccccc" fo:border-bottom="0.001389in solid #cccccc" fo:vertical-align="top" fo:background-color="#ffffff"/>
    </style:style>
    <style:style style:name="TableCell130501" style:family="table-cell">
      <style:table-cell-properties fo:border-top="0.001389in solid #cccccc" fo:border-left="0.001389in solid #cccccc" fo:border-right="0.001389in solid #cccccc" fo:border-bottom="0.001389in solid #cccccc" fo:vertical-align="top" fo:background-color="#ffffff"/>
    </style:style>
    <style:style style:name="TableCell130502" style:family="table-cell">
      <style:table-cell-properties fo:border-top="0.001389in solid #cccccc" fo:border-left="0.001389in solid #cccccc" fo:border-right="0.001389in solid #cccccc" fo:border-bottom="0.001389in solid #cccccc" fo:vertical-align="top" fo:background-color="#ffffff"/>
    </style:style>
    <style:style style:name="TableCell130503" style:family="table-cell">
      <style:table-cell-properties fo:border-top="0.001389in solid #cccccc" fo:border-left="0.001389in solid #cccccc" fo:border-right="0.001389in solid #cccccc" fo:border-bottom="0.001389in solid #cccccc" fo:vertical-align="top" fo:background-color="#ffffff"/>
    </style:style>
    <style:style style:name="TableRow1306" style:family="table-row">
      <style:table-row-properties/>
    </style:style>
    <style:style style:name="TableCell130600" style:family="table-cell">
      <style:table-cell-properties fo:border-top="0.001389in solid #cccccc" fo:border-left="0.001389in solid #cccccc" fo:border-right="0.001389in solid #cccccc" fo:border-bottom="0.001389in solid #cccccc" fo:vertical-align="top" fo:background-color="#f8f9fa"/>
    </style:style>
    <style:style style:name="TableCell130601" style:family="table-cell">
      <style:table-cell-properties fo:border-top="0.001389in solid #cccccc" fo:border-left="0.001389in solid #cccccc" fo:border-right="0.001389in solid #cccccc" fo:border-bottom="0.001389in solid #cccccc" fo:vertical-align="top" fo:background-color="#f8f9fa"/>
    </style:style>
    <style:style style:name="TableCell130602" style:family="table-cell">
      <style:table-cell-properties fo:border-top="0.001389in solid #cccccc" fo:border-left="0.001389in solid #cccccc" fo:border-right="0.001389in solid #cccccc" fo:border-bottom="0.001389in solid #cccccc" fo:vertical-align="top" fo:background-color="#f8f9fa"/>
    </style:style>
    <style:style style:name="TableCell130603" style:family="table-cell">
      <style:table-cell-properties fo:border-top="0.001389in solid #cccccc" fo:border-left="0.001389in solid #cccccc" fo:border-right="0.001389in solid #cccccc" fo:border-bottom="0.001389in solid #cccccc" fo:vertical-align="top" fo:background-color="#f8f9fa"/>
    </style:style>
    <style:style style:name="TableRow1307" style:family="table-row">
      <style:table-row-properties/>
    </style:style>
    <style:style style:name="TableCell130700" style:family="table-cell">
      <style:table-cell-properties fo:border-top="0.001389in solid #cccccc" fo:border-left="0.001389in solid #cccccc" fo:border-right="0.001389in solid #cccccc" fo:border-bottom="0.001389in solid #cccccc" fo:vertical-align="top" fo:background-color="#ffffff"/>
    </style:style>
    <style:style style:name="TableCell130701" style:family="table-cell">
      <style:table-cell-properties fo:border-top="0.001389in solid #cccccc" fo:border-left="0.001389in solid #cccccc" fo:border-right="0.001389in solid #cccccc" fo:border-bottom="0.001389in solid #cccccc" fo:vertical-align="top" fo:background-color="#ffffff"/>
    </style:style>
    <style:style style:name="TableCell130702" style:family="table-cell">
      <style:table-cell-properties fo:border-top="0.001389in solid #cccccc" fo:border-left="0.001389in solid #cccccc" fo:border-right="0.001389in solid #cccccc" fo:border-bottom="0.001389in solid #cccccc" fo:vertical-align="top" fo:background-color="#ffffff"/>
    </style:style>
    <style:style style:name="TableCell130703" style:family="table-cell">
      <style:table-cell-properties fo:border-top="0.001389in solid #cccccc" fo:border-left="0.001389in solid #cccccc" fo:border-right="0.001389in solid #cccccc" fo:border-bottom="0.001389in solid #cccccc" fo:vertical-align="top" fo:background-color="#ffffff"/>
    </style:style>
    <style:style style:name="TableColumn1400" style:family="table-column">
      <style:table-column-properties style:column-width="0.833333in"/>
    </style:style>
    <style:style style:name="TableColumn1401" style:family="table-column">
      <style:table-column-properties style:column-width="3.125000in"/>
    </style:style>
    <style:style style:name="TableColumn1402" style:family="table-column">
      <style:table-column-properties style:column-width="1.458333in"/>
    </style:style>
    <style:style style:name="TableColumn1403" style:family="table-column">
      <style:table-column-properties style:column-width="1.083333in"/>
    </style:style>
    <style:style style:name="Table14" style:family="table">
      <style:table-properties style:width="6.500000in" fo:margin-left="0.000000in" style:writing-mode="lr" table:align="left" style:may-break-between-rows="true"/>
    </style:style>
    <style:style style:name="TableRow1400" style:family="table-row">
      <style:table-row-properties/>
    </style:style>
    <style:style style:name="TableCell140000" style:family="table-cell">
      <style:table-cell-properties fo:border-top="0.001389in solid #cccccc" fo:border-left="0.001389in solid #cccccc" fo:border-right="0.001389in solid #cccccc" fo:border-bottom="0.001389in solid #cccccc" fo:vertical-align="top" fo:background-color="#2c3e50"/>
    </style:style>
    <style:style style:name="TableCell140001" style:family="table-cell">
      <style:table-cell-properties fo:border-top="0.001389in solid #cccccc" fo:border-left="0.001389in solid #cccccc" fo:border-right="0.001389in solid #cccccc" fo:border-bottom="0.001389in solid #cccccc" fo:vertical-align="top" fo:background-color="#2c3e50"/>
    </style:style>
    <style:style style:name="TableCell140002" style:family="table-cell">
      <style:table-cell-properties fo:border-top="0.001389in solid #cccccc" fo:border-left="0.001389in solid #cccccc" fo:border-right="0.001389in solid #cccccc" fo:border-bottom="0.001389in solid #cccccc" fo:vertical-align="top" fo:background-color="#2c3e50"/>
    </style:style>
    <style:style style:name="TableCell140003" style:family="table-cell">
      <style:table-cell-properties fo:border-top="0.001389in solid #cccccc" fo:border-left="0.001389in solid #cccccc" fo:border-right="0.001389in solid #cccccc" fo:border-bottom="0.001389in solid #cccccc" fo:vertical-align="top" fo:background-color="#2c3e50"/>
    </style:style>
    <style:style style:name="TableRow1401" style:family="table-row">
      <style:table-row-properties/>
    </style:style>
    <style:style style:name="TableCell140100" style:family="table-cell">
      <style:table-cell-properties fo:border-top="0.001389in solid #cccccc" fo:border-left="0.001389in solid #cccccc" fo:border-right="0.001389in solid #cccccc" fo:border-bottom="0.001389in solid #cccccc" fo:vertical-align="top" fo:background-color="#ffffff"/>
    </style:style>
    <style:style style:name="TableCell140101" style:family="table-cell">
      <style:table-cell-properties fo:border-top="0.001389in solid #cccccc" fo:border-left="0.001389in solid #cccccc" fo:border-right="0.001389in solid #cccccc" fo:border-bottom="0.001389in solid #cccccc" fo:vertical-align="top" fo:background-color="#ffffff"/>
    </style:style>
    <style:style style:name="TableCell140102" style:family="table-cell">
      <style:table-cell-properties fo:border-top="0.001389in solid #cccccc" fo:border-left="0.001389in solid #cccccc" fo:border-right="0.001389in solid #cccccc" fo:border-bottom="0.001389in solid #cccccc" fo:vertical-align="top" fo:background-color="#ffffff"/>
    </style:style>
    <style:style style:name="TableCell140103" style:family="table-cell">
      <style:table-cell-properties fo:border-top="0.001389in solid #cccccc" fo:border-left="0.001389in solid #cccccc" fo:border-right="0.001389in solid #cccccc" fo:border-bottom="0.001389in solid #cccccc" fo:vertical-align="top" fo:background-color="#ffffff"/>
    </style:style>
    <style:style style:name="TableRow1402" style:family="table-row">
      <style:table-row-properties/>
    </style:style>
    <style:style style:name="TableCell140200" style:family="table-cell">
      <style:table-cell-properties fo:border-top="0.001389in solid #cccccc" fo:border-left="0.001389in solid #cccccc" fo:border-right="0.001389in solid #cccccc" fo:border-bottom="0.001389in solid #cccccc" fo:vertical-align="top" fo:background-color="#f8f9fa"/>
    </style:style>
    <style:style style:name="TableCell140201" style:family="table-cell">
      <style:table-cell-properties fo:border-top="0.001389in solid #cccccc" fo:border-left="0.001389in solid #cccccc" fo:border-right="0.001389in solid #cccccc" fo:border-bottom="0.001389in solid #cccccc" fo:vertical-align="top" fo:background-color="#f8f9fa"/>
    </style:style>
    <style:style style:name="TableCell140202" style:family="table-cell">
      <style:table-cell-properties fo:border-top="0.001389in solid #cccccc" fo:border-left="0.001389in solid #cccccc" fo:border-right="0.001389in solid #cccccc" fo:border-bottom="0.001389in solid #cccccc" fo:vertical-align="top" fo:background-color="#f8f9fa"/>
    </style:style>
    <style:style style:name="TableCell140203" style:family="table-cell">
      <style:table-cell-properties fo:border-top="0.001389in solid #cccccc" fo:border-left="0.001389in solid #cccccc" fo:border-right="0.001389in solid #cccccc" fo:border-bottom="0.001389in solid #cccccc" fo:vertical-align="top" fo:background-color="#f8f9fa"/>
    </style:style>
    <style:style style:name="TableRow1403" style:family="table-row">
      <style:table-row-properties/>
    </style:style>
    <style:style style:name="TableCell140300" style:family="table-cell">
      <style:table-cell-properties fo:border-top="0.001389in solid #cccccc" fo:border-left="0.001389in solid #cccccc" fo:border-right="0.001389in solid #cccccc" fo:border-bottom="0.001389in solid #cccccc" fo:vertical-align="top" fo:background-color="#ffffff"/>
    </style:style>
    <style:style style:name="TableCell140301" style:family="table-cell">
      <style:table-cell-properties fo:border-top="0.001389in solid #cccccc" fo:border-left="0.001389in solid #cccccc" fo:border-right="0.001389in solid #cccccc" fo:border-bottom="0.001389in solid #cccccc" fo:vertical-align="top" fo:background-color="#ffffff"/>
    </style:style>
    <style:style style:name="TableCell140302" style:family="table-cell">
      <style:table-cell-properties fo:border-top="0.001389in solid #cccccc" fo:border-left="0.001389in solid #cccccc" fo:border-right="0.001389in solid #cccccc" fo:border-bottom="0.001389in solid #cccccc" fo:vertical-align="top" fo:background-color="#ffffff"/>
    </style:style>
    <style:style style:name="TableCell140303" style:family="table-cell">
      <style:table-cell-properties fo:border-top="0.001389in solid #cccccc" fo:border-left="0.001389in solid #cccccc" fo:border-right="0.001389in solid #cccccc" fo:border-bottom="0.001389in solid #cccccc" fo:vertical-align="top" fo:background-color="#ffffff"/>
    </style:style>
    <style:style style:name="TableRow1404" style:family="table-row">
      <style:table-row-properties/>
    </style:style>
    <style:style style:name="TableCell140400" style:family="table-cell">
      <style:table-cell-properties fo:border-top="0.001389in solid #cccccc" fo:border-left="0.001389in solid #cccccc" fo:border-right="0.001389in solid #cccccc" fo:border-bottom="0.001389in solid #cccccc" fo:vertical-align="top" fo:background-color="#f8f9fa"/>
    </style:style>
    <style:style style:name="TableCell140401" style:family="table-cell">
      <style:table-cell-properties fo:border-top="0.001389in solid #cccccc" fo:border-left="0.001389in solid #cccccc" fo:border-right="0.001389in solid #cccccc" fo:border-bottom="0.001389in solid #cccccc" fo:vertical-align="top" fo:background-color="#f8f9fa"/>
    </style:style>
    <style:style style:name="TableCell140402" style:family="table-cell">
      <style:table-cell-properties fo:border-top="0.001389in solid #cccccc" fo:border-left="0.001389in solid #cccccc" fo:border-right="0.001389in solid #cccccc" fo:border-bottom="0.001389in solid #cccccc" fo:vertical-align="top" fo:background-color="#f8f9fa"/>
    </style:style>
    <style:style style:name="TableCell140403" style:family="table-cell">
      <style:table-cell-properties fo:border-top="0.001389in solid #cccccc" fo:border-left="0.001389in solid #cccccc" fo:border-right="0.001389in solid #cccccc" fo:border-bottom="0.001389in solid #cccccc" fo:vertical-align="top" fo:background-color="#f8f9fa"/>
    </style:style>
    <style:style style:name="TableRow1405" style:family="table-row">
      <style:table-row-properties/>
    </style:style>
    <style:style style:name="TableCell140500" style:family="table-cell">
      <style:table-cell-properties fo:border-top="0.001389in solid #cccccc" fo:border-left="0.001389in solid #cccccc" fo:border-right="0.001389in solid #cccccc" fo:border-bottom="0.001389in solid #cccccc" fo:vertical-align="top" fo:background-color="#ffffff"/>
    </style:style>
    <style:style style:name="TableCell140501" style:family="table-cell">
      <style:table-cell-properties fo:border-top="0.001389in solid #cccccc" fo:border-left="0.001389in solid #cccccc" fo:border-right="0.001389in solid #cccccc" fo:border-bottom="0.001389in solid #cccccc" fo:vertical-align="top" fo:background-color="#ffffff"/>
    </style:style>
    <style:style style:name="TableCell140502" style:family="table-cell">
      <style:table-cell-properties fo:border-top="0.001389in solid #cccccc" fo:border-left="0.001389in solid #cccccc" fo:border-right="0.001389in solid #cccccc" fo:border-bottom="0.001389in solid #cccccc" fo:vertical-align="top" fo:background-color="#ffffff"/>
    </style:style>
    <style:style style:name="TableCell140503" style:family="table-cell">
      <style:table-cell-properties fo:border-top="0.001389in solid #cccccc" fo:border-left="0.001389in solid #cccccc" fo:border-right="0.001389in solid #cccccc" fo:border-bottom="0.001389in solid #cccccc" fo:vertical-align="top" fo:background-color="#ffffff"/>
    </style:style>
    <style:style style:name="TableRow1406" style:family="table-row">
      <style:table-row-properties/>
    </style:style>
    <style:style style:name="TableCell140600" style:family="table-cell">
      <style:table-cell-properties fo:border-top="0.001389in solid #cccccc" fo:border-left="0.001389in solid #cccccc" fo:border-right="0.001389in solid #cccccc" fo:border-bottom="0.001389in solid #cccccc" fo:vertical-align="top" fo:background-color="#f8f9fa"/>
    </style:style>
    <style:style style:name="TableCell140601" style:family="table-cell">
      <style:table-cell-properties fo:border-top="0.001389in solid #cccccc" fo:border-left="0.001389in solid #cccccc" fo:border-right="0.001389in solid #cccccc" fo:border-bottom="0.001389in solid #cccccc" fo:vertical-align="top" fo:background-color="#f8f9fa"/>
    </style:style>
    <style:style style:name="TableCell140602" style:family="table-cell">
      <style:table-cell-properties fo:border-top="0.001389in solid #cccccc" fo:border-left="0.001389in solid #cccccc" fo:border-right="0.001389in solid #cccccc" fo:border-bottom="0.001389in solid #cccccc" fo:vertical-align="top" fo:background-color="#f8f9fa"/>
    </style:style>
    <style:style style:name="TableCell140603" style:family="table-cell">
      <style:table-cell-properties fo:border-top="0.001389in solid #cccccc" fo:border-left="0.001389in solid #cccccc" fo:border-right="0.001389in solid #cccccc" fo:border-bottom="0.001389in solid #cccccc" fo:vertical-align="top" fo:background-color="#f8f9fa"/>
    </style:style>
    <style:style style:name="TableRow1407" style:family="table-row">
      <style:table-row-properties/>
    </style:style>
    <style:style style:name="TableCell140700" style:family="table-cell">
      <style:table-cell-properties fo:border-top="0.001389in solid #cccccc" fo:border-left="0.001389in solid #cccccc" fo:border-right="0.001389in solid #cccccc" fo:border-bottom="0.001389in solid #cccccc" fo:vertical-align="top" fo:background-color="#ffffff"/>
    </style:style>
    <style:style style:name="TableCell140701" style:family="table-cell">
      <style:table-cell-properties fo:border-top="0.001389in solid #cccccc" fo:border-left="0.001389in solid #cccccc" fo:border-right="0.001389in solid #cccccc" fo:border-bottom="0.001389in solid #cccccc" fo:vertical-align="top" fo:background-color="#ffffff"/>
    </style:style>
    <style:style style:name="TableCell140702" style:family="table-cell">
      <style:table-cell-properties fo:border-top="0.001389in solid #cccccc" fo:border-left="0.001389in solid #cccccc" fo:border-right="0.001389in solid #cccccc" fo:border-bottom="0.001389in solid #cccccc" fo:vertical-align="top" fo:background-color="#ffffff"/>
    </style:style>
    <style:style style:name="TableCell140703" style:family="table-cell">
      <style:table-cell-properties fo:border-top="0.001389in solid #cccccc" fo:border-left="0.001389in solid #cccccc" fo:border-right="0.001389in solid #cccccc" fo:border-bottom="0.001389in solid #cccccc" fo:vertical-align="top" fo:background-color="#ffffff"/>
    </style:style>
    <style:style style:name="TableColumn1500" style:family="table-column">
      <style:table-column-properties style:column-width="0.694444in"/>
    </style:style>
    <style:style style:name="TableColumn1501" style:family="table-column">
      <style:table-column-properties style:column-width="3.333333in"/>
    </style:style>
    <style:style style:name="TableColumn1502" style:family="table-column">
      <style:table-column-properties style:column-width="1.250000in"/>
    </style:style>
    <style:style style:name="TableColumn1503" style:family="table-column">
      <style:table-column-properties style:column-width="1.222222in"/>
    </style:style>
    <style:style style:name="Table15" style:family="table">
      <style:table-properties style:width="6.500000in" fo:margin-left="0.000000in" style:writing-mode="lr" table:align="left" style:may-break-between-rows="true"/>
    </style:style>
    <style:style style:name="TableRow1500" style:family="table-row">
      <style:table-row-properties/>
    </style:style>
    <style:style style:name="TableCell150000" style:family="table-cell">
      <style:table-cell-properties fo:border-top="0.001389in solid #cccccc" fo:border-left="0.001389in solid #cccccc" fo:border-right="0.001389in solid #cccccc" fo:border-bottom="0.001389in solid #cccccc" fo:vertical-align="top" fo:background-color="#2c3e50"/>
    </style:style>
    <style:style style:name="TableCell150001" style:family="table-cell">
      <style:table-cell-properties fo:border-top="0.001389in solid #cccccc" fo:border-left="0.001389in solid #cccccc" fo:border-right="0.001389in solid #cccccc" fo:border-bottom="0.001389in solid #cccccc" fo:vertical-align="top" fo:background-color="#2c3e50"/>
    </style:style>
    <style:style style:name="TableCell150002" style:family="table-cell">
      <style:table-cell-properties fo:border-top="0.001389in solid #cccccc" fo:border-left="0.001389in solid #cccccc" fo:border-right="0.001389in solid #cccccc" fo:border-bottom="0.001389in solid #cccccc" fo:vertical-align="top" fo:background-color="#2c3e50"/>
    </style:style>
    <style:style style:name="TableCell150003" style:family="table-cell">
      <style:table-cell-properties fo:border-top="0.001389in solid #cccccc" fo:border-left="0.001389in solid #cccccc" fo:border-right="0.001389in solid #cccccc" fo:border-bottom="0.001389in solid #cccccc" fo:vertical-align="top" fo:background-color="#2c3e50"/>
    </style:style>
    <style:style style:name="TableRow1501" style:family="table-row">
      <style:table-row-properties/>
    </style:style>
    <style:style style:name="TableCell150100" style:family="table-cell">
      <style:table-cell-properties fo:border-top="0.001389in solid #cccccc" fo:border-left="0.001389in solid #cccccc" fo:border-right="0.001389in solid #cccccc" fo:border-bottom="0.001389in solid #cccccc" fo:vertical-align="top" fo:background-color="#ffffff"/>
    </style:style>
    <style:style style:name="TableCell150101" style:family="table-cell">
      <style:table-cell-properties fo:border-top="0.001389in solid #cccccc" fo:border-left="0.001389in solid #cccccc" fo:border-right="0.001389in solid #cccccc" fo:border-bottom="0.001389in solid #cccccc" fo:vertical-align="top" fo:background-color="#ffffff"/>
    </style:style>
    <style:style style:name="TableCell150102" style:family="table-cell">
      <style:table-cell-properties fo:border-top="0.001389in solid #cccccc" fo:border-left="0.001389in solid #cccccc" fo:border-right="0.001389in solid #cccccc" fo:border-bottom="0.001389in solid #cccccc" fo:vertical-align="top" fo:background-color="#ffffff"/>
    </style:style>
    <style:style style:name="TableCell150103" style:family="table-cell">
      <style:table-cell-properties fo:border-top="0.001389in solid #cccccc" fo:border-left="0.001389in solid #cccccc" fo:border-right="0.001389in solid #cccccc" fo:border-bottom="0.001389in solid #cccccc" fo:vertical-align="top" fo:background-color="#ffffff"/>
    </style:style>
    <style:style style:name="TableRow1502" style:family="table-row">
      <style:table-row-properties/>
    </style:style>
    <style:style style:name="TableCell150200" style:family="table-cell">
      <style:table-cell-properties fo:border-top="0.001389in solid #cccccc" fo:border-left="0.001389in solid #cccccc" fo:border-right="0.001389in solid #cccccc" fo:border-bottom="0.001389in solid #cccccc" fo:vertical-align="top" fo:background-color="#f8f9fa"/>
    </style:style>
    <style:style style:name="TableCell150201" style:family="table-cell">
      <style:table-cell-properties fo:border-top="0.001389in solid #cccccc" fo:border-left="0.001389in solid #cccccc" fo:border-right="0.001389in solid #cccccc" fo:border-bottom="0.001389in solid #cccccc" fo:vertical-align="top" fo:background-color="#f8f9fa"/>
    </style:style>
    <style:style style:name="TableCell150202" style:family="table-cell">
      <style:table-cell-properties fo:border-top="0.001389in solid #cccccc" fo:border-left="0.001389in solid #cccccc" fo:border-right="0.001389in solid #cccccc" fo:border-bottom="0.001389in solid #cccccc" fo:vertical-align="top" fo:background-color="#f8f9fa"/>
    </style:style>
    <style:style style:name="TableCell150203" style:family="table-cell">
      <style:table-cell-properties fo:border-top="0.001389in solid #cccccc" fo:border-left="0.001389in solid #cccccc" fo:border-right="0.001389in solid #cccccc" fo:border-bottom="0.001389in solid #cccccc" fo:vertical-align="top" fo:background-color="#f8f9fa"/>
    </style:style>
    <style:style style:name="TableRow1503" style:family="table-row">
      <style:table-row-properties/>
    </style:style>
    <style:style style:name="TableCell150300" style:family="table-cell">
      <style:table-cell-properties fo:border-top="0.001389in solid #cccccc" fo:border-left="0.001389in solid #cccccc" fo:border-right="0.001389in solid #cccccc" fo:border-bottom="0.001389in solid #cccccc" fo:vertical-align="top" fo:background-color="#ffffff"/>
    </style:style>
    <style:style style:name="TableCell150301" style:family="table-cell">
      <style:table-cell-properties fo:border-top="0.001389in solid #cccccc" fo:border-left="0.001389in solid #cccccc" fo:border-right="0.001389in solid #cccccc" fo:border-bottom="0.001389in solid #cccccc" fo:vertical-align="top" fo:background-color="#ffffff"/>
    </style:style>
    <style:style style:name="TableCell150302" style:family="table-cell">
      <style:table-cell-properties fo:border-top="0.001389in solid #cccccc" fo:border-left="0.001389in solid #cccccc" fo:border-right="0.001389in solid #cccccc" fo:border-bottom="0.001389in solid #cccccc" fo:vertical-align="top" fo:background-color="#ffffff"/>
    </style:style>
    <style:style style:name="TableCell150303" style:family="table-cell">
      <style:table-cell-properties fo:border-top="0.001389in solid #cccccc" fo:border-left="0.001389in solid #cccccc" fo:border-right="0.001389in solid #cccccc" fo:border-bottom="0.001389in solid #cccccc" fo:vertical-align="top" fo:background-color="#ffffff"/>
    </style:style>
    <style:style style:name="TableRow1504" style:family="table-row">
      <style:table-row-properties/>
    </style:style>
    <style:style style:name="TableCell150400" style:family="table-cell">
      <style:table-cell-properties fo:border-top="0.001389in solid #cccccc" fo:border-left="0.001389in solid #cccccc" fo:border-right="0.001389in solid #cccccc" fo:border-bottom="0.001389in solid #cccccc" fo:vertical-align="top" fo:background-color="#f8f9fa"/>
    </style:style>
    <style:style style:name="TableCell150401" style:family="table-cell">
      <style:table-cell-properties fo:border-top="0.001389in solid #cccccc" fo:border-left="0.001389in solid #cccccc" fo:border-right="0.001389in solid #cccccc" fo:border-bottom="0.001389in solid #cccccc" fo:vertical-align="top" fo:background-color="#f8f9fa"/>
    </style:style>
    <style:style style:name="TableCell150402" style:family="table-cell">
      <style:table-cell-properties fo:border-top="0.001389in solid #cccccc" fo:border-left="0.001389in solid #cccccc" fo:border-right="0.001389in solid #cccccc" fo:border-bottom="0.001389in solid #cccccc" fo:vertical-align="top" fo:background-color="#f8f9fa"/>
    </style:style>
    <style:style style:name="TableCell150403" style:family="table-cell">
      <style:table-cell-properties fo:border-top="0.001389in solid #cccccc" fo:border-left="0.001389in solid #cccccc" fo:border-right="0.001389in solid #cccccc" fo:border-bottom="0.001389in solid #cccccc" fo:vertical-align="top" fo:background-color="#f8f9fa"/>
    </style:style>
    <style:style style:name="TableRow1505" style:family="table-row">
      <style:table-row-properties/>
    </style:style>
    <style:style style:name="TableCell150500" style:family="table-cell">
      <style:table-cell-properties fo:border-top="0.001389in solid #cccccc" fo:border-left="0.001389in solid #cccccc" fo:border-right="0.001389in solid #cccccc" fo:border-bottom="0.001389in solid #cccccc" fo:vertical-align="top" fo:background-color="#ffffff"/>
    </style:style>
    <style:style style:name="TableCell150501" style:family="table-cell">
      <style:table-cell-properties fo:border-top="0.001389in solid #cccccc" fo:border-left="0.001389in solid #cccccc" fo:border-right="0.001389in solid #cccccc" fo:border-bottom="0.001389in solid #cccccc" fo:vertical-align="top" fo:background-color="#ffffff"/>
    </style:style>
    <style:style style:name="TableCell150502" style:family="table-cell">
      <style:table-cell-properties fo:border-top="0.001389in solid #cccccc" fo:border-left="0.001389in solid #cccccc" fo:border-right="0.001389in solid #cccccc" fo:border-bottom="0.001389in solid #cccccc" fo:vertical-align="top" fo:background-color="#ffffff"/>
    </style:style>
    <style:style style:name="TableCell150503" style:family="table-cell">
      <style:table-cell-properties fo:border-top="0.001389in solid #cccccc" fo:border-left="0.001389in solid #cccccc" fo:border-right="0.001389in solid #cccccc" fo:border-bottom="0.001389in solid #cccccc" fo:vertical-align="top" fo:background-color="#ffffff"/>
    </style:style>
    <style:style style:name="TableRow1506" style:family="table-row">
      <style:table-row-properties/>
    </style:style>
    <style:style style:name="TableCell150600" style:family="table-cell">
      <style:table-cell-properties fo:border-top="0.001389in solid #cccccc" fo:border-left="0.001389in solid #cccccc" fo:border-right="0.001389in solid #cccccc" fo:border-bottom="0.001389in solid #cccccc" fo:vertical-align="top" fo:background-color="#f8f9fa"/>
    </style:style>
    <style:style style:name="TableCell150601" style:family="table-cell">
      <style:table-cell-properties fo:border-top="0.001389in solid #cccccc" fo:border-left="0.001389in solid #cccccc" fo:border-right="0.001389in solid #cccccc" fo:border-bottom="0.001389in solid #cccccc" fo:vertical-align="top" fo:background-color="#f8f9fa"/>
    </style:style>
    <style:style style:name="TableCell150602" style:family="table-cell">
      <style:table-cell-properties fo:border-top="0.001389in solid #cccccc" fo:border-left="0.001389in solid #cccccc" fo:border-right="0.001389in solid #cccccc" fo:border-bottom="0.001389in solid #cccccc" fo:vertical-align="top" fo:background-color="#f8f9fa"/>
    </style:style>
    <style:style style:name="TableCell150603" style:family="table-cell">
      <style:table-cell-properties fo:border-top="0.001389in solid #cccccc" fo:border-left="0.001389in solid #cccccc" fo:border-right="0.001389in solid #cccccc" fo:border-bottom="0.001389in solid #cccccc" fo:vertical-align="top" fo:background-color="#f8f9fa"/>
    </style:style>
    <style:style style:name="TableRow1507" style:family="table-row">
      <style:table-row-properties/>
    </style:style>
    <style:style style:name="TableCell150700" style:family="table-cell">
      <style:table-cell-properties fo:border-top="0.001389in solid #cccccc" fo:border-left="0.001389in solid #cccccc" fo:border-right="0.001389in solid #cccccc" fo:border-bottom="0.001389in solid #cccccc" fo:vertical-align="top" fo:background-color="#ffffff"/>
    </style:style>
    <style:style style:name="TableCell150701" style:family="table-cell">
      <style:table-cell-properties fo:border-top="0.001389in solid #cccccc" fo:border-left="0.001389in solid #cccccc" fo:border-right="0.001389in solid #cccccc" fo:border-bottom="0.001389in solid #cccccc" fo:vertical-align="top" fo:background-color="#ffffff"/>
    </style:style>
    <style:style style:name="TableCell150702" style:family="table-cell">
      <style:table-cell-properties fo:border-top="0.001389in solid #cccccc" fo:border-left="0.001389in solid #cccccc" fo:border-right="0.001389in solid #cccccc" fo:border-bottom="0.001389in solid #cccccc" fo:vertical-align="top" fo:background-color="#ffffff"/>
    </style:style>
    <style:style style:name="TableCell150703" style:family="table-cell">
      <style:table-cell-properties fo:border-top="0.001389in solid #cccccc" fo:border-left="0.001389in solid #cccccc" fo:border-right="0.001389in solid #cccccc" fo:border-bottom="0.001389in solid #cccccc" fo:vertical-align="top" fo:background-color="#ffffff"/>
    </style:style>
    <style:style style:name="TableRow1508" style:family="table-row">
      <style:table-row-properties/>
    </style:style>
    <style:style style:name="TableCell150800" style:family="table-cell">
      <style:table-cell-properties fo:border-top="0.001389in solid #cccccc" fo:border-left="0.001389in solid #cccccc" fo:border-right="0.001389in solid #cccccc" fo:border-bottom="0.001389in solid #cccccc" fo:vertical-align="top" fo:background-color="#f8f9fa"/>
    </style:style>
    <style:style style:name="TableCell150801" style:family="table-cell">
      <style:table-cell-properties fo:border-top="0.001389in solid #cccccc" fo:border-left="0.001389in solid #cccccc" fo:border-right="0.001389in solid #cccccc" fo:border-bottom="0.001389in solid #cccccc" fo:vertical-align="top" fo:background-color="#f8f9fa"/>
    </style:style>
    <style:style style:name="TableCell150802" style:family="table-cell">
      <style:table-cell-properties fo:border-top="0.001389in solid #cccccc" fo:border-left="0.001389in solid #cccccc" fo:border-right="0.001389in solid #cccccc" fo:border-bottom="0.001389in solid #cccccc" fo:vertical-align="top" fo:background-color="#f8f9fa"/>
    </style:style>
    <style:style style:name="TableCell150803" style:family="table-cell">
      <style:table-cell-properties fo:border-top="0.001389in solid #cccccc" fo:border-left="0.001389in solid #cccccc" fo:border-right="0.001389in solid #cccccc" fo:border-bottom="0.001389in solid #cccccc" fo:vertical-align="top" fo:background-color="#f8f9fa"/>
    </style:style>
    <style:style style:name="TableColumn1600" style:family="table-column">
      <style:table-column-properties style:column-width="0.694444in"/>
    </style:style>
    <style:style style:name="TableColumn1601" style:family="table-column">
      <style:table-column-properties style:column-width="3.333333in"/>
    </style:style>
    <style:style style:name="TableColumn1602" style:family="table-column">
      <style:table-column-properties style:column-width="1.250000in"/>
    </style:style>
    <style:style style:name="TableColumn1603" style:family="table-column">
      <style:table-column-properties style:column-width="1.222222in"/>
    </style:style>
    <style:style style:name="Table16" style:family="table">
      <style:table-properties style:width="6.500000in" fo:margin-left="0.000000in" style:writing-mode="lr" table:align="left" style:may-break-between-rows="true"/>
    </style:style>
    <style:style style:name="TableRow1600" style:family="table-row">
      <style:table-row-properties/>
    </style:style>
    <style:style style:name="TableCell160000" style:family="table-cell">
      <style:table-cell-properties fo:border-top="0.001389in solid #cccccc" fo:border-left="0.001389in solid #cccccc" fo:border-right="0.001389in solid #cccccc" fo:border-bottom="0.001389in solid #cccccc" fo:vertical-align="top" fo:background-color="#2c3e50"/>
    </style:style>
    <style:style style:name="TableCell160001" style:family="table-cell">
      <style:table-cell-properties fo:border-top="0.001389in solid #cccccc" fo:border-left="0.001389in solid #cccccc" fo:border-right="0.001389in solid #cccccc" fo:border-bottom="0.001389in solid #cccccc" fo:vertical-align="top" fo:background-color="#2c3e50"/>
    </style:style>
    <style:style style:name="TableCell160002" style:family="table-cell">
      <style:table-cell-properties fo:border-top="0.001389in solid #cccccc" fo:border-left="0.001389in solid #cccccc" fo:border-right="0.001389in solid #cccccc" fo:border-bottom="0.001389in solid #cccccc" fo:vertical-align="top" fo:background-color="#2c3e50"/>
    </style:style>
    <style:style style:name="TableCell160003" style:family="table-cell">
      <style:table-cell-properties fo:border-top="0.001389in solid #cccccc" fo:border-left="0.001389in solid #cccccc" fo:border-right="0.001389in solid #cccccc" fo:border-bottom="0.001389in solid #cccccc" fo:vertical-align="top" fo:background-color="#2c3e50"/>
    </style:style>
    <style:style style:name="TableRow1601" style:family="table-row">
      <style:table-row-properties/>
    </style:style>
    <style:style style:name="TableCell160100" style:family="table-cell">
      <style:table-cell-properties fo:border-top="0.001389in solid #cccccc" fo:border-left="0.001389in solid #cccccc" fo:border-right="0.001389in solid #cccccc" fo:border-bottom="0.001389in solid #cccccc" fo:vertical-align="top" fo:background-color="#ffffff"/>
    </style:style>
    <style:style style:name="TableCell160101" style:family="table-cell">
      <style:table-cell-properties fo:border-top="0.001389in solid #cccccc" fo:border-left="0.001389in solid #cccccc" fo:border-right="0.001389in solid #cccccc" fo:border-bottom="0.001389in solid #cccccc" fo:vertical-align="top" fo:background-color="#ffffff"/>
    </style:style>
    <style:style style:name="TableCell160102" style:family="table-cell">
      <style:table-cell-properties fo:border-top="0.001389in solid #cccccc" fo:border-left="0.001389in solid #cccccc" fo:border-right="0.001389in solid #cccccc" fo:border-bottom="0.001389in solid #cccccc" fo:vertical-align="top" fo:background-color="#ffffff"/>
    </style:style>
    <style:style style:name="TableCell160103" style:family="table-cell">
      <style:table-cell-properties fo:border-top="0.001389in solid #cccccc" fo:border-left="0.001389in solid #cccccc" fo:border-right="0.001389in solid #cccccc" fo:border-bottom="0.001389in solid #cccccc" fo:vertical-align="top" fo:background-color="#ffffff"/>
    </style:style>
    <style:style style:name="TableRow1602" style:family="table-row">
      <style:table-row-properties/>
    </style:style>
    <style:style style:name="TableCell160200" style:family="table-cell">
      <style:table-cell-properties fo:border-top="0.001389in solid #cccccc" fo:border-left="0.001389in solid #cccccc" fo:border-right="0.001389in solid #cccccc" fo:border-bottom="0.001389in solid #cccccc" fo:vertical-align="top" fo:background-color="#f8f9fa"/>
    </style:style>
    <style:style style:name="TableCell160201" style:family="table-cell">
      <style:table-cell-properties fo:border-top="0.001389in solid #cccccc" fo:border-left="0.001389in solid #cccccc" fo:border-right="0.001389in solid #cccccc" fo:border-bottom="0.001389in solid #cccccc" fo:vertical-align="top" fo:background-color="#f8f9fa"/>
    </style:style>
    <style:style style:name="TableCell160202" style:family="table-cell">
      <style:table-cell-properties fo:border-top="0.001389in solid #cccccc" fo:border-left="0.001389in solid #cccccc" fo:border-right="0.001389in solid #cccccc" fo:border-bottom="0.001389in solid #cccccc" fo:vertical-align="top" fo:background-color="#f8f9fa"/>
    </style:style>
    <style:style style:name="TableCell160203" style:family="table-cell">
      <style:table-cell-properties fo:border-top="0.001389in solid #cccccc" fo:border-left="0.001389in solid #cccccc" fo:border-right="0.001389in solid #cccccc" fo:border-bottom="0.001389in solid #cccccc" fo:vertical-align="top" fo:background-color="#f8f9fa"/>
    </style:style>
    <style:style style:name="TableRow1603" style:family="table-row">
      <style:table-row-properties/>
    </style:style>
    <style:style style:name="TableCell160300" style:family="table-cell">
      <style:table-cell-properties fo:border-top="0.001389in solid #cccccc" fo:border-left="0.001389in solid #cccccc" fo:border-right="0.001389in solid #cccccc" fo:border-bottom="0.001389in solid #cccccc" fo:vertical-align="top" fo:background-color="#ffffff"/>
    </style:style>
    <style:style style:name="TableCell160301" style:family="table-cell">
      <style:table-cell-properties fo:border-top="0.001389in solid #cccccc" fo:border-left="0.001389in solid #cccccc" fo:border-right="0.001389in solid #cccccc" fo:border-bottom="0.001389in solid #cccccc" fo:vertical-align="top" fo:background-color="#ffffff"/>
    </style:style>
    <style:style style:name="TableCell160302" style:family="table-cell">
      <style:table-cell-properties fo:border-top="0.001389in solid #cccccc" fo:border-left="0.001389in solid #cccccc" fo:border-right="0.001389in solid #cccccc" fo:border-bottom="0.001389in solid #cccccc" fo:vertical-align="top" fo:background-color="#ffffff"/>
    </style:style>
    <style:style style:name="TableCell160303" style:family="table-cell">
      <style:table-cell-properties fo:border-top="0.001389in solid #cccccc" fo:border-left="0.001389in solid #cccccc" fo:border-right="0.001389in solid #cccccc" fo:border-bottom="0.001389in solid #cccccc" fo:vertical-align="top" fo:background-color="#ffffff"/>
    </style:style>
    <style:style style:name="TableRow1604" style:family="table-row">
      <style:table-row-properties/>
    </style:style>
    <style:style style:name="TableCell160400" style:family="table-cell">
      <style:table-cell-properties fo:border-top="0.001389in solid #cccccc" fo:border-left="0.001389in solid #cccccc" fo:border-right="0.001389in solid #cccccc" fo:border-bottom="0.001389in solid #cccccc" fo:vertical-align="top" fo:background-color="#f8f9fa"/>
    </style:style>
    <style:style style:name="TableCell160401" style:family="table-cell">
      <style:table-cell-properties fo:border-top="0.001389in solid #cccccc" fo:border-left="0.001389in solid #cccccc" fo:border-right="0.001389in solid #cccccc" fo:border-bottom="0.001389in solid #cccccc" fo:vertical-align="top" fo:background-color="#f8f9fa"/>
    </style:style>
    <style:style style:name="TableCell160402" style:family="table-cell">
      <style:table-cell-properties fo:border-top="0.001389in solid #cccccc" fo:border-left="0.001389in solid #cccccc" fo:border-right="0.001389in solid #cccccc" fo:border-bottom="0.001389in solid #cccccc" fo:vertical-align="top" fo:background-color="#f8f9fa"/>
    </style:style>
    <style:style style:name="TableCell160403" style:family="table-cell">
      <style:table-cell-properties fo:border-top="0.001389in solid #cccccc" fo:border-left="0.001389in solid #cccccc" fo:border-right="0.001389in solid #cccccc" fo:border-bottom="0.001389in solid #cccccc" fo:vertical-align="top" fo:background-color="#f8f9fa"/>
    </style:style>
    <style:style style:name="TableRow1605" style:family="table-row">
      <style:table-row-properties/>
    </style:style>
    <style:style style:name="TableCell160500" style:family="table-cell">
      <style:table-cell-properties fo:border-top="0.001389in solid #cccccc" fo:border-left="0.001389in solid #cccccc" fo:border-right="0.001389in solid #cccccc" fo:border-bottom="0.001389in solid #cccccc" fo:vertical-align="top" fo:background-color="#ffffff"/>
    </style:style>
    <style:style style:name="TableCell160501" style:family="table-cell">
      <style:table-cell-properties fo:border-top="0.001389in solid #cccccc" fo:border-left="0.001389in solid #cccccc" fo:border-right="0.001389in solid #cccccc" fo:border-bottom="0.001389in solid #cccccc" fo:vertical-align="top" fo:background-color="#ffffff"/>
    </style:style>
    <style:style style:name="TableCell160502" style:family="table-cell">
      <style:table-cell-properties fo:border-top="0.001389in solid #cccccc" fo:border-left="0.001389in solid #cccccc" fo:border-right="0.001389in solid #cccccc" fo:border-bottom="0.001389in solid #cccccc" fo:vertical-align="top" fo:background-color="#ffffff"/>
    </style:style>
    <style:style style:name="TableCell160503" style:family="table-cell">
      <style:table-cell-properties fo:border-top="0.001389in solid #cccccc" fo:border-left="0.001389in solid #cccccc" fo:border-right="0.001389in solid #cccccc" fo:border-bottom="0.001389in solid #cccccc" fo:vertical-align="top" fo:background-color="#ffffff"/>
    </style:style>
    <style:style style:name="TableRow1606" style:family="table-row">
      <style:table-row-properties/>
    </style:style>
    <style:style style:name="TableCell160600" style:family="table-cell">
      <style:table-cell-properties fo:border-top="0.001389in solid #cccccc" fo:border-left="0.001389in solid #cccccc" fo:border-right="0.001389in solid #cccccc" fo:border-bottom="0.001389in solid #cccccc" fo:vertical-align="top" fo:background-color="#f8f9fa"/>
    </style:style>
    <style:style style:name="TableCell160601" style:family="table-cell">
      <style:table-cell-properties fo:border-top="0.001389in solid #cccccc" fo:border-left="0.001389in solid #cccccc" fo:border-right="0.001389in solid #cccccc" fo:border-bottom="0.001389in solid #cccccc" fo:vertical-align="top" fo:background-color="#f8f9fa"/>
    </style:style>
    <style:style style:name="TableCell160602" style:family="table-cell">
      <style:table-cell-properties fo:border-top="0.001389in solid #cccccc" fo:border-left="0.001389in solid #cccccc" fo:border-right="0.001389in solid #cccccc" fo:border-bottom="0.001389in solid #cccccc" fo:vertical-align="top" fo:background-color="#f8f9fa"/>
    </style:style>
    <style:style style:name="TableCell160603" style:family="table-cell">
      <style:table-cell-properties fo:border-top="0.001389in solid #cccccc" fo:border-left="0.001389in solid #cccccc" fo:border-right="0.001389in solid #cccccc" fo:border-bottom="0.001389in solid #cccccc" fo:vertical-align="top" fo:background-color="#f8f9fa"/>
    </style:style>
    <style:style style:name="TableRow1607" style:family="table-row">
      <style:table-row-properties/>
    </style:style>
    <style:style style:name="TableCell160700" style:family="table-cell">
      <style:table-cell-properties fo:border-top="0.001389in solid #cccccc" fo:border-left="0.001389in solid #cccccc" fo:border-right="0.001389in solid #cccccc" fo:border-bottom="0.001389in solid #cccccc" fo:vertical-align="top" fo:background-color="#ffffff"/>
    </style:style>
    <style:style style:name="TableCell160701" style:family="table-cell">
      <style:table-cell-properties fo:border-top="0.001389in solid #cccccc" fo:border-left="0.001389in solid #cccccc" fo:border-right="0.001389in solid #cccccc" fo:border-bottom="0.001389in solid #cccccc" fo:vertical-align="top" fo:background-color="#ffffff"/>
    </style:style>
    <style:style style:name="TableCell160702" style:family="table-cell">
      <style:table-cell-properties fo:border-top="0.001389in solid #cccccc" fo:border-left="0.001389in solid #cccccc" fo:border-right="0.001389in solid #cccccc" fo:border-bottom="0.001389in solid #cccccc" fo:vertical-align="top" fo:background-color="#ffffff"/>
    </style:style>
    <style:style style:name="TableCell160703" style:family="table-cell">
      <style:table-cell-properties fo:border-top="0.001389in solid #cccccc" fo:border-left="0.001389in solid #cccccc" fo:border-right="0.001389in solid #cccccc" fo:border-bottom="0.001389in solid #cccccc" fo:vertical-align="top" fo:background-color="#ffffff"/>
    </style:style>
    <style:style style:name="TableRow1608" style:family="table-row">
      <style:table-row-properties/>
    </style:style>
    <style:style style:name="TableCell160800" style:family="table-cell">
      <style:table-cell-properties fo:border-top="0.001389in solid #cccccc" fo:border-left="0.001389in solid #cccccc" fo:border-right="0.001389in solid #cccccc" fo:border-bottom="0.001389in solid #cccccc" fo:vertical-align="top" fo:background-color="#f8f9fa"/>
    </style:style>
    <style:style style:name="TableCell160801" style:family="table-cell">
      <style:table-cell-properties fo:border-top="0.001389in solid #cccccc" fo:border-left="0.001389in solid #cccccc" fo:border-right="0.001389in solid #cccccc" fo:border-bottom="0.001389in solid #cccccc" fo:vertical-align="top" fo:background-color="#f8f9fa"/>
    </style:style>
    <style:style style:name="TableCell160802" style:family="table-cell">
      <style:table-cell-properties fo:border-top="0.001389in solid #cccccc" fo:border-left="0.001389in solid #cccccc" fo:border-right="0.001389in solid #cccccc" fo:border-bottom="0.001389in solid #cccccc" fo:vertical-align="top" fo:background-color="#f8f9fa"/>
    </style:style>
    <style:style style:name="TableCell160803" style:family="table-cell">
      <style:table-cell-properties fo:border-top="0.001389in solid #cccccc" fo:border-left="0.001389in solid #cccccc" fo:border-right="0.001389in solid #cccccc" fo:border-bottom="0.001389in solid #cccccc" fo:vertical-align="top" fo:background-color="#f8f9fa"/>
    </style:style>
    <style:style style:name="TableColumn1700" style:family="table-column">
      <style:table-column-properties style:column-width="0.694444in"/>
    </style:style>
    <style:style style:name="TableColumn1701" style:family="table-column">
      <style:table-column-properties style:column-width="3.333333in"/>
    </style:style>
    <style:style style:name="TableColumn1702" style:family="table-column">
      <style:table-column-properties style:column-width="1.250000in"/>
    </style:style>
    <style:style style:name="TableColumn1703" style:family="table-column">
      <style:table-column-properties style:column-width="1.222222in"/>
    </style:style>
    <style:style style:name="Table17" style:family="table">
      <style:table-properties style:width="6.500000in" fo:margin-left="0.000000in" style:writing-mode="lr" table:align="left" style:may-break-between-rows="true"/>
    </style:style>
    <style:style style:name="TableRow1700" style:family="table-row">
      <style:table-row-properties/>
    </style:style>
    <style:style style:name="TableCell170000" style:family="table-cell">
      <style:table-cell-properties fo:border-top="0.001389in solid #cccccc" fo:border-left="0.001389in solid #cccccc" fo:border-right="0.001389in solid #cccccc" fo:border-bottom="0.001389in solid #cccccc" fo:vertical-align="top" fo:background-color="#2c3e50"/>
    </style:style>
    <style:style style:name="TableCell170001" style:family="table-cell">
      <style:table-cell-properties fo:border-top="0.001389in solid #cccccc" fo:border-left="0.001389in solid #cccccc" fo:border-right="0.001389in solid #cccccc" fo:border-bottom="0.001389in solid #cccccc" fo:vertical-align="top" fo:background-color="#2c3e50"/>
    </style:style>
    <style:style style:name="TableCell170002" style:family="table-cell">
      <style:table-cell-properties fo:border-top="0.001389in solid #cccccc" fo:border-left="0.001389in solid #cccccc" fo:border-right="0.001389in solid #cccccc" fo:border-bottom="0.001389in solid #cccccc" fo:vertical-align="top" fo:background-color="#2c3e50"/>
    </style:style>
    <style:style style:name="TableCell170003" style:family="table-cell">
      <style:table-cell-properties fo:border-top="0.001389in solid #cccccc" fo:border-left="0.001389in solid #cccccc" fo:border-right="0.001389in solid #cccccc" fo:border-bottom="0.001389in solid #cccccc" fo:vertical-align="top" fo:background-color="#2c3e50"/>
    </style:style>
    <style:style style:name="TableRow1701" style:family="table-row">
      <style:table-row-properties/>
    </style:style>
    <style:style style:name="TableCell170100" style:family="table-cell">
      <style:table-cell-properties fo:border-top="0.001389in solid #cccccc" fo:border-left="0.001389in solid #cccccc" fo:border-right="0.001389in solid #cccccc" fo:border-bottom="0.001389in solid #cccccc" fo:vertical-align="top" fo:background-color="#ffffff"/>
    </style:style>
    <style:style style:name="TableCell170101" style:family="table-cell">
      <style:table-cell-properties fo:border-top="0.001389in solid #cccccc" fo:border-left="0.001389in solid #cccccc" fo:border-right="0.001389in solid #cccccc" fo:border-bottom="0.001389in solid #cccccc" fo:vertical-align="top" fo:background-color="#ffffff"/>
    </style:style>
    <style:style style:name="TableCell170102" style:family="table-cell">
      <style:table-cell-properties fo:border-top="0.001389in solid #cccccc" fo:border-left="0.001389in solid #cccccc" fo:border-right="0.001389in solid #cccccc" fo:border-bottom="0.001389in solid #cccccc" fo:vertical-align="top" fo:background-color="#ffffff"/>
    </style:style>
    <style:style style:name="TableCell170103" style:family="table-cell">
      <style:table-cell-properties fo:border-top="0.001389in solid #cccccc" fo:border-left="0.001389in solid #cccccc" fo:border-right="0.001389in solid #cccccc" fo:border-bottom="0.001389in solid #cccccc" fo:vertical-align="top" fo:background-color="#ffffff"/>
    </style:style>
    <style:style style:name="TableRow1702" style:family="table-row">
      <style:table-row-properties/>
    </style:style>
    <style:style style:name="TableCell170200" style:family="table-cell">
      <style:table-cell-properties fo:border-top="0.001389in solid #cccccc" fo:border-left="0.001389in solid #cccccc" fo:border-right="0.001389in solid #cccccc" fo:border-bottom="0.001389in solid #cccccc" fo:vertical-align="top" fo:background-color="#f8f9fa"/>
    </style:style>
    <style:style style:name="TableCell170201" style:family="table-cell">
      <style:table-cell-properties fo:border-top="0.001389in solid #cccccc" fo:border-left="0.001389in solid #cccccc" fo:border-right="0.001389in solid #cccccc" fo:border-bottom="0.001389in solid #cccccc" fo:vertical-align="top" fo:background-color="#f8f9fa"/>
    </style:style>
    <style:style style:name="TableCell170202" style:family="table-cell">
      <style:table-cell-properties fo:border-top="0.001389in solid #cccccc" fo:border-left="0.001389in solid #cccccc" fo:border-right="0.001389in solid #cccccc" fo:border-bottom="0.001389in solid #cccccc" fo:vertical-align="top" fo:background-color="#f8f9fa"/>
    </style:style>
    <style:style style:name="TableCell170203" style:family="table-cell">
      <style:table-cell-properties fo:border-top="0.001389in solid #cccccc" fo:border-left="0.001389in solid #cccccc" fo:border-right="0.001389in solid #cccccc" fo:border-bottom="0.001389in solid #cccccc" fo:vertical-align="top" fo:background-color="#f8f9fa"/>
    </style:style>
    <style:style style:name="TableRow1703" style:family="table-row">
      <style:table-row-properties/>
    </style:style>
    <style:style style:name="TableCell170300" style:family="table-cell">
      <style:table-cell-properties fo:border-top="0.001389in solid #cccccc" fo:border-left="0.001389in solid #cccccc" fo:border-right="0.001389in solid #cccccc" fo:border-bottom="0.001389in solid #cccccc" fo:vertical-align="top" fo:background-color="#ffffff"/>
    </style:style>
    <style:style style:name="TableCell170301" style:family="table-cell">
      <style:table-cell-properties fo:border-top="0.001389in solid #cccccc" fo:border-left="0.001389in solid #cccccc" fo:border-right="0.001389in solid #cccccc" fo:border-bottom="0.001389in solid #cccccc" fo:vertical-align="top" fo:background-color="#ffffff"/>
    </style:style>
    <style:style style:name="TableCell170302" style:family="table-cell">
      <style:table-cell-properties fo:border-top="0.001389in solid #cccccc" fo:border-left="0.001389in solid #cccccc" fo:border-right="0.001389in solid #cccccc" fo:border-bottom="0.001389in solid #cccccc" fo:vertical-align="top" fo:background-color="#ffffff"/>
    </style:style>
    <style:style style:name="TableCell170303" style:family="table-cell">
      <style:table-cell-properties fo:border-top="0.001389in solid #cccccc" fo:border-left="0.001389in solid #cccccc" fo:border-right="0.001389in solid #cccccc" fo:border-bottom="0.001389in solid #cccccc" fo:vertical-align="top" fo:background-color="#ffffff"/>
    </style:style>
    <style:style style:name="TableRow1704" style:family="table-row">
      <style:table-row-properties/>
    </style:style>
    <style:style style:name="TableCell170400" style:family="table-cell">
      <style:table-cell-properties fo:border-top="0.001389in solid #cccccc" fo:border-left="0.001389in solid #cccccc" fo:border-right="0.001389in solid #cccccc" fo:border-bottom="0.001389in solid #cccccc" fo:vertical-align="top" fo:background-color="#f8f9fa"/>
    </style:style>
    <style:style style:name="TableCell170401" style:family="table-cell">
      <style:table-cell-properties fo:border-top="0.001389in solid #cccccc" fo:border-left="0.001389in solid #cccccc" fo:border-right="0.001389in solid #cccccc" fo:border-bottom="0.001389in solid #cccccc" fo:vertical-align="top" fo:background-color="#f8f9fa"/>
    </style:style>
    <style:style style:name="TableCell170402" style:family="table-cell">
      <style:table-cell-properties fo:border-top="0.001389in solid #cccccc" fo:border-left="0.001389in solid #cccccc" fo:border-right="0.001389in solid #cccccc" fo:border-bottom="0.001389in solid #cccccc" fo:vertical-align="top" fo:background-color="#f8f9fa"/>
    </style:style>
    <style:style style:name="TableCell170403" style:family="table-cell">
      <style:table-cell-properties fo:border-top="0.001389in solid #cccccc" fo:border-left="0.001389in solid #cccccc" fo:border-right="0.001389in solid #cccccc" fo:border-bottom="0.001389in solid #cccccc" fo:vertical-align="top" fo:background-color="#f8f9fa"/>
    </style:style>
    <style:style style:name="TableRow1705" style:family="table-row">
      <style:table-row-properties/>
    </style:style>
    <style:style style:name="TableCell170500" style:family="table-cell">
      <style:table-cell-properties fo:border-top="0.001389in solid #cccccc" fo:border-left="0.001389in solid #cccccc" fo:border-right="0.001389in solid #cccccc" fo:border-bottom="0.001389in solid #cccccc" fo:vertical-align="top" fo:background-color="#ffffff"/>
    </style:style>
    <style:style style:name="TableCell170501" style:family="table-cell">
      <style:table-cell-properties fo:border-top="0.001389in solid #cccccc" fo:border-left="0.001389in solid #cccccc" fo:border-right="0.001389in solid #cccccc" fo:border-bottom="0.001389in solid #cccccc" fo:vertical-align="top" fo:background-color="#ffffff"/>
    </style:style>
    <style:style style:name="TableCell170502" style:family="table-cell">
      <style:table-cell-properties fo:border-top="0.001389in solid #cccccc" fo:border-left="0.001389in solid #cccccc" fo:border-right="0.001389in solid #cccccc" fo:border-bottom="0.001389in solid #cccccc" fo:vertical-align="top" fo:background-color="#ffffff"/>
    </style:style>
    <style:style style:name="TableCell170503" style:family="table-cell">
      <style:table-cell-properties fo:border-top="0.001389in solid #cccccc" fo:border-left="0.001389in solid #cccccc" fo:border-right="0.001389in solid #cccccc" fo:border-bottom="0.001389in solid #cccccc" fo:vertical-align="top" fo:background-color="#ffffff"/>
    </style:style>
    <style:style style:name="TableRow1706" style:family="table-row">
      <style:table-row-properties/>
    </style:style>
    <style:style style:name="TableCell170600" style:family="table-cell">
      <style:table-cell-properties fo:border-top="0.001389in solid #cccccc" fo:border-left="0.001389in solid #cccccc" fo:border-right="0.001389in solid #cccccc" fo:border-bottom="0.001389in solid #cccccc" fo:vertical-align="top" fo:background-color="#f8f9fa"/>
    </style:style>
    <style:style style:name="TableCell170601" style:family="table-cell">
      <style:table-cell-properties fo:border-top="0.001389in solid #cccccc" fo:border-left="0.001389in solid #cccccc" fo:border-right="0.001389in solid #cccccc" fo:border-bottom="0.001389in solid #cccccc" fo:vertical-align="top" fo:background-color="#f8f9fa"/>
    </style:style>
    <style:style style:name="TableCell170602" style:family="table-cell">
      <style:table-cell-properties fo:border-top="0.001389in solid #cccccc" fo:border-left="0.001389in solid #cccccc" fo:border-right="0.001389in solid #cccccc" fo:border-bottom="0.001389in solid #cccccc" fo:vertical-align="top" fo:background-color="#f8f9fa"/>
    </style:style>
    <style:style style:name="TableCell170603" style:family="table-cell">
      <style:table-cell-properties fo:border-top="0.001389in solid #cccccc" fo:border-left="0.001389in solid #cccccc" fo:border-right="0.001389in solid #cccccc" fo:border-bottom="0.001389in solid #cccccc" fo:vertical-align="top" fo:background-color="#f8f9fa"/>
    </style:style>
    <style:style style:name="TableRow1707" style:family="table-row">
      <style:table-row-properties/>
    </style:style>
    <style:style style:name="TableCell170700" style:family="table-cell">
      <style:table-cell-properties fo:border-top="0.001389in solid #cccccc" fo:border-left="0.001389in solid #cccccc" fo:border-right="0.001389in solid #cccccc" fo:border-bottom="0.001389in solid #cccccc" fo:vertical-align="top" fo:background-color="#ffffff"/>
    </style:style>
    <style:style style:name="TableCell170701" style:family="table-cell">
      <style:table-cell-properties fo:border-top="0.001389in solid #cccccc" fo:border-left="0.001389in solid #cccccc" fo:border-right="0.001389in solid #cccccc" fo:border-bottom="0.001389in solid #cccccc" fo:vertical-align="top" fo:background-color="#ffffff"/>
    </style:style>
    <style:style style:name="TableCell170702" style:family="table-cell">
      <style:table-cell-properties fo:border-top="0.001389in solid #cccccc" fo:border-left="0.001389in solid #cccccc" fo:border-right="0.001389in solid #cccccc" fo:border-bottom="0.001389in solid #cccccc" fo:vertical-align="top" fo:background-color="#ffffff"/>
    </style:style>
    <style:style style:name="TableCell170703" style:family="table-cell">
      <style:table-cell-properties fo:border-top="0.001389in solid #cccccc" fo:border-left="0.001389in solid #cccccc" fo:border-right="0.001389in solid #cccccc" fo:border-bottom="0.001389in solid #cccccc" fo:vertical-align="top" fo:background-color="#ffffff"/>
    </style:style>
    <style:style style:name="TableRow1708" style:family="table-row">
      <style:table-row-properties/>
    </style:style>
    <style:style style:name="TableCell170800" style:family="table-cell">
      <style:table-cell-properties fo:border-top="0.001389in solid #cccccc" fo:border-left="0.001389in solid #cccccc" fo:border-right="0.001389in solid #cccccc" fo:border-bottom="0.001389in solid #cccccc" fo:vertical-align="top" fo:background-color="#f8f9fa"/>
    </style:style>
    <style:style style:name="TableCell170801" style:family="table-cell">
      <style:table-cell-properties fo:border-top="0.001389in solid #cccccc" fo:border-left="0.001389in solid #cccccc" fo:border-right="0.001389in solid #cccccc" fo:border-bottom="0.001389in solid #cccccc" fo:vertical-align="top" fo:background-color="#f8f9fa"/>
    </style:style>
    <style:style style:name="TableCell170802" style:family="table-cell">
      <style:table-cell-properties fo:border-top="0.001389in solid #cccccc" fo:border-left="0.001389in solid #cccccc" fo:border-right="0.001389in solid #cccccc" fo:border-bottom="0.001389in solid #cccccc" fo:vertical-align="top" fo:background-color="#f8f9fa"/>
    </style:style>
    <style:style style:name="TableCell170803" style:family="table-cell">
      <style:table-cell-properties fo:border-top="0.001389in solid #cccccc" fo:border-left="0.001389in solid #cccccc" fo:border-right="0.001389in solid #cccccc" fo:border-bottom="0.001389in solid #cccccc" fo:vertical-align="top" fo:background-color="#f8f9fa"/>
    </style:style>
    <style:style style:name="TableRow1709" style:family="table-row">
      <style:table-row-properties/>
    </style:style>
    <style:style style:name="TableCell170900" style:family="table-cell">
      <style:table-cell-properties fo:border-top="0.001389in solid #cccccc" fo:border-left="0.001389in solid #cccccc" fo:border-right="0.001389in solid #cccccc" fo:border-bottom="0.001389in solid #cccccc" fo:vertical-align="top" fo:background-color="#ffffff"/>
    </style:style>
    <style:style style:name="TableCell170901" style:family="table-cell">
      <style:table-cell-properties fo:border-top="0.001389in solid #cccccc" fo:border-left="0.001389in solid #cccccc" fo:border-right="0.001389in solid #cccccc" fo:border-bottom="0.001389in solid #cccccc" fo:vertical-align="top" fo:background-color="#ffffff"/>
    </style:style>
    <style:style style:name="TableCell170902" style:family="table-cell">
      <style:table-cell-properties fo:border-top="0.001389in solid #cccccc" fo:border-left="0.001389in solid #cccccc" fo:border-right="0.001389in solid #cccccc" fo:border-bottom="0.001389in solid #cccccc" fo:vertical-align="top" fo:background-color="#ffffff"/>
    </style:style>
    <style:style style:name="TableCell170903" style:family="table-cell">
      <style:table-cell-properties fo:border-top="0.001389in solid #cccccc" fo:border-left="0.001389in solid #cccccc" fo:border-right="0.001389in solid #cccccc" fo:border-bottom="0.001389in solid #cccccc" fo:vertical-align="top" fo:background-color="#ffffff"/>
    </style:style>
    <style:style style:name="TableColumn1800" style:family="table-column">
      <style:table-column-properties style:column-width="0.694444in"/>
    </style:style>
    <style:style style:name="TableColumn1801" style:family="table-column">
      <style:table-column-properties style:column-width="3.333333in"/>
    </style:style>
    <style:style style:name="TableColumn1802" style:family="table-column">
      <style:table-column-properties style:column-width="1.250000in"/>
    </style:style>
    <style:style style:name="TableColumn1803" style:family="table-column">
      <style:table-column-properties style:column-width="1.222222in"/>
    </style:style>
    <style:style style:name="Table18" style:family="table">
      <style:table-properties style:width="6.500000in" fo:margin-left="0.000000in" style:writing-mode="lr" table:align="left" style:may-break-between-rows="true"/>
    </style:style>
    <style:style style:name="TableRow1800" style:family="table-row">
      <style:table-row-properties/>
    </style:style>
    <style:style style:name="TableCell180000" style:family="table-cell">
      <style:table-cell-properties fo:border-top="0.001389in solid #cccccc" fo:border-left="0.001389in solid #cccccc" fo:border-right="0.001389in solid #cccccc" fo:border-bottom="0.001389in solid #cccccc" fo:vertical-align="top" fo:background-color="#2c3e50"/>
    </style:style>
    <style:style style:name="TableCell180001" style:family="table-cell">
      <style:table-cell-properties fo:border-top="0.001389in solid #cccccc" fo:border-left="0.001389in solid #cccccc" fo:border-right="0.001389in solid #cccccc" fo:border-bottom="0.001389in solid #cccccc" fo:vertical-align="top" fo:background-color="#2c3e50"/>
    </style:style>
    <style:style style:name="TableCell180002" style:family="table-cell">
      <style:table-cell-properties fo:border-top="0.001389in solid #cccccc" fo:border-left="0.001389in solid #cccccc" fo:border-right="0.001389in solid #cccccc" fo:border-bottom="0.001389in solid #cccccc" fo:vertical-align="top" fo:background-color="#2c3e50"/>
    </style:style>
    <style:style style:name="TableCell180003" style:family="table-cell">
      <style:table-cell-properties fo:border-top="0.001389in solid #cccccc" fo:border-left="0.001389in solid #cccccc" fo:border-right="0.001389in solid #cccccc" fo:border-bottom="0.001389in solid #cccccc" fo:vertical-align="top" fo:background-color="#2c3e50"/>
    </style:style>
    <style:style style:name="TableRow1801" style:family="table-row">
      <style:table-row-properties/>
    </style:style>
    <style:style style:name="TableCell180100" style:family="table-cell">
      <style:table-cell-properties fo:border-top="0.001389in solid #cccccc" fo:border-left="0.001389in solid #cccccc" fo:border-right="0.001389in solid #cccccc" fo:border-bottom="0.001389in solid #cccccc" fo:vertical-align="top" fo:background-color="#ffffff"/>
    </style:style>
    <style:style style:name="TableCell180101" style:family="table-cell">
      <style:table-cell-properties fo:border-top="0.001389in solid #cccccc" fo:border-left="0.001389in solid #cccccc" fo:border-right="0.001389in solid #cccccc" fo:border-bottom="0.001389in solid #cccccc" fo:vertical-align="top" fo:background-color="#ffffff"/>
    </style:style>
    <style:style style:name="TableCell180102" style:family="table-cell">
      <style:table-cell-properties fo:border-top="0.001389in solid #cccccc" fo:border-left="0.001389in solid #cccccc" fo:border-right="0.001389in solid #cccccc" fo:border-bottom="0.001389in solid #cccccc" fo:vertical-align="top" fo:background-color="#ffffff"/>
    </style:style>
    <style:style style:name="TableCell180103" style:family="table-cell">
      <style:table-cell-properties fo:border-top="0.001389in solid #cccccc" fo:border-left="0.001389in solid #cccccc" fo:border-right="0.001389in solid #cccccc" fo:border-bottom="0.001389in solid #cccccc" fo:vertical-align="top" fo:background-color="#ffffff"/>
    </style:style>
    <style:style style:name="TableRow1802" style:family="table-row">
      <style:table-row-properties/>
    </style:style>
    <style:style style:name="TableCell180200" style:family="table-cell">
      <style:table-cell-properties fo:border-top="0.001389in solid #cccccc" fo:border-left="0.001389in solid #cccccc" fo:border-right="0.001389in solid #cccccc" fo:border-bottom="0.001389in solid #cccccc" fo:vertical-align="top" fo:background-color="#f8f9fa"/>
    </style:style>
    <style:style style:name="TableCell180201" style:family="table-cell">
      <style:table-cell-properties fo:border-top="0.001389in solid #cccccc" fo:border-left="0.001389in solid #cccccc" fo:border-right="0.001389in solid #cccccc" fo:border-bottom="0.001389in solid #cccccc" fo:vertical-align="top" fo:background-color="#f8f9fa"/>
    </style:style>
    <style:style style:name="TableCell180202" style:family="table-cell">
      <style:table-cell-properties fo:border-top="0.001389in solid #cccccc" fo:border-left="0.001389in solid #cccccc" fo:border-right="0.001389in solid #cccccc" fo:border-bottom="0.001389in solid #cccccc" fo:vertical-align="top" fo:background-color="#f8f9fa"/>
    </style:style>
    <style:style style:name="TableCell180203" style:family="table-cell">
      <style:table-cell-properties fo:border-top="0.001389in solid #cccccc" fo:border-left="0.001389in solid #cccccc" fo:border-right="0.001389in solid #cccccc" fo:border-bottom="0.001389in solid #cccccc" fo:vertical-align="top" fo:background-color="#f8f9fa"/>
    </style:style>
    <style:style style:name="TableRow1803" style:family="table-row">
      <style:table-row-properties/>
    </style:style>
    <style:style style:name="TableCell180300" style:family="table-cell">
      <style:table-cell-properties fo:border-top="0.001389in solid #cccccc" fo:border-left="0.001389in solid #cccccc" fo:border-right="0.001389in solid #cccccc" fo:border-bottom="0.001389in solid #cccccc" fo:vertical-align="top" fo:background-color="#ffffff"/>
    </style:style>
    <style:style style:name="TableCell180301" style:family="table-cell">
      <style:table-cell-properties fo:border-top="0.001389in solid #cccccc" fo:border-left="0.001389in solid #cccccc" fo:border-right="0.001389in solid #cccccc" fo:border-bottom="0.001389in solid #cccccc" fo:vertical-align="top" fo:background-color="#ffffff"/>
    </style:style>
    <style:style style:name="TableCell180302" style:family="table-cell">
      <style:table-cell-properties fo:border-top="0.001389in solid #cccccc" fo:border-left="0.001389in solid #cccccc" fo:border-right="0.001389in solid #cccccc" fo:border-bottom="0.001389in solid #cccccc" fo:vertical-align="top" fo:background-color="#ffffff"/>
    </style:style>
    <style:style style:name="TableCell180303" style:family="table-cell">
      <style:table-cell-properties fo:border-top="0.001389in solid #cccccc" fo:border-left="0.001389in solid #cccccc" fo:border-right="0.001389in solid #cccccc" fo:border-bottom="0.001389in solid #cccccc" fo:vertical-align="top" fo:background-color="#ffffff"/>
    </style:style>
    <style:style style:name="TableRow1804" style:family="table-row">
      <style:table-row-properties/>
    </style:style>
    <style:style style:name="TableCell180400" style:family="table-cell">
      <style:table-cell-properties fo:border-top="0.001389in solid #cccccc" fo:border-left="0.001389in solid #cccccc" fo:border-right="0.001389in solid #cccccc" fo:border-bottom="0.001389in solid #cccccc" fo:vertical-align="top" fo:background-color="#f8f9fa"/>
    </style:style>
    <style:style style:name="TableCell180401" style:family="table-cell">
      <style:table-cell-properties fo:border-top="0.001389in solid #cccccc" fo:border-left="0.001389in solid #cccccc" fo:border-right="0.001389in solid #cccccc" fo:border-bottom="0.001389in solid #cccccc" fo:vertical-align="top" fo:background-color="#f8f9fa"/>
    </style:style>
    <style:style style:name="TableCell180402" style:family="table-cell">
      <style:table-cell-properties fo:border-top="0.001389in solid #cccccc" fo:border-left="0.001389in solid #cccccc" fo:border-right="0.001389in solid #cccccc" fo:border-bottom="0.001389in solid #cccccc" fo:vertical-align="top" fo:background-color="#f8f9fa"/>
    </style:style>
    <style:style style:name="TableCell180403" style:family="table-cell">
      <style:table-cell-properties fo:border-top="0.001389in solid #cccccc" fo:border-left="0.001389in solid #cccccc" fo:border-right="0.001389in solid #cccccc" fo:border-bottom="0.001389in solid #cccccc" fo:vertical-align="top" fo:background-color="#f8f9fa"/>
    </style:style>
    <style:style style:name="TableRow1805" style:family="table-row">
      <style:table-row-properties/>
    </style:style>
    <style:style style:name="TableCell180500" style:family="table-cell">
      <style:table-cell-properties fo:border-top="0.001389in solid #cccccc" fo:border-left="0.001389in solid #cccccc" fo:border-right="0.001389in solid #cccccc" fo:border-bottom="0.001389in solid #cccccc" fo:vertical-align="top" fo:background-color="#ffffff"/>
    </style:style>
    <style:style style:name="TableCell180501" style:family="table-cell">
      <style:table-cell-properties fo:border-top="0.001389in solid #cccccc" fo:border-left="0.001389in solid #cccccc" fo:border-right="0.001389in solid #cccccc" fo:border-bottom="0.001389in solid #cccccc" fo:vertical-align="top" fo:background-color="#ffffff"/>
    </style:style>
    <style:style style:name="TableCell180502" style:family="table-cell">
      <style:table-cell-properties fo:border-top="0.001389in solid #cccccc" fo:border-left="0.001389in solid #cccccc" fo:border-right="0.001389in solid #cccccc" fo:border-bottom="0.001389in solid #cccccc" fo:vertical-align="top" fo:background-color="#ffffff"/>
    </style:style>
    <style:style style:name="TableCell180503" style:family="table-cell">
      <style:table-cell-properties fo:border-top="0.001389in solid #cccccc" fo:border-left="0.001389in solid #cccccc" fo:border-right="0.001389in solid #cccccc" fo:border-bottom="0.001389in solid #cccccc" fo:vertical-align="top" fo:background-color="#ffffff"/>
    </style:style>
    <style:style style:name="TableRow1806" style:family="table-row">
      <style:table-row-properties/>
    </style:style>
    <style:style style:name="TableCell180600" style:family="table-cell">
      <style:table-cell-properties fo:border-top="0.001389in solid #cccccc" fo:border-left="0.001389in solid #cccccc" fo:border-right="0.001389in solid #cccccc" fo:border-bottom="0.001389in solid #cccccc" fo:vertical-align="top" fo:background-color="#f8f9fa"/>
    </style:style>
    <style:style style:name="TableCell180601" style:family="table-cell">
      <style:table-cell-properties fo:border-top="0.001389in solid #cccccc" fo:border-left="0.001389in solid #cccccc" fo:border-right="0.001389in solid #cccccc" fo:border-bottom="0.001389in solid #cccccc" fo:vertical-align="top" fo:background-color="#f8f9fa"/>
    </style:style>
    <style:style style:name="TableCell180602" style:family="table-cell">
      <style:table-cell-properties fo:border-top="0.001389in solid #cccccc" fo:border-left="0.001389in solid #cccccc" fo:border-right="0.001389in solid #cccccc" fo:border-bottom="0.001389in solid #cccccc" fo:vertical-align="top" fo:background-color="#f8f9fa"/>
    </style:style>
    <style:style style:name="TableCell180603" style:family="table-cell">
      <style:table-cell-properties fo:border-top="0.001389in solid #cccccc" fo:border-left="0.001389in solid #cccccc" fo:border-right="0.001389in solid #cccccc" fo:border-bottom="0.001389in solid #cccccc" fo:vertical-align="top" fo:background-color="#f8f9fa"/>
    </style:style>
    <style:style style:name="TableRow1807" style:family="table-row">
      <style:table-row-properties/>
    </style:style>
    <style:style style:name="TableCell180700" style:family="table-cell">
      <style:table-cell-properties fo:border-top="0.001389in solid #cccccc" fo:border-left="0.001389in solid #cccccc" fo:border-right="0.001389in solid #cccccc" fo:border-bottom="0.001389in solid #cccccc" fo:vertical-align="top" fo:background-color="#ffffff"/>
    </style:style>
    <style:style style:name="TableCell180701" style:family="table-cell">
      <style:table-cell-properties fo:border-top="0.001389in solid #cccccc" fo:border-left="0.001389in solid #cccccc" fo:border-right="0.001389in solid #cccccc" fo:border-bottom="0.001389in solid #cccccc" fo:vertical-align="top" fo:background-color="#ffffff"/>
    </style:style>
    <style:style style:name="TableCell180702" style:family="table-cell">
      <style:table-cell-properties fo:border-top="0.001389in solid #cccccc" fo:border-left="0.001389in solid #cccccc" fo:border-right="0.001389in solid #cccccc" fo:border-bottom="0.001389in solid #cccccc" fo:vertical-align="top" fo:background-color="#ffffff"/>
    </style:style>
    <style:style style:name="TableCell180703" style:family="table-cell">
      <style:table-cell-properties fo:border-top="0.001389in solid #cccccc" fo:border-left="0.001389in solid #cccccc" fo:border-right="0.001389in solid #cccccc" fo:border-bottom="0.001389in solid #cccccc" fo:vertical-align="top" fo:background-color="#ffffff"/>
    </style:style>
    <style:style style:name="TableRow1808" style:family="table-row">
      <style:table-row-properties/>
    </style:style>
    <style:style style:name="TableCell180800" style:family="table-cell">
      <style:table-cell-properties fo:border-top="0.001389in solid #cccccc" fo:border-left="0.001389in solid #cccccc" fo:border-right="0.001389in solid #cccccc" fo:border-bottom="0.001389in solid #cccccc" fo:vertical-align="top" fo:background-color="#f8f9fa"/>
    </style:style>
    <style:style style:name="TableCell180801" style:family="table-cell">
      <style:table-cell-properties fo:border-top="0.001389in solid #cccccc" fo:border-left="0.001389in solid #cccccc" fo:border-right="0.001389in solid #cccccc" fo:border-bottom="0.001389in solid #cccccc" fo:vertical-align="top" fo:background-color="#f8f9fa"/>
    </style:style>
    <style:style style:name="TableCell180802" style:family="table-cell">
      <style:table-cell-properties fo:border-top="0.001389in solid #cccccc" fo:border-left="0.001389in solid #cccccc" fo:border-right="0.001389in solid #cccccc" fo:border-bottom="0.001389in solid #cccccc" fo:vertical-align="top" fo:background-color="#f8f9fa"/>
    </style:style>
    <style:style style:name="TableCell180803" style:family="table-cell">
      <style:table-cell-properties fo:border-top="0.001389in solid #cccccc" fo:border-left="0.001389in solid #cccccc" fo:border-right="0.001389in solid #cccccc" fo:border-bottom="0.001389in solid #cccccc" fo:vertical-align="top" fo:background-color="#f8f9fa"/>
    </style:style>
    <style:style style:name="TableColumn1900" style:family="table-column">
      <style:table-column-properties style:column-width="0.694444in"/>
    </style:style>
    <style:style style:name="TableColumn1901" style:family="table-column">
      <style:table-column-properties style:column-width="3.333333in"/>
    </style:style>
    <style:style style:name="TableColumn1902" style:family="table-column">
      <style:table-column-properties style:column-width="1.250000in"/>
    </style:style>
    <style:style style:name="TableColumn1903" style:family="table-column">
      <style:table-column-properties style:column-width="1.222222in"/>
    </style:style>
    <style:style style:name="Table19" style:family="table">
      <style:table-properties style:width="6.500000in" fo:margin-left="0.000000in" style:writing-mode="lr" table:align="left" style:may-break-between-rows="true"/>
    </style:style>
    <style:style style:name="TableRow1900" style:family="table-row">
      <style:table-row-properties/>
    </style:style>
    <style:style style:name="TableCell190000" style:family="table-cell">
      <style:table-cell-properties fo:border-top="0.001389in solid #cccccc" fo:border-left="0.001389in solid #cccccc" fo:border-right="0.001389in solid #cccccc" fo:border-bottom="0.001389in solid #cccccc" fo:vertical-align="top" fo:background-color="#2c3e50"/>
    </style:style>
    <style:style style:name="TableCell190001" style:family="table-cell">
      <style:table-cell-properties fo:border-top="0.001389in solid #cccccc" fo:border-left="0.001389in solid #cccccc" fo:border-right="0.001389in solid #cccccc" fo:border-bottom="0.001389in solid #cccccc" fo:vertical-align="top" fo:background-color="#2c3e50"/>
    </style:style>
    <style:style style:name="TableCell190002" style:family="table-cell">
      <style:table-cell-properties fo:border-top="0.001389in solid #cccccc" fo:border-left="0.001389in solid #cccccc" fo:border-right="0.001389in solid #cccccc" fo:border-bottom="0.001389in solid #cccccc" fo:vertical-align="top" fo:background-color="#2c3e50"/>
    </style:style>
    <style:style style:name="TableCell190003" style:family="table-cell">
      <style:table-cell-properties fo:border-top="0.001389in solid #cccccc" fo:border-left="0.001389in solid #cccccc" fo:border-right="0.001389in solid #cccccc" fo:border-bottom="0.001389in solid #cccccc" fo:vertical-align="top" fo:background-color="#2c3e50"/>
    </style:style>
    <style:style style:name="TableRow1901" style:family="table-row">
      <style:table-row-properties/>
    </style:style>
    <style:style style:name="TableCell190100" style:family="table-cell">
      <style:table-cell-properties fo:border-top="0.001389in solid #cccccc" fo:border-left="0.001389in solid #cccccc" fo:border-right="0.001389in solid #cccccc" fo:border-bottom="0.001389in solid #cccccc" fo:vertical-align="top" fo:background-color="#ffffff"/>
    </style:style>
    <style:style style:name="TableCell190101" style:family="table-cell">
      <style:table-cell-properties fo:border-top="0.001389in solid #cccccc" fo:border-left="0.001389in solid #cccccc" fo:border-right="0.001389in solid #cccccc" fo:border-bottom="0.001389in solid #cccccc" fo:vertical-align="top" fo:background-color="#ffffff"/>
    </style:style>
    <style:style style:name="TableCell190102" style:family="table-cell">
      <style:table-cell-properties fo:border-top="0.001389in solid #cccccc" fo:border-left="0.001389in solid #cccccc" fo:border-right="0.001389in solid #cccccc" fo:border-bottom="0.001389in solid #cccccc" fo:vertical-align="top" fo:background-color="#ffffff"/>
    </style:style>
    <style:style style:name="TableCell190103" style:family="table-cell">
      <style:table-cell-properties fo:border-top="0.001389in solid #cccccc" fo:border-left="0.001389in solid #cccccc" fo:border-right="0.001389in solid #cccccc" fo:border-bottom="0.001389in solid #cccccc" fo:vertical-align="top" fo:background-color="#ffffff"/>
    </style:style>
    <style:style style:name="TableRow1902" style:family="table-row">
      <style:table-row-properties/>
    </style:style>
    <style:style style:name="TableCell190200" style:family="table-cell">
      <style:table-cell-properties fo:border-top="0.001389in solid #cccccc" fo:border-left="0.001389in solid #cccccc" fo:border-right="0.001389in solid #cccccc" fo:border-bottom="0.001389in solid #cccccc" fo:vertical-align="top" fo:background-color="#f8f9fa"/>
    </style:style>
    <style:style style:name="TableCell190201" style:family="table-cell">
      <style:table-cell-properties fo:border-top="0.001389in solid #cccccc" fo:border-left="0.001389in solid #cccccc" fo:border-right="0.001389in solid #cccccc" fo:border-bottom="0.001389in solid #cccccc" fo:vertical-align="top" fo:background-color="#f8f9fa"/>
    </style:style>
    <style:style style:name="TableCell190202" style:family="table-cell">
      <style:table-cell-properties fo:border-top="0.001389in solid #cccccc" fo:border-left="0.001389in solid #cccccc" fo:border-right="0.001389in solid #cccccc" fo:border-bottom="0.001389in solid #cccccc" fo:vertical-align="top" fo:background-color="#f8f9fa"/>
    </style:style>
    <style:style style:name="TableCell190203" style:family="table-cell">
      <style:table-cell-properties fo:border-top="0.001389in solid #cccccc" fo:border-left="0.001389in solid #cccccc" fo:border-right="0.001389in solid #cccccc" fo:border-bottom="0.001389in solid #cccccc" fo:vertical-align="top" fo:background-color="#f8f9fa"/>
    </style:style>
    <style:style style:name="TableRow1903" style:family="table-row">
      <style:table-row-properties/>
    </style:style>
    <style:style style:name="TableCell190300" style:family="table-cell">
      <style:table-cell-properties fo:border-top="0.001389in solid #cccccc" fo:border-left="0.001389in solid #cccccc" fo:border-right="0.001389in solid #cccccc" fo:border-bottom="0.001389in solid #cccccc" fo:vertical-align="top" fo:background-color="#ffffff"/>
    </style:style>
    <style:style style:name="TableCell190301" style:family="table-cell">
      <style:table-cell-properties fo:border-top="0.001389in solid #cccccc" fo:border-left="0.001389in solid #cccccc" fo:border-right="0.001389in solid #cccccc" fo:border-bottom="0.001389in solid #cccccc" fo:vertical-align="top" fo:background-color="#ffffff"/>
    </style:style>
    <style:style style:name="TableCell190302" style:family="table-cell">
      <style:table-cell-properties fo:border-top="0.001389in solid #cccccc" fo:border-left="0.001389in solid #cccccc" fo:border-right="0.001389in solid #cccccc" fo:border-bottom="0.001389in solid #cccccc" fo:vertical-align="top" fo:background-color="#ffffff"/>
    </style:style>
    <style:style style:name="TableCell190303" style:family="table-cell">
      <style:table-cell-properties fo:border-top="0.001389in solid #cccccc" fo:border-left="0.001389in solid #cccccc" fo:border-right="0.001389in solid #cccccc" fo:border-bottom="0.001389in solid #cccccc" fo:vertical-align="top" fo:background-color="#ffffff"/>
    </style:style>
    <style:style style:name="TableRow1904" style:family="table-row">
      <style:table-row-properties/>
    </style:style>
    <style:style style:name="TableCell190400" style:family="table-cell">
      <style:table-cell-properties fo:border-top="0.001389in solid #cccccc" fo:border-left="0.001389in solid #cccccc" fo:border-right="0.001389in solid #cccccc" fo:border-bottom="0.001389in solid #cccccc" fo:vertical-align="top" fo:background-color="#f8f9fa"/>
    </style:style>
    <style:style style:name="TableCell190401" style:family="table-cell">
      <style:table-cell-properties fo:border-top="0.001389in solid #cccccc" fo:border-left="0.001389in solid #cccccc" fo:border-right="0.001389in solid #cccccc" fo:border-bottom="0.001389in solid #cccccc" fo:vertical-align="top" fo:background-color="#f8f9fa"/>
    </style:style>
    <style:style style:name="TableCell190402" style:family="table-cell">
      <style:table-cell-properties fo:border-top="0.001389in solid #cccccc" fo:border-left="0.001389in solid #cccccc" fo:border-right="0.001389in solid #cccccc" fo:border-bottom="0.001389in solid #cccccc" fo:vertical-align="top" fo:background-color="#f8f9fa"/>
    </style:style>
    <style:style style:name="TableCell190403" style:family="table-cell">
      <style:table-cell-properties fo:border-top="0.001389in solid #cccccc" fo:border-left="0.001389in solid #cccccc" fo:border-right="0.001389in solid #cccccc" fo:border-bottom="0.001389in solid #cccccc" fo:vertical-align="top" fo:background-color="#f8f9fa"/>
    </style:style>
    <style:style style:name="TableRow1905" style:family="table-row">
      <style:table-row-properties/>
    </style:style>
    <style:style style:name="TableCell190500" style:family="table-cell">
      <style:table-cell-properties fo:border-top="0.001389in solid #cccccc" fo:border-left="0.001389in solid #cccccc" fo:border-right="0.001389in solid #cccccc" fo:border-bottom="0.001389in solid #cccccc" fo:vertical-align="top" fo:background-color="#ffffff"/>
    </style:style>
    <style:style style:name="TableCell190501" style:family="table-cell">
      <style:table-cell-properties fo:border-top="0.001389in solid #cccccc" fo:border-left="0.001389in solid #cccccc" fo:border-right="0.001389in solid #cccccc" fo:border-bottom="0.001389in solid #cccccc" fo:vertical-align="top" fo:background-color="#ffffff"/>
    </style:style>
    <style:style style:name="TableCell190502" style:family="table-cell">
      <style:table-cell-properties fo:border-top="0.001389in solid #cccccc" fo:border-left="0.001389in solid #cccccc" fo:border-right="0.001389in solid #cccccc" fo:border-bottom="0.001389in solid #cccccc" fo:vertical-align="top" fo:background-color="#ffffff"/>
    </style:style>
    <style:style style:name="TableCell190503" style:family="table-cell">
      <style:table-cell-properties fo:border-top="0.001389in solid #cccccc" fo:border-left="0.001389in solid #cccccc" fo:border-right="0.001389in solid #cccccc" fo:border-bottom="0.001389in solid #cccccc" fo:vertical-align="top" fo:background-color="#ffffff"/>
    </style:style>
    <style:style style:name="TableRow1906" style:family="table-row">
      <style:table-row-properties/>
    </style:style>
    <style:style style:name="TableCell190600" style:family="table-cell">
      <style:table-cell-properties fo:border-top="0.001389in solid #cccccc" fo:border-left="0.001389in solid #cccccc" fo:border-right="0.001389in solid #cccccc" fo:border-bottom="0.001389in solid #cccccc" fo:vertical-align="top" fo:background-color="#f8f9fa"/>
    </style:style>
    <style:style style:name="TableCell190601" style:family="table-cell">
      <style:table-cell-properties fo:border-top="0.001389in solid #cccccc" fo:border-left="0.001389in solid #cccccc" fo:border-right="0.001389in solid #cccccc" fo:border-bottom="0.001389in solid #cccccc" fo:vertical-align="top" fo:background-color="#f8f9fa"/>
    </style:style>
    <style:style style:name="TableCell190602" style:family="table-cell">
      <style:table-cell-properties fo:border-top="0.001389in solid #cccccc" fo:border-left="0.001389in solid #cccccc" fo:border-right="0.001389in solid #cccccc" fo:border-bottom="0.001389in solid #cccccc" fo:vertical-align="top" fo:background-color="#f8f9fa"/>
    </style:style>
    <style:style style:name="TableCell190603" style:family="table-cell">
      <style:table-cell-properties fo:border-top="0.001389in solid #cccccc" fo:border-left="0.001389in solid #cccccc" fo:border-right="0.001389in solid #cccccc" fo:border-bottom="0.001389in solid #cccccc" fo:vertical-align="top" fo:background-color="#f8f9fa"/>
    </style:style>
    <style:style style:name="TableRow1907" style:family="table-row">
      <style:table-row-properties/>
    </style:style>
    <style:style style:name="TableCell190700" style:family="table-cell">
      <style:table-cell-properties fo:border-top="0.001389in solid #cccccc" fo:border-left="0.001389in solid #cccccc" fo:border-right="0.001389in solid #cccccc" fo:border-bottom="0.001389in solid #cccccc" fo:vertical-align="top" fo:background-color="#ffffff"/>
    </style:style>
    <style:style style:name="TableCell190701" style:family="table-cell">
      <style:table-cell-properties fo:border-top="0.001389in solid #cccccc" fo:border-left="0.001389in solid #cccccc" fo:border-right="0.001389in solid #cccccc" fo:border-bottom="0.001389in solid #cccccc" fo:vertical-align="top" fo:background-color="#ffffff"/>
    </style:style>
    <style:style style:name="TableCell190702" style:family="table-cell">
      <style:table-cell-properties fo:border-top="0.001389in solid #cccccc" fo:border-left="0.001389in solid #cccccc" fo:border-right="0.001389in solid #cccccc" fo:border-bottom="0.001389in solid #cccccc" fo:vertical-align="top" fo:background-color="#ffffff"/>
    </style:style>
    <style:style style:name="TableCell190703" style:family="table-cell">
      <style:table-cell-properties fo:border-top="0.001389in solid #cccccc" fo:border-left="0.001389in solid #cccccc" fo:border-right="0.001389in solid #cccccc" fo:border-bottom="0.001389in solid #cccccc" fo:vertical-align="top" fo:background-color="#ffffff"/>
    </style:style>
    <style:style style:name="TableRow1908" style:family="table-row">
      <style:table-row-properties/>
    </style:style>
    <style:style style:name="TableCell190800" style:family="table-cell">
      <style:table-cell-properties fo:border-top="0.001389in solid #cccccc" fo:border-left="0.001389in solid #cccccc" fo:border-right="0.001389in solid #cccccc" fo:border-bottom="0.001389in solid #cccccc" fo:vertical-align="top" fo:background-color="#f8f9fa"/>
    </style:style>
    <style:style style:name="TableCell190801" style:family="table-cell">
      <style:table-cell-properties fo:border-top="0.001389in solid #cccccc" fo:border-left="0.001389in solid #cccccc" fo:border-right="0.001389in solid #cccccc" fo:border-bottom="0.001389in solid #cccccc" fo:vertical-align="top" fo:background-color="#f8f9fa"/>
    </style:style>
    <style:style style:name="TableCell190802" style:family="table-cell">
      <style:table-cell-properties fo:border-top="0.001389in solid #cccccc" fo:border-left="0.001389in solid #cccccc" fo:border-right="0.001389in solid #cccccc" fo:border-bottom="0.001389in solid #cccccc" fo:vertical-align="top" fo:background-color="#f8f9fa"/>
    </style:style>
    <style:style style:name="TableCell190803" style:family="table-cell">
      <style:table-cell-properties fo:border-top="0.001389in solid #cccccc" fo:border-left="0.001389in solid #cccccc" fo:border-right="0.001389in solid #cccccc" fo:border-bottom="0.001389in solid #cccccc" fo:vertical-align="top" fo:background-color="#f8f9fa"/>
    </style:style>
    <style:style style:name="TableColumn2000" style:family="table-column">
      <style:table-column-properties style:column-width="0.694444in"/>
    </style:style>
    <style:style style:name="TableColumn2001" style:family="table-column">
      <style:table-column-properties style:column-width="3.333333in"/>
    </style:style>
    <style:style style:name="TableColumn2002" style:family="table-column">
      <style:table-column-properties style:column-width="1.250000in"/>
    </style:style>
    <style:style style:name="TableColumn2003" style:family="table-column">
      <style:table-column-properties style:column-width="1.222222in"/>
    </style:style>
    <style:style style:name="Table20" style:family="table">
      <style:table-properties style:width="6.500000in" fo:margin-left="0.000000in" style:writing-mode="lr" table:align="left" style:may-break-between-rows="true"/>
    </style:style>
    <style:style style:name="TableRow2000" style:family="table-row">
      <style:table-row-properties/>
    </style:style>
    <style:style style:name="TableCell200000" style:family="table-cell">
      <style:table-cell-properties fo:border-top="0.001389in solid #cccccc" fo:border-left="0.001389in solid #cccccc" fo:border-right="0.001389in solid #cccccc" fo:border-bottom="0.001389in solid #cccccc" fo:vertical-align="top" fo:background-color="#2c3e50"/>
    </style:style>
    <style:style style:name="TableCell200001" style:family="table-cell">
      <style:table-cell-properties fo:border-top="0.001389in solid #cccccc" fo:border-left="0.001389in solid #cccccc" fo:border-right="0.001389in solid #cccccc" fo:border-bottom="0.001389in solid #cccccc" fo:vertical-align="top" fo:background-color="#2c3e50"/>
    </style:style>
    <style:style style:name="TableCell200002" style:family="table-cell">
      <style:table-cell-properties fo:border-top="0.001389in solid #cccccc" fo:border-left="0.001389in solid #cccccc" fo:border-right="0.001389in solid #cccccc" fo:border-bottom="0.001389in solid #cccccc" fo:vertical-align="top" fo:background-color="#2c3e50"/>
    </style:style>
    <style:style style:name="TableCell200003" style:family="table-cell">
      <style:table-cell-properties fo:border-top="0.001389in solid #cccccc" fo:border-left="0.001389in solid #cccccc" fo:border-right="0.001389in solid #cccccc" fo:border-bottom="0.001389in solid #cccccc" fo:vertical-align="top" fo:background-color="#2c3e50"/>
    </style:style>
    <style:style style:name="TableRow2001" style:family="table-row">
      <style:table-row-properties/>
    </style:style>
    <style:style style:name="TableCell200100" style:family="table-cell">
      <style:table-cell-properties fo:border-top="0.001389in solid #cccccc" fo:border-left="0.001389in solid #cccccc" fo:border-right="0.001389in solid #cccccc" fo:border-bottom="0.001389in solid #cccccc" fo:vertical-align="top" fo:background-color="#ffffff"/>
    </style:style>
    <style:style style:name="TableCell200101" style:family="table-cell">
      <style:table-cell-properties fo:border-top="0.001389in solid #cccccc" fo:border-left="0.001389in solid #cccccc" fo:border-right="0.001389in solid #cccccc" fo:border-bottom="0.001389in solid #cccccc" fo:vertical-align="top" fo:background-color="#ffffff"/>
    </style:style>
    <style:style style:name="TableCell200102" style:family="table-cell">
      <style:table-cell-properties fo:border-top="0.001389in solid #cccccc" fo:border-left="0.001389in solid #cccccc" fo:border-right="0.001389in solid #cccccc" fo:border-bottom="0.001389in solid #cccccc" fo:vertical-align="top" fo:background-color="#ffffff"/>
    </style:style>
    <style:style style:name="TableCell200103" style:family="table-cell">
      <style:table-cell-properties fo:border-top="0.001389in solid #cccccc" fo:border-left="0.001389in solid #cccccc" fo:border-right="0.001389in solid #cccccc" fo:border-bottom="0.001389in solid #cccccc" fo:vertical-align="top" fo:background-color="#ffffff"/>
    </style:style>
    <style:style style:name="TableRow2002" style:family="table-row">
      <style:table-row-properties/>
    </style:style>
    <style:style style:name="TableCell200200" style:family="table-cell">
      <style:table-cell-properties fo:border-top="0.001389in solid #cccccc" fo:border-left="0.001389in solid #cccccc" fo:border-right="0.001389in solid #cccccc" fo:border-bottom="0.001389in solid #cccccc" fo:vertical-align="top" fo:background-color="#f8f9fa"/>
    </style:style>
    <style:style style:name="TableCell200201" style:family="table-cell">
      <style:table-cell-properties fo:border-top="0.001389in solid #cccccc" fo:border-left="0.001389in solid #cccccc" fo:border-right="0.001389in solid #cccccc" fo:border-bottom="0.001389in solid #cccccc" fo:vertical-align="top" fo:background-color="#f8f9fa"/>
    </style:style>
    <style:style style:name="TableCell200202" style:family="table-cell">
      <style:table-cell-properties fo:border-top="0.001389in solid #cccccc" fo:border-left="0.001389in solid #cccccc" fo:border-right="0.001389in solid #cccccc" fo:border-bottom="0.001389in solid #cccccc" fo:vertical-align="top" fo:background-color="#f8f9fa"/>
    </style:style>
    <style:style style:name="TableCell200203" style:family="table-cell">
      <style:table-cell-properties fo:border-top="0.001389in solid #cccccc" fo:border-left="0.001389in solid #cccccc" fo:border-right="0.001389in solid #cccccc" fo:border-bottom="0.001389in solid #cccccc" fo:vertical-align="top" fo:background-color="#f8f9fa"/>
    </style:style>
    <style:style style:name="TableRow2003" style:family="table-row">
      <style:table-row-properties/>
    </style:style>
    <style:style style:name="TableCell200300" style:family="table-cell">
      <style:table-cell-properties fo:border-top="0.001389in solid #cccccc" fo:border-left="0.001389in solid #cccccc" fo:border-right="0.001389in solid #cccccc" fo:border-bottom="0.001389in solid #cccccc" fo:vertical-align="top" fo:background-color="#ffffff"/>
    </style:style>
    <style:style style:name="TableCell200301" style:family="table-cell">
      <style:table-cell-properties fo:border-top="0.001389in solid #cccccc" fo:border-left="0.001389in solid #cccccc" fo:border-right="0.001389in solid #cccccc" fo:border-bottom="0.001389in solid #cccccc" fo:vertical-align="top" fo:background-color="#ffffff"/>
    </style:style>
    <style:style style:name="TableCell200302" style:family="table-cell">
      <style:table-cell-properties fo:border-top="0.001389in solid #cccccc" fo:border-left="0.001389in solid #cccccc" fo:border-right="0.001389in solid #cccccc" fo:border-bottom="0.001389in solid #cccccc" fo:vertical-align="top" fo:background-color="#ffffff"/>
    </style:style>
    <style:style style:name="TableCell200303" style:family="table-cell">
      <style:table-cell-properties fo:border-top="0.001389in solid #cccccc" fo:border-left="0.001389in solid #cccccc" fo:border-right="0.001389in solid #cccccc" fo:border-bottom="0.001389in solid #cccccc" fo:vertical-align="top" fo:background-color="#ffffff"/>
    </style:style>
    <style:style style:name="TableRow2004" style:family="table-row">
      <style:table-row-properties/>
    </style:style>
    <style:style style:name="TableCell200400" style:family="table-cell">
      <style:table-cell-properties fo:border-top="0.001389in solid #cccccc" fo:border-left="0.001389in solid #cccccc" fo:border-right="0.001389in solid #cccccc" fo:border-bottom="0.001389in solid #cccccc" fo:vertical-align="top" fo:background-color="#f8f9fa"/>
    </style:style>
    <style:style style:name="TableCell200401" style:family="table-cell">
      <style:table-cell-properties fo:border-top="0.001389in solid #cccccc" fo:border-left="0.001389in solid #cccccc" fo:border-right="0.001389in solid #cccccc" fo:border-bottom="0.001389in solid #cccccc" fo:vertical-align="top" fo:background-color="#f8f9fa"/>
    </style:style>
    <style:style style:name="TableCell200402" style:family="table-cell">
      <style:table-cell-properties fo:border-top="0.001389in solid #cccccc" fo:border-left="0.001389in solid #cccccc" fo:border-right="0.001389in solid #cccccc" fo:border-bottom="0.001389in solid #cccccc" fo:vertical-align="top" fo:background-color="#f8f9fa"/>
    </style:style>
    <style:style style:name="TableCell200403" style:family="table-cell">
      <style:table-cell-properties fo:border-top="0.001389in solid #cccccc" fo:border-left="0.001389in solid #cccccc" fo:border-right="0.001389in solid #cccccc" fo:border-bottom="0.001389in solid #cccccc" fo:vertical-align="top" fo:background-color="#f8f9fa"/>
    </style:style>
    <style:style style:name="TableRow2005" style:family="table-row">
      <style:table-row-properties/>
    </style:style>
    <style:style style:name="TableCell200500" style:family="table-cell">
      <style:table-cell-properties fo:border-top="0.001389in solid #cccccc" fo:border-left="0.001389in solid #cccccc" fo:border-right="0.001389in solid #cccccc" fo:border-bottom="0.001389in solid #cccccc" fo:vertical-align="top" fo:background-color="#ffffff"/>
    </style:style>
    <style:style style:name="TableCell200501" style:family="table-cell">
      <style:table-cell-properties fo:border-top="0.001389in solid #cccccc" fo:border-left="0.001389in solid #cccccc" fo:border-right="0.001389in solid #cccccc" fo:border-bottom="0.001389in solid #cccccc" fo:vertical-align="top" fo:background-color="#ffffff"/>
    </style:style>
    <style:style style:name="TableCell200502" style:family="table-cell">
      <style:table-cell-properties fo:border-top="0.001389in solid #cccccc" fo:border-left="0.001389in solid #cccccc" fo:border-right="0.001389in solid #cccccc" fo:border-bottom="0.001389in solid #cccccc" fo:vertical-align="top" fo:background-color="#ffffff"/>
    </style:style>
    <style:style style:name="TableCell200503" style:family="table-cell">
      <style:table-cell-properties fo:border-top="0.001389in solid #cccccc" fo:border-left="0.001389in solid #cccccc" fo:border-right="0.001389in solid #cccccc" fo:border-bottom="0.001389in solid #cccccc" fo:vertical-align="top" fo:background-color="#ffffff"/>
    </style:style>
    <style:style style:name="TableRow2006" style:family="table-row">
      <style:table-row-properties/>
    </style:style>
    <style:style style:name="TableCell200600" style:family="table-cell">
      <style:table-cell-properties fo:border-top="0.001389in solid #cccccc" fo:border-left="0.001389in solid #cccccc" fo:border-right="0.001389in solid #cccccc" fo:border-bottom="0.001389in solid #cccccc" fo:vertical-align="top" fo:background-color="#f8f9fa"/>
    </style:style>
    <style:style style:name="TableCell200601" style:family="table-cell">
      <style:table-cell-properties fo:border-top="0.001389in solid #cccccc" fo:border-left="0.001389in solid #cccccc" fo:border-right="0.001389in solid #cccccc" fo:border-bottom="0.001389in solid #cccccc" fo:vertical-align="top" fo:background-color="#f8f9fa"/>
    </style:style>
    <style:style style:name="TableCell200602" style:family="table-cell">
      <style:table-cell-properties fo:border-top="0.001389in solid #cccccc" fo:border-left="0.001389in solid #cccccc" fo:border-right="0.001389in solid #cccccc" fo:border-bottom="0.001389in solid #cccccc" fo:vertical-align="top" fo:background-color="#f8f9fa"/>
    </style:style>
    <style:style style:name="TableCell200603" style:family="table-cell">
      <style:table-cell-properties fo:border-top="0.001389in solid #cccccc" fo:border-left="0.001389in solid #cccccc" fo:border-right="0.001389in solid #cccccc" fo:border-bottom="0.001389in solid #cccccc" fo:vertical-align="top" fo:background-color="#f8f9fa"/>
    </style:style>
    <style:style style:name="TableColumn2100" style:family="table-column">
      <style:table-column-properties style:column-width="0.694444in"/>
    </style:style>
    <style:style style:name="TableColumn2101" style:family="table-column">
      <style:table-column-properties style:column-width="3.333333in"/>
    </style:style>
    <style:style style:name="TableColumn2102" style:family="table-column">
      <style:table-column-properties style:column-width="1.250000in"/>
    </style:style>
    <style:style style:name="TableColumn2103" style:family="table-column">
      <style:table-column-properties style:column-width="1.222222in"/>
    </style:style>
    <style:style style:name="Table21" style:family="table">
      <style:table-properties style:width="6.500000in" fo:margin-left="0.000000in" style:writing-mode="lr" table:align="left" style:may-break-between-rows="true"/>
    </style:style>
    <style:style style:name="TableRow2100" style:family="table-row">
      <style:table-row-properties/>
    </style:style>
    <style:style style:name="TableCell210000" style:family="table-cell">
      <style:table-cell-properties fo:border-top="0.001389in solid #cccccc" fo:border-left="0.001389in solid #cccccc" fo:border-right="0.001389in solid #cccccc" fo:border-bottom="0.001389in solid #cccccc" fo:vertical-align="top" fo:background-color="#2c3e50"/>
    </style:style>
    <style:style style:name="TableCell210001" style:family="table-cell">
      <style:table-cell-properties fo:border-top="0.001389in solid #cccccc" fo:border-left="0.001389in solid #cccccc" fo:border-right="0.001389in solid #cccccc" fo:border-bottom="0.001389in solid #cccccc" fo:vertical-align="top" fo:background-color="#2c3e50"/>
    </style:style>
    <style:style style:name="TableCell210002" style:family="table-cell">
      <style:table-cell-properties fo:border-top="0.001389in solid #cccccc" fo:border-left="0.001389in solid #cccccc" fo:border-right="0.001389in solid #cccccc" fo:border-bottom="0.001389in solid #cccccc" fo:vertical-align="top" fo:background-color="#2c3e50"/>
    </style:style>
    <style:style style:name="TableCell210003" style:family="table-cell">
      <style:table-cell-properties fo:border-top="0.001389in solid #cccccc" fo:border-left="0.001389in solid #cccccc" fo:border-right="0.001389in solid #cccccc" fo:border-bottom="0.001389in solid #cccccc" fo:vertical-align="top" fo:background-color="#2c3e50"/>
    </style:style>
    <style:style style:name="TableRow2101" style:family="table-row">
      <style:table-row-properties/>
    </style:style>
    <style:style style:name="TableCell210100" style:family="table-cell">
      <style:table-cell-properties fo:border-top="0.001389in solid #cccccc" fo:border-left="0.001389in solid #cccccc" fo:border-right="0.001389in solid #cccccc" fo:border-bottom="0.001389in solid #cccccc" fo:vertical-align="top" fo:background-color="#ffffff"/>
    </style:style>
    <style:style style:name="TableCell210101" style:family="table-cell">
      <style:table-cell-properties fo:border-top="0.001389in solid #cccccc" fo:border-left="0.001389in solid #cccccc" fo:border-right="0.001389in solid #cccccc" fo:border-bottom="0.001389in solid #cccccc" fo:vertical-align="top" fo:background-color="#ffffff"/>
    </style:style>
    <style:style style:name="TableCell210102" style:family="table-cell">
      <style:table-cell-properties fo:border-top="0.001389in solid #cccccc" fo:border-left="0.001389in solid #cccccc" fo:border-right="0.001389in solid #cccccc" fo:border-bottom="0.001389in solid #cccccc" fo:vertical-align="top" fo:background-color="#ffffff"/>
    </style:style>
    <style:style style:name="TableCell210103" style:family="table-cell">
      <style:table-cell-properties fo:border-top="0.001389in solid #cccccc" fo:border-left="0.001389in solid #cccccc" fo:border-right="0.001389in solid #cccccc" fo:border-bottom="0.001389in solid #cccccc" fo:vertical-align="top" fo:background-color="#ffffff"/>
    </style:style>
    <style:style style:name="TableRow2102" style:family="table-row">
      <style:table-row-properties/>
    </style:style>
    <style:style style:name="TableCell210200" style:family="table-cell">
      <style:table-cell-properties fo:border-top="0.001389in solid #cccccc" fo:border-left="0.001389in solid #cccccc" fo:border-right="0.001389in solid #cccccc" fo:border-bottom="0.001389in solid #cccccc" fo:vertical-align="top" fo:background-color="#f8f9fa"/>
    </style:style>
    <style:style style:name="TableCell210201" style:family="table-cell">
      <style:table-cell-properties fo:border-top="0.001389in solid #cccccc" fo:border-left="0.001389in solid #cccccc" fo:border-right="0.001389in solid #cccccc" fo:border-bottom="0.001389in solid #cccccc" fo:vertical-align="top" fo:background-color="#f8f9fa"/>
    </style:style>
    <style:style style:name="TableCell210202" style:family="table-cell">
      <style:table-cell-properties fo:border-top="0.001389in solid #cccccc" fo:border-left="0.001389in solid #cccccc" fo:border-right="0.001389in solid #cccccc" fo:border-bottom="0.001389in solid #cccccc" fo:vertical-align="top" fo:background-color="#f8f9fa"/>
    </style:style>
    <style:style style:name="TableCell210203" style:family="table-cell">
      <style:table-cell-properties fo:border-top="0.001389in solid #cccccc" fo:border-left="0.001389in solid #cccccc" fo:border-right="0.001389in solid #cccccc" fo:border-bottom="0.001389in solid #cccccc" fo:vertical-align="top" fo:background-color="#f8f9fa"/>
    </style:style>
    <style:style style:name="TableRow2103" style:family="table-row">
      <style:table-row-properties/>
    </style:style>
    <style:style style:name="TableCell210300" style:family="table-cell">
      <style:table-cell-properties fo:border-top="0.001389in solid #cccccc" fo:border-left="0.001389in solid #cccccc" fo:border-right="0.001389in solid #cccccc" fo:border-bottom="0.001389in solid #cccccc" fo:vertical-align="top" fo:background-color="#ffffff"/>
    </style:style>
    <style:style style:name="TableCell210301" style:family="table-cell">
      <style:table-cell-properties fo:border-top="0.001389in solid #cccccc" fo:border-left="0.001389in solid #cccccc" fo:border-right="0.001389in solid #cccccc" fo:border-bottom="0.001389in solid #cccccc" fo:vertical-align="top" fo:background-color="#ffffff"/>
    </style:style>
    <style:style style:name="TableCell210302" style:family="table-cell">
      <style:table-cell-properties fo:border-top="0.001389in solid #cccccc" fo:border-left="0.001389in solid #cccccc" fo:border-right="0.001389in solid #cccccc" fo:border-bottom="0.001389in solid #cccccc" fo:vertical-align="top" fo:background-color="#ffffff"/>
    </style:style>
    <style:style style:name="TableCell210303" style:family="table-cell">
      <style:table-cell-properties fo:border-top="0.001389in solid #cccccc" fo:border-left="0.001389in solid #cccccc" fo:border-right="0.001389in solid #cccccc" fo:border-bottom="0.001389in solid #cccccc" fo:vertical-align="top" fo:background-color="#ffffff"/>
    </style:style>
    <style:style style:name="TableRow2104" style:family="table-row">
      <style:table-row-properties/>
    </style:style>
    <style:style style:name="TableCell210400" style:family="table-cell">
      <style:table-cell-properties fo:border-top="0.001389in solid #cccccc" fo:border-left="0.001389in solid #cccccc" fo:border-right="0.001389in solid #cccccc" fo:border-bottom="0.001389in solid #cccccc" fo:vertical-align="top" fo:background-color="#f8f9fa"/>
    </style:style>
    <style:style style:name="TableCell210401" style:family="table-cell">
      <style:table-cell-properties fo:border-top="0.001389in solid #cccccc" fo:border-left="0.001389in solid #cccccc" fo:border-right="0.001389in solid #cccccc" fo:border-bottom="0.001389in solid #cccccc" fo:vertical-align="top" fo:background-color="#f8f9fa"/>
    </style:style>
    <style:style style:name="TableCell210402" style:family="table-cell">
      <style:table-cell-properties fo:border-top="0.001389in solid #cccccc" fo:border-left="0.001389in solid #cccccc" fo:border-right="0.001389in solid #cccccc" fo:border-bottom="0.001389in solid #cccccc" fo:vertical-align="top" fo:background-color="#f8f9fa"/>
    </style:style>
    <style:style style:name="TableCell210403" style:family="table-cell">
      <style:table-cell-properties fo:border-top="0.001389in solid #cccccc" fo:border-left="0.001389in solid #cccccc" fo:border-right="0.001389in solid #cccccc" fo:border-bottom="0.001389in solid #cccccc" fo:vertical-align="top" fo:background-color="#f8f9fa"/>
    </style:style>
    <style:style style:name="TableRow2105" style:family="table-row">
      <style:table-row-properties/>
    </style:style>
    <style:style style:name="TableCell210500" style:family="table-cell">
      <style:table-cell-properties fo:border-top="0.001389in solid #cccccc" fo:border-left="0.001389in solid #cccccc" fo:border-right="0.001389in solid #cccccc" fo:border-bottom="0.001389in solid #cccccc" fo:vertical-align="top" fo:background-color="#ffffff"/>
    </style:style>
    <style:style style:name="TableCell210501" style:family="table-cell">
      <style:table-cell-properties fo:border-top="0.001389in solid #cccccc" fo:border-left="0.001389in solid #cccccc" fo:border-right="0.001389in solid #cccccc" fo:border-bottom="0.001389in solid #cccccc" fo:vertical-align="top" fo:background-color="#ffffff"/>
    </style:style>
    <style:style style:name="TableCell210502" style:family="table-cell">
      <style:table-cell-properties fo:border-top="0.001389in solid #cccccc" fo:border-left="0.001389in solid #cccccc" fo:border-right="0.001389in solid #cccccc" fo:border-bottom="0.001389in solid #cccccc" fo:vertical-align="top" fo:background-color="#ffffff"/>
    </style:style>
    <style:style style:name="TableCell210503" style:family="table-cell">
      <style:table-cell-properties fo:border-top="0.001389in solid #cccccc" fo:border-left="0.001389in solid #cccccc" fo:border-right="0.001389in solid #cccccc" fo:border-bottom="0.001389in solid #cccccc" fo:vertical-align="top" fo:background-color="#ffffff"/>
    </style:style>
    <style:style style:name="TableRow2106" style:family="table-row">
      <style:table-row-properties/>
    </style:style>
    <style:style style:name="TableCell210600" style:family="table-cell">
      <style:table-cell-properties fo:border-top="0.001389in solid #cccccc" fo:border-left="0.001389in solid #cccccc" fo:border-right="0.001389in solid #cccccc" fo:border-bottom="0.001389in solid #cccccc" fo:vertical-align="top" fo:background-color="#f8f9fa"/>
    </style:style>
    <style:style style:name="TableCell210601" style:family="table-cell">
      <style:table-cell-properties fo:border-top="0.001389in solid #cccccc" fo:border-left="0.001389in solid #cccccc" fo:border-right="0.001389in solid #cccccc" fo:border-bottom="0.001389in solid #cccccc" fo:vertical-align="top" fo:background-color="#f8f9fa"/>
    </style:style>
    <style:style style:name="TableCell210602" style:family="table-cell">
      <style:table-cell-properties fo:border-top="0.001389in solid #cccccc" fo:border-left="0.001389in solid #cccccc" fo:border-right="0.001389in solid #cccccc" fo:border-bottom="0.001389in solid #cccccc" fo:vertical-align="top" fo:background-color="#f8f9fa"/>
    </style:style>
    <style:style style:name="TableCell210603" style:family="table-cell">
      <style:table-cell-properties fo:border-top="0.001389in solid #cccccc" fo:border-left="0.001389in solid #cccccc" fo:border-right="0.001389in solid #cccccc" fo:border-bottom="0.001389in solid #cccccc" fo:vertical-align="top" fo:background-color="#f8f9fa"/>
    </style:style>
    <style:style style:name="TableColumn2200" style:family="table-column">
      <style:table-column-properties style:column-width="3.250000in"/>
    </style:style>
    <style:style style:name="TableColumn2201" style:family="table-column">
      <style:table-column-properties style:column-width="1.625000in"/>
    </style:style>
    <style:style style:name="TableColumn2202" style:family="table-column">
      <style:table-column-properties style:column-width="1.625000in"/>
    </style:style>
    <style:style style:name="Table22" style:family="table">
      <style:table-properties style:width="6.500000in" fo:margin-left="0.000000in" style:writing-mode="lr" table:align="left" style:may-break-between-rows="true"/>
    </style:style>
    <style:style style:name="TableRow2200" style:family="table-row">
      <style:table-row-properties/>
    </style:style>
    <style:style style:name="TableCell220000" style:family="table-cell">
      <style:table-cell-properties fo:border-top="0.001389in solid #cccccc" fo:border-left="0.001389in solid #cccccc" fo:border-right="0.001389in solid #cccccc" fo:border-bottom="0.001389in solid #cccccc" fo:vertical-align="top" fo:background-color="#2c3e50"/>
    </style:style>
    <style:style style:name="TableCell220001" style:family="table-cell">
      <style:table-cell-properties fo:border-top="0.001389in solid #cccccc" fo:border-left="0.001389in solid #cccccc" fo:border-right="0.001389in solid #cccccc" fo:border-bottom="0.001389in solid #cccccc" fo:vertical-align="top" fo:background-color="#2c3e50"/>
    </style:style>
    <style:style style:name="TableCell220002" style:family="table-cell">
      <style:table-cell-properties fo:border-top="0.001389in solid #cccccc" fo:border-left="0.001389in solid #cccccc" fo:border-right="0.001389in solid #cccccc" fo:border-bottom="0.001389in solid #cccccc" fo:vertical-align="top" fo:background-color="#2c3e50"/>
    </style:style>
    <style:style style:name="TableRow2201" style:family="table-row">
      <style:table-row-properties/>
    </style:style>
    <style:style style:name="TableCell220100" style:family="table-cell">
      <style:table-cell-properties fo:border-top="0.001389in solid #cccccc" fo:border-left="0.001389in solid #cccccc" fo:border-right="0.001389in solid #cccccc" fo:border-bottom="0.001389in solid #cccccc" fo:vertical-align="top" fo:background-color="#ffffff"/>
    </style:style>
    <style:style style:name="TableCell220101" style:family="table-cell">
      <style:table-cell-properties fo:border-top="0.001389in solid #cccccc" fo:border-left="0.001389in solid #cccccc" fo:border-right="0.001389in solid #cccccc" fo:border-bottom="0.001389in solid #cccccc" fo:vertical-align="top" fo:background-color="#ffffff"/>
    </style:style>
    <style:style style:name="TableCell220102" style:family="table-cell">
      <style:table-cell-properties fo:border-top="0.001389in solid #cccccc" fo:border-left="0.001389in solid #cccccc" fo:border-right="0.001389in solid #cccccc" fo:border-bottom="0.001389in solid #cccccc" fo:vertical-align="top" fo:background-color="#ffffff"/>
    </style:style>
    <style:style style:name="TableRow2202" style:family="table-row">
      <style:table-row-properties/>
    </style:style>
    <style:style style:name="TableCell220200" style:family="table-cell">
      <style:table-cell-properties fo:border-top="0.001389in solid #cccccc" fo:border-left="0.001389in solid #cccccc" fo:border-right="0.001389in solid #cccccc" fo:border-bottom="0.001389in solid #cccccc" fo:vertical-align="top" fo:background-color="#f8f9fa"/>
    </style:style>
    <style:style style:name="TableCell220201" style:family="table-cell">
      <style:table-cell-properties fo:border-top="0.001389in solid #cccccc" fo:border-left="0.001389in solid #cccccc" fo:border-right="0.001389in solid #cccccc" fo:border-bottom="0.001389in solid #cccccc" fo:vertical-align="top" fo:background-color="#f8f9fa"/>
    </style:style>
    <style:style style:name="TableCell220202" style:family="table-cell">
      <style:table-cell-properties fo:border-top="0.001389in solid #cccccc" fo:border-left="0.001389in solid #cccccc" fo:border-right="0.001389in solid #cccccc" fo:border-bottom="0.001389in solid #cccccc" fo:vertical-align="top" fo:background-color="#f8f9fa"/>
    </style:style>
    <style:style style:name="TableRow2203" style:family="table-row">
      <style:table-row-properties/>
    </style:style>
    <style:style style:name="TableCell220300" style:family="table-cell">
      <style:table-cell-properties fo:border-top="0.001389in solid #cccccc" fo:border-left="0.001389in solid #cccccc" fo:border-right="0.001389in solid #cccccc" fo:border-bottom="0.001389in solid #cccccc" fo:vertical-align="top" fo:background-color="#ffffff"/>
    </style:style>
    <style:style style:name="TableCell220301" style:family="table-cell">
      <style:table-cell-properties fo:border-top="0.001389in solid #cccccc" fo:border-left="0.001389in solid #cccccc" fo:border-right="0.001389in solid #cccccc" fo:border-bottom="0.001389in solid #cccccc" fo:vertical-align="top" fo:background-color="#ffffff"/>
    </style:style>
    <style:style style:name="TableCell220302" style:family="table-cell">
      <style:table-cell-properties fo:border-top="0.001389in solid #cccccc" fo:border-left="0.001389in solid #cccccc" fo:border-right="0.001389in solid #cccccc" fo:border-bottom="0.001389in solid #cccccc" fo:vertical-align="top" fo:background-color="#ffffff"/>
    </style:style>
    <style:style style:name="TableRow2204" style:family="table-row">
      <style:table-row-properties/>
    </style:style>
    <style:style style:name="TableCell220400" style:family="table-cell">
      <style:table-cell-properties fo:border-top="0.001389in solid #cccccc" fo:border-left="0.001389in solid #cccccc" fo:border-right="0.001389in solid #cccccc" fo:border-bottom="0.001389in solid #cccccc" fo:vertical-align="top" fo:background-color="#f8f9fa"/>
    </style:style>
    <style:style style:name="TableCell220401" style:family="table-cell">
      <style:table-cell-properties fo:border-top="0.001389in solid #cccccc" fo:border-left="0.001389in solid #cccccc" fo:border-right="0.001389in solid #cccccc" fo:border-bottom="0.001389in solid #cccccc" fo:vertical-align="top" fo:background-color="#f8f9fa"/>
    </style:style>
    <style:style style:name="TableCell220402" style:family="table-cell">
      <style:table-cell-properties fo:border-top="0.001389in solid #cccccc" fo:border-left="0.001389in solid #cccccc" fo:border-right="0.001389in solid #cccccc" fo:border-bottom="0.001389in solid #cccccc" fo:vertical-align="top" fo:background-color="#f8f9fa"/>
    </style:style>
    <style:style style:name="TableRow2205" style:family="table-row">
      <style:table-row-properties/>
    </style:style>
    <style:style style:name="TableCell220500" style:family="table-cell">
      <style:table-cell-properties fo:border-top="0.001389in solid #cccccc" fo:border-left="0.001389in solid #cccccc" fo:border-right="0.001389in solid #cccccc" fo:border-bottom="0.001389in solid #cccccc" fo:vertical-align="top" fo:background-color="#2c3e50"/>
    </style:style>
    <style:style style:name="TableCell220501" style:family="table-cell">
      <style:table-cell-properties fo:border-top="0.001389in solid #cccccc" fo:border-left="0.001389in solid #cccccc" fo:border-right="0.001389in solid #cccccc" fo:border-bottom="0.001389in solid #cccccc" fo:vertical-align="top" fo:background-color="#2c3e50"/>
    </style:style>
    <style:style style:name="TableCell220502" style:family="table-cell">
      <style:table-cell-properties fo:border-top="0.001389in solid #cccccc" fo:border-left="0.001389in solid #cccccc" fo:border-right="0.001389in solid #cccccc" fo:border-bottom="0.001389in solid #cccccc" fo:vertical-align="top" fo:background-color="#2c3e50"/>
    </style:style>
    <style:style style:name="TableColumn2300" style:family="table-column">
      <style:table-column-properties style:column-width="1.625000in"/>
    </style:style>
    <style:style style:name="TableColumn2301" style:family="table-column">
      <style:table-column-properties style:column-width="1.625000in"/>
    </style:style>
    <style:style style:name="TableColumn2302" style:family="table-column">
      <style:table-column-properties style:column-width="3.250000in"/>
    </style:style>
    <style:style style:name="Table23" style:family="table">
      <style:table-properties style:width="6.500000in" fo:margin-left="0.000000in" style:writing-mode="lr" table:align="left" style:may-break-between-rows="true"/>
    </style:style>
    <style:style style:name="TableRow2300" style:family="table-row">
      <style:table-row-properties/>
    </style:style>
    <style:style style:name="TableCell230000" style:family="table-cell">
      <style:table-cell-properties fo:border-top="0.001389in solid #cccccc" fo:border-left="0.001389in solid #cccccc" fo:border-right="0.001389in solid #cccccc" fo:border-bottom="0.001389in solid #cccccc" fo:vertical-align="top" fo:background-color="#2c3e50"/>
    </style:style>
    <style:style style:name="TableCell230001" style:family="table-cell">
      <style:table-cell-properties fo:border-top="0.001389in solid #cccccc" fo:border-left="0.001389in solid #cccccc" fo:border-right="0.001389in solid #cccccc" fo:border-bottom="0.001389in solid #cccccc" fo:vertical-align="top" fo:background-color="#2c3e50"/>
    </style:style>
    <style:style style:name="TableCell230002" style:family="table-cell">
      <style:table-cell-properties fo:border-top="0.001389in solid #cccccc" fo:border-left="0.001389in solid #cccccc" fo:border-right="0.001389in solid #cccccc" fo:border-bottom="0.001389in solid #cccccc" fo:vertical-align="top" fo:background-color="#2c3e50"/>
    </style:style>
    <style:style style:name="TableRow2301" style:family="table-row">
      <style:table-row-properties/>
    </style:style>
    <style:style style:name="TableCell230100" style:family="table-cell">
      <style:table-cell-properties fo:border-top="0.001389in solid #cccccc" fo:border-left="0.001389in solid #cccccc" fo:border-right="0.001389in solid #cccccc" fo:border-bottom="0.001389in solid #cccccc" fo:vertical-align="top" fo:background-color="#ffffff"/>
    </style:style>
    <style:style style:name="TableCell230101" style:family="table-cell">
      <style:table-cell-properties fo:border-top="0.001389in solid #cccccc" fo:border-left="0.001389in solid #cccccc" fo:border-right="0.001389in solid #cccccc" fo:border-bottom="0.001389in solid #cccccc" fo:vertical-align="top" fo:background-color="#ffffff"/>
    </style:style>
    <style:style style:name="TableCell230102" style:family="table-cell">
      <style:table-cell-properties fo:border-top="0.001389in solid #cccccc" fo:border-left="0.001389in solid #cccccc" fo:border-right="0.001389in solid #cccccc" fo:border-bottom="0.001389in solid #cccccc" fo:vertical-align="top" fo:background-color="#ffffff"/>
    </style:style>
    <style:style style:name="TableRow2302" style:family="table-row">
      <style:table-row-properties/>
    </style:style>
    <style:style style:name="TableCell230200" style:family="table-cell">
      <style:table-cell-properties fo:border-top="0.001389in solid #cccccc" fo:border-left="0.001389in solid #cccccc" fo:border-right="0.001389in solid #cccccc" fo:border-bottom="0.001389in solid #cccccc" fo:vertical-align="top" fo:background-color="#f8f9fa"/>
    </style:style>
    <style:style style:name="TableCell230201" style:family="table-cell">
      <style:table-cell-properties fo:border-top="0.001389in solid #cccccc" fo:border-left="0.001389in solid #cccccc" fo:border-right="0.001389in solid #cccccc" fo:border-bottom="0.001389in solid #cccccc" fo:vertical-align="top" fo:background-color="#f8f9fa"/>
    </style:style>
    <style:style style:name="TableCell230202" style:family="table-cell">
      <style:table-cell-properties fo:border-top="0.001389in solid #cccccc" fo:border-left="0.001389in solid #cccccc" fo:border-right="0.001389in solid #cccccc" fo:border-bottom="0.001389in solid #cccccc" fo:vertical-align="top" fo:background-color="#f8f9fa"/>
    </style:style>
    <style:style style:name="TableRow2303" style:family="table-row">
      <style:table-row-properties/>
    </style:style>
    <style:style style:name="TableCell230300" style:family="table-cell">
      <style:table-cell-properties fo:border-top="0.001389in solid #cccccc" fo:border-left="0.001389in solid #cccccc" fo:border-right="0.001389in solid #cccccc" fo:border-bottom="0.001389in solid #cccccc" fo:vertical-align="top" fo:background-color="#ffffff"/>
    </style:style>
    <style:style style:name="TableCell230301" style:family="table-cell">
      <style:table-cell-properties fo:border-top="0.001389in solid #cccccc" fo:border-left="0.001389in solid #cccccc" fo:border-right="0.001389in solid #cccccc" fo:border-bottom="0.001389in solid #cccccc" fo:vertical-align="top" fo:background-color="#ffffff"/>
    </style:style>
    <style:style style:name="TableCell230302" style:family="table-cell">
      <style:table-cell-properties fo:border-top="0.001389in solid #cccccc" fo:border-left="0.001389in solid #cccccc" fo:border-right="0.001389in solid #cccccc" fo:border-bottom="0.001389in solid #cccccc" fo:vertical-align="top" fo:background-color="#ffffff"/>
    </style:style>
    <style:style style:name="TableRow2304" style:family="table-row">
      <style:table-row-properties/>
    </style:style>
    <style:style style:name="TableCell230400" style:family="table-cell">
      <style:table-cell-properties fo:border-top="0.001389in solid #cccccc" fo:border-left="0.001389in solid #cccccc" fo:border-right="0.001389in solid #cccccc" fo:border-bottom="0.001389in solid #cccccc" fo:vertical-align="top" fo:background-color="#f8f9fa"/>
    </style:style>
    <style:style style:name="TableCell230401" style:family="table-cell">
      <style:table-cell-properties fo:border-top="0.001389in solid #cccccc" fo:border-left="0.001389in solid #cccccc" fo:border-right="0.001389in solid #cccccc" fo:border-bottom="0.001389in solid #cccccc" fo:vertical-align="top" fo:background-color="#f8f9fa"/>
    </style:style>
    <style:style style:name="TableCell230402" style:family="table-cell">
      <style:table-cell-properties fo:border-top="0.001389in solid #cccccc" fo:border-left="0.001389in solid #cccccc" fo:border-right="0.001389in solid #cccccc" fo:border-bottom="0.001389in solid #cccccc" fo:vertical-align="top" fo:background-color="#f8f9fa"/>
    </style:style>
    <style:style style:name="TableRow2305" style:family="table-row">
      <style:table-row-properties/>
    </style:style>
    <style:style style:name="TableCell230500" style:family="table-cell">
      <style:table-cell-properties fo:border-top="0.001389in solid #cccccc" fo:border-left="0.001389in solid #cccccc" fo:border-right="0.001389in solid #cccccc" fo:border-bottom="0.001389in solid #cccccc" fo:vertical-align="top" fo:background-color="#ffffff"/>
    </style:style>
    <style:style style:name="TableCell230501" style:family="table-cell">
      <style:table-cell-properties fo:border-top="0.001389in solid #cccccc" fo:border-left="0.001389in solid #cccccc" fo:border-right="0.001389in solid #cccccc" fo:border-bottom="0.001389in solid #cccccc" fo:vertical-align="top" fo:background-color="#ffffff"/>
    </style:style>
    <style:style style:name="TableCell230502" style:family="table-cell">
      <style:table-cell-properties fo:border-top="0.001389in solid #cccccc" fo:border-left="0.001389in solid #cccccc" fo:border-right="0.001389in solid #cccccc" fo:border-bottom="0.001389in solid #cccccc" fo:vertical-align="top" fo:background-color="#ffffff"/>
    </style:style>
    <style:style style:name="TableRow2306" style:family="table-row">
      <style:table-row-properties/>
    </style:style>
    <style:style style:name="TableCell230600" style:family="table-cell">
      <style:table-cell-properties fo:border-top="0.001389in solid #cccccc" fo:border-left="0.001389in solid #cccccc" fo:border-right="0.001389in solid #cccccc" fo:border-bottom="0.001389in solid #cccccc" fo:vertical-align="top" fo:background-color="#f8f9fa"/>
    </style:style>
    <style:style style:name="TableCell230601" style:family="table-cell">
      <style:table-cell-properties fo:border-top="0.001389in solid #cccccc" fo:border-left="0.001389in solid #cccccc" fo:border-right="0.001389in solid #cccccc" fo:border-bottom="0.001389in solid #cccccc" fo:vertical-align="top" fo:background-color="#f8f9fa"/>
    </style:style>
    <style:style style:name="TableCell230602" style:family="table-cell">
      <style:table-cell-properties fo:border-top="0.001389in solid #cccccc" fo:border-left="0.001389in solid #cccccc" fo:border-right="0.001389in solid #cccccc" fo:border-bottom="0.001389in solid #cccccc" fo:vertical-align="top" fo:background-color="#f8f9fa"/>
    </style:style>
    <style:style style:name="TableRow2307" style:family="table-row">
      <style:table-row-properties/>
    </style:style>
    <style:style style:name="TableCell230700" style:family="table-cell">
      <style:table-cell-properties fo:border-top="0.001389in solid #cccccc" fo:border-left="0.001389in solid #cccccc" fo:border-right="0.001389in solid #cccccc" fo:border-bottom="0.001389in solid #cccccc" fo:vertical-align="top" fo:background-color="#ffffff"/>
    </style:style>
    <style:style style:name="TableCell230701" style:family="table-cell">
      <style:table-cell-properties fo:border-top="0.001389in solid #cccccc" fo:border-left="0.001389in solid #cccccc" fo:border-right="0.001389in solid #cccccc" fo:border-bottom="0.001389in solid #cccccc" fo:vertical-align="top" fo:background-color="#ffffff"/>
    </style:style>
    <style:style style:name="TableCell230702" style:family="table-cell">
      <style:table-cell-properties fo:border-top="0.001389in solid #cccccc" fo:border-left="0.001389in solid #cccccc" fo:border-right="0.001389in solid #cccccc" fo:border-bottom="0.001389in solid #cccccc" fo:vertical-align="top" fo:background-color="#ffffff"/>
    </style:style>
    <style:style style:name="TableRow2308" style:family="table-row">
      <style:table-row-properties/>
    </style:style>
    <style:style style:name="TableCell230800" style:family="table-cell">
      <style:table-cell-properties fo:border-top="0.001389in solid #cccccc" fo:border-left="0.001389in solid #cccccc" fo:border-right="0.001389in solid #cccccc" fo:border-bottom="0.001389in solid #cccccc" fo:vertical-align="top" fo:background-color="#f8f9fa"/>
    </style:style>
    <style:style style:name="TableCell230801" style:family="table-cell">
      <style:table-cell-properties fo:border-top="0.001389in solid #cccccc" fo:border-left="0.001389in solid #cccccc" fo:border-right="0.001389in solid #cccccc" fo:border-bottom="0.001389in solid #cccccc" fo:vertical-align="top" fo:background-color="#f8f9fa"/>
    </style:style>
    <style:style style:name="TableCell230802" style:family="table-cell">
      <style:table-cell-properties fo:border-top="0.001389in solid #cccccc" fo:border-left="0.001389in solid #cccccc" fo:border-right="0.001389in solid #cccccc" fo:border-bottom="0.001389in solid #cccccc" fo:vertical-align="top" fo:background-color="#f8f9fa"/>
    </style:style>
  </office:automatic-styles>
  <office:body>
    <office:text>
      <text:p text:style-name="P1"><text:span text:style-name="T1">Dual-Agent Local Coding Service</text:span></text:p>
      <text:p text:style-name="P2"><text:span text:style-name="T2">Product Requirements Document &amp; Execution Plan</text:span></text:p>
      <text:p text:style-name="P3"><text:span text:style-name="T3">Version 1.0 | December 2025</text:span><text:span text:style-name="T4"/></text:p>
      <text:p text:style-name="P4"><text:span text:style-name="T4">MCP-Enabled Multi-Agent Orchestration System</text:span></text:p>
      <text:p text:style-name="P5"><text:span text:style-name="T4"><text:s/></text:span></text:p>
      <text:p text:style-name="P5"><text:span text:style-name="T4"/></text:p>
      <text:p text:style-name="P6"><text:span text:style-name="T5">1. Executive Summary</text:span></text:p>
      <text:p text:style-name="P7"><text:span text:style-name="T6">This document defines the product requirements and execution plan for a Dual-Agent Local Coding Service exposed via the Model Context Protocol (MCP). The system enables high-reasoning proprietary models (Claude Code, MS Copilot, Gemini CLI) to delegate coding tasks to specialized local agents running on consumer-grade hardware.</text:span></text:p>
      <text:p text:style-name="P7"><text:span text:style-name="T6">The architecture consists of three layers: an Orchestration Layer (proprietary AI clients), an MCP Server Layer (the bridge), and an Execution Layer (two local LLM agents). Agent Alpha handles code generation while Agent Beta performs validation, testing, and critique. This separation enables cost-effective local computation while leveraging cloud-based reasoning capabilities for complex decision-making.</text:span></text:p>
      <text:p text:style-name="P8"><text:span text:style-name="T7">1.1 Document Metadata</text:span></text:p>
      <table:table table:style-name="Table01">
        <table:table-column table:style-name="TableColumn0100"/>
        <table:table-column table:style-name="TableColumn0101"/>
        <table:table-row table:style-name="TableRow0100">
          <table:table-cell table:style-name="TableCell010000">
            <text:p text:style-name="P10"><text:span text:style-name="T9">Attribute</text:span><text:span text:style-name="T10"/></text:p>
          </table:table-cell>
          <table:table-cell table:style-name="TableCell010001">
            <text:p text:style-name="P10"><text:span text:style-name="T11">Value</text:span><text:span text:style-name="T12"/></text:p>
          </table:table-cell>
        </table:table-row>
        <table:table-row table:style-name="TableRow0101">
          <table:table-cell table:style-name="TableCell010100">
            <text:p text:style-name="P13"><text:span text:style-name="T13">Document Version</text:span><text:span text:style-name="T14"/></text:p>
          </table:table-cell>
          <table:table-cell table:style-name="TableCell010101">
            <text:p text:style-name="P13"><text:span text:style-name="T15">1.0</text:span><text:span text:style-name="T16"/></text:p>
          </table:table-cell>
        </table:table-row>
        <table:table-row table:style-name="TableRow0102">
          <table:table-cell table:style-name="TableCell010200">
            <text:p text:style-name="P16"><text:span text:style-name="T17">Status</text:span><text:span text:style-name="T18"/></text:p>
          </table:table-cell>
          <table:table-cell table:style-name="TableCell010201">
            <text:p text:style-name="P16"><text:span text:style-name="T19">Draft - Pending Review</text:span><text:span text:style-name="T20"/></text:p>
          </table:table-cell>
        </table:table-row>
        <table:table-row table:style-name="TableRow0103">
          <table:table-cell table:style-name="TableCell010300">
            <text:p text:style-name="P19"><text:span text:style-name="T21">Target Stack</text:span><text:span text:style-name="T22"/></text:p>
          </table:table-cell>
          <table:table-cell table:style-name="TableCell010301">
            <text:p text:style-name="P19"><text:span text:style-name="T23">TypeScript (Official MCP SDK)</text:span><text:span text:style-name="T24"/></text:p>
          </table:table-cell>
        </table:table-row>
        <table:table-row table:style-name="TableRow0104">
          <table:table-cell table:style-name="TableCell010400">
            <text:p text:style-name="P22"><text:span text:style-name="T25">Primary Clients</text:span><text:span text:style-name="T26"/></text:p>
          </table:table-cell>
          <table:table-cell table:style-name="TableCell010401">
            <text:p text:style-name="P22"><text:span text:style-name="T27">Claude Code, MS Copilot, Gemini CLI, Antigravity, Opencode</text:span><text:span text:style-name="T28"/></text:p>
          </table:table-cell>
        </table:table-row>
        <table:table-row table:style-name="TableRow0105">
          <table:table-cell table:style-name="TableCell010500">
            <text:p text:style-name="P25"><text:span text:style-name="T29">Deployment</text:span><text:span text:style-name="T30"/></text:p>
          </table:table-cell>
          <table:table-cell table:style-name="TableCell010501">
            <text:p text:style-name="P25"><text:span text:style-name="T31">Single workstation or Team server (configurable)</text:span><text:span text:style-name="T32"/></text:p>
          </table:table-cell>
        </table:table-row>
        <table:table-row table:style-name="TableRow0106">
          <table:table-cell table:style-name="TableCell010600">
            <text:p text:style-name="P28"><text:span text:style-name="T33">Concurrency</text:span><text:span text:style-name="T34"/></text:p>
          </table:table-cell>
          <table:table-cell table:style-name="TableCell010601">
            <text:p text:style-name="P28"><text:span text:style-name="T35">≤</text:span><text:span text:style-name="T36">5 simultaneous requests</text:span><text:span text:style-name="T37"/></text:p>
          </table:table-cell>
        </table:table-row>
      </table:table>
      <text:p text:style-name="P30"><text:span text:style-name="T38"><text:s/></text:span></text:p>
      <text:p text:style-name="P30"><text:span text:style-name="T38"/></text:p>
      <text:p text:style-name="P31"><text:span text:style-name="T39">2. System Architecture</text:span></text:p>
      <text:p text:style-name="P32"><text:span text:style-name="T40">2.1 Three-Layer Architecture</text:span></text:p>
      <text:p text:style-name="P33"><text:span text:style-name="T41">The system implements a hierarchical three-layer architecture designed to separate concerns between high-level reasoning, protocol management, and task execution.</text:span></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35"><text:span text:style-name="T43">Layer</text:span><text:span text:style-name="T44"/></text:p>
          </table:table-cell>
          <table:table-cell table:style-name="TableCell020001">
            <text:p text:style-name="P35"><text:span text:style-name="T45">Component</text:span><text:span text:style-name="T46"/></text:p>
          </table:table-cell>
          <table:table-cell table:style-name="TableCell020002">
            <text:p text:style-name="P35"><text:span text:style-name="T47">Responsibility</text:span><text:span text:style-name="T48"/></text:p>
          </table:table-cell>
        </table:table-row>
        <table:table-row table:style-name="TableRow0201">
          <table:table-cell table:style-name="TableCell020100">
            <text:p text:style-name="P38"><text:span text:style-name="T49">Orchestration</text:span><text:span text:style-name="T50"/></text:p>
          </table:table-cell>
          <table:table-cell table:style-name="TableCell020101">
            <text:p text:style-name="P38"><text:span text:style-name="T51">Claude Code, Copilot, etc.</text:span><text:span text:style-name="T52"/></text:p>
          </table:table-cell>
          <table:table-cell table:style-name="TableCell020102">
            <text:p text:style-name="P38"><text:span text:style-name="T53">High-level reasoning, task decomposition, complexity assessment, final approval</text:span><text:span text:style-name="T54"/></text:p>
          </table:table-cell>
        </table:table-row>
        <table:table-row table:style-name="TableRow0202">
          <table:table-cell table:style-name="TableCell020200">
            <text:p text:style-name="P41"><text:span text:style-name="T55">MCP Server</text:span><text:span text:style-name="T56"/></text:p>
          </table:table-cell>
          <table:table-cell table:style-name="TableCell020201">
            <text:p text:style-name="P41"><text:span text:style-name="T57">TypeScript Bridge</text:span><text:span text:style-name="T58"/></text:p>
          </table:table-cell>
          <table:table-cell table:style-name="TableCell020202">
            <text:p text:style-name="P41"><text:span text:style-name="T59">Tool exposure, state management, agent coordination, loop control</text:span><text:span text:style-name="T60"/></text:p>
          </table:table-cell>
        </table:table-row>
        <table:table-row table:style-name="TableRow0203">
          <table:table-cell table:style-name="TableCell020300">
            <text:p text:style-name="P44"><text:span text:style-name="T61">Execution</text:span><text:span text:style-name="T62"/></text:p>
          </table:table-cell>
          <table:table-cell table:style-name="TableCell020301">
            <text:p text:style-name="P44"><text:span text:style-name="T63">Agent Alpha + Beta</text:span><text:span text:style-name="T64"/></text:p>
          </table:table-cell>
          <table:table-cell table:style-name="TableCell020302">
            <text:p text:style-name="P44"><text:span text:style-name="T65">Code generation (Alpha), validation/testing (Beta)</text:span><text:span text:style-name="T66"/></text:p>
          </table:table-cell>
        </table:table-row>
      </table:table>
      <text:p text:style-name="P46"><text:span text:style-name="T67">2.2 Agent Specifications</text:span></text:p>
      <text:p text:style-name="P47"><text:span text:style-name="T68">2.2.1 Agent Alpha (Primary Coder)</text:span></text:p>
      <text:list text:style-name="L48">
        <text:list-item>
          <text:p text:style-name="P48"><text:span text:style-name="T69">Purpose: Code generation, implementation, refactoring based on task specifications</text:span></text:p>
        </text:list-item>
        <text:list-item>
          <text:p text:style-name="P48"><text:span text:style-name="T69">Providers: Ollama, LM Studio, OpenRouter (runtime swappable)</text:span></text:p>
        </text:list-item>
        <text:list-item>
          <text:p text:style-name="P48"><text:span text:style-name="T69">Context Window: 32K-256K tokens (configurable)</text:span></text:p>
        </text:list-item>
        <text:list-item>
          <text:p text:style-name="P48"><text:span text:style-name="T69">Output: Code artifacts, implementation files, refactored segments</text:span></text:p>
        </text:list-item>
      </text:list>
      <text:p text:style-name="P49"><text:span text:style-name="T70">2.2.2 Agent Beta (Reviewer/Validator)</text:span></text:p>
      <text:list text:style-name="L50">
        <text:list-item>
          <text:p text:style-name="P50"><text:span text:style-name="T71">Purpose: Code review, test generation, static analysis, policy compliance</text:span></text:p>
        </text:list-item>
        <text:list-item>
          <text:p text:style-name="P50"><text:span text:style-name="T71">Recommended Models: DeepSeek-R1, Llama-3-70B, or similar "thinking" models</text:span></text:p>
        </text:list-item>
        <text:list-item>
          <text:p text:style-name="P50"><text:span text:style-name="T71">Input: Agent Alpha output only (no chain-of-thought access)</text:span></text:p>
        </text:list-item>
        <text:list-item>
          <text:p text:style-name="P50"><text:span text:style-name="T71">Authority: Can require Alpha to adjust, improve, or refactor observed output</text:span></text:p>
        </text:list-item>
      </text:list>
      <text:p text:style-name="P51"><text:span text:style-name="T71"><text:s/></text:span></text:p>
      <text:p text:style-name="P51"><text:span text:style-name="T71"/></text:p>
      <text:p text:style-name="P52"><text:span text:style-name="T72">3. MCP Toolset Specification</text:span></text:p>
      <text:p text:style-name="P53"><text:span text:style-name="T73">The MCP server exposes the following tools to the Orchestration Layer, organized by functional category.</text:span></text:p>
      <text:p text:style-name="P54"><text:span text:style-name="T74">3.1 Context Management Tools</text:span></text:p>
      <table:table table:style-name="Table03">
        <table:table-column table:style-name="TableColumn0300"/>
        <table:table-column table:style-name="TableColumn0301"/>
        <table:table-column table:style-name="TableColumn0302"/>
        <table:table-row table:style-name="TableRow0300">
          <table:table-cell table:style-name="TableCell030000">
            <text:p text:style-name="P56"><text:span text:style-name="T76">Tool</text:span><text:span text:style-name="T77"/></text:p>
          </table:table-cell>
          <table:table-cell table:style-name="TableCell030001">
            <text:p text:style-name="P56"><text:span text:style-name="T78">Parameters</text:span><text:span text:style-name="T79"/></text:p>
          </table:table-cell>
          <table:table-cell table:style-name="TableCell030002">
            <text:p text:style-name="P56"><text:span text:style-name="T80">Description</text:span><text:span text:style-name="T81"/></text:p>
          </table:table-cell>
        </table:table-row>
        <table:table-row table:style-name="TableRow0301">
          <table:table-cell table:style-name="TableCell030100">
            <text:p text:style-name="P59"><text:span text:style-name="T82">get_repo_map</text:span><text:span text:style-name="T83"/></text:p>
          </table:table-cell>
          <table:table-cell table:style-name="TableCell030101">
            <text:p text:style-name="P59"><text:span text:style-name="T84">path: string, depth?: number, include_tests?: boolean</text:span><text:span text:style-name="T85"/></text:p>
          </table:table-cell>
          <table:table-cell table:style-name="TableCell030102">
            <text:p text:style-name="P59"><text:span text:style-name="T86">Generates hierarchical repository structure with chunking for context window constraints (32K-256K)</text:span><text:span text:style-name="T87"/></text:p>
          </table:table-cell>
        </table:table-row>
        <table:table-row table:style-name="TableRow0302">
          <table:table-cell table:style-name="TableCell030200">
            <text:p text:style-name="P62"><text:span text:style-name="T88">get_project_status</text:span><text:span text:style-name="T89"/></text:p>
          </table:table-cell>
          <table:table-cell table:style-name="TableCell030201">
            <text:p text:style-name="P62"><text:span text:style-name="T90">session_id?: string</text:span><text:span text:style-name="T91"/></text:p>
          </table:table-cell>
          <table:table-cell table:style-name="TableCell030202">
            <text:p text:style-name="P62"><text:span text:style-name="T92">Returns current session state including pending tasks, completed items, active loops</text:span><text:span text:style-name="T93"/></text:p>
          </table:table-cell>
        </table:table-row>
        <table:table-row table:style-name="TableRow0303">
          <table:table-cell table:style-name="TableCell030300">
            <text:p text:style-name="P65"><text:span text:style-name="T94">read_org_policies</text:span><text:span text:style-name="T95"/></text:p>
          </table:table-cell>
          <table:table-cell table:style-name="TableCell030301">
            <text:p text:style-name="P65"><text:span text:style-name="T96">policy_type: enum</text:span><text:span text:style-name="T97"/></text:p>
          </table:table-cell>
          <table:table-cell table:style-name="TableCell030302">
            <text:p text:style-name="P65"><text:span text:style-name="T98">Retrieves style guides, security requirements (OWASP baseline), and custom constraints</text:span><text:span text:style-name="T99"/></text:p>
          </table:table-cell>
        </table:table-row>
      </table:table>
      <text:p text:style-name="P67"><text:span text:style-name="T100">3.2 Development Loop Tools</text:span></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69"><text:span text:style-name="T102">Tool</text:span><text:span text:style-name="T103"/></text:p>
          </table:table-cell>
          <table:table-cell table:style-name="TableCell040001">
            <text:p text:style-name="P69"><text:span text:style-name="T104">Parameters</text:span><text:span text:style-name="T105"/></text:p>
          </table:table-cell>
          <table:table-cell table:style-name="TableCell040002">
            <text:p text:style-name="P69"><text:span text:style-name="T106">Description</text:span><text:span text:style-name="T107"/></text:p>
          </table:table-cell>
        </table:table-row>
        <table:table-row table:style-name="TableRow0401">
          <table:table-cell table:style-name="TableCell040100">
            <text:p text:style-name="P72"><text:span text:style-name="T108">execute_task_spec</text:span><text:span text:style-name="T109"/></text:p>
          </table:table-cell>
          <table:table-cell table:style-name="TableCell040101">
            <text:p text:style-name="P72"><text:span text:style-name="T110">spec: TaskSpec, max_iterations?: number, quality_threshold?: number</text:span><text:span text:style-name="T111"/></text:p>
          </table:table-cell>
          <table:table-cell table:style-name="TableCell040102">
            <text:p text:style-name="P72"><text:span text:style-name="T112">Sends task to Agent Alpha with loop constraints from Orchestration Layer</text:span><text:span text:style-name="T113"/></text:p>
          </table:table-cell>
        </table:table-row>
        <table:table-row table:style-name="TableRow0402">
          <table:table-cell table:style-name="TableCell040200">
            <text:p text:style-name="P75"><text:span text:style-name="T114">revise_code</text:span><text:span text:style-name="T115"/></text:p>
          </table:table-cell>
          <table:table-cell table:style-name="TableCell040201">
            <text:p text:style-name="P75"><text:span text:style-name="T116">artifact_id: string, feedback: ReviewFeedback</text:span><text:span text:style-name="T117"/></text:p>
          </table:table-cell>
          <table:table-cell table:style-name="TableCell040202">
            <text:p text:style-name="P75"><text:span text:style-name="T118">Instructs Alpha to revise specific artifact based on Beta feedback</text:span><text:span text:style-name="T119"/></text:p>
          </table:table-cell>
        </table:table-row>
        <table:table-row table:style-name="TableRow0403">
          <table:table-cell table:style-name="TableCell040300">
            <text:p text:style-name="P78"><text:span text:style-name="T120">inject_alternative_pattern</text:span><text:span text:style-name="T121"/></text:p>
          </table:table-cell>
          <table:table-cell table:style-name="TableCell040301">
            <text:p text:style-name="P78"><text:span text:style-name="T122">pattern: CodePattern, context: string</text:span><text:span text:style-name="T123"/></text:p>
          </table:table-cell>
          <table:table-cell table:style-name="TableCell040302">
            <text:p text:style-name="P78"><text:span text:style-name="T124">Provides alternative implementation approach when current pattern fails</text:span><text:span text:style-name="T125"/></text:p>
          </table:table-cell>
        </table:table-row>
      </table:table>
      <text:p text:style-name="P80"><text:span text:style-name="T126">3.3 Validation Tools</text:span></text:p>
      <table:table table:style-name="Table05">
        <table:table-column table:style-name="TableColumn0500"/>
        <table:table-column table:style-name="TableColumn0501"/>
        <table:table-column table:style-name="TableColumn0502"/>
        <table:table-row table:style-name="TableRow0500">
          <table:table-cell table:style-name="TableCell050000">
            <text:p text:style-name="P82"><text:span text:style-name="T128">Tool</text:span><text:span text:style-name="T129"/></text:p>
          </table:table-cell>
          <table:table-cell table:style-name="TableCell050001">
            <text:p text:style-name="P82"><text:span text:style-name="T130">Parameters</text:span><text:span text:style-name="T131"/></text:p>
          </table:table-cell>
          <table:table-cell table:style-name="TableCell050002">
            <text:p text:style-name="P82"><text:span text:style-name="T132">Description</text:span><text:span text:style-name="T133"/></text:p>
          </table:table-cell>
        </table:table-row>
        <table:table-row table:style-name="TableRow0501">
          <table:table-cell table:style-name="TableCell050100">
            <text:p text:style-name="P85"><text:span text:style-name="T134">run_critic_review</text:span><text:span text:style-name="T135"/></text:p>
          </table:table-cell>
          <table:table-cell table:style-name="TableCell050101">
            <text:p text:style-name="P85"><text:span text:style-name="T136">artifact_id: string, review_depth: enum</text:span><text:span text:style-name="T137"/></text:p>
          </table:table-cell>
          <table:table-cell table:style-name="TableCell050102">
            <text:p text:style-name="P85"><text:span text:style-name="T138">Triggers Agent Beta to perform comprehensive code review</text:span><text:span text:style-name="T139"/></text:p>
          </table:table-cell>
        </table:table-row>
        <table:table-row table:style-name="TableRow0502">
          <table:table-cell table:style-name="TableCell050200">
            <text:p text:style-name="P88"><text:span text:style-name="T140">generate_test_suite</text:span><text:span text:style-name="T141"/></text:p>
          </table:table-cell>
          <table:table-cell table:style-name="TableCell050201">
            <text:p text:style-name="P88"><text:span text:style-name="T142">artifact_id: string, framework: TestFramework, coverage_target?: number</text:span><text:span text:style-name="T143"/></text:p>
          </table:table-cell>
          <table:table-cell table:style-name="TableCell050202">
            <text:p text:style-name="P88"><text:span text:style-name="T144">Agent Beta generates unit tests for specified artifact</text:span><text:span text:style-name="T145"/></text:p>
          </table:table-cell>
        </table:table-row>
      </table:table>
      <text:p text:style-name="P90"><text:span text:style-name="T146">3.4 Infrastructure Tools</text:span></text:p>
      <table:table table:style-name="Table06">
        <table:table-column table:style-name="TableColumn0600"/>
        <table:table-column table:style-name="TableColumn0601"/>
        <table:table-column table:style-name="TableColumn0602"/>
        <table:table-row table:style-name="TableRow0600">
          <table:table-cell table:style-name="TableCell060000">
            <text:p text:style-name="P92"><text:span text:style-name="T148">Tool</text:span><text:span text:style-name="T149"/></text:p>
          </table:table-cell>
          <table:table-cell table:style-name="TableCell060001">
            <text:p text:style-name="P92"><text:span text:style-name="T150">Parameters</text:span><text:span text:style-name="T151"/></text:p>
          </table:table-cell>
          <table:table-cell table:style-name="TableCell060002">
            <text:p text:style-name="P92"><text:span text:style-name="T152">Description</text:span><text:span text:style-name="T153"/></text:p>
          </table:table-cell>
        </table:table-row>
        <table:table-row table:style-name="TableRow0601">
          <table:table-cell table:style-name="TableCell060100">
            <text:p text:style-name="P95"><text:span text:style-name="T154">configure_endpoint</text:span><text:span text:style-name="T155"/></text:p>
          </table:table-cell>
          <table:table-cell table:style-name="TableCell060101">
            <text:p text:style-name="P95"><text:span text:style-name="T156">agent: AgentType, provider: ProviderConfig</text:span><text:span text:style-name="T157"/></text:p>
          </table:table-cell>
          <table:table-cell table:style-name="TableCell060102">
            <text:p text:style-name="P95"><text:span text:style-name="T158">Runtime configuration of Alpha/Beta model endpoints</text:span><text:span text:style-name="T159"/></text:p>
          </table:table-cell>
        </table:table-row>
        <table:table-row table:style-name="TableRow0602">
          <table:table-cell table:style-name="TableCell060200">
            <text:p text:style-name="P98"><text:span text:style-name="T160">set_system_prompts</text:span><text:span text:style-name="T161"/></text:p>
          </table:table-cell>
          <table:table-cell table:style-name="TableCell060201">
            <text:p text:style-name="P98"><text:span text:style-name="T162">agent: AgentType, prompts: SystemPromptConfig</text:span><text:span text:style-name="T163"/></text:p>
          </table:table-cell>
          <table:table-cell table:style-name="TableCell060202">
            <text:p text:style-name="P98"><text:span text:style-name="T164">Updates agent system prompts for specialized tasks</text:span><text:span text:style-name="T165"/></text:p>
          </table:table-cell>
        </table:table-row>
      </table:table>
      <text:p text:style-name="P100"><text:span text:style-name="T166">3.5 Reporting Tools</text:span></text:p>
      <table:table table:style-name="Table07">
        <table:table-column table:style-name="TableColumn0700"/>
        <table:table-column table:style-name="TableColumn0701"/>
        <table:table-column table:style-name="TableColumn0702"/>
        <table:table-row table:style-name="TableRow0700">
          <table:table-cell table:style-name="TableCell070000">
            <text:p text:style-name="P102"><text:span text:style-name="T168">Tool</text:span><text:span text:style-name="T169"/></text:p>
          </table:table-cell>
          <table:table-cell table:style-name="TableCell070001">
            <text:p text:style-name="P102"><text:span text:style-name="T170">Parameters</text:span><text:span text:style-name="T171"/></text:p>
          </table:table-cell>
          <table:table-cell table:style-name="TableCell070002">
            <text:p text:style-name="P102"><text:span text:style-name="T172">Description</text:span><text:span text:style-name="T173"/></text:p>
          </table:table-cell>
        </table:table-row>
        <table:table-row table:style-name="TableRow0701">
          <table:table-cell table:style-name="TableCell070100">
            <text:p text:style-name="P105"><text:span text:style-name="T174">get_progress_summary</text:span><text:span text:style-name="T175"/></text:p>
          </table:table-cell>
          <table:table-cell table:style-name="TableCell070101">
            <text:p text:style-name="P105"><text:span text:style-name="T176">session_id: string, verbosity?: enum</text:span><text:span text:style-name="T177"/></text:p>
          </table:table-cell>
          <table:table-cell table:style-name="TableCell070102">
            <text:p text:style-name="P105"><text:span text:style-name="T178">Returns iteration counts, quality scores, and timing metrics</text:span><text:span text:style-name="T179"/></text:p>
          </table:table-cell>
        </table:table-row>
        <table:table-row table:style-name="TableRow0702">
          <table:table-cell table:style-name="TableCell070200">
            <text:p text:style-name="P108"><text:span text:style-name="T180">final_handoff_archive</text:span><text:span text:style-name="T181"/></text:p>
          </table:table-cell>
          <table:table-cell table:style-name="TableCell070201">
            <text:p text:style-name="P108"><text:span text:style-name="T182">session_id: string, include_audit?: boolean</text:span><text:span text:style-name="T183"/></text:p>
          </table:table-cell>
          <table:table-cell table:style-name="TableCell070202">
            <text:p text:style-name="P108"><text:span text:style-name="T184">Packages all artifacts with full audit trail for Orchestration Layer</text:span><text:span text:style-name="T185"/></text:p>
          </table:table-cell>
        </table:table-row>
      </table:table>
      <text:p text:style-name="P110"><text:span text:style-name="T186"><text:s/></text:span></text:p>
      <text:p text:style-name="P110"><text:span text:style-name="T186"/></text:p>
      <text:p text:style-name="P111"><text:span text:style-name="T187">4. User Stories &amp; Requirements</text:span></text:p>
      <text:p text:style-name="P112"><text:span text:style-name="T188">4.1 Core User Stories</text:span></text:p>
      <text:p text:style-name="P113"><text:span text:style-name="T189">US-001: Task Delegation</text:span><text:span text:style-name="T190"/></text:p>
      <text:p text:style-name="P114"><text:span text:style-name="T190">As an<text:s/></text:span><text:span text:style-name="T191">Orchestration Layer agent</text:span><text:span text:style-name="T192">, I want to delegate coding tasks to local agents via MCP tools so that I can offload compute-intensive generation while retaining decision authority.</text:span></text:p>
      <text:p text:style-name="P115"><text:span text:style-name="T193">Acceptance Criteria:<text:s/></text:span><text:span text:style-name="T194">Task specification accepted within 500ms; Agent Alpha begins generation within 2s; Progress polling available every 5s.</text:span><text:span text:style-name="T195"/></text:p>
      <text:p text:style-name="P116"><text:span text:style-name="T196">US-002: Automated Review Loop</text:span><text:span text:style-name="T197"/></text:p>
      <text:p text:style-name="P117"><text:span text:style-name="T197">As an<text:s/></text:span><text:span text:style-name="T198">Orchestration Layer agent</text:span><text:span text:style-name="T199">, I want Alpha's output automatically reviewed by Beta so that code quality is validated before I receive it.</text:span></text:p>
      <text:p text:style-name="P118"><text:span text:style-name="T200">Acceptance Criteria:<text:s/></text:span><text:span text:style-name="T201">Beta review triggered within 1s of Alpha completion; Review includes quality score (0-100), defect list, and improvement suggestions.</text:span><text:span text:style-name="T202"/></text:p>
      <text:p text:style-name="P119"><text:span text:style-name="T203">US-003: Loop Termination Control</text:span><text:span text:style-name="T204"/></text:p>
      <text:p text:style-name="P120"><text:span text:style-name="T204">As an<text:s/></text:span><text:span text:style-name="T205">Orchestration Layer agent</text:span><text:span text:style-name="T206">, I want to set maximum iterations and quality thresholds so that review-revise loops terminate predictably.</text:span></text:p>
      <text:p text:style-name="P121"><text:span text:style-name="T207">Acceptance Criteria:<text:s/></text:span><text:span text:style-name="T208">Loop terminates when: (a) quality_threshold met, (b) max_iterations reached, or (c) no improvement across 2 consecutive iterations.</text:span><text:span text:style-name="T209"/></text:p>
      <text:p text:style-name="P122"><text:span text:style-name="T210">US-004: Endpoint Flexibility</text:span><text:span text:style-name="T211"/></text:p>
      <text:p text:style-name="P123"><text:span text:style-name="T211">As an<text:s/></text:span><text:span text:style-name="T212">Orchestration Layer agent</text:span><text:span text:style-name="T213">, I want to swap underlying models at runtime so that I can unblock stuck tasks or optimize for specific languages.</text:span></text:p>
      <text:p text:style-name="P124"><text:span text:style-name="T214">Acceptance Criteria:<text:s/></text:span><text:span text:style-name="T215">Endpoint swap completes within 5s; New model confirmed via health check; In-flight tasks gracefully migrated or failed.</text:span><text:span text:style-name="T216"/></text:p>
      <text:p text:style-name="P125"><text:span text:style-name="T217">US-005: Graceful Degradation</text:span><text:span text:style-name="T218"/></text:p>
      <text:p text:style-name="P126"><text:span text:style-name="T218">As an<text:s/></text:span><text:span text:style-name="T219">Orchestration Layer agent</text:span><text:span text:style-name="T220">, I want best-effort results with full audit trails when convergence fails so that I can make informed decisions about next steps.</text:span></text:p>
      <text:p text:style-name="P127"><text:span text:style-name="T221">Acceptance Criteria:<text:s/></text:span><text:span text:style-name="T222">Failed tasks return: best artifact, all iteration history, Beta's final critique, and recommendation for Orchestration Layer handling.</text:span><text:span text:style-name="T223"/></text:p>
      <text:p text:style-name="P128"><text:span text:style-name="T223"><text:s/></text:span></text:p>
      <text:p text:style-name="P128"><text:span text:style-name="T223"/></text:p>
      <text:p text:style-name="P129"><text:span text:style-name="T224">4.2 Success Metrics for Agent Beta</text:span></text:p>
      <text:p text:style-name="P130"><text:span text:style-name="T225">Agent Beta's critique quality is measured across five dimensions, prioritized by importance:</text:span></text:p>
      <table:table table:style-name="Table08">
        <table:table-column table:style-name="TableColumn0800"/>
        <table:table-column table:style-name="TableColumn0801"/>
        <table:table-column table:style-name="TableColumn0802"/>
        <table:table-column table:style-name="TableColumn0803"/>
        <table:table-row table:style-name="TableRow0800">
          <table:table-cell table:style-name="TableCell080000">
            <text:p text:style-name="P132"><text:span text:style-name="T227">Rank</text:span><text:span text:style-name="T228"/></text:p>
          </table:table-cell>
          <table:table-cell table:style-name="TableCell080001">
            <text:p text:style-name="P132"><text:span text:style-name="T229">Metric</text:span><text:span text:style-name="T230"/></text:p>
          </table:table-cell>
          <table:table-cell table:style-name="TableCell080002">
            <text:p text:style-name="P132"><text:span text:style-name="T231">Target</text:span><text:span text:style-name="T232"/></text:p>
          </table:table-cell>
          <table:table-cell table:style-name="TableCell080003">
            <text:p text:style-name="P132"><text:span text:style-name="T233">Measurement Method</text:span><text:span text:style-name="T234"/></text:p>
          </table:table-cell>
        </table:table-row>
        <table:table-row table:style-name="TableRow0801">
          <table:table-cell table:style-name="TableCell080100">
            <text:p text:style-name="P135"><text:span text:style-name="T235">1</text:span><text:span text:style-name="T236"/></text:p>
          </table:table-cell>
          <table:table-cell table:style-name="TableCell080101">
            <text:p text:style-name="P135"><text:span text:style-name="T237">Functional Adherence</text:span><text:span text:style-name="T238"/></text:p>
          </table:table-cell>
          <table:table-cell table:style-name="TableCell080102">
            <text:p text:style-name="P135"><text:span text:style-name="T239">≥</text:span><text:span text:style-name="T240">85% of generated code meets spec</text:span><text:span text:style-name="T241"/></text:p>
          </table:table-cell>
          <table:table-cell table:style-name="TableCell080103">
            <text:p text:style-name="P135"><text:span text:style-name="T242">Automated spec validation tests</text:span><text:span text:style-name="T243"/></text:p>
          </table:table-cell>
        </table:table-row>
        <table:table-row table:style-name="TableRow0802">
          <table:table-cell table:style-name="TableCell080200">
            <text:p text:style-name="P138"><text:span text:style-name="T244">2</text:span><text:span text:style-name="T245"/></text:p>
          </table:table-cell>
          <table:table-cell table:style-name="TableCell080201">
            <text:p text:style-name="P138"><text:span text:style-name="T246">Test Coverage</text:span><text:span text:style-name="T247"/></text:p>
          </table:table-cell>
          <table:table-cell table:style-name="TableCell080202">
            <text:p text:style-name="P138"><text:span text:style-name="T248">≥</text:span><text:span text:style-name="T249">80% line coverage on generated code</text:span><text:span text:style-name="T250"/></text:p>
          </table:table-cell>
          <table:table-cell table:style-name="TableCell080203">
            <text:p text:style-name="P138"><text:span text:style-name="T251">Coverage tool integration</text:span><text:span text:style-name="T252"/></text:p>
          </table:table-cell>
        </table:table-row>
        <table:table-row table:style-name="TableRow0803">
          <table:table-cell table:style-name="TableCell080300">
            <text:p text:style-name="P141"><text:span text:style-name="T253">3</text:span><text:span text:style-name="T254"/></text:p>
          </table:table-cell>
          <table:table-cell table:style-name="TableCell080301">
            <text:p text:style-name="P141"><text:span text:style-name="T255">Defect Detection Rate</text:span><text:span text:style-name="T256"/></text:p>
          </table:table-cell>
          <table:table-cell table:style-name="TableCell080302">
            <text:p text:style-name="P141"><text:span text:style-name="T257">&lt;5% escaped defects to Orchestration</text:span><text:span text:style-name="T258"/></text:p>
          </table:table-cell>
          <table:table-cell table:style-name="TableCell080303">
            <text:p text:style-name="P141"><text:span text:style-name="T259">Post-handoff defect tracking</text:span><text:span text:style-name="T260"/></text:p>
          </table:table-cell>
        </table:table-row>
        <table:table-row table:style-name="TableRow0804">
          <table:table-cell table:style-name="TableCell080400">
            <text:p text:style-name="P144"><text:span text:style-name="T261">4</text:span><text:span text:style-name="T262"/></text:p>
          </table:table-cell>
          <table:table-cell table:style-name="TableCell080401">
            <text:p text:style-name="P144"><text:span text:style-name="T263">Policy Compliance</text:span><text:span text:style-name="T264"/></text:p>
          </table:table-cell>
          <table:table-cell table:style-name="TableCell080402">
            <text:p text:style-name="P144"><text:span text:style-name="T265">0 security violations; style compliance<text:s/></text:span><text:span text:style-name="T266">≥</text:span><text:span text:style-name="T267">90%</text:span><text:span text:style-name="T268"/></text:p>
          </table:table-cell>
          <table:table-cell table:style-name="TableCell080403">
            <text:p text:style-name="P144"><text:span text:style-name="T269">Static analysis integration</text:span><text:span text:style-name="T270"/></text:p>
          </table:table-cell>
        </table:table-row>
        <table:table-row table:style-name="TableRow0805">
          <table:table-cell table:style-name="TableCell080500">
            <text:p text:style-name="P147"><text:span text:style-name="T271">5</text:span><text:span text:style-name="T272"/></text:p>
          </table:table-cell>
          <table:table-cell table:style-name="TableCell080501">
            <text:p text:style-name="P147"><text:span text:style-name="T273">Revision Reduction</text:span><text:span text:style-name="T274"/></text:p>
          </table:table-cell>
          <table:table-cell table:style-name="TableCell080502">
            <text:p text:style-name="P147"><text:span text:style-name="T275">≤</text:span><text:span text:style-name="T276">2 avg iterations before convergence</text:span><text:span text:style-name="T277"/></text:p>
          </table:table-cell>
          <table:table-cell table:style-name="TableCell080503">
            <text:p text:style-name="P147"><text:span text:style-name="T278">Session telemetry aggregation</text:span><text:span text:style-name="T279"/></text:p>
          </table:table-cell>
        </table:table-row>
      </table:table>
      <text:p text:style-name="P149"><text:span text:style-name="T280"><text:s/></text:span></text:p>
      <text:p text:style-name="P149"><text:span text:style-name="T280"/></text:p>
      <text:p text:style-name="P150"><text:span text:style-name="T281">5. State Machine Specification</text:span></text:p>
      <text:p text:style-name="P151"><text:span text:style-name="T282">5.1 State Definitions</text:span></text:p>
      <text:p text:style-name="P152"><text:span text:style-name="T283">The MCP server maintains a finite state machine to prevent infinite review-revise loops and ensure predictable behavior.</text:span></text:p>
      <table:table table:style-name="Table09">
        <table:table-column table:style-name="TableColumn0900"/>
        <table:table-column table:style-name="TableColumn0901"/>
        <table:table-column table:style-name="TableColumn0902"/>
        <table:table-row table:style-name="TableRow0900">
          <table:table-cell table:style-name="TableCell090000">
            <text:p text:style-name="P154"><text:span text:style-name="T285">State</text:span><text:span text:style-name="T286"/></text:p>
          </table:table-cell>
          <table:table-cell table:style-name="TableCell090001">
            <text:p text:style-name="P154"><text:span text:style-name="T287">Description</text:span><text:span text:style-name="T288"/></text:p>
          </table:table-cell>
          <table:table-cell table:style-name="TableCell090002">
            <text:p text:style-name="P154"><text:span text:style-name="T289">Valid Transitions</text:span><text:span text:style-name="T290"/></text:p>
          </table:table-cell>
        </table:table-row>
        <table:table-row table:style-name="TableRow0901">
          <table:table-cell table:style-name="TableCell090100">
            <text:p text:style-name="P157"><text:span text:style-name="T291">IDLE</text:span><text:span text:style-name="T292"/></text:p>
          </table:table-cell>
          <table:table-cell table:style-name="TableCell090101">
            <text:p text:style-name="P157"><text:span text:style-name="T293">No active task; awaiting execute_task_spec call</text:span><text:span text:style-name="T294"/></text:p>
          </table:table-cell>
          <table:table-cell table:style-name="TableCell090102">
            <text:p text:style-name="P157"><text:span text:style-name="T295">→</text:span><text:span text:style-name="T296"><text:s/>GENERATING</text:span><text:span text:style-name="T297"/></text:p>
          </table:table-cell>
        </table:table-row>
        <table:table-row table:style-name="TableRow0902">
          <table:table-cell table:style-name="TableCell090200">
            <text:p text:style-name="P160"><text:span text:style-name="T298">GENERATING</text:span><text:span text:style-name="T299"/></text:p>
          </table:table-cell>
          <table:table-cell table:style-name="TableCell090201">
            <text:p text:style-name="P160"><text:span text:style-name="T300">Agent Alpha actively producing code</text:span><text:span text:style-name="T301"/></text:p>
          </table:table-cell>
          <table:table-cell table:style-name="TableCell090202">
            <text:p text:style-name="P160"><text:span text:style-name="T302">→</text:span><text:span text:style-name="T303"><text:s/>REVIEWING, FAILED</text:span><text:span text:style-name="T304"/></text:p>
          </table:table-cell>
        </table:table-row>
        <table:table-row table:style-name="TableRow0903">
          <table:table-cell table:style-name="TableCell090300">
            <text:p text:style-name="P163"><text:span text:style-name="T305">REVIEWING</text:span><text:span text:style-name="T306"/></text:p>
          </table:table-cell>
          <table:table-cell table:style-name="TableCell090301">
            <text:p text:style-name="P163"><text:span text:style-name="T307">Agent Beta analyzing Alpha's output</text:span><text:span text:style-name="T308"/></text:p>
          </table:table-cell>
          <table:table-cell table:style-name="TableCell090302">
            <text:p text:style-name="P163"><text:span text:style-name="T309">→</text:span><text:span text:style-name="T310"><text:s/>REVISING, CONVERGED, ESCALATED</text:span><text:span text:style-name="T311"/></text:p>
          </table:table-cell>
        </table:table-row>
        <table:table-row table:style-name="TableRow0904">
          <table:table-cell table:style-name="TableCell090400">
            <text:p text:style-name="P166"><text:span text:style-name="T312">REVISING</text:span><text:span text:style-name="T313"/></text:p>
          </table:table-cell>
          <table:table-cell table:style-name="TableCell090401">
            <text:p text:style-name="P166"><text:span text:style-name="T314">Alpha incorporating Beta feedback</text:span><text:span text:style-name="T315"/></text:p>
          </table:table-cell>
          <table:table-cell table:style-name="TableCell090402">
            <text:p text:style-name="P166"><text:span text:style-name="T316">→</text:span><text:span text:style-name="T317"><text:s/>REVIEWING, FAILED</text:span><text:span text:style-name="T318"/></text:p>
          </table:table-cell>
        </table:table-row>
        <table:table-row table:style-name="TableRow0905">
          <table:table-cell table:style-name="TableCell090500">
            <text:p text:style-name="P169"><text:span text:style-name="T319">CONVERGED</text:span><text:span text:style-name="T320"/></text:p>
          </table:table-cell>
          <table:table-cell table:style-name="TableCell090501">
            <text:p text:style-name="P169"><text:span text:style-name="T321">Quality threshold met; ready for handoff</text:span><text:span text:style-name="T322"/></text:p>
          </table:table-cell>
          <table:table-cell table:style-name="TableCell090502">
            <text:p text:style-name="P169"><text:span text:style-name="T323">→</text:span><text:span text:style-name="T324"><text:s/>IDLE</text:span><text:span text:style-name="T325"/></text:p>
          </table:table-cell>
        </table:table-row>
        <table:table-row table:style-name="TableRow0906">
          <table:table-cell table:style-name="TableCell090600">
            <text:p text:style-name="P172"><text:span text:style-name="T326">ESCALATED</text:span><text:span text:style-name="T327"/></text:p>
          </table:table-cell>
          <table:table-cell table:style-name="TableCell090601">
            <text:p text:style-name="P172"><text:span text:style-name="T328">Loop exhausted; awaiting Orchestration decision</text:span><text:span text:style-name="T329"/></text:p>
          </table:table-cell>
          <table:table-cell table:style-name="TableCell090602">
            <text:p text:style-name="P172"><text:span text:style-name="T330">→</text:span><text:span text:style-name="T331"><text:s/>REVISING, IDLE, FAILED</text:span><text:span text:style-name="T332"/></text:p>
          </table:table-cell>
        </table:table-row>
        <table:table-row table:style-name="TableRow0907">
          <table:table-cell table:style-name="TableCell090700">
            <text:p text:style-name="P175"><text:span text:style-name="T333">FAILED</text:span><text:span text:style-name="T334"/></text:p>
          </table:table-cell>
          <table:table-cell table:style-name="TableCell090701">
            <text:p text:style-name="P175"><text:span text:style-name="T335">Unrecoverable error; endpoint unavailable &gt;10min</text:span><text:span text:style-name="T336"/></text:p>
          </table:table-cell>
          <table:table-cell table:style-name="TableCell090702">
            <text:p text:style-name="P175"><text:span text:style-name="T337">→</text:span><text:span text:style-name="T338"><text:s/>IDLE</text:span><text:span text:style-name="T339"/></text:p>
          </table:table-cell>
        </table:table-row>
      </table:table>
      <text:p text:style-name="P177"><text:span text:style-name="T340">5.2 Transition Conditions</text:span></text:p>
      <text:p text:style-name="P178"><text:span text:style-name="T341">5.2.1 REVIEWING<text:s/></text:span><text:span text:style-name="T342">→</text:span><text:span text:style-name="T343"><text:s/>CONVERGED</text:span></text:p>
      <text:p text:style-name="P179"><text:span text:style-name="T344">Condition: Beta's quality_score<text:s/></text:span><text:span text:style-name="T345">≥</text:span><text:span text:style-name="T346"><text:s/>quality_threshold (set by Orchestration Layer per-task)</text:span></text:p>
      <text:p text:style-name="P180"><text:span text:style-name="T347">Action: Package artifacts, generate final_handoff_archive, transition to IDLE</text:span></text:p>
      <text:p text:style-name="P181"><text:span text:style-name="T348">5.2.2 REVIEWING<text:s/></text:span><text:span text:style-name="T349">→</text:span><text:span text:style-name="T350"><text:s/>REVISING</text:span></text:p>
      <text:p text:style-name="P182"><text:span text:style-name="T351">Condition: quality_score &lt; quality_threshold AND iteration_count &lt; max_iterations AND improvement_detected</text:span></text:p>
      <text:p text:style-name="P183"><text:span text:style-name="T351">Action: Send Beta feedback to Alpha via revise_code, increment iteration_count</text:span></text:p>
      <text:p text:style-name="P184"><text:span text:style-name="T352">5.2.3 REVIEWING<text:s/></text:span><text:span text:style-name="T353">→</text:span><text:span text:style-name="T354"><text:s/>ESCALATED</text:span></text:p>
      <text:p text:style-name="P185"><text:span text:style-name="T355">Condition: iteration_count<text:s/></text:span><text:span text:style-name="T356">≥</text:span><text:span text:style-name="T357"><text:s/>max_iterations OR no_improvement_count<text:s/></text:span><text:span text:style-name="T358">≥</text:span><text:span text:style-name="T359"><text:s/>2</text:span></text:p>
      <text:p text:style-name="P186"><text:span text:style-name="T360">Action: Package best-effort result with audit trail, await Orchestration Layer instruction</text:span></text:p>
      <text:p text:style-name="P187"><text:span text:style-name="T361">5.2.4 Any State<text:s/></text:span><text:span text:style-name="T362">→</text:span><text:span text:style-name="T363"><text:s/>FAILED</text:span></text:p>
      <text:p text:style-name="P188"><text:span text:style-name="T364">Condition: Endpoint unavailable after 10 minutes of exponential backoff retries</text:span></text:p>
      <text:p text:style-name="P189"><text:span text:style-name="T364">Action: Log failure, return error response with partial results if available</text:span></text:p>
      <text:p text:style-name="P190"><text:span text:style-name="T365">5.3 Loop Prevention Mechanisms</text:span></text:p>
      <text:list text:style-name="L191">
        <text:list-item>
          <text:p text:style-name="P191"><text:span text:style-name="T366">Hard Iteration Cap:<text:s/></text:span><text:span text:style-name="T367">Maximum iterations configurable per-task (default: 5)</text:span></text:p>
        </text:list-item>
        <text:list-item>
          <text:p text:style-name="P191"><text:span text:style-name="T368">Stagnation Detection:<text:s/></text:span><text:span text:style-name="T369">Track quality_score delta; escalate if |delta| &lt; 2 for 2 consecutive iterations</text:span></text:p>
        </text:list-item>
        <text:list-item>
          <text:p text:style-name="P191"><text:span text:style-name="T370">Oscillation Detection:<text:s/></text:span><text:span text:style-name="T371">Hash revision content; escalate if same hash seen twice</text:span></text:p>
        </text:list-item>
        <text:list-item>
          <text:p text:style-name="P191"><text:span text:style-name="T372">Timeout Guard:<text:s/></text:span><text:span text:style-name="T373">Per-task timeout (configurable, default: 30 minutes) triggers escalation</text:span></text:p>
        </text:list-item>
      </text:list>
      <text:p text:style-name="P192"><text:span text:style-name="T373"><text:s/></text:span></text:p>
      <text:p text:style-name="P192"><text:span text:style-name="T373"/></text:p>
      <text:p text:style-name="P193"><text:span text:style-name="T374">6. System Sequence Diagram</text:span></text:p>
      <text:p text:style-name="P194"><text:span text:style-name="T375">The following sequence describes the complete flow from Orchestration Layer request through the Alpha/Beta feedback loop:</text:span></text:p>
      <text:p text:style-name="P195"><text:span text:style-name="T376">Phase 1: Task Initiation</text:span><text:span text:style-name="T377"/></text:p>
      <text:list text:style-name="L196">
        <text:list-item>
          <text:p text:style-name="P196"><text:span text:style-name="T377">Orchestration Layer (Claude Code) calls execute_task_spec with TaskSpec, max_iterations=3, quality_threshold=85</text:span></text:p>
        </text:list-item>
        <text:list-item>
          <text:p text:style-name="P196"><text:span text:style-name="T377">MCP Server validates parameters, creates session, transitions IDLE<text:s/></text:span><text:span text:style-name="T378">→</text:span><text:span text:style-name="T379"><text:s/>GENERATING</text:span></text:p>
        </text:list-item>
        <text:list-item>
          <text:p text:style-name="P196"><text:span text:style-name="T380">MCP Server formats prompt from TaskSpec, sends to Agent Alpha endpoint</text:span></text:p>
        </text:list-item>
        <text:list-item>
          <text:p text:style-name="P196"><text:span text:style-name="T380">Agent Alpha generates code artifact, returns to MCP Server</text:span></text:p>
        </text:list-item>
        <text:list-item>
          <text:p text:style-name="P196"><text:span text:style-name="T380">MCP Server stores artifact, transitions GENERATING<text:s/></text:span><text:span text:style-name="T381">→</text:span><text:span text:style-name="T382"><text:s/>REVIEWING</text:span></text:p>
        </text:list-item>
      </text:list>
      <text:p text:style-name="P197"><text:span text:style-name="T383">Phase 2: Review Loop</text:span><text:span text:style-name="T384"/></text:p>
      <text:list text:style-name="L198">
        <text:list-item>
          <text:p text:style-name="P198"><text:span text:style-name="T384">MCP Server sends Alpha output to Agent Beta with review_depth=COMPREHENSIVE</text:span></text:p>
        </text:list-item>
        <text:list-item>
          <text:p text:style-name="P198"><text:span text:style-name="T384">Agent Beta performs static analysis, generates test suite, computes quality_score</text:span></text:p>
        </text:list-item>
        <text:list-item>
          <text:p text:style-name="P198"><text:span text:style-name="T384">Agent Beta returns ReviewFeedback: {quality_score: 72, defects: [...], suggestions: [...]}</text:span></text:p>
        </text:list-item>
        <text:list-item>
          <text:p text:style-name="P198"><text:span text:style-name="T384">MCP Server evaluates: 72 &lt; 85 (threshold), iteration 1 &lt; 3 (max)<text:s/></text:span><text:span text:style-name="T385">→</text:span><text:span text:style-name="T386"><text:s/>transition to REVISING</text:span></text:p>
        </text:list-item>
        <text:list-item>
          <text:p text:style-name="P198"><text:span text:style-name="T387">MCP Server calls revise_code with Beta feedback, Alpha produces improved artifact</text:span></text:p>
        </text:list-item>
        <text:list-item>
          <text:p text:style-name="P198"><text:span text:style-name="T387">Loop continues: Beta reviews (score: 88)<text:s/></text:span><text:span text:style-name="T388">→</text:span><text:span text:style-name="T389"><text:s/>88<text:s/></text:span><text:span text:style-name="T390">≥</text:span><text:span text:style-name="T391"><text:s/>85<text:s/></text:span><text:span text:style-name="T392">→</text:span><text:span text:style-name="T393"><text:s/>transition to CONVERGED</text:span></text:p>
        </text:list-item>
      </text:list>
      <text:p text:style-name="P199"><text:span text:style-name="T394">Phase 3: Handoff</text:span><text:span text:style-name="T395"/></text:p>
      <text:list text:style-name="L200">
        <text:list-item>
          <text:p text:style-name="P200"><text:span text:style-name="T395">MCP Server packages final artifact with iteration history and Beta's test suite</text:span></text:p>
        </text:list-item>
        <text:list-item>
          <text:p text:style-name="P200"><text:span text:style-name="T395">MCP Server returns success response to Orchestration Layer with artifact_id</text:span></text:p>
        </text:list-item>
        <text:list-item>
          <text:p text:style-name="P200"><text:span text:style-name="T395">Orchestration Layer calls final_handoff_archive(session_id, include_audit=true)</text:span></text:p>
        </text:list-item>
        <text:list-item>
          <text:p text:style-name="P200"><text:span text:style-name="T395">MCP Server returns complete archive, transitions CONVERGED<text:s/></text:span><text:span text:style-name="T396">→</text:span><text:span text:style-name="T397"><text:s/>IDLE</text:span></text:p>
        </text:list-item>
      </text:list>
      <text:p text:style-name="P201"><text:span text:style-name="T398"><text:s/></text:span></text:p>
      <text:p text:style-name="P201"><text:span text:style-name="T398"/></text:p>
      <text:p text:style-name="P202"><text:span text:style-name="T399">7. Error Handling Protocols</text:span></text:p>
      <text:p text:style-name="P203"><text:span text:style-name="T400">7.1 Endpoint Unavailability</text:span></text:p>
      <table:table table:style-name="Table10">
        <table:table-column table:style-name="TableColumn1000"/>
        <table:table-column table:style-name="TableColumn1001"/>
        <table:table-column table:style-name="TableColumn1002"/>
        <table:table-row table:style-name="TableRow1000">
          <table:table-cell table:style-name="TableCell100000">
            <text:p text:style-name="P205"><text:span text:style-name="T402">Scenario</text:span><text:span text:style-name="T403"/></text:p>
          </table:table-cell>
          <table:table-cell table:style-name="TableCell100001">
            <text:p text:style-name="P205"><text:span text:style-name="T404">Action</text:span><text:span text:style-name="T405"/></text:p>
          </table:table-cell>
          <table:table-cell table:style-name="TableCell100002">
            <text:p text:style-name="P205"><text:span text:style-name="T406">Details</text:span><text:span text:style-name="T407"/></text:p>
          </table:table-cell>
        </table:table-row>
        <table:table-row table:style-name="TableRow1001">
          <table:table-cell table:style-name="TableCell100100">
            <text:p text:style-name="P208"><text:span text:style-name="T408">Transient Failure</text:span><text:span text:style-name="T409"/></text:p>
          </table:table-cell>
          <table:table-cell table:style-name="TableCell100101">
            <text:p text:style-name="P208"><text:span text:style-name="T410">Exponential Backoff</text:span><text:span text:style-name="T411"/></text:p>
          </table:table-cell>
          <table:table-cell table:style-name="TableCell100102">
            <text:p text:style-name="P208"><text:span text:style-name="T412">Retry at 1s, 2s, 4s, 8s, 16s, 32s, 64s, 128s, 256s (cap at 256s) for up to 10 minutes total</text:span><text:span text:style-name="T413"/></text:p>
          </table:table-cell>
        </table:table-row>
        <table:table-row table:style-name="TableRow1002">
          <table:table-cell table:style-name="TableCell100200">
            <text:p text:style-name="P211"><text:span text:style-name="T414">Persistent Failure</text:span><text:span text:style-name="T415"/></text:p>
          </table:table-cell>
          <table:table-cell table:style-name="TableCell100201">
            <text:p text:style-name="P211"><text:span text:style-name="T416">Fail and Report</text:span><text:span text:style-name="T417"/></text:p>
          </table:table-cell>
          <table:table-cell table:style-name="TableCell100202">
            <text:p text:style-name="P211"><text:span text:style-name="T418">After 10 minutes, transition to FAILED state, return partial results to Orchestration Layer</text:span><text:span text:style-name="T419"/></text:p>
          </table:table-cell>
        </table:table-row>
        <table:table-row table:style-name="TableRow1003">
          <table:table-cell table:style-name="TableCell100300">
            <text:p text:style-name="P214"><text:span text:style-name="T420">Mid-Task Failure</text:span><text:span text:style-name="T421"/></text:p>
          </table:table-cell>
          <table:table-cell table:style-name="TableCell100301">
            <text:p text:style-name="P214"><text:span text:style-name="T422">State Preservation</text:span><text:span text:style-name="T423"/></text:p>
          </table:table-cell>
          <table:table-cell table:style-name="TableCell100302">
            <text:p text:style-name="P214"><text:span text:style-name="T424">Save current artifact state; Orchestration Layer can resume or swap endpoint</text:span><text:span text:style-name="T425"/></text:p>
          </table:table-cell>
        </table:table-row>
      </table:table>
      <text:p text:style-name="P216"><text:span text:style-name="T426">7.2 Malformed/Dangerous Output</text:span></text:p>
      <text:p text:style-name="P217"><text:span text:style-name="T427">When Agent Alpha produces potentially problematic output:</text:span></text:p>
      <text:list text:style-name="L218">
        <text:list-item>
          <text:p text:style-name="P218"><text:span text:style-name="T428">Detection:<text:s/></text:span><text:span text:style-name="T429">Static analysis identifies infinite loops, destructive operations (rm -rf, DROP TABLE), or syntax errors</text:span></text:p>
        </text:list-item>
        <text:list-item>
          <text:p text:style-name="P218"><text:span text:style-name="T430">Quarantine:<text:s/></text:span><text:span text:style-name="T431">Output stored but not executed; marked with warning flags</text:span></text:p>
        </text:list-item>
        <text:list-item>
          <text:p text:style-name="P218"><text:span text:style-name="T432">Escalation:<text:s/></text:span><text:span text:style-name="T433">Transition to ESCALATED state; report to Orchestration Layer with specific concerns</text:span></text:p>
        </text:list-item>
        <text:list-item>
          <text:p text:style-name="P218"><text:span text:style-name="T434">Await Instructions:<text:s/></text:span><text:span text:style-name="T435">Orchestration Layer may respond with "switch LLM", "retry with constraints", or "abort"</text:span></text:p>
        </text:list-item>
      </text:list>
      <text:p text:style-name="P219"><text:span text:style-name="T436">7.3 RAG Fallback for Specialized Languages</text:span></text:p>
      <text:p text:style-name="P220"><text:span text:style-name="T437">For lesser-used languages and DSLs where base model knowledge may be insufficient:</text:span></text:p>
      <text:list text:style-name="L221">
        <text:list-item>
          <text:p text:style-name="P221"><text:span text:style-name="T437">System supports RAG and Agentic RAG reference resources when available</text:span></text:p>
        </text:list-item>
        <text:list-item>
          <text:p text:style-name="P221"><text:span text:style-name="T437">RAG resources are optional; system degrades gracefully without them</text:span></text:p>
        </text:list-item>
        <text:list-item>
          <text:p text:style-name="P221"><text:span text:style-name="T437">Orchestration Layer can provide language-specific context via inject_alternative_pattern</text:span></text:p>
        </text:list-item>
      </text:list>
      <text:p text:style-name="P222"><text:span text:style-name="T437"><text:s/></text:span></text:p>
      <text:p text:style-name="P222"><text:span text:style-name="T437"/></text:p>
      <text:p text:style-name="P223"><text:span text:style-name="T438">8. Phased Implementation Plan</text:span></text:p>
      <text:p text:style-name="P224"><text:span text:style-name="T439">8.1 Phase 1: Foundation (Weeks 1-3)</text:span></text:p>
      <text:p text:style-name="P225"><text:span text:style-name="T440">Objective:<text:s/></text:span><text:span text:style-name="T441">Establish project structure, core infrastructure, and single-agent communication.</text:span></text:p>
      <table:table table:style-name="Table11">
        <table:table-column table:style-name="TableColumn1100"/>
        <table:table-column table:style-name="TableColumn1101"/>
        <table:table-column table:style-name="TableColumn1102"/>
        <table:table-column table:style-name="TableColumn1103"/>
        <table:table-row table:style-name="TableRow1100">
          <table:table-cell table:style-name="TableCell110000">
            <text:p text:style-name="P227"><text:span text:style-name="T443">ID</text:span><text:span text:style-name="T444"/></text:p>
          </table:table-cell>
          <table:table-cell table:style-name="TableCell110001">
            <text:p text:style-name="P227"><text:span text:style-name="T445">Deliverable</text:span><text:span text:style-name="T446"/></text:p>
          </table:table-cell>
          <table:table-cell table:style-name="TableCell110002">
            <text:p text:style-name="P227"><text:span text:style-name="T447">Owner</text:span><text:span text:style-name="T448"/></text:p>
          </table:table-cell>
          <table:table-cell table:style-name="TableCell110003">
            <text:p text:style-name="P227"><text:span text:style-name="T449">Est. Hours</text:span><text:span text:style-name="T450"/></text:p>
          </table:table-cell>
        </table:table-row>
        <table:table-row table:style-name="TableRow1101">
          <table:table-cell table:style-name="TableCell110100">
            <text:p text:style-name="P230"><text:span text:style-name="T451">F-1</text:span><text:span text:style-name="T452"/></text:p>
          </table:table-cell>
          <table:table-cell table:style-name="TableCell110101">
            <text:p text:style-name="P230"><text:span text:style-name="T453">TypeScript project scaffolding with MCP SDK</text:span><text:span text:style-name="T454"/></text:p>
          </table:table-cell>
          <table:table-cell table:style-name="TableCell110102">
            <text:p text:style-name="P230"><text:span text:style-name="T455">Solo Dev</text:span><text:span text:style-name="T456"/></text:p>
          </table:table-cell>
          <table:table-cell table:style-name="TableCell110103">
            <text:p text:style-name="P230"><text:span text:style-name="T457">4</text:span><text:span text:style-name="T458"/></text:p>
          </table:table-cell>
        </table:table-row>
        <table:table-row table:style-name="TableRow1102">
          <table:table-cell table:style-name="TableCell110200">
            <text:p text:style-name="P233"><text:span text:style-name="T459">F-2</text:span><text:span text:style-name="T460"/></text:p>
          </table:table-cell>
          <table:table-cell table:style-name="TableCell110201">
            <text:p text:style-name="P233"><text:span text:style-name="T461">Configuration management (endpoints, prompts, thresholds)</text:span><text:span text:style-name="T462"/></text:p>
          </table:table-cell>
          <table:table-cell table:style-name="TableCell110202">
            <text:p text:style-name="P233"><text:span text:style-name="T463">Solo Dev</text:span><text:span text:style-name="T464"/></text:p>
          </table:table-cell>
          <table:table-cell table:style-name="TableCell110203">
            <text:p text:style-name="P233"><text:span text:style-name="T465">6</text:span><text:span text:style-name="T466"/></text:p>
          </table:table-cell>
        </table:table-row>
        <table:table-row table:style-name="TableRow1103">
          <table:table-cell table:style-name="TableCell110300">
            <text:p text:style-name="P236"><text:span text:style-name="T467">F-3</text:span><text:span text:style-name="T468"/></text:p>
          </table:table-cell>
          <table:table-cell table:style-name="TableCell110301">
            <text:p text:style-name="P236"><text:span text:style-name="T469">Agent Alpha connector (Ollama, LM Studio, OpenRouter)</text:span><text:span text:style-name="T470"/></text:p>
          </table:table-cell>
          <table:table-cell table:style-name="TableCell110302">
            <text:p text:style-name="P236"><text:span text:style-name="T471">Solo Dev</text:span><text:span text:style-name="T472"/></text:p>
          </table:table-cell>
          <table:table-cell table:style-name="TableCell110303">
            <text:p text:style-name="P236"><text:span text:style-name="T473">12</text:span><text:span text:style-name="T474"/></text:p>
          </table:table-cell>
        </table:table-row>
        <table:table-row table:style-name="TableRow1104">
          <table:table-cell table:style-name="TableCell110400">
            <text:p text:style-name="P239"><text:span text:style-name="T475">F-4</text:span><text:span text:style-name="T476"/></text:p>
          </table:table-cell>
          <table:table-cell table:style-name="TableCell110401">
            <text:p text:style-name="P239"><text:span text:style-name="T477">Basic execute_task_spec implementation</text:span><text:span text:style-name="T478"/></text:p>
          </table:table-cell>
          <table:table-cell table:style-name="TableCell110402">
            <text:p text:style-name="P239"><text:span text:style-name="T479">Solo Dev</text:span><text:span text:style-name="T480"/></text:p>
          </table:table-cell>
          <table:table-cell table:style-name="TableCell110403">
            <text:p text:style-name="P239"><text:span text:style-name="T481">8</text:span><text:span text:style-name="T482"/></text:p>
          </table:table-cell>
        </table:table-row>
        <table:table-row table:style-name="TableRow1105">
          <table:table-cell table:style-name="TableCell110500">
            <text:p text:style-name="P242"><text:span text:style-name="T483">F-5</text:span><text:span text:style-name="T484"/></text:p>
          </table:table-cell>
          <table:table-cell table:style-name="TableCell110501">
            <text:p text:style-name="P242"><text:span text:style-name="T485">Local logging infrastructure</text:span><text:span text:style-name="T486"/></text:p>
          </table:table-cell>
          <table:table-cell table:style-name="TableCell110502">
            <text:p text:style-name="P242"><text:span text:style-name="T487">Solo Dev</text:span><text:span text:style-name="T488"/></text:p>
          </table:table-cell>
          <table:table-cell table:style-name="TableCell110503">
            <text:p text:style-name="P242"><text:span text:style-name="T489">4</text:span><text:span text:style-name="T490"/></text:p>
          </table:table-cell>
        </table:table-row>
        <table:table-row table:style-name="TableRow1106">
          <table:table-cell table:style-name="TableCell110600">
            <text:p text:style-name="P245"><text:span text:style-name="T491">F-6</text:span><text:span text:style-name="T492"/></text:p>
          </table:table-cell>
          <table:table-cell table:style-name="TableCell110601">
            <text:p text:style-name="P245"><text:span text:style-name="T493">Unit test framework setup</text:span><text:span text:style-name="T494"/></text:p>
          </table:table-cell>
          <table:table-cell table:style-name="TableCell110602">
            <text:p text:style-name="P245"><text:span text:style-name="T495">Solo Dev</text:span><text:span text:style-name="T496"/></text:p>
          </table:table-cell>
          <table:table-cell table:style-name="TableCell110603">
            <text:p text:style-name="P245"><text:span text:style-name="T497">4</text:span><text:span text:style-name="T498"/></text:p>
          </table:table-cell>
        </table:table-row>
      </table:table>
      <text:p text:style-name="P247"><text:span text:style-name="T499">Completion Criteria:<text:s/></text:span><text:span text:style-name="T500">MCP server starts, connects to at least one provider, executes simple generation task.</text:span></text:p>
      <text:p text:style-name="P248"><text:span text:style-name="T501">8.2 Phase 2: MCP Integration (Weeks 4-6)</text:span></text:p>
      <text:p text:style-name="P249"><text:span text:style-name="T502">Objective:<text:s/></text:span><text:span text:style-name="T503">Complete MCP tool implementation and Orchestration Layer compatibility.</text:span></text:p>
      <table:table table:style-name="Table12">
        <table:table-column table:style-name="TableColumn1200"/>
        <table:table-column table:style-name="TableColumn1201"/>
        <table:table-column table:style-name="TableColumn1202"/>
        <table:table-column table:style-name="TableColumn1203"/>
        <table:table-row table:style-name="TableRow1200">
          <table:table-cell table:style-name="TableCell120000">
            <text:p text:style-name="P251"><text:span text:style-name="T505">ID</text:span><text:span text:style-name="T506"/></text:p>
          </table:table-cell>
          <table:table-cell table:style-name="TableCell120001">
            <text:p text:style-name="P251"><text:span text:style-name="T507">Deliverable</text:span><text:span text:style-name="T508"/></text:p>
          </table:table-cell>
          <table:table-cell table:style-name="TableCell120002">
            <text:p text:style-name="P251"><text:span text:style-name="T509">Owner</text:span><text:span text:style-name="T510"/></text:p>
          </table:table-cell>
          <table:table-cell table:style-name="TableCell120003">
            <text:p text:style-name="P251"><text:span text:style-name="T511">Est. Hours</text:span><text:span text:style-name="T512"/></text:p>
          </table:table-cell>
        </table:table-row>
        <table:table-row table:style-name="TableRow1201">
          <table:table-cell table:style-name="TableCell120100">
            <text:p text:style-name="P254"><text:span text:style-name="T513">M-1</text:span><text:span text:style-name="T514"/></text:p>
          </table:table-cell>
          <table:table-cell table:style-name="TableCell120101">
            <text:p text:style-name="P254"><text:span text:style-name="T515">Context tools: get_repo_map, get_project_status, read_org_policies</text:span><text:span text:style-name="T516"/></text:p>
          </table:table-cell>
          <table:table-cell table:style-name="TableCell120102">
            <text:p text:style-name="P254"><text:span text:style-name="T517">Solo Dev</text:span><text:span text:style-name="T518"/></text:p>
          </table:table-cell>
          <table:table-cell table:style-name="TableCell120103">
            <text:p text:style-name="P254"><text:span text:style-name="T519">16</text:span><text:span text:style-name="T520"/></text:p>
          </table:table-cell>
        </table:table-row>
        <table:table-row table:style-name="TableRow1202">
          <table:table-cell table:style-name="TableCell120200">
            <text:p text:style-name="P257"><text:span text:style-name="T521">M-2</text:span><text:span text:style-name="T522"/></text:p>
          </table:table-cell>
          <table:table-cell table:style-name="TableCell120201">
            <text:p text:style-name="P257"><text:span text:style-name="T523">Infrastructure tools: configure_endpoint, set_system_prompts</text:span><text:span text:style-name="T524"/></text:p>
          </table:table-cell>
          <table:table-cell table:style-name="TableCell120202">
            <text:p text:style-name="P257"><text:span text:style-name="T525">Solo Dev</text:span><text:span text:style-name="T526"/></text:p>
          </table:table-cell>
          <table:table-cell table:style-name="TableCell120203">
            <text:p text:style-name="P257"><text:span text:style-name="T527">8</text:span><text:span text:style-name="T528"/></text:p>
          </table:table-cell>
        </table:table-row>
        <table:table-row table:style-name="TableRow1203">
          <table:table-cell table:style-name="TableCell120300">
            <text:p text:style-name="P260"><text:span text:style-name="T529">M-3</text:span><text:span text:style-name="T530"/></text:p>
          </table:table-cell>
          <table:table-cell table:style-name="TableCell120301">
            <text:p text:style-name="P260"><text:span text:style-name="T531">Reporting tools: get_progress_summary, final_handoff_archive</text:span><text:span text:style-name="T532"/></text:p>
          </table:table-cell>
          <table:table-cell table:style-name="TableCell120302">
            <text:p text:style-name="P260"><text:span text:style-name="T533">Solo Dev</text:span><text:span text:style-name="T534"/></text:p>
          </table:table-cell>
          <table:table-cell table:style-name="TableCell120303">
            <text:p text:style-name="P260"><text:span text:style-name="T535">10</text:span><text:span text:style-name="T536"/></text:p>
          </table:table-cell>
        </table:table-row>
        <table:table-row table:style-name="TableRow1204">
          <table:table-cell table:style-name="TableCell120400">
            <text:p text:style-name="P263"><text:span text:style-name="T537">M-4</text:span><text:span text:style-name="T538"/></text:p>
          </table:table-cell>
          <table:table-cell table:style-name="TableCell120401">
            <text:p text:style-name="P263"><text:span text:style-name="T539">Claude Code integration testing</text:span><text:span text:style-name="T540"/></text:p>
          </table:table-cell>
          <table:table-cell table:style-name="TableCell120402">
            <text:p text:style-name="P263"><text:span text:style-name="T541">Solo Dev</text:span><text:span text:style-name="T542"/></text:p>
          </table:table-cell>
          <table:table-cell table:style-name="TableCell120403">
            <text:p text:style-name="P263"><text:span text:style-name="T543">8</text:span><text:span text:style-name="T544"/></text:p>
          </table:table-cell>
        </table:table-row>
        <table:table-row table:style-name="TableRow1205">
          <table:table-cell table:style-name="TableCell120500">
            <text:p text:style-name="P266"><text:span text:style-name="T545">M-5</text:span><text:span text:style-name="T546"/></text:p>
          </table:table-cell>
          <table:table-cell table:style-name="TableCell120501">
            <text:p text:style-name="P266"><text:span text:style-name="T547">MS Copilot compatibility verification</text:span><text:span text:style-name="T548"/></text:p>
          </table:table-cell>
          <table:table-cell table:style-name="TableCell120502">
            <text:p text:style-name="P266"><text:span text:style-name="T549">Solo Dev</text:span><text:span text:style-name="T550"/></text:p>
          </table:table-cell>
          <table:table-cell table:style-name="TableCell120503">
            <text:p text:style-name="P266"><text:span text:style-name="T551">6</text:span><text:span text:style-name="T552"/></text:p>
          </table:table-cell>
        </table:table-row>
        <table:table-row table:style-name="TableRow1206">
          <table:table-cell table:style-name="TableCell120600">
            <text:p text:style-name="P269"><text:span text:style-name="T553">M-6</text:span><text:span text:style-name="T554"/></text:p>
          </table:table-cell>
          <table:table-cell table:style-name="TableCell120601">
            <text:p text:style-name="P269"><text:span text:style-name="T555">Request-response protocol documentation</text:span><text:span text:style-name="T556"/></text:p>
          </table:table-cell>
          <table:table-cell table:style-name="TableCell120602">
            <text:p text:style-name="P269"><text:span text:style-name="T557">Solo Dev</text:span><text:span text:style-name="T558"/></text:p>
          </table:table-cell>
          <table:table-cell table:style-name="TableCell120603">
            <text:p text:style-name="P269"><text:span text:style-name="T559">4</text:span><text:span text:style-name="T560"/></text:p>
          </table:table-cell>
        </table:table-row>
      </table:table>
      <text:p text:style-name="P271"><text:span text:style-name="T561">Completion Criteria:<text:s/></text:span><text:span text:style-name="T562">All MCP tools callable from Claude Code; documentation complete for Orchestration Layer agents.</text:span></text:p>
      <text:p text:style-name="P272"><text:span text:style-name="T563">8.3 Phase 3: Logic &amp; Validation Loop (Weeks 7-10)</text:span></text:p>
      <text:p text:style-name="P273"><text:span text:style-name="T564">Objective:<text:s/></text:span><text:span text:style-name="T565">Implement Agent Beta, review-revise loop, and state machine.</text:span></text:p>
      <table:table table:style-name="Table13">
        <table:table-column table:style-name="TableColumn1300"/>
        <table:table-column table:style-name="TableColumn1301"/>
        <table:table-column table:style-name="TableColumn1302"/>
        <table:table-column table:style-name="TableColumn1303"/>
        <table:table-row table:style-name="TableRow1300">
          <table:table-cell table:style-name="TableCell130000">
            <text:p text:style-name="P275"><text:span text:style-name="T567">ID</text:span><text:span text:style-name="T568"/></text:p>
          </table:table-cell>
          <table:table-cell table:style-name="TableCell130001">
            <text:p text:style-name="P275"><text:span text:style-name="T569">Deliverable</text:span><text:span text:style-name="T570"/></text:p>
          </table:table-cell>
          <table:table-cell table:style-name="TableCell130002">
            <text:p text:style-name="P275"><text:span text:style-name="T571">Owner</text:span><text:span text:style-name="T572"/></text:p>
          </table:table-cell>
          <table:table-cell table:style-name="TableCell130003">
            <text:p text:style-name="P275"><text:span text:style-name="T573">Est. Hours</text:span><text:span text:style-name="T574"/></text:p>
          </table:table-cell>
        </table:table-row>
        <table:table-row table:style-name="TableRow1301">
          <table:table-cell table:style-name="TableCell130100">
            <text:p text:style-name="P278"><text:span text:style-name="T575">L-1</text:span><text:span text:style-name="T576"/></text:p>
          </table:table-cell>
          <table:table-cell table:style-name="TableCell130101">
            <text:p text:style-name="P278"><text:span text:style-name="T577">Agent Beta connector and prompt engineering</text:span><text:span text:style-name="T578"/></text:p>
          </table:table-cell>
          <table:table-cell table:style-name="TableCell130102">
            <text:p text:style-name="P278"><text:span text:style-name="T579">Solo Dev</text:span><text:span text:style-name="T580"/></text:p>
          </table:table-cell>
          <table:table-cell table:style-name="TableCell130103">
            <text:p text:style-name="P278"><text:span text:style-name="T581">12</text:span><text:span text:style-name="T582"/></text:p>
          </table:table-cell>
        </table:table-row>
        <table:table-row table:style-name="TableRow1302">
          <table:table-cell table:style-name="TableCell130200">
            <text:p text:style-name="P281"><text:span text:style-name="T583">L-2</text:span><text:span text:style-name="T584"/></text:p>
          </table:table-cell>
          <table:table-cell table:style-name="TableCell130201">
            <text:p text:style-name="P281"><text:span text:style-name="T585">run_critic_review implementation</text:span><text:span text:style-name="T586"/></text:p>
          </table:table-cell>
          <table:table-cell table:style-name="TableCell130202">
            <text:p text:style-name="P281"><text:span text:style-name="T587">Solo Dev</text:span><text:span text:style-name="T588"/></text:p>
          </table:table-cell>
          <table:table-cell table:style-name="TableCell130203">
            <text:p text:style-name="P281"><text:span text:style-name="T589">10</text:span><text:span text:style-name="T590"/></text:p>
          </table:table-cell>
        </table:table-row>
        <table:table-row table:style-name="TableRow1303">
          <table:table-cell table:style-name="TableCell130300">
            <text:p text:style-name="P284"><text:span text:style-name="T591">L-3</text:span><text:span text:style-name="T592"/></text:p>
          </table:table-cell>
          <table:table-cell table:style-name="TableCell130301">
            <text:p text:style-name="P284"><text:span text:style-name="T593">generate_test_suite with multi-framework support</text:span><text:span text:style-name="T594"/></text:p>
          </table:table-cell>
          <table:table-cell table:style-name="TableCell130302">
            <text:p text:style-name="P284"><text:span text:style-name="T595">Solo Dev</text:span><text:span text:style-name="T596"/></text:p>
          </table:table-cell>
          <table:table-cell table:style-name="TableCell130303">
            <text:p text:style-name="P284"><text:span text:style-name="T597">16</text:span><text:span text:style-name="T598"/></text:p>
          </table:table-cell>
        </table:table-row>
        <table:table-row table:style-name="TableRow1304">
          <table:table-cell table:style-name="TableCell130400">
            <text:p text:style-name="P287"><text:span text:style-name="T599">L-4</text:span><text:span text:style-name="T600"/></text:p>
          </table:table-cell>
          <table:table-cell table:style-name="TableCell130401">
            <text:p text:style-name="P287"><text:span text:style-name="T601">State machine implementation</text:span><text:span text:style-name="T602"/></text:p>
          </table:table-cell>
          <table:table-cell table:style-name="TableCell130402">
            <text:p text:style-name="P287"><text:span text:style-name="T603">Solo Dev</text:span><text:span text:style-name="T604"/></text:p>
          </table:table-cell>
          <table:table-cell table:style-name="TableCell130403">
            <text:p text:style-name="P287"><text:span text:style-name="T605">12</text:span><text:span text:style-name="T606"/></text:p>
          </table:table-cell>
        </table:table-row>
        <table:table-row table:style-name="TableRow1305">
          <table:table-cell table:style-name="TableCell130500">
            <text:p text:style-name="P290"><text:span text:style-name="T607">L-5</text:span><text:span text:style-name="T608"/></text:p>
          </table:table-cell>
          <table:table-cell table:style-name="TableCell130501">
            <text:p text:style-name="P290"><text:span text:style-name="T609">Loop termination logic (iteration cap, stagnation, oscillation)</text:span><text:span text:style-name="T610"/></text:p>
          </table:table-cell>
          <table:table-cell table:style-name="TableCell130502">
            <text:p text:style-name="P290"><text:span text:style-name="T611">Solo Dev</text:span><text:span text:style-name="T612"/></text:p>
          </table:table-cell>
          <table:table-cell table:style-name="TableCell130503">
            <text:p text:style-name="P290"><text:span text:style-name="T613">8</text:span><text:span text:style-name="T614"/></text:p>
          </table:table-cell>
        </table:table-row>
        <table:table-row table:style-name="TableRow1306">
          <table:table-cell table:style-name="TableCell130600">
            <text:p text:style-name="P293"><text:span text:style-name="T615">L-6</text:span><text:span text:style-name="T616"/></text:p>
          </table:table-cell>
          <table:table-cell table:style-name="TableCell130601">
            <text:p text:style-name="P293"><text:span text:style-name="T617">revise_code and inject_alternative_pattern tools</text:span><text:span text:style-name="T618"/></text:p>
          </table:table-cell>
          <table:table-cell table:style-name="TableCell130602">
            <text:p text:style-name="P293"><text:span text:style-name="T619">Solo Dev</text:span><text:span text:style-name="T620"/></text:p>
          </table:table-cell>
          <table:table-cell table:style-name="TableCell130603">
            <text:p text:style-name="P293"><text:span text:style-name="T621">8</text:span><text:span text:style-name="T622"/></text:p>
          </table:table-cell>
        </table:table-row>
        <table:table-row table:style-name="TableRow1307">
          <table:table-cell table:style-name="TableCell130700">
            <text:p text:style-name="P296"><text:span text:style-name="T623">L-7</text:span><text:span text:style-name="T624"/></text:p>
          </table:table-cell>
          <table:table-cell table:style-name="TableCell130701">
            <text:p text:style-name="P296"><text:span text:style-name="T625">Quality scoring algorithm</text:span><text:span text:style-name="T626"/></text:p>
          </table:table-cell>
          <table:table-cell table:style-name="TableCell130702">
            <text:p text:style-name="P296"><text:span text:style-name="T627">Solo Dev</text:span><text:span text:style-name="T628"/></text:p>
          </table:table-cell>
          <table:table-cell table:style-name="TableCell130703">
            <text:p text:style-name="P296"><text:span text:style-name="T629">6</text:span><text:span text:style-name="T630"/></text:p>
          </table:table-cell>
        </table:table-row>
      </table:table>
      <text:p text:style-name="P298"><text:span text:style-name="T631">Completion Criteria:<text:s/></text:span><text:span text:style-name="T632">Full Alpha</text:span><text:span text:style-name="T633">→</text:span><text:span text:style-name="T634">Beta</text:span><text:span text:style-name="T635">→</text:span><text:span text:style-name="T636">Alpha loop functional; state machine prevents infinite loops; quality metrics collected.</text:span></text:p>
      <text:p text:style-name="P299"><text:span text:style-name="T637">8.4 Phase 4: Hardening (Weeks 11-14)</text:span></text:p>
      <text:p text:style-name="P300"><text:span text:style-name="T638">Objective:<text:s/></text:span><text:span text:style-name="T639">Production readiness, error handling, and deployment documentation.</text:span></text:p>
      <table:table table:style-name="Table14">
        <table:table-column table:style-name="TableColumn1400"/>
        <table:table-column table:style-name="TableColumn1401"/>
        <table:table-column table:style-name="TableColumn1402"/>
        <table:table-column table:style-name="TableColumn1403"/>
        <table:table-row table:style-name="TableRow1400">
          <table:table-cell table:style-name="TableCell140000">
            <text:p text:style-name="P302"><text:span text:style-name="T641">ID</text:span><text:span text:style-name="T642"/></text:p>
          </table:table-cell>
          <table:table-cell table:style-name="TableCell140001">
            <text:p text:style-name="P302"><text:span text:style-name="T643">Deliverable</text:span><text:span text:style-name="T644"/></text:p>
          </table:table-cell>
          <table:table-cell table:style-name="TableCell140002">
            <text:p text:style-name="P302"><text:span text:style-name="T645">Owner</text:span><text:span text:style-name="T646"/></text:p>
          </table:table-cell>
          <table:table-cell table:style-name="TableCell140003">
            <text:p text:style-name="P302"><text:span text:style-name="T647">Est. Hours</text:span><text:span text:style-name="T648"/></text:p>
          </table:table-cell>
        </table:table-row>
        <table:table-row table:style-name="TableRow1401">
          <table:table-cell table:style-name="TableCell140100">
            <text:p text:style-name="P305"><text:span text:style-name="T649">H-1</text:span><text:span text:style-name="T650"/></text:p>
          </table:table-cell>
          <table:table-cell table:style-name="TableCell140101">
            <text:p text:style-name="P305"><text:span text:style-name="T651">Exponential backoff and retry logic</text:span><text:span text:style-name="T652"/></text:p>
          </table:table-cell>
          <table:table-cell table:style-name="TableCell140102">
            <text:p text:style-name="P305"><text:span text:style-name="T653">Solo Dev</text:span><text:span text:style-name="T654"/></text:p>
          </table:table-cell>
          <table:table-cell table:style-name="TableCell140103">
            <text:p text:style-name="P305"><text:span text:style-name="T655">6</text:span><text:span text:style-name="T656"/></text:p>
          </table:table-cell>
        </table:table-row>
        <table:table-row table:style-name="TableRow1402">
          <table:table-cell table:style-name="TableCell140200">
            <text:p text:style-name="P308"><text:span text:style-name="T657">H-2</text:span><text:span text:style-name="T658"/></text:p>
          </table:table-cell>
          <table:table-cell table:style-name="TableCell140201">
            <text:p text:style-name="P308"><text:span text:style-name="T659">Dangerous output detection and quarantine</text:span><text:span text:style-name="T660"/></text:p>
          </table:table-cell>
          <table:table-cell table:style-name="TableCell140202">
            <text:p text:style-name="P308"><text:span text:style-name="T661">Solo Dev</text:span><text:span text:style-name="T662"/></text:p>
          </table:table-cell>
          <table:table-cell table:style-name="TableCell140203">
            <text:p text:style-name="P308"><text:span text:style-name="T663">10</text:span><text:span text:style-name="T664"/></text:p>
          </table:table-cell>
        </table:table-row>
        <table:table-row table:style-name="TableRow1403">
          <table:table-cell table:style-name="TableCell140300">
            <text:p text:style-name="P311"><text:span text:style-name="T665">H-3</text:span><text:span text:style-name="T666"/></text:p>
          </table:table-cell>
          <table:table-cell table:style-name="TableCell140301">
            <text:p text:style-name="P311"><text:span text:style-name="T667">Concurrency handling (</text:span><text:span text:style-name="T668">≤</text:span><text:span text:style-name="T669">5 requests)</text:span><text:span text:style-name="T670"/></text:p>
          </table:table-cell>
          <table:table-cell table:style-name="TableCell140302">
            <text:p text:style-name="P311"><text:span text:style-name="T671">Solo Dev</text:span><text:span text:style-name="T672"/></text:p>
          </table:table-cell>
          <table:table-cell table:style-name="TableCell140303">
            <text:p text:style-name="P311"><text:span text:style-name="T673">8</text:span><text:span text:style-name="T674"/></text:p>
          </table:table-cell>
        </table:table-row>
        <table:table-row table:style-name="TableRow1404">
          <table:table-cell table:style-name="TableCell140400">
            <text:p text:style-name="P314"><text:span text:style-name="T675">H-4</text:span><text:span text:style-name="T676"/></text:p>
          </table:table-cell>
          <table:table-cell table:style-name="TableCell140401">
            <text:p text:style-name="P314"><text:span text:style-name="T677">RAG integration hooks (optional resources)</text:span><text:span text:style-name="T678"/></text:p>
          </table:table-cell>
          <table:table-cell table:style-name="TableCell140402">
            <text:p text:style-name="P314"><text:span text:style-name="T679">Solo Dev</text:span><text:span text:style-name="T680"/></text:p>
          </table:table-cell>
          <table:table-cell table:style-name="TableCell140403">
            <text:p text:style-name="P314"><text:span text:style-name="T681">8</text:span><text:span text:style-name="T682"/></text:p>
          </table:table-cell>
        </table:table-row>
        <table:table-row table:style-name="TableRow1405">
          <table:table-cell table:style-name="TableCell140500">
            <text:p text:style-name="P317"><text:span text:style-name="T683">H-5</text:span><text:span text:style-name="T684"/></text:p>
          </table:table-cell>
          <table:table-cell table:style-name="TableCell140501">
            <text:p text:style-name="P317"><text:span text:style-name="T685">Team deployment configuration (special mode)</text:span><text:span text:style-name="T686"/></text:p>
          </table:table-cell>
          <table:table-cell table:style-name="TableCell140502">
            <text:p text:style-name="P317"><text:span text:style-name="T687">Solo Dev</text:span><text:span text:style-name="T688"/></text:p>
          </table:table-cell>
          <table:table-cell table:style-name="TableCell140503">
            <text:p text:style-name="P317"><text:span text:style-name="T689">6</text:span><text:span text:style-name="T690"/></text:p>
          </table:table-cell>
        </table:table-row>
        <table:table-row table:style-name="TableRow1406">
          <table:table-cell table:style-name="TableCell140600">
            <text:p text:style-name="P320"><text:span text:style-name="T691">H-6</text:span><text:span text:style-name="T692"/></text:p>
          </table:table-cell>
          <table:table-cell table:style-name="TableCell140601">
            <text:p text:style-name="P320"><text:span text:style-name="T693">End-to-end integration tests</text:span><text:span text:style-name="T694"/></text:p>
          </table:table-cell>
          <table:table-cell table:style-name="TableCell140602">
            <text:p text:style-name="P320"><text:span text:style-name="T695">Solo Dev</text:span><text:span text:style-name="T696"/></text:p>
          </table:table-cell>
          <table:table-cell table:style-name="TableCell140603">
            <text:p text:style-name="P320"><text:span text:style-name="T697">12</text:span><text:span text:style-name="T698"/></text:p>
          </table:table-cell>
        </table:table-row>
        <table:table-row table:style-name="TableRow1407">
          <table:table-cell table:style-name="TableCell140700">
            <text:p text:style-name="P323"><text:span text:style-name="T699">H-7</text:span><text:span text:style-name="T700"/></text:p>
          </table:table-cell>
          <table:table-cell table:style-name="TableCell140701">
            <text:p text:style-name="P323"><text:span text:style-name="T701">Deployment and operations documentation</text:span><text:span text:style-name="T702"/></text:p>
          </table:table-cell>
          <table:table-cell table:style-name="TableCell140702">
            <text:p text:style-name="P323"><text:span text:style-name="T703">Solo Dev</text:span><text:span text:style-name="T704"/></text:p>
          </table:table-cell>
          <table:table-cell table:style-name="TableCell140703">
            <text:p text:style-name="P323"><text:span text:style-name="T705">8</text:span><text:span text:style-name="T706"/></text:p>
          </table:table-cell>
        </table:table-row>
      </table:table>
      <text:p text:style-name="P325"><text:span text:style-name="T707">Completion Criteria:<text:s/></text:span><text:span text:style-name="T708">System handles all error scenarios gracefully; passes stress test with 5 concurrent requests; documentation complete.</text:span></text:p>
      <text:p text:style-name="P326"><text:span text:style-name="T708"><text:s/></text:span></text:p>
      <text:p text:style-name="P326"><text:span text:style-name="T708"/></text:p>
      <text:p text:style-name="P327"><text:span text:style-name="T709">9. Micro-Task Backlog</text:span></text:p>
      <text:p text:style-name="P328"><text:span text:style-name="T710">The following atomic tasks are granular enough to be individually unit-tested. Estimates assume a solo developer familiar with TypeScript and the MCP SDK.</text:span></text:p>
      <text:p text:style-name="P329"><text:span text:style-name="T711">9.1 Context Management Tasks</text:span></text:p>
      <table:table table:style-name="Table15">
        <table:table-column table:style-name="TableColumn1500"/>
        <table:table-column table:style-name="TableColumn1501"/>
        <table:table-column table:style-name="TableColumn1502"/>
        <table:table-column table:style-name="TableColumn1503"/>
        <table:table-row table:style-name="TableRow1500">
          <table:table-cell table:style-name="TableCell150000">
            <text:p text:style-name="P331"><text:span text:style-name="T713">ID</text:span><text:span text:style-name="T714"/></text:p>
          </table:table-cell>
          <table:table-cell table:style-name="TableCell150001">
            <text:p text:style-name="P331"><text:span text:style-name="T715">Task Description</text:span><text:span text:style-name="T716"/></text:p>
          </table:table-cell>
          <table:table-cell table:style-name="TableCell150002">
            <text:p text:style-name="P331"><text:span text:style-name="T717">Est. Hours</text:span><text:span text:style-name="T718"/></text:p>
          </table:table-cell>
          <table:table-cell table:style-name="TableCell150003">
            <text:p text:style-name="P331"><text:span text:style-name="T719">Dependencies</text:span><text:span text:style-name="T720"/></text:p>
          </table:table-cell>
        </table:table-row>
        <table:table-row table:style-name="TableRow1501">
          <table:table-cell table:style-name="TableCell150100">
            <text:p text:style-name="P334"><text:span text:style-name="T721">CM-01</text:span><text:span text:style-name="T722"/></text:p>
          </table:table-cell>
          <table:table-cell table:style-name="TableCell150101">
            <text:p text:style-name="P334"><text:span text:style-name="T723">Implement get_repo_map file system traversal (depth-limited)</text:span><text:span text:style-name="T724"/></text:p>
          </table:table-cell>
          <table:table-cell table:style-name="TableCell150102">
            <text:p text:style-name="P334"><text:span text:style-name="T725">3</text:span><text:span text:style-name="T726"/></text:p>
          </table:table-cell>
          <table:table-cell table:style-name="TableCell150103">
            <text:p text:style-name="P334"><text:span text:style-name="T727">None</text:span><text:span text:style-name="T728"/></text:p>
          </table:table-cell>
        </table:table-row>
        <table:table-row table:style-name="TableRow1502">
          <table:table-cell table:style-name="TableCell150200">
            <text:p text:style-name="P337"><text:span text:style-name="T729">CM-02</text:span><text:span text:style-name="T730"/></text:p>
          </table:table-cell>
          <table:table-cell table:style-name="TableCell150201">
            <text:p text:style-name="P337"><text:span text:style-name="T731">Add chunking logic for context window constraints (32K-256K)</text:span><text:span text:style-name="T732"/></text:p>
          </table:table-cell>
          <table:table-cell table:style-name="TableCell150202">
            <text:p text:style-name="P337"><text:span text:style-name="T733">4</text:span><text:span text:style-name="T734"/></text:p>
          </table:table-cell>
          <table:table-cell table:style-name="TableCell150203">
            <text:p text:style-name="P337"><text:span text:style-name="T735">CM-01</text:span><text:span text:style-name="T736"/></text:p>
          </table:table-cell>
        </table:table-row>
        <table:table-row table:style-name="TableRow1503">
          <table:table-cell table:style-name="TableCell150300">
            <text:p text:style-name="P340"><text:span text:style-name="T737">CM-03</text:span><text:span text:style-name="T738"/></text:p>
          </table:table-cell>
          <table:table-cell table:style-name="TableCell150301">
            <text:p text:style-name="P340"><text:span text:style-name="T739">Implement test file detection and optional inclusion</text:span><text:span text:style-name="T740"/></text:p>
          </table:table-cell>
          <table:table-cell table:style-name="TableCell150302">
            <text:p text:style-name="P340"><text:span text:style-name="T741">2</text:span><text:span text:style-name="T742"/></text:p>
          </table:table-cell>
          <table:table-cell table:style-name="TableCell150303">
            <text:p text:style-name="P340"><text:span text:style-name="T743">CM-01</text:span><text:span text:style-name="T744"/></text:p>
          </table:table-cell>
        </table:table-row>
        <table:table-row table:style-name="TableRow1504">
          <table:table-cell table:style-name="TableCell150400">
            <text:p text:style-name="P343"><text:span text:style-name="T745">CM-04</text:span><text:span text:style-name="T746"/></text:p>
          </table:table-cell>
          <table:table-cell table:style-name="TableCell150401">
            <text:p text:style-name="P343"><text:span text:style-name="T747">Create session state data structure</text:span><text:span text:style-name="T748"/></text:p>
          </table:table-cell>
          <table:table-cell table:style-name="TableCell150402">
            <text:p text:style-name="P343"><text:span text:style-name="T749">2</text:span><text:span text:style-name="T750"/></text:p>
          </table:table-cell>
          <table:table-cell table:style-name="TableCell150403">
            <text:p text:style-name="P343"><text:span text:style-name="T751">None</text:span><text:span text:style-name="T752"/></text:p>
          </table:table-cell>
        </table:table-row>
        <table:table-row table:style-name="TableRow1505">
          <table:table-cell table:style-name="TableCell150500">
            <text:p text:style-name="P346"><text:span text:style-name="T753">CM-05</text:span><text:span text:style-name="T754"/></text:p>
          </table:table-cell>
          <table:table-cell table:style-name="TableCell150501">
            <text:p text:style-name="P346"><text:span text:style-name="T755">Implement get_project_status response formatter</text:span><text:span text:style-name="T756"/></text:p>
          </table:table-cell>
          <table:table-cell table:style-name="TableCell150502">
            <text:p text:style-name="P346"><text:span text:style-name="T757">2</text:span><text:span text:style-name="T758"/></text:p>
          </table:table-cell>
          <table:table-cell table:style-name="TableCell150503">
            <text:p text:style-name="P346"><text:span text:style-name="T759">CM-04</text:span><text:span text:style-name="T760"/></text:p>
          </table:table-cell>
        </table:table-row>
        <table:table-row table:style-name="TableRow1506">
          <table:table-cell table:style-name="TableCell150600">
            <text:p text:style-name="P349"><text:span text:style-name="T761">CM-06</text:span><text:span text:style-name="T762"/></text:p>
          </table:table-cell>
          <table:table-cell table:style-name="TableCell150601">
            <text:p text:style-name="P349"><text:span text:style-name="T763">Create policy schema (style, security, custom)</text:span><text:span text:style-name="T764"/></text:p>
          </table:table-cell>
          <table:table-cell table:style-name="TableCell150602">
            <text:p text:style-name="P349"><text:span text:style-name="T765">3</text:span><text:span text:style-name="T766"/></text:p>
          </table:table-cell>
          <table:table-cell table:style-name="TableCell150603">
            <text:p text:style-name="P349"><text:span text:style-name="T767">None</text:span><text:span text:style-name="T768"/></text:p>
          </table:table-cell>
        </table:table-row>
        <table:table-row table:style-name="TableRow1507">
          <table:table-cell table:style-name="TableCell150700">
            <text:p text:style-name="P352"><text:span text:style-name="T769">CM-07</text:span><text:span text:style-name="T770"/></text:p>
          </table:table-cell>
          <table:table-cell table:style-name="TableCell150701">
            <text:p text:style-name="P352"><text:span text:style-name="T771">Implement read_org_policies file loader</text:span><text:span text:style-name="T772"/></text:p>
          </table:table-cell>
          <table:table-cell table:style-name="TableCell150702">
            <text:p text:style-name="P352"><text:span text:style-name="T773">2</text:span><text:span text:style-name="T774"/></text:p>
          </table:table-cell>
          <table:table-cell table:style-name="TableCell150703">
            <text:p text:style-name="P352"><text:span text:style-name="T775">CM-06</text:span><text:span text:style-name="T776"/></text:p>
          </table:table-cell>
        </table:table-row>
        <table:table-row table:style-name="TableRow1508">
          <table:table-cell table:style-name="TableCell150800">
            <text:p text:style-name="P355"><text:span text:style-name="T777">CM-08</text:span><text:span text:style-name="T778"/></text:p>
          </table:table-cell>
          <table:table-cell table:style-name="TableCell150801">
            <text:p text:style-name="P355"><text:span text:style-name="T779">Add OWASP baseline security policy defaults</text:span><text:span text:style-name="T780"/></text:p>
          </table:table-cell>
          <table:table-cell table:style-name="TableCell150802">
            <text:p text:style-name="P355"><text:span text:style-name="T781">3</text:span><text:span text:style-name="T782"/></text:p>
          </table:table-cell>
          <table:table-cell table:style-name="TableCell150803">
            <text:p text:style-name="P355"><text:span text:style-name="T783">CM-06</text:span><text:span text:style-name="T784"/></text:p>
          </table:table-cell>
        </table:table-row>
      </table:table>
      <text:p text:style-name="P357"><text:span text:style-name="T785">9.2 Development Loop Tasks</text:span></text:p>
      <table:table table:style-name="Table16">
        <table:table-column table:style-name="TableColumn1600"/>
        <table:table-column table:style-name="TableColumn1601"/>
        <table:table-column table:style-name="TableColumn1602"/>
        <table:table-column table:style-name="TableColumn1603"/>
        <table:table-row table:style-name="TableRow1600">
          <table:table-cell table:style-name="TableCell160000">
            <text:p text:style-name="P359"><text:span text:style-name="T787">ID</text:span><text:span text:style-name="T788"/></text:p>
          </table:table-cell>
          <table:table-cell table:style-name="TableCell160001">
            <text:p text:style-name="P359"><text:span text:style-name="T789">Task Description</text:span><text:span text:style-name="T790"/></text:p>
          </table:table-cell>
          <table:table-cell table:style-name="TableCell160002">
            <text:p text:style-name="P359"><text:span text:style-name="T791">Est. Hours</text:span><text:span text:style-name="T792"/></text:p>
          </table:table-cell>
          <table:table-cell table:style-name="TableCell160003">
            <text:p text:style-name="P359"><text:span text:style-name="T793">Dependencies</text:span><text:span text:style-name="T794"/></text:p>
          </table:table-cell>
        </table:table-row>
        <table:table-row table:style-name="TableRow1601">
          <table:table-cell table:style-name="TableCell160100">
            <text:p text:style-name="P362"><text:span text:style-name="T795">DL-01</text:span><text:span text:style-name="T796"/></text:p>
          </table:table-cell>
          <table:table-cell table:style-name="TableCell160101">
            <text:p text:style-name="P362"><text:span text:style-name="T797">Define TaskSpec interface and validation schema</text:span><text:span text:style-name="T798"/></text:p>
          </table:table-cell>
          <table:table-cell table:style-name="TableCell160102">
            <text:p text:style-name="P362"><text:span text:style-name="T799">2</text:span><text:span text:style-name="T800"/></text:p>
          </table:table-cell>
          <table:table-cell table:style-name="TableCell160103">
            <text:p text:style-name="P362"><text:span text:style-name="T801">None</text:span><text:span text:style-name="T802"/></text:p>
          </table:table-cell>
        </table:table-row>
        <table:table-row table:style-name="TableRow1602">
          <table:table-cell table:style-name="TableCell160200">
            <text:p text:style-name="P365"><text:span text:style-name="T803">DL-02</text:span><text:span text:style-name="T804"/></text:p>
          </table:table-cell>
          <table:table-cell table:style-name="TableCell160201">
            <text:p text:style-name="P365"><text:span text:style-name="T805">Implement execute_task_spec parameter parsing</text:span><text:span text:style-name="T806"/></text:p>
          </table:table-cell>
          <table:table-cell table:style-name="TableCell160202">
            <text:p text:style-name="P365"><text:span text:style-name="T807">2</text:span><text:span text:style-name="T808"/></text:p>
          </table:table-cell>
          <table:table-cell table:style-name="TableCell160203">
            <text:p text:style-name="P365"><text:span text:style-name="T809">DL-01</text:span><text:span text:style-name="T810"/></text:p>
          </table:table-cell>
        </table:table-row>
        <table:table-row table:style-name="TableRow1603">
          <table:table-cell table:style-name="TableCell160300">
            <text:p text:style-name="P368"><text:span text:style-name="T811">DL-03</text:span><text:span text:style-name="T812"/></text:p>
          </table:table-cell>
          <table:table-cell table:style-name="TableCell160301">
            <text:p text:style-name="P368"><text:span text:style-name="T813">Create prompt formatter for Agent Alpha</text:span><text:span text:style-name="T814"/></text:p>
          </table:table-cell>
          <table:table-cell table:style-name="TableCell160302">
            <text:p text:style-name="P368"><text:span text:style-name="T815">3</text:span><text:span text:style-name="T816"/></text:p>
          </table:table-cell>
          <table:table-cell table:style-name="TableCell160303">
            <text:p text:style-name="P368"><text:span text:style-name="T817">DL-01</text:span><text:span text:style-name="T818"/></text:p>
          </table:table-cell>
        </table:table-row>
        <table:table-row table:style-name="TableRow1604">
          <table:table-cell table:style-name="TableCell160400">
            <text:p text:style-name="P371"><text:span text:style-name="T819">DL-04</text:span><text:span text:style-name="T820"/></text:p>
          </table:table-cell>
          <table:table-cell table:style-name="TableCell160401">
            <text:p text:style-name="P371"><text:span text:style-name="T821">Implement Alpha response parser and artifact storage</text:span><text:span text:style-name="T822"/></text:p>
          </table:table-cell>
          <table:table-cell table:style-name="TableCell160402">
            <text:p text:style-name="P371"><text:span text:style-name="T823">3</text:span><text:span text:style-name="T824"/></text:p>
          </table:table-cell>
          <table:table-cell table:style-name="TableCell160403">
            <text:p text:style-name="P371"><text:span text:style-name="T825">DL-03</text:span><text:span text:style-name="T826"/></text:p>
          </table:table-cell>
        </table:table-row>
        <table:table-row table:style-name="TableRow1605">
          <table:table-cell table:style-name="TableCell160500">
            <text:p text:style-name="P374"><text:span text:style-name="T827">DL-05</text:span><text:span text:style-name="T828"/></text:p>
          </table:table-cell>
          <table:table-cell table:style-name="TableCell160501">
            <text:p text:style-name="P374"><text:span text:style-name="T829">Define ReviewFeedback interface</text:span><text:span text:style-name="T830"/></text:p>
          </table:table-cell>
          <table:table-cell table:style-name="TableCell160502">
            <text:p text:style-name="P374"><text:span text:style-name="T831">1</text:span><text:span text:style-name="T832"/></text:p>
          </table:table-cell>
          <table:table-cell table:style-name="TableCell160503">
            <text:p text:style-name="P374"><text:span text:style-name="T833">None</text:span><text:span text:style-name="T834"/></text:p>
          </table:table-cell>
        </table:table-row>
        <table:table-row table:style-name="TableRow1606">
          <table:table-cell table:style-name="TableCell160600">
            <text:p text:style-name="P377"><text:span text:style-name="T835">DL-06</text:span><text:span text:style-name="T836"/></text:p>
          </table:table-cell>
          <table:table-cell table:style-name="TableCell160601">
            <text:p text:style-name="P377"><text:span text:style-name="T837">Implement revise_code feedback injection</text:span><text:span text:style-name="T838"/></text:p>
          </table:table-cell>
          <table:table-cell table:style-name="TableCell160602">
            <text:p text:style-name="P377"><text:span text:style-name="T839">3</text:span><text:span text:style-name="T840"/></text:p>
          </table:table-cell>
          <table:table-cell table:style-name="TableCell160603">
            <text:p text:style-name="P377"><text:span text:style-name="T841">DL-05</text:span><text:span text:style-name="T842"/></text:p>
          </table:table-cell>
        </table:table-row>
        <table:table-row table:style-name="TableRow1607">
          <table:table-cell table:style-name="TableCell160700">
            <text:p text:style-name="P380"><text:span text:style-name="T843">DL-07</text:span><text:span text:style-name="T844"/></text:p>
          </table:table-cell>
          <table:table-cell table:style-name="TableCell160701">
            <text:p text:style-name="P380"><text:span text:style-name="T845">Define CodePattern interface for alternatives</text:span><text:span text:style-name="T846"/></text:p>
          </table:table-cell>
          <table:table-cell table:style-name="TableCell160702">
            <text:p text:style-name="P380"><text:span text:style-name="T847">2</text:span><text:span text:style-name="T848"/></text:p>
          </table:table-cell>
          <table:table-cell table:style-name="TableCell160703">
            <text:p text:style-name="P380"><text:span text:style-name="T849">None</text:span><text:span text:style-name="T850"/></text:p>
          </table:table-cell>
        </table:table-row>
        <table:table-row table:style-name="TableRow1608">
          <table:table-cell table:style-name="TableCell160800">
            <text:p text:style-name="P383"><text:span text:style-name="T851">DL-08</text:span><text:span text:style-name="T852"/></text:p>
          </table:table-cell>
          <table:table-cell table:style-name="TableCell160801">
            <text:p text:style-name="P383"><text:span text:style-name="T853">Implement inject_alternative_pattern logic</text:span><text:span text:style-name="T854"/></text:p>
          </table:table-cell>
          <table:table-cell table:style-name="TableCell160802">
            <text:p text:style-name="P383"><text:span text:style-name="T855">3</text:span><text:span text:style-name="T856"/></text:p>
          </table:table-cell>
          <table:table-cell table:style-name="TableCell160803">
            <text:p text:style-name="P383"><text:span text:style-name="T857">DL-07</text:span><text:span text:style-name="T858"/></text:p>
          </table:table-cell>
        </table:table-row>
      </table:table>
      <text:p text:style-name="P385"><text:span text:style-name="T859">9.3 Validation Tasks</text:span></text:p>
      <table:table table:style-name="Table17">
        <table:table-column table:style-name="TableColumn1700"/>
        <table:table-column table:style-name="TableColumn1701"/>
        <table:table-column table:style-name="TableColumn1702"/>
        <table:table-column table:style-name="TableColumn1703"/>
        <table:table-row table:style-name="TableRow1700">
          <table:table-cell table:style-name="TableCell170000">
            <text:p text:style-name="P387"><text:span text:style-name="T861">ID</text:span><text:span text:style-name="T862"/></text:p>
          </table:table-cell>
          <table:table-cell table:style-name="TableCell170001">
            <text:p text:style-name="P387"><text:span text:style-name="T863">Task Description</text:span><text:span text:style-name="T864"/></text:p>
          </table:table-cell>
          <table:table-cell table:style-name="TableCell170002">
            <text:p text:style-name="P387"><text:span text:style-name="T865">Est. Hours</text:span><text:span text:style-name="T866"/></text:p>
          </table:table-cell>
          <table:table-cell table:style-name="TableCell170003">
            <text:p text:style-name="P387"><text:span text:style-name="T867">Dependencies</text:span><text:span text:style-name="T868"/></text:p>
          </table:table-cell>
        </table:table-row>
        <table:table-row table:style-name="TableRow1701">
          <table:table-cell table:style-name="TableCell170100">
            <text:p text:style-name="P390"><text:span text:style-name="T869">VL-01</text:span><text:span text:style-name="T870"/></text:p>
          </table:table-cell>
          <table:table-cell table:style-name="TableCell170101">
            <text:p text:style-name="P390"><text:span text:style-name="T871">Create Agent Beta prompt template</text:span><text:span text:style-name="T872"/></text:p>
          </table:table-cell>
          <table:table-cell table:style-name="TableCell170102">
            <text:p text:style-name="P390"><text:span text:style-name="T873">3</text:span><text:span text:style-name="T874"/></text:p>
          </table:table-cell>
          <table:table-cell table:style-name="TableCell170103">
            <text:p text:style-name="P390"><text:span text:style-name="T875">None</text:span><text:span text:style-name="T876"/></text:p>
          </table:table-cell>
        </table:table-row>
        <table:table-row table:style-name="TableRow1702">
          <table:table-cell table:style-name="TableCell170200">
            <text:p text:style-name="P393"><text:span text:style-name="T877">VL-02</text:span><text:span text:style-name="T878"/></text:p>
          </table:table-cell>
          <table:table-cell table:style-name="TableCell170201">
            <text:p text:style-name="P393"><text:span text:style-name="T879">Implement run_critic_review orchestration</text:span><text:span text:style-name="T880"/></text:p>
          </table:table-cell>
          <table:table-cell table:style-name="TableCell170202">
            <text:p text:style-name="P393"><text:span text:style-name="T881">4</text:span><text:span text:style-name="T882"/></text:p>
          </table:table-cell>
          <table:table-cell table:style-name="TableCell170203">
            <text:p text:style-name="P393"><text:span text:style-name="T883">VL-01</text:span><text:span text:style-name="T884"/></text:p>
          </table:table-cell>
        </table:table-row>
        <table:table-row table:style-name="TableRow1703">
          <table:table-cell table:style-name="TableCell170300">
            <text:p text:style-name="P396"><text:span text:style-name="T885">VL-03</text:span><text:span text:style-name="T886"/></text:p>
          </table:table-cell>
          <table:table-cell table:style-name="TableCell170301">
            <text:p text:style-name="P396"><text:span text:style-name="T887">Implement quality_score calculation algorithm</text:span><text:span text:style-name="T888"/></text:p>
          </table:table-cell>
          <table:table-cell table:style-name="TableCell170302">
            <text:p text:style-name="P396"><text:span text:style-name="T889">4</text:span><text:span text:style-name="T890"/></text:p>
          </table:table-cell>
          <table:table-cell table:style-name="TableCell170303">
            <text:p text:style-name="P396"><text:span text:style-name="T891">VL-02</text:span><text:span text:style-name="T892"/></text:p>
          </table:table-cell>
        </table:table-row>
        <table:table-row table:style-name="TableRow1704">
          <table:table-cell table:style-name="TableCell170400">
            <text:p text:style-name="P399"><text:span text:style-name="T893">VL-04</text:span><text:span text:style-name="T894"/></text:p>
          </table:table-cell>
          <table:table-cell table:style-name="TableCell170401">
            <text:p text:style-name="P399"><text:span text:style-name="T895">Add defect classification (severity, category)</text:span><text:span text:style-name="T896"/></text:p>
          </table:table-cell>
          <table:table-cell table:style-name="TableCell170402">
            <text:p text:style-name="P399"><text:span text:style-name="T897">3</text:span><text:span text:style-name="T898"/></text:p>
          </table:table-cell>
          <table:table-cell table:style-name="TableCell170403">
            <text:p text:style-name="P399"><text:span text:style-name="T899">VL-02</text:span><text:span text:style-name="T900"/></text:p>
          </table:table-cell>
        </table:table-row>
        <table:table-row table:style-name="TableRow1705">
          <table:table-cell table:style-name="TableCell170500">
            <text:p text:style-name="P402"><text:span text:style-name="T901">VL-05</text:span><text:span text:style-name="T902"/></text:p>
          </table:table-cell>
          <table:table-cell table:style-name="TableCell170501">
            <text:p text:style-name="P402"><text:span text:style-name="T903">Implement Python/pytest test generation</text:span><text:span text:style-name="T904"/></text:p>
          </table:table-cell>
          <table:table-cell table:style-name="TableCell170502">
            <text:p text:style-name="P402"><text:span text:style-name="T905">4</text:span><text:span text:style-name="T906"/></text:p>
          </table:table-cell>
          <table:table-cell table:style-name="TableCell170503">
            <text:p text:style-name="P402"><text:span text:style-name="T907">VL-01</text:span><text:span text:style-name="T908"/></text:p>
          </table:table-cell>
        </table:table-row>
        <table:table-row table:style-name="TableRow1706">
          <table:table-cell table:style-name="TableCell170600">
            <text:p text:style-name="P405"><text:span text:style-name="T909">VL-06</text:span><text:span text:style-name="T910"/></text:p>
          </table:table-cell>
          <table:table-cell table:style-name="TableCell170601">
            <text:p text:style-name="P405"><text:span text:style-name="T911">Implement JavaScript/Jest test generation</text:span><text:span text:style-name="T912"/></text:p>
          </table:table-cell>
          <table:table-cell table:style-name="TableCell170602">
            <text:p text:style-name="P405"><text:span text:style-name="T913">4</text:span><text:span text:style-name="T914"/></text:p>
          </table:table-cell>
          <table:table-cell table:style-name="TableCell170603">
            <text:p text:style-name="P405"><text:span text:style-name="T915">VL-01</text:span><text:span text:style-name="T916"/></text:p>
          </table:table-cell>
        </table:table-row>
        <table:table-row table:style-name="TableRow1707">
          <table:table-cell table:style-name="TableCell170700">
            <text:p text:style-name="P408"><text:span text:style-name="T917">VL-07</text:span><text:span text:style-name="T918"/></text:p>
          </table:table-cell>
          <table:table-cell table:style-name="TableCell170701">
            <text:p text:style-name="P408"><text:span text:style-name="T919">Implement Go test generation</text:span><text:span text:style-name="T920"/></text:p>
          </table:table-cell>
          <table:table-cell table:style-name="TableCell170702">
            <text:p text:style-name="P408"><text:span text:style-name="T921">3</text:span><text:span text:style-name="T922"/></text:p>
          </table:table-cell>
          <table:table-cell table:style-name="TableCell170703">
            <text:p text:style-name="P408"><text:span text:style-name="T923">VL-01</text:span><text:span text:style-name="T924"/></text:p>
          </table:table-cell>
        </table:table-row>
        <table:table-row table:style-name="TableRow1708">
          <table:table-cell table:style-name="TableCell170800">
            <text:p text:style-name="P411"><text:span text:style-name="T925">VL-08</text:span><text:span text:style-name="T926"/></text:p>
          </table:table-cell>
          <table:table-cell table:style-name="TableCell170801">
            <text:p text:style-name="P411"><text:span text:style-name="T927">Implement Rust test generation</text:span><text:span text:style-name="T928"/></text:p>
          </table:table-cell>
          <table:table-cell table:style-name="TableCell170802">
            <text:p text:style-name="P411"><text:span text:style-name="T929">3</text:span><text:span text:style-name="T930"/></text:p>
          </table:table-cell>
          <table:table-cell table:style-name="TableCell170803">
            <text:p text:style-name="P411"><text:span text:style-name="T931">VL-01</text:span><text:span text:style-name="T932"/></text:p>
          </table:table-cell>
        </table:table-row>
        <table:table-row table:style-name="TableRow1709">
          <table:table-cell table:style-name="TableCell170900">
            <text:p text:style-name="P414"><text:span text:style-name="T933">VL-09</text:span><text:span text:style-name="T934"/></text:p>
          </table:table-cell>
          <table:table-cell table:style-name="TableCell170901">
            <text:p text:style-name="P414"><text:span text:style-name="T935">Add coverage target validation</text:span><text:span text:style-name="T936"/></text:p>
          </table:table-cell>
          <table:table-cell table:style-name="TableCell170902">
            <text:p text:style-name="P414"><text:span text:style-name="T937">2</text:span><text:span text:style-name="T938"/></text:p>
          </table:table-cell>
          <table:table-cell table:style-name="TableCell170903">
            <text:p text:style-name="P414"><text:span text:style-name="T939">VL-05</text:span><text:span text:style-name="T940"/></text:p>
          </table:table-cell>
        </table:table-row>
      </table:table>
      <text:p text:style-name="P416"><text:span text:style-name="T941">9.4 Infrastructure Tasks</text:span></text:p>
      <table:table table:style-name="Table18">
        <table:table-column table:style-name="TableColumn1800"/>
        <table:table-column table:style-name="TableColumn1801"/>
        <table:table-column table:style-name="TableColumn1802"/>
        <table:table-column table:style-name="TableColumn1803"/>
        <table:table-row table:style-name="TableRow1800">
          <table:table-cell table:style-name="TableCell180000">
            <text:p text:style-name="P418"><text:span text:style-name="T943">ID</text:span><text:span text:style-name="T944"/></text:p>
          </table:table-cell>
          <table:table-cell table:style-name="TableCell180001">
            <text:p text:style-name="P418"><text:span text:style-name="T945">Task Description</text:span><text:span text:style-name="T946"/></text:p>
          </table:table-cell>
          <table:table-cell table:style-name="TableCell180002">
            <text:p text:style-name="P418"><text:span text:style-name="T947">Est. Hours</text:span><text:span text:style-name="T948"/></text:p>
          </table:table-cell>
          <table:table-cell table:style-name="TableCell180003">
            <text:p text:style-name="P418"><text:span text:style-name="T949">Dependencies</text:span><text:span text:style-name="T950"/></text:p>
          </table:table-cell>
        </table:table-row>
        <table:table-row table:style-name="TableRow1801">
          <table:table-cell table:style-name="TableCell180100">
            <text:p text:style-name="P421"><text:span text:style-name="T951">IN-01</text:span><text:span text:style-name="T952"/></text:p>
          </table:table-cell>
          <table:table-cell table:style-name="TableCell180101">
            <text:p text:style-name="P421"><text:span text:style-name="T953">Define ProviderConfig schema (Ollama, LM Studio, OpenRouter)</text:span><text:span text:style-name="T954"/></text:p>
          </table:table-cell>
          <table:table-cell table:style-name="TableCell180102">
            <text:p text:style-name="P421"><text:span text:style-name="T955">2</text:span><text:span text:style-name="T956"/></text:p>
          </table:table-cell>
          <table:table-cell table:style-name="TableCell180103">
            <text:p text:style-name="P421"><text:span text:style-name="T957">None</text:span><text:span text:style-name="T958"/></text:p>
          </table:table-cell>
        </table:table-row>
        <table:table-row table:style-name="TableRow1802">
          <table:table-cell table:style-name="TableCell180200">
            <text:p text:style-name="P424"><text:span text:style-name="T959">IN-02</text:span><text:span text:style-name="T960"/></text:p>
          </table:table-cell>
          <table:table-cell table:style-name="TableCell180201">
            <text:p text:style-name="P424"><text:span text:style-name="T961">Implement Ollama connector</text:span><text:span text:style-name="T962"/></text:p>
          </table:table-cell>
          <table:table-cell table:style-name="TableCell180202">
            <text:p text:style-name="P424"><text:span text:style-name="T963">4</text:span><text:span text:style-name="T964"/></text:p>
          </table:table-cell>
          <table:table-cell table:style-name="TableCell180203">
            <text:p text:style-name="P424"><text:span text:style-name="T965">IN-01</text:span><text:span text:style-name="T966"/></text:p>
          </table:table-cell>
        </table:table-row>
        <table:table-row table:style-name="TableRow1803">
          <table:table-cell table:style-name="TableCell180300">
            <text:p text:style-name="P427"><text:span text:style-name="T967">IN-03</text:span><text:span text:style-name="T968"/></text:p>
          </table:table-cell>
          <table:table-cell table:style-name="TableCell180301">
            <text:p text:style-name="P427"><text:span text:style-name="T969">Implement LM Studio connector</text:span><text:span text:style-name="T970"/></text:p>
          </table:table-cell>
          <table:table-cell table:style-name="TableCell180302">
            <text:p text:style-name="P427"><text:span text:style-name="T971">4</text:span><text:span text:style-name="T972"/></text:p>
          </table:table-cell>
          <table:table-cell table:style-name="TableCell180303">
            <text:p text:style-name="P427"><text:span text:style-name="T973">IN-01</text:span><text:span text:style-name="T974"/></text:p>
          </table:table-cell>
        </table:table-row>
        <table:table-row table:style-name="TableRow1804">
          <table:table-cell table:style-name="TableCell180400">
            <text:p text:style-name="P430"><text:span text:style-name="T975">IN-04</text:span><text:span text:style-name="T976"/></text:p>
          </table:table-cell>
          <table:table-cell table:style-name="TableCell180401">
            <text:p text:style-name="P430"><text:span text:style-name="T977">Implement OpenRouter connector</text:span><text:span text:style-name="T978"/></text:p>
          </table:table-cell>
          <table:table-cell table:style-name="TableCell180402">
            <text:p text:style-name="P430"><text:span text:style-name="T979">4</text:span><text:span text:style-name="T980"/></text:p>
          </table:table-cell>
          <table:table-cell table:style-name="TableCell180403">
            <text:p text:style-name="P430"><text:span text:style-name="T981">IN-01</text:span><text:span text:style-name="T982"/></text:p>
          </table:table-cell>
        </table:table-row>
        <table:table-row table:style-name="TableRow1805">
          <table:table-cell table:style-name="TableCell180500">
            <text:p text:style-name="P433"><text:span text:style-name="T983">IN-05</text:span><text:span text:style-name="T984"/></text:p>
          </table:table-cell>
          <table:table-cell table:style-name="TableCell180501">
            <text:p text:style-name="P433"><text:span text:style-name="T985">Implement configure_endpoint runtime swap</text:span><text:span text:style-name="T986"/></text:p>
          </table:table-cell>
          <table:table-cell table:style-name="TableCell180502">
            <text:p text:style-name="P433"><text:span text:style-name="T987">3</text:span><text:span text:style-name="T988"/></text:p>
          </table:table-cell>
          <table:table-cell table:style-name="TableCell180503">
            <text:p text:style-name="P433"><text:span text:style-name="T989">IN-02,03,04</text:span><text:span text:style-name="T990"/></text:p>
          </table:table-cell>
        </table:table-row>
        <table:table-row table:style-name="TableRow1806">
          <table:table-cell table:style-name="TableCell180600">
            <text:p text:style-name="P436"><text:span text:style-name="T991">IN-06</text:span><text:span text:style-name="T992"/></text:p>
          </table:table-cell>
          <table:table-cell table:style-name="TableCell180601">
            <text:p text:style-name="P436"><text:span text:style-name="T993">Add endpoint health check mechanism</text:span><text:span text:style-name="T994"/></text:p>
          </table:table-cell>
          <table:table-cell table:style-name="TableCell180602">
            <text:p text:style-name="P436"><text:span text:style-name="T995">2</text:span><text:span text:style-name="T996"/></text:p>
          </table:table-cell>
          <table:table-cell table:style-name="TableCell180603">
            <text:p text:style-name="P436"><text:span text:style-name="T997">IN-05</text:span><text:span text:style-name="T998"/></text:p>
          </table:table-cell>
        </table:table-row>
        <table:table-row table:style-name="TableRow1807">
          <table:table-cell table:style-name="TableCell180700">
            <text:p text:style-name="P439"><text:span text:style-name="T999">IN-07</text:span><text:span text:style-name="T1000"/></text:p>
          </table:table-cell>
          <table:table-cell table:style-name="TableCell180701">
            <text:p text:style-name="P439"><text:span text:style-name="T1001">Define SystemPromptConfig schema</text:span><text:span text:style-name="T1002"/></text:p>
          </table:table-cell>
          <table:table-cell table:style-name="TableCell180702">
            <text:p text:style-name="P439"><text:span text:style-name="T1003">1</text:span><text:span text:style-name="T1004"/></text:p>
          </table:table-cell>
          <table:table-cell table:style-name="TableCell180703">
            <text:p text:style-name="P439"><text:span text:style-name="T1005">None</text:span><text:span text:style-name="T1006"/></text:p>
          </table:table-cell>
        </table:table-row>
        <table:table-row table:style-name="TableRow1808">
          <table:table-cell table:style-name="TableCell180800">
            <text:p text:style-name="P442"><text:span text:style-name="T1007">IN-08</text:span><text:span text:style-name="T1008"/></text:p>
          </table:table-cell>
          <table:table-cell table:style-name="TableCell180801">
            <text:p text:style-name="P442"><text:span text:style-name="T1009">Implement set_system_prompts persistence</text:span><text:span text:style-name="T1010"/></text:p>
          </table:table-cell>
          <table:table-cell table:style-name="TableCell180802">
            <text:p text:style-name="P442"><text:span text:style-name="T1011">2</text:span><text:span text:style-name="T1012"/></text:p>
          </table:table-cell>
          <table:table-cell table:style-name="TableCell180803">
            <text:p text:style-name="P442"><text:span text:style-name="T1013">IN-07</text:span><text:span text:style-name="T1014"/></text:p>
          </table:table-cell>
        </table:table-row>
      </table:table>
      <text:p text:style-name="P444"><text:span text:style-name="T1015">9.5 State Machine Tasks</text:span></text:p>
      <table:table table:style-name="Table19">
        <table:table-column table:style-name="TableColumn1900"/>
        <table:table-column table:style-name="TableColumn1901"/>
        <table:table-column table:style-name="TableColumn1902"/>
        <table:table-column table:style-name="TableColumn1903"/>
        <table:table-row table:style-name="TableRow1900">
          <table:table-cell table:style-name="TableCell190000">
            <text:p text:style-name="P446"><text:span text:style-name="T1017">ID</text:span><text:span text:style-name="T1018"/></text:p>
          </table:table-cell>
          <table:table-cell table:style-name="TableCell190001">
            <text:p text:style-name="P446"><text:span text:style-name="T1019">Task Description</text:span><text:span text:style-name="T1020"/></text:p>
          </table:table-cell>
          <table:table-cell table:style-name="TableCell190002">
            <text:p text:style-name="P446"><text:span text:style-name="T1021">Est. Hours</text:span><text:span text:style-name="T1022"/></text:p>
          </table:table-cell>
          <table:table-cell table:style-name="TableCell190003">
            <text:p text:style-name="P446"><text:span text:style-name="T1023">Dependencies</text:span><text:span text:style-name="T1024"/></text:p>
          </table:table-cell>
        </table:table-row>
        <table:table-row table:style-name="TableRow1901">
          <table:table-cell table:style-name="TableCell190100">
            <text:p text:style-name="P449"><text:span text:style-name="T1025">SM-01</text:span><text:span text:style-name="T1026"/></text:p>
          </table:table-cell>
          <table:table-cell table:style-name="TableCell190101">
            <text:p text:style-name="P449"><text:span text:style-name="T1027">Define state enum (IDLE, GENERATING, REVIEWING, etc.)</text:span><text:span text:style-name="T1028"/></text:p>
          </table:table-cell>
          <table:table-cell table:style-name="TableCell190102">
            <text:p text:style-name="P449"><text:span text:style-name="T1029">1</text:span><text:span text:style-name="T1030"/></text:p>
          </table:table-cell>
          <table:table-cell table:style-name="TableCell190103">
            <text:p text:style-name="P449"><text:span text:style-name="T1031">None</text:span><text:span text:style-name="T1032"/></text:p>
          </table:table-cell>
        </table:table-row>
        <table:table-row table:style-name="TableRow1902">
          <table:table-cell table:style-name="TableCell190200">
            <text:p text:style-name="P452"><text:span text:style-name="T1033">SM-02</text:span><text:span text:style-name="T1034"/></text:p>
          </table:table-cell>
          <table:table-cell table:style-name="TableCell190201">
            <text:p text:style-name="P452"><text:span text:style-name="T1035">Implement state transition validator</text:span><text:span text:style-name="T1036"/></text:p>
          </table:table-cell>
          <table:table-cell table:style-name="TableCell190202">
            <text:p text:style-name="P452"><text:span text:style-name="T1037">3</text:span><text:span text:style-name="T1038"/></text:p>
          </table:table-cell>
          <table:table-cell table:style-name="TableCell190203">
            <text:p text:style-name="P452"><text:span text:style-name="T1039">SM-01</text:span><text:span text:style-name="T1040"/></text:p>
          </table:table-cell>
        </table:table-row>
        <table:table-row table:style-name="TableRow1903">
          <table:table-cell table:style-name="TableCell190300">
            <text:p text:style-name="P455"><text:span text:style-name="T1041">SM-03</text:span><text:span text:style-name="T1042"/></text:p>
          </table:table-cell>
          <table:table-cell table:style-name="TableCell190301">
            <text:p text:style-name="P455"><text:span text:style-name="T1043">Implement iteration counter with max cap</text:span><text:span text:style-name="T1044"/></text:p>
          </table:table-cell>
          <table:table-cell table:style-name="TableCell190302">
            <text:p text:style-name="P455"><text:span text:style-name="T1045">2</text:span><text:span text:style-name="T1046"/></text:p>
          </table:table-cell>
          <table:table-cell table:style-name="TableCell190303">
            <text:p text:style-name="P455"><text:span text:style-name="T1047">SM-01</text:span><text:span text:style-name="T1048"/></text:p>
          </table:table-cell>
        </table:table-row>
        <table:table-row table:style-name="TableRow1904">
          <table:table-cell table:style-name="TableCell190400">
            <text:p text:style-name="P458"><text:span text:style-name="T1049">SM-04</text:span><text:span text:style-name="T1050"/></text:p>
          </table:table-cell>
          <table:table-cell table:style-name="TableCell190401">
            <text:p text:style-name="P458"><text:span text:style-name="T1051">Implement stagnation detection (delta &lt; 2 for 2 iterations)</text:span><text:span text:style-name="T1052"/></text:p>
          </table:table-cell>
          <table:table-cell table:style-name="TableCell190402">
            <text:p text:style-name="P458"><text:span text:style-name="T1053">3</text:span><text:span text:style-name="T1054"/></text:p>
          </table:table-cell>
          <table:table-cell table:style-name="TableCell190403">
            <text:p text:style-name="P458"><text:span text:style-name="T1055">SM-03</text:span><text:span text:style-name="T1056"/></text:p>
          </table:table-cell>
        </table:table-row>
        <table:table-row table:style-name="TableRow1905">
          <table:table-cell table:style-name="TableCell190500">
            <text:p text:style-name="P461"><text:span text:style-name="T1057">SM-05</text:span><text:span text:style-name="T1058"/></text:p>
          </table:table-cell>
          <table:table-cell table:style-name="TableCell190501">
            <text:p text:style-name="P461"><text:span text:style-name="T1059">Implement oscillation detection (content hash comparison)</text:span><text:span text:style-name="T1060"/></text:p>
          </table:table-cell>
          <table:table-cell table:style-name="TableCell190502">
            <text:p text:style-name="P461"><text:span text:style-name="T1061">3</text:span><text:span text:style-name="T1062"/></text:p>
          </table:table-cell>
          <table:table-cell table:style-name="TableCell190503">
            <text:p text:style-name="P461"><text:span text:style-name="T1063">SM-03</text:span><text:span text:style-name="T1064"/></text:p>
          </table:table-cell>
        </table:table-row>
        <table:table-row table:style-name="TableRow1906">
          <table:table-cell table:style-name="TableCell190600">
            <text:p text:style-name="P464"><text:span text:style-name="T1065">SM-06</text:span><text:span text:style-name="T1066"/></text:p>
          </table:table-cell>
          <table:table-cell table:style-name="TableCell190601">
            <text:p text:style-name="P464"><text:span text:style-name="T1067">Implement per-task timeout guard</text:span><text:span text:style-name="T1068"/></text:p>
          </table:table-cell>
          <table:table-cell table:style-name="TableCell190602">
            <text:p text:style-name="P464"><text:span text:style-name="T1069">2</text:span><text:span text:style-name="T1070"/></text:p>
          </table:table-cell>
          <table:table-cell table:style-name="TableCell190603">
            <text:p text:style-name="P464"><text:span text:style-name="T1071">SM-01</text:span><text:span text:style-name="T1072"/></text:p>
          </table:table-cell>
        </table:table-row>
        <table:table-row table:style-name="TableRow1907">
          <table:table-cell table:style-name="TableCell190700">
            <text:p text:style-name="P467"><text:span text:style-name="T1073">SM-07</text:span><text:span text:style-name="T1074"/></text:p>
          </table:table-cell>
          <table:table-cell table:style-name="TableCell190701">
            <text:p text:style-name="P467"><text:span text:style-name="T1075">Implement ESCALATED state handler</text:span><text:span text:style-name="T1076"/></text:p>
          </table:table-cell>
          <table:table-cell table:style-name="TableCell190702">
            <text:p text:style-name="P467"><text:span text:style-name="T1077">3</text:span><text:span text:style-name="T1078"/></text:p>
          </table:table-cell>
          <table:table-cell table:style-name="TableCell190703">
            <text:p text:style-name="P467"><text:span text:style-name="T1079">SM-02</text:span><text:span text:style-name="T1080"/></text:p>
          </table:table-cell>
        </table:table-row>
        <table:table-row table:style-name="TableRow1908">
          <table:table-cell table:style-name="TableCell190800">
            <text:p text:style-name="P470"><text:span text:style-name="T1081">SM-08</text:span><text:span text:style-name="T1082"/></text:p>
          </table:table-cell>
          <table:table-cell table:style-name="TableCell190801">
            <text:p text:style-name="P470"><text:span text:style-name="T1083">Implement FAILED state cleanup</text:span><text:span text:style-name="T1084"/></text:p>
          </table:table-cell>
          <table:table-cell table:style-name="TableCell190802">
            <text:p text:style-name="P470"><text:span text:style-name="T1085">2</text:span><text:span text:style-name="T1086"/></text:p>
          </table:table-cell>
          <table:table-cell table:style-name="TableCell190803">
            <text:p text:style-name="P470"><text:span text:style-name="T1087">SM-02</text:span><text:span text:style-name="T1088"/></text:p>
          </table:table-cell>
        </table:table-row>
      </table:table>
      <text:p text:style-name="P472"><text:span text:style-name="T1089">9.6 Reporting Tasks</text:span></text:p>
      <table:table table:style-name="Table20">
        <table:table-column table:style-name="TableColumn2000"/>
        <table:table-column table:style-name="TableColumn2001"/>
        <table:table-column table:style-name="TableColumn2002"/>
        <table:table-column table:style-name="TableColumn2003"/>
        <table:table-row table:style-name="TableRow2000">
          <table:table-cell table:style-name="TableCell200000">
            <text:p text:style-name="P474"><text:span text:style-name="T1091">ID</text:span><text:span text:style-name="T1092"/></text:p>
          </table:table-cell>
          <table:table-cell table:style-name="TableCell200001">
            <text:p text:style-name="P474"><text:span text:style-name="T1093">Task Description</text:span><text:span text:style-name="T1094"/></text:p>
          </table:table-cell>
          <table:table-cell table:style-name="TableCell200002">
            <text:p text:style-name="P474"><text:span text:style-name="T1095">Est. Hours</text:span><text:span text:style-name="T1096"/></text:p>
          </table:table-cell>
          <table:table-cell table:style-name="TableCell200003">
            <text:p text:style-name="P474"><text:span text:style-name="T1097">Dependencies</text:span><text:span text:style-name="T1098"/></text:p>
          </table:table-cell>
        </table:table-row>
        <table:table-row table:style-name="TableRow2001">
          <table:table-cell table:style-name="TableCell200100">
            <text:p text:style-name="P477"><text:span text:style-name="T1099">RP-01</text:span><text:span text:style-name="T1100"/></text:p>
          </table:table-cell>
          <table:table-cell table:style-name="TableCell200101">
            <text:p text:style-name="P477"><text:span text:style-name="T1101">Define ProgressSummary response schema</text:span><text:span text:style-name="T1102"/></text:p>
          </table:table-cell>
          <table:table-cell table:style-name="TableCell200102">
            <text:p text:style-name="P477"><text:span text:style-name="T1103">1</text:span><text:span text:style-name="T1104"/></text:p>
          </table:table-cell>
          <table:table-cell table:style-name="TableCell200103">
            <text:p text:style-name="P477"><text:span text:style-name="T1105">None</text:span><text:span text:style-name="T1106"/></text:p>
          </table:table-cell>
        </table:table-row>
        <table:table-row table:style-name="TableRow2002">
          <table:table-cell table:style-name="TableCell200200">
            <text:p text:style-name="P480"><text:span text:style-name="T1107">RP-02</text:span><text:span text:style-name="T1108"/></text:p>
          </table:table-cell>
          <table:table-cell table:style-name="TableCell200201">
            <text:p text:style-name="P480"><text:span text:style-name="T1109">Implement get_progress_summary aggregation</text:span><text:span text:style-name="T1110"/></text:p>
          </table:table-cell>
          <table:table-cell table:style-name="TableCell200202">
            <text:p text:style-name="P480"><text:span text:style-name="T1111">3</text:span><text:span text:style-name="T1112"/></text:p>
          </table:table-cell>
          <table:table-cell table:style-name="TableCell200203">
            <text:p text:style-name="P480"><text:span text:style-name="T1113">RP-01</text:span><text:span text:style-name="T1114"/></text:p>
          </table:table-cell>
        </table:table-row>
        <table:table-row table:style-name="TableRow2003">
          <table:table-cell table:style-name="TableCell200300">
            <text:p text:style-name="P483"><text:span text:style-name="T1115">RP-03</text:span><text:span text:style-name="T1116"/></text:p>
          </table:table-cell>
          <table:table-cell table:style-name="TableCell200301">
            <text:p text:style-name="P483"><text:span text:style-name="T1117">Define HandoffArchive schema</text:span><text:span text:style-name="T1118"/></text:p>
          </table:table-cell>
          <table:table-cell table:style-name="TableCell200302">
            <text:p text:style-name="P483"><text:span text:style-name="T1119">2</text:span><text:span text:style-name="T1120"/></text:p>
          </table:table-cell>
          <table:table-cell table:style-name="TableCell200303">
            <text:p text:style-name="P483"><text:span text:style-name="T1121">None</text:span><text:span text:style-name="T1122"/></text:p>
          </table:table-cell>
        </table:table-row>
        <table:table-row table:style-name="TableRow2004">
          <table:table-cell table:style-name="TableCell200400">
            <text:p text:style-name="P486"><text:span text:style-name="T1123">RP-04</text:span><text:span text:style-name="T1124"/></text:p>
          </table:table-cell>
          <table:table-cell table:style-name="TableCell200401">
            <text:p text:style-name="P486"><text:span text:style-name="T1125">Implement artifact packaging for handoff</text:span><text:span text:style-name="T1126"/></text:p>
          </table:table-cell>
          <table:table-cell table:style-name="TableCell200402">
            <text:p text:style-name="P486"><text:span text:style-name="T1127">3</text:span><text:span text:style-name="T1128"/></text:p>
          </table:table-cell>
          <table:table-cell table:style-name="TableCell200403">
            <text:p text:style-name="P486"><text:span text:style-name="T1129">RP-03</text:span><text:span text:style-name="T1130"/></text:p>
          </table:table-cell>
        </table:table-row>
        <table:table-row table:style-name="TableRow2005">
          <table:table-cell table:style-name="TableCell200500">
            <text:p text:style-name="P489"><text:span text:style-name="T1131">RP-05</text:span><text:span text:style-name="T1132"/></text:p>
          </table:table-cell>
          <table:table-cell table:style-name="TableCell200501">
            <text:p text:style-name="P489"><text:span text:style-name="T1133">Implement audit trail inclusion (optional)</text:span><text:span text:style-name="T1134"/></text:p>
          </table:table-cell>
          <table:table-cell table:style-name="TableCell200502">
            <text:p text:style-name="P489"><text:span text:style-name="T1135">3</text:span><text:span text:style-name="T1136"/></text:p>
          </table:table-cell>
          <table:table-cell table:style-name="TableCell200503">
            <text:p text:style-name="P489"><text:span text:style-name="T1137">RP-04</text:span><text:span text:style-name="T1138"/></text:p>
          </table:table-cell>
        </table:table-row>
        <table:table-row table:style-name="TableRow2006">
          <table:table-cell table:style-name="TableCell200600">
            <text:p text:style-name="P492"><text:span text:style-name="T1139">RP-06</text:span><text:span text:style-name="T1140"/></text:p>
          </table:table-cell>
          <table:table-cell table:style-name="TableCell200601">
            <text:p text:style-name="P492"><text:span text:style-name="T1141">Add local file logging with rotation</text:span><text:span text:style-name="T1142"/></text:p>
          </table:table-cell>
          <table:table-cell table:style-name="TableCell200602">
            <text:p text:style-name="P492"><text:span text:style-name="T1143">3</text:span><text:span text:style-name="T1144"/></text:p>
          </table:table-cell>
          <table:table-cell table:style-name="TableCell200603">
            <text:p text:style-name="P492"><text:span text:style-name="T1145">None</text:span><text:span text:style-name="T1146"/></text:p>
          </table:table-cell>
        </table:table-row>
      </table:table>
      <text:p text:style-name="P494"><text:span text:style-name="T1147">9.7 Error Handling Tasks</text:span></text:p>
      <table:table table:style-name="Table21">
        <table:table-column table:style-name="TableColumn2100"/>
        <table:table-column table:style-name="TableColumn2101"/>
        <table:table-column table:style-name="TableColumn2102"/>
        <table:table-column table:style-name="TableColumn2103"/>
        <table:table-row table:style-name="TableRow2100">
          <table:table-cell table:style-name="TableCell210000">
            <text:p text:style-name="P496"><text:span text:style-name="T1149">ID</text:span><text:span text:style-name="T1150"/></text:p>
          </table:table-cell>
          <table:table-cell table:style-name="TableCell210001">
            <text:p text:style-name="P496"><text:span text:style-name="T1151">Task Description</text:span><text:span text:style-name="T1152"/></text:p>
          </table:table-cell>
          <table:table-cell table:style-name="TableCell210002">
            <text:p text:style-name="P496"><text:span text:style-name="T1153">Est. Hours</text:span><text:span text:style-name="T1154"/></text:p>
          </table:table-cell>
          <table:table-cell table:style-name="TableCell210003">
            <text:p text:style-name="P496"><text:span text:style-name="T1155">Dependencies</text:span><text:span text:style-name="T1156"/></text:p>
          </table:table-cell>
        </table:table-row>
        <table:table-row table:style-name="TableRow2101">
          <table:table-cell table:style-name="TableCell210100">
            <text:p text:style-name="P499"><text:span text:style-name="T1157">EH-01</text:span><text:span text:style-name="T1158"/></text:p>
          </table:table-cell>
          <table:table-cell table:style-name="TableCell210101">
            <text:p text:style-name="P499"><text:span text:style-name="T1159">Implement exponential backoff utility</text:span><text:span text:style-name="T1160"/></text:p>
          </table:table-cell>
          <table:table-cell table:style-name="TableCell210102">
            <text:p text:style-name="P499"><text:span text:style-name="T1161">2</text:span><text:span text:style-name="T1162"/></text:p>
          </table:table-cell>
          <table:table-cell table:style-name="TableCell210103">
            <text:p text:style-name="P499"><text:span text:style-name="T1163">None</text:span><text:span text:style-name="T1164"/></text:p>
          </table:table-cell>
        </table:table-row>
        <table:table-row table:style-name="TableRow2102">
          <table:table-cell table:style-name="TableCell210200">
            <text:p text:style-name="P502"><text:span text:style-name="T1165">EH-02</text:span><text:span text:style-name="T1166"/></text:p>
          </table:table-cell>
          <table:table-cell table:style-name="TableCell210201">
            <text:p text:style-name="P502"><text:span text:style-name="T1167">Add 10-minute timeout ceiling for retries</text:span><text:span text:style-name="T1168"/></text:p>
          </table:table-cell>
          <table:table-cell table:style-name="TableCell210202">
            <text:p text:style-name="P502"><text:span text:style-name="T1169">1</text:span><text:span text:style-name="T1170"/></text:p>
          </table:table-cell>
          <table:table-cell table:style-name="TableCell210203">
            <text:p text:style-name="P502"><text:span text:style-name="T1171">EH-01</text:span><text:span text:style-name="T1172"/></text:p>
          </table:table-cell>
        </table:table-row>
        <table:table-row table:style-name="TableRow2103">
          <table:table-cell table:style-name="TableCell210300">
            <text:p text:style-name="P505"><text:span text:style-name="T1173">EH-03</text:span><text:span text:style-name="T1174"/></text:p>
          </table:table-cell>
          <table:table-cell table:style-name="TableCell210301">
            <text:p text:style-name="P505"><text:span text:style-name="T1175">Implement dangerous pattern detector (rm -rf, DROP, etc.)</text:span><text:span text:style-name="T1176"/></text:p>
          </table:table-cell>
          <table:table-cell table:style-name="TableCell210302">
            <text:p text:style-name="P505"><text:span text:style-name="T1177">4</text:span><text:span text:style-name="T1178"/></text:p>
          </table:table-cell>
          <table:table-cell table:style-name="TableCell210303">
            <text:p text:style-name="P505"><text:span text:style-name="T1179">None</text:span><text:span text:style-name="T1180"/></text:p>
          </table:table-cell>
        </table:table-row>
        <table:table-row table:style-name="TableRow2104">
          <table:table-cell table:style-name="TableCell210400">
            <text:p text:style-name="P508"><text:span text:style-name="T1181">EH-04</text:span><text:span text:style-name="T1182"/></text:p>
          </table:table-cell>
          <table:table-cell table:style-name="TableCell210401">
            <text:p text:style-name="P508"><text:span text:style-name="T1183">Implement infinite loop detection heuristics</text:span><text:span text:style-name="T1184"/></text:p>
          </table:table-cell>
          <table:table-cell table:style-name="TableCell210402">
            <text:p text:style-name="P508"><text:span text:style-name="T1185">3</text:span><text:span text:style-name="T1186"/></text:p>
          </table:table-cell>
          <table:table-cell table:style-name="TableCell210403">
            <text:p text:style-name="P508"><text:span text:style-name="T1187">None</text:span><text:span text:style-name="T1188"/></text:p>
          </table:table-cell>
        </table:table-row>
        <table:table-row table:style-name="TableRow2105">
          <table:table-cell table:style-name="TableCell210500">
            <text:p text:style-name="P511"><text:span text:style-name="T1189">EH-05</text:span><text:span text:style-name="T1190"/></text:p>
          </table:table-cell>
          <table:table-cell table:style-name="TableCell210501">
            <text:p text:style-name="P511"><text:span text:style-name="T1191">Implement output quarantine storage</text:span><text:span text:style-name="T1192"/></text:p>
          </table:table-cell>
          <table:table-cell table:style-name="TableCell210502">
            <text:p text:style-name="P511"><text:span text:style-name="T1193">2</text:span><text:span text:style-name="T1194"/></text:p>
          </table:table-cell>
          <table:table-cell table:style-name="TableCell210503">
            <text:p text:style-name="P511"><text:span text:style-name="T1195">EH-03,04</text:span><text:span text:style-name="T1196"/></text:p>
          </table:table-cell>
        </table:table-row>
        <table:table-row table:style-name="TableRow2106">
          <table:table-cell table:style-name="TableCell210600">
            <text:p text:style-name="P514"><text:span text:style-name="T1197">EH-06</text:span><text:span text:style-name="T1198"/></text:p>
          </table:table-cell>
          <table:table-cell table:style-name="TableCell210601">
            <text:p text:style-name="P514"><text:span text:style-name="T1199">Implement Orchestration Layer escalation message format</text:span><text:span text:style-name="T1200"/></text:p>
          </table:table-cell>
          <table:table-cell table:style-name="TableCell210602">
            <text:p text:style-name="P514"><text:span text:style-name="T1201">2</text:span><text:span text:style-name="T1202"/></text:p>
          </table:table-cell>
          <table:table-cell table:style-name="TableCell210603">
            <text:p text:style-name="P514"><text:span text:style-name="T1203">EH-05</text:span><text:span text:style-name="T1204"/></text:p>
          </table:table-cell>
        </table:table-row>
      </table:table>
      <text:p text:style-name="P516"><text:span text:style-name="T1205"><text:s/></text:span></text:p>
      <text:p text:style-name="P516"><text:span text:style-name="T1205"/></text:p>
      <text:p text:style-name="P517"><text:span text:style-name="T1206">10. Effort Summary</text:span></text:p>
      <table:table table:style-name="Table22">
        <table:table-column table:style-name="TableColumn2200"/>
        <table:table-column table:style-name="TableColumn2201"/>
        <table:table-column table:style-name="TableColumn2202"/>
        <table:table-row table:style-name="TableRow2200">
          <table:table-cell table:style-name="TableCell220000">
            <text:p text:style-name="P519"><text:span text:style-name="T1208">Phase</text:span><text:span text:style-name="T1209"/></text:p>
          </table:table-cell>
          <table:table-cell table:style-name="TableCell220001">
            <text:p text:style-name="P519"><text:span text:style-name="T1210">Estimated Hours</text:span><text:span text:style-name="T1211"/></text:p>
          </table:table-cell>
          <table:table-cell table:style-name="TableCell220002">
            <text:p text:style-name="P519"><text:span text:style-name="T1212">Weeks (40hr/wk)</text:span><text:span text:style-name="T1213"/></text:p>
          </table:table-cell>
        </table:table-row>
        <table:table-row table:style-name="TableRow2201">
          <table:table-cell table:style-name="TableCell220100">
            <text:p text:style-name="P522"><text:span text:style-name="T1214">Phase 1: Foundation</text:span><text:span text:style-name="T1215"/></text:p>
          </table:table-cell>
          <table:table-cell table:style-name="TableCell220101">
            <text:p text:style-name="P522"><text:span text:style-name="T1216">38</text:span><text:span text:style-name="T1217"/></text:p>
          </table:table-cell>
          <table:table-cell table:style-name="TableCell220102">
            <text:p text:style-name="P522"><text:span text:style-name="T1218">~1</text:span><text:span text:style-name="T1219"/></text:p>
          </table:table-cell>
        </table:table-row>
        <table:table-row table:style-name="TableRow2202">
          <table:table-cell table:style-name="TableCell220200">
            <text:p text:style-name="P525"><text:span text:style-name="T1220">Phase 2: MCP Integration</text:span><text:span text:style-name="T1221"/></text:p>
          </table:table-cell>
          <table:table-cell table:style-name="TableCell220201">
            <text:p text:style-name="P525"><text:span text:style-name="T1222">52</text:span><text:span text:style-name="T1223"/></text:p>
          </table:table-cell>
          <table:table-cell table:style-name="TableCell220202">
            <text:p text:style-name="P525"><text:span text:style-name="T1224">~1.5</text:span><text:span text:style-name="T1225"/></text:p>
          </table:table-cell>
        </table:table-row>
        <table:table-row table:style-name="TableRow2203">
          <table:table-cell table:style-name="TableCell220300">
            <text:p text:style-name="P528"><text:span text:style-name="T1226">Phase 3: Logic &amp; Validation</text:span><text:span text:style-name="T1227"/></text:p>
          </table:table-cell>
          <table:table-cell table:style-name="TableCell220301">
            <text:p text:style-name="P528"><text:span text:style-name="T1228">72</text:span><text:span text:style-name="T1229"/></text:p>
          </table:table-cell>
          <table:table-cell table:style-name="TableCell220302">
            <text:p text:style-name="P528"><text:span text:style-name="T1230">~2</text:span><text:span text:style-name="T1231"/></text:p>
          </table:table-cell>
        </table:table-row>
        <table:table-row table:style-name="TableRow2204">
          <table:table-cell table:style-name="TableCell220400">
            <text:p text:style-name="P531"><text:span text:style-name="T1232">Phase 4: Hardening</text:span><text:span text:style-name="T1233"/></text:p>
          </table:table-cell>
          <table:table-cell table:style-name="TableCell220401">
            <text:p text:style-name="P531"><text:span text:style-name="T1234">58</text:span><text:span text:style-name="T1235"/></text:p>
          </table:table-cell>
          <table:table-cell table:style-name="TableCell220402">
            <text:p text:style-name="P531"><text:span text:style-name="T1236">~1.5</text:span><text:span text:style-name="T1237"/></text:p>
          </table:table-cell>
        </table:table-row>
        <table:table-row table:style-name="TableRow2205">
          <table:table-cell table:style-name="TableCell220500">
            <text:p text:style-name="P534"><text:span text:style-name="T1238">TOTAL</text:span><text:span text:style-name="T1239"/></text:p>
          </table:table-cell>
          <table:table-cell table:style-name="TableCell220501">
            <text:p text:style-name="P535"><text:span text:style-name="T1240">220</text:span><text:span text:style-name="T1241"/></text:p>
          </table:table-cell>
          <table:table-cell table:style-name="TableCell220502">
            <text:p text:style-name="P535"><text:span text:style-name="T1242">~6</text:span><text:span text:style-name="T1243"/></text:p>
          </table:table-cell>
        </table:table-row>
      </table:table>
      <text:p text:style-name="P537"><text:span text:style-name="T1244">Note:<text:s/></text:span><text:span text:style-name="T1245">Estimates assume a solo developer with TypeScript and MCP SDK familiarity. Add 20-30% buffer for learning curve, debugging, and unforeseen complexities. Total calendar time estimated at 10-14 weeks including buffer.</text:span></text:p>
      <text:p text:style-name="P538"><text:span text:style-name="T1245"><text:s/></text:span></text:p>
      <text:p text:style-name="P538"><text:span text:style-name="T1245"/></text:p>
      <text:p text:style-name="P539"><text:span text:style-name="T1246">Appendix A: Supported Test Frameworks</text:span></text:p>
      <table:table table:style-name="Table23">
        <table:table-column table:style-name="TableColumn2300"/>
        <table:table-column table:style-name="TableColumn2301"/>
        <table:table-column table:style-name="TableColumn2302"/>
        <table:table-row table:style-name="TableRow2300">
          <table:table-cell table:style-name="TableCell230000">
            <text:p text:style-name="P541"><text:span text:style-name="T1248">Language</text:span><text:span text:style-name="T1249"/></text:p>
          </table:table-cell>
          <table:table-cell table:style-name="TableCell230001">
            <text:p text:style-name="P541"><text:span text:style-name="T1250">Framework</text:span><text:span text:style-name="T1251"/></text:p>
          </table:table-cell>
          <table:table-cell table:style-name="TableCell230002">
            <text:p text:style-name="P541"><text:span text:style-name="T1252">Notes</text:span><text:span text:style-name="T1253"/></text:p>
          </table:table-cell>
        </table:table-row>
        <table:table-row table:style-name="TableRow2301">
          <table:table-cell table:style-name="TableCell230100">
            <text:p text:style-name="P544"><text:span text:style-name="T1254">Python</text:span><text:span text:style-name="T1255"/></text:p>
          </table:table-cell>
          <table:table-cell table:style-name="TableCell230101">
            <text:p text:style-name="P544"><text:span text:style-name="T1256">pytest</text:span><text:span text:style-name="T1257"/></text:p>
          </table:table-cell>
          <table:table-cell table:style-name="TableCell230102">
            <text:p text:style-name="P544"><text:span text:style-name="T1258">Primary support; fixtures and parametrize</text:span><text:span text:style-name="T1259"/></text:p>
          </table:table-cell>
        </table:table-row>
        <table:table-row table:style-name="TableRow2302">
          <table:table-cell table:style-name="TableCell230200">
            <text:p text:style-name="P547"><text:span text:style-name="T1260">Go</text:span><text:span text:style-name="T1261"/></text:p>
          </table:table-cell>
          <table:table-cell table:style-name="TableCell230201">
            <text:p text:style-name="P547"><text:span text:style-name="T1262">testing</text:span><text:span text:style-name="T1263"/></text:p>
          </table:table-cell>
          <table:table-cell table:style-name="TableCell230202">
            <text:p text:style-name="P547"><text:span text:style-name="T1264">Standard library testing package</text:span><text:span text:style-name="T1265"/></text:p>
          </table:table-cell>
        </table:table-row>
        <table:table-row table:style-name="TableRow2303">
          <table:table-cell table:style-name="TableCell230300">
            <text:p text:style-name="P550"><text:span text:style-name="T1266">Rust</text:span><text:span text:style-name="T1267"/></text:p>
          </table:table-cell>
          <table:table-cell table:style-name="TableCell230301">
            <text:p text:style-name="P550"><text:span text:style-name="T1268">#[test]</text:span><text:span text:style-name="T1269"/></text:p>
          </table:table-cell>
          <table:table-cell table:style-name="TableCell230302">
            <text:p text:style-name="P550"><text:span text:style-name="T1270">Built-in test attribute</text:span><text:span text:style-name="T1271"/></text:p>
          </table:table-cell>
        </table:table-row>
        <table:table-row table:style-name="TableRow2304">
          <table:table-cell table:style-name="TableCell230400">
            <text:p text:style-name="P553"><text:span text:style-name="T1272">C/C++</text:span><text:span text:style-name="T1273"/></text:p>
          </table:table-cell>
          <table:table-cell table:style-name="TableCell230401">
            <text:p text:style-name="P553"><text:span text:style-name="T1274">Google Test</text:span><text:span text:style-name="T1275"/></text:p>
          </table:table-cell>
          <table:table-cell table:style-name="TableCell230402">
            <text:p text:style-name="P553"><text:span text:style-name="T1276">Requires gtest installation</text:span><text:span text:style-name="T1277"/></text:p>
          </table:table-cell>
        </table:table-row>
        <table:table-row table:style-name="TableRow2305">
          <table:table-cell table:style-name="TableCell230500">
            <text:p text:style-name="P556"><text:span text:style-name="T1278">JavaScript</text:span><text:span text:style-name="T1279"/></text:p>
          </table:table-cell>
          <table:table-cell table:style-name="TableCell230501">
            <text:p text:style-name="P556"><text:span text:style-name="T1280">Jest</text:span><text:span text:style-name="T1281"/></text:p>
          </table:table-cell>
          <table:table-cell table:style-name="TableCell230502">
            <text:p text:style-name="P556"><text:span text:style-name="T1282">Primary support; mocking included</text:span><text:span text:style-name="T1283"/></text:p>
          </table:table-cell>
        </table:table-row>
        <table:table-row table:style-name="TableRow2306">
          <table:table-cell table:style-name="TableCell230600">
            <text:p text:style-name="P559"><text:span text:style-name="T1284">Angular</text:span><text:span text:style-name="T1285"/></text:p>
          </table:table-cell>
          <table:table-cell table:style-name="TableCell230601">
            <text:p text:style-name="P559"><text:span text:style-name="T1286">Jasmine/Karma</text:span><text:span text:style-name="T1287"/></text:p>
          </table:table-cell>
          <table:table-cell table:style-name="TableCell230602">
            <text:p text:style-name="P559"><text:span text:style-name="T1288">Angular CLI test runner</text:span><text:span text:style-name="T1289"/></text:p>
          </table:table-cell>
        </table:table-row>
        <table:table-row table:style-name="TableRow2307">
          <table:table-cell table:style-name="TableCell230700">
            <text:p text:style-name="P562"><text:span text:style-name="T1290">Java</text:span><text:span text:style-name="T1291"/></text:p>
          </table:table-cell>
          <table:table-cell table:style-name="TableCell230701">
            <text:p text:style-name="P562"><text:span text:style-name="T1292">JUnit 5</text:span><text:span text:style-name="T1293"/></text:p>
          </table:table-cell>
          <table:table-cell table:style-name="TableCell230702">
            <text:p text:style-name="P562"><text:span text:style-name="T1294">Modern JUnit with extensions</text:span><text:span text:style-name="T1295"/></text:p>
          </table:table-cell>
        </table:table-row>
        <table:table-row table:style-name="TableRow2308">
          <table:table-cell table:style-name="TableCell230800">
            <text:p text:style-name="P565"><text:span text:style-name="T1296">SQL</text:span><text:span text:style-name="T1297"/></text:p>
          </table:table-cell>
          <table:table-cell table:style-name="TableCell230801">
            <text:p text:style-name="P565"><text:span text:style-name="T1298">pgTAP/tSQLt</text:span><text:span text:style-name="T1299"/></text:p>
          </table:table-cell>
          <table:table-cell table:style-name="TableCell230802">
            <text:p text:style-name="P565"><text:span text:style-name="T1300">Database-specific; optional</text:span><text:span text:style-name="T1301"/></text:p>
          </table:table-cell>
        </table:table-row>
      </table:table>
      <text:p text:style-name="P567"><text:span text:style-name="T1302">Appendix B: Configuration Schema</text:span></text:p>
      <text:p text:style-name="P568"><text:span text:style-name="T1303">The MCP server configuration file (config.json) supports the following structure:</text:span></text:p>
      <text:p text:style-name="P569"><text:span text:style-name="T1304">deployment_mode:<text:s/></text:span><text:span text:style-name="T1305">"workstation" | "team" (pre-deployment configuration)</text:span></text:p>
      <text:p text:style-name="P569"><text:span text:style-name="T1306">max_concurrent_requests:<text:s/></text:span><text:span text:style-name="T1307">number (default: 5)</text:span></text:p>
      <text:p text:style-name="P569"><text:span text:style-name="T1308">context_window:<text:s/></text:span><text:span text:style-name="T1309">{ min: 32000, max: 256000 }</text:span></text:p>
      <text:p text:style-name="P569"><text:span text:style-name="T1310">default_quality_threshold:<text:s/></text:span><text:span text:style-name="T1311">number (0-100, default: 85)</text:span></text:p>
      <text:p text:style-name="P569"><text:span text:style-name="T1312">default_max_iterations:<text:s/></text:span><text:span text:style-name="T1313">number (default: 5)</text:span></text:p>
      <text:p text:style-name="P569"><text:span text:style-name="T1314">task_timeout_minutes:<text:s/></text:span><text:span text:style-name="T1315">number (default: 30)</text:span></text:p>
      <text:p text:style-name="P569"><text:span text:style-name="T1316">retry_ceiling_minutes:<text:s/></text:span><text:span text:style-name="T1317">number (default: 10)</text:span></text:p>
      <text:p text:style-name="P569"><text:span text:style-name="T1318">endpoints.alpha:<text:s/></text:span><text:span text:style-name="T1319">ProviderConfig (Ollama | LMStudio | OpenRouter)</text:span></text:p>
      <text:p text:style-name="P569"><text:span text:style-name="T1320">endpoints.beta:<text:s/></text:span><text:span text:style-name="T1321">ProviderConfig (Ollama | LMStudio | OpenRouter)</text:span></text:p>
      <text:p text:style-name="P569"><text:span text:style-name="T1322">policies_path:<text:s/></text:span><text:span text:style-name="T1323">string (path to org policies directory)</text:span></text:p>
      <text:p text:style-name="P569"><text:span text:style-name="T1324">rag_resources_path:<text:s/></text:span><text:span text:style-name="T1325">string | null (optional RAG directory)</text:span></text:p>
      <text:p text:style-name="P569"><text:span text:style-name="T1326">log_path:<text:s/></text:span><text:span text:style-name="T1327">string (local logging directory)</text:span></text:p>
      <text:p text:style-name="P570"><text:span text:style-name="T1328">—</text:span><text:span text:style-name="T1329"><text:s/>End of Document<text:s/></text:span><text:span text:style-name="T1330">—</text:span><text:span text:style-name="T13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